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margin-bottom="0in" fo:line-height="100%" fo:background-color="#002B36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3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4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6C71C4" fo:font-size="10pt" style:font-size-asian="10pt" style:font-size-complex="10pt" fo:language="en" fo:country="GB" style:language-asian="pl" style:country-asian="PL"/>
    </style:style>
    <style:style style:name="T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0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11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1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6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17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1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3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8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9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3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3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3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3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34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3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3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3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3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39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40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4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4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4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4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45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46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4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4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4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5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P51" style:parent-style-name="Normalny" style:family="paragraph">
      <style:text-properties fo:language="en" fo:country="GB"/>
    </style:style>
    <style:style style:name="P52" style:parent-style-name="HTML-wstępniesformatowany" style:family="paragraph">
      <style:paragraph-properties fo:background-color="#002B36"/>
    </style:style>
    <style:style style:name="T53" style:parent-style-name="Domyślnaczcionkaakapitu" style:family="text">
      <style:text-properties fo:color="#CB4B16" fo:language="en" fo:country="GB"/>
    </style:style>
    <style:style style:name="T54" style:parent-style-name="Domyślnaczcionkaakapitu" style:family="text">
      <style:text-properties fo:color="#859900" fo:language="en" fo:country="GB"/>
    </style:style>
    <style:style style:name="T55" style:parent-style-name="Domyślnaczcionkaakapitu" style:family="text">
      <style:text-properties fo:color="#859900" fo:language="en" fo:country="GB"/>
    </style:style>
    <style:style style:name="T56" style:parent-style-name="Domyślnaczcionkaakapitu" style:family="text">
      <style:text-properties fo:color="#CB4B16" fo:language="en" fo:country="GB"/>
    </style:style>
    <style:style style:name="T57" style:parent-style-name="Domyślnaczcionkaakapitu" style:family="text">
      <style:text-properties fo:color="#859900" fo:language="en" fo:country="GB"/>
    </style:style>
    <style:style style:name="T58" style:parent-style-name="Domyślnaczcionkaakapitu" style:family="text">
      <style:text-properties fo:color="#CB4B16" fo:language="en" fo:country="GB"/>
    </style:style>
    <style:style style:name="T59" style:parent-style-name="Domyślnaczcionkaakapitu" style:family="text">
      <style:text-properties fo:color="#CB4B16" fo:language="en" fo:country="GB"/>
    </style:style>
    <style:style style:name="T60" style:parent-style-name="Domyślnaczcionkaakapitu" style:family="text">
      <style:text-properties fo:color="#CB4B16" fo:language="en" fo:country="GB"/>
    </style:style>
    <style:style style:name="T61" style:parent-style-name="Domyślnaczcionkaakapitu" style:family="text">
      <style:text-properties fo:color="#B58900" fo:language="en" fo:country="GB"/>
    </style:style>
    <style:style style:name="T62" style:parent-style-name="Domyślnaczcionkaakapitu" style:family="text">
      <style:text-properties fo:color="#CB4B16" fo:language="en" fo:country="GB"/>
    </style:style>
    <style:style style:name="T63" style:parent-style-name="Domyślnaczcionkaakapitu" style:family="text">
      <style:text-properties fo:color="#CB4B16" fo:language="en" fo:country="GB"/>
    </style:style>
    <style:style style:name="T64" style:parent-style-name="Domyślnaczcionkaakapitu" style:family="text">
      <style:text-properties fo:color="#CB4B16" fo:language="en" fo:country="GB"/>
    </style:style>
    <style:style style:name="T65" style:parent-style-name="Domyślnaczcionkaakapitu" style:family="text">
      <style:text-properties fo:color="#CB4B16" fo:language="en" fo:country="GB"/>
    </style:style>
    <style:style style:name="T66" style:parent-style-name="Domyślnaczcionkaakapitu" style:family="text">
      <style:text-properties fo:color="#CB4B16" fo:language="en" fo:country="GB"/>
    </style:style>
    <style:style style:name="T67" style:parent-style-name="Domyślnaczcionkaakapitu" style:family="text">
      <style:text-properties fo:color="#CB4B16" fo:language="en" fo:country="GB"/>
    </style:style>
    <style:style style:name="T68" style:parent-style-name="Domyślnaczcionkaakapitu" style:family="text">
      <style:text-properties fo:color="#B58900" fo:language="en" fo:country="GB"/>
    </style:style>
    <style:style style:name="T69" style:parent-style-name="Domyślnaczcionkaakapitu" style:family="text">
      <style:text-properties fo:color="#CB4B16" fo:language="en" fo:country="GB"/>
    </style:style>
    <style:style style:name="T70" style:parent-style-name="Domyślnaczcionkaakapitu" style:family="text">
      <style:text-properties fo:color="#93A1A1" fo:language="en" fo:country="GB"/>
    </style:style>
    <style:style style:name="T71" style:parent-style-name="Domyślnaczcionkaakapitu" style:family="text">
      <style:text-properties fo:color="#CB4B16" fo:language="en" fo:country="GB"/>
    </style:style>
    <style:style style:name="T72" style:parent-style-name="Domyślnaczcionkaakapitu" style:family="text">
      <style:text-properties fo:color="#CB4B16" fo:language="en" fo:country="GB"/>
    </style:style>
    <style:style style:name="T73" style:parent-style-name="Domyślnaczcionkaakapitu" style:family="text">
      <style:text-properties fo:color="#CB4B16" fo:language="en" fo:country="GB"/>
    </style:style>
    <style:style style:name="T74" style:parent-style-name="Domyślnaczcionkaakapitu" style:family="text">
      <style:text-properties fo:color="#268BD2" fo:language="en" fo:country="GB"/>
    </style:style>
    <style:style style:name="T75" style:parent-style-name="Domyślnaczcionkaakapitu" style:family="text">
      <style:text-properties fo:color="#CB4B16" fo:language="en" fo:country="GB"/>
    </style:style>
    <style:style style:name="T76" style:parent-style-name="Domyślnaczcionkaakapitu" style:family="text">
      <style:text-properties fo:color="#93A1A1" fo:language="en" fo:country="GB"/>
    </style:style>
    <style:style style:name="T77" style:parent-style-name="Domyślnaczcionkaakapitu" style:family="text">
      <style:text-properties fo:color="#CB4B16" fo:language="en" fo:country="GB"/>
    </style:style>
    <style:style style:name="T78" style:parent-style-name="Domyślnaczcionkaakapitu" style:family="text">
      <style:text-properties fo:color="#93A1A1" fo:language="en" fo:country="GB"/>
    </style:style>
    <style:style style:name="T79" style:parent-style-name="Domyślnaczcionkaakapitu" style:family="text">
      <style:text-properties fo:color="#93A1A1" fo:language="en" fo:country="GB"/>
    </style:style>
    <style:style style:name="T80" style:parent-style-name="Domyślnaczcionkaakapitu" style:family="text">
      <style:text-properties fo:color="#93A1A1" fo:language="en" fo:country="GB"/>
    </style:style>
    <style:style style:name="T81" style:parent-style-name="Domyślnaczcionkaakapitu" style:family="text">
      <style:text-properties fo:color="#CB4B16" fo:language="en" fo:country="GB"/>
    </style:style>
    <style:style style:name="T82" style:parent-style-name="Domyślnaczcionkaakapitu" style:family="text">
      <style:text-properties fo:color="#CB4B16" fo:language="en" fo:country="GB"/>
    </style:style>
    <style:style style:name="T83" style:parent-style-name="Domyślnaczcionkaakapitu" style:family="text">
      <style:text-properties fo:color="#CB4B16" fo:language="en" fo:country="GB"/>
    </style:style>
    <style:style style:name="T84" style:parent-style-name="Domyślnaczcionkaakapitu" style:family="text">
      <style:text-properties fo:color="#CB4B16" fo:language="en" fo:country="GB"/>
    </style:style>
    <style:style style:name="T85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86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87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88" style:parent-style-name="Domyślnaczcionkaakapitu" style:family="text">
      <style:text-properties fo:color="#CB4B16" fo:language="en" fo:country="GB"/>
    </style:style>
    <style:style style:name="T89" style:parent-style-name="Domyślnaczcionkaakapitu" style:family="text">
      <style:text-properties fo:color="#B58900" fo:language="en" fo:country="GB"/>
    </style:style>
    <style:style style:name="T90" style:parent-style-name="Domyślnaczcionkaakapitu" style:family="text">
      <style:text-properties fo:color="#CB4B16" fo:language="en" fo:country="GB"/>
    </style:style>
    <style:style style:name="T91" style:parent-style-name="Domyślnaczcionkaakapitu" style:family="text">
      <style:text-properties fo:color="#CB4B16" fo:language="en" fo:country="GB"/>
    </style:style>
    <style:style style:name="T92" style:parent-style-name="Domyślnaczcionkaakapitu" style:family="text">
      <style:text-properties fo:color="#CB4B16" fo:language="en" fo:country="GB"/>
    </style:style>
    <style:style style:name="T93" style:parent-style-name="Domyślnaczcionkaakapitu" style:family="text">
      <style:text-properties fo:color="#859900" fo:language="en" fo:country="GB"/>
    </style:style>
    <style:style style:name="T94" style:parent-style-name="Domyślnaczcionkaakapitu" style:family="text">
      <style:text-properties fo:color="#268BD2" fo:language="en" fo:country="GB"/>
    </style:style>
    <style:style style:name="T95" style:parent-style-name="Domyślnaczcionkaakapitu" style:family="text">
      <style:text-properties fo:color="#93A1A1" fo:language="en" fo:country="GB"/>
    </style:style>
    <style:style style:name="T96" style:parent-style-name="Domyślnaczcionkaakapitu" style:family="text">
      <style:text-properties fo:color="#B58900" fo:language="en" fo:country="GB"/>
    </style:style>
    <style:style style:name="T97" style:parent-style-name="Domyślnaczcionkaakapitu" style:family="text">
      <style:text-properties fo:color="#CB4B16" fo:language="en" fo:country="GB"/>
    </style:style>
    <style:style style:name="T98" style:parent-style-name="Domyślnaczcionkaakapitu" style:family="text">
      <style:text-properties fo:color="#93A1A1" fo:language="en" fo:country="GB"/>
    </style:style>
    <style:style style:name="T99" style:parent-style-name="Domyślnaczcionkaakapitu" style:family="text">
      <style:text-properties fo:color="#93A1A1" fo:language="en" fo:country="GB"/>
    </style:style>
    <style:style style:name="T100" style:parent-style-name="Domyślnaczcionkaakapitu" style:family="text">
      <style:text-properties fo:color="#93A1A1" fo:language="en" fo:country="GB"/>
    </style:style>
    <style:style style:name="T101" style:parent-style-name="Domyślnaczcionkaakapitu" style:family="text">
      <style:text-properties fo:color="#CB4B16" fo:language="en" fo:country="GB"/>
    </style:style>
    <style:style style:name="T102" style:parent-style-name="Domyślnaczcionkaakapitu" style:family="text">
      <style:text-properties fo:color="#CB4B16" fo:language="en" fo:country="GB"/>
    </style:style>
    <style:style style:name="T103" style:parent-style-name="Domyślnaczcionkaakapitu" style:family="text">
      <style:text-properties fo:color="#CB4B16" fo:language="en" fo:country="GB"/>
    </style:style>
    <style:style style:name="T104" style:parent-style-name="Domyślnaczcionkaakapitu" style:family="text">
      <style:text-properties fo:color="#CB4B16" fo:language="en" fo:country="GB"/>
    </style:style>
    <style:style style:name="T105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06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07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08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09" style:parent-style-name="Domyślnaczcionkaakapitu" style:family="text">
      <style:text-properties fo:color="#CB4B16" fo:language="en" fo:country="GB"/>
    </style:style>
    <style:style style:name="T110" style:parent-style-name="Domyślnaczcionkaakapitu" style:family="text">
      <style:text-properties fo:color="#859900" fo:language="en" fo:country="GB"/>
    </style:style>
    <style:style style:name="T111" style:parent-style-name="Domyślnaczcionkaakapitu" style:family="text">
      <style:text-properties fo:color="#B58900" fo:language="en" fo:country="GB"/>
    </style:style>
    <style:style style:name="T112" style:parent-style-name="Domyślnaczcionkaakapitu" style:family="text">
      <style:text-properties fo:color="#CB4B16" fo:language="en" fo:country="GB"/>
    </style:style>
    <style:style style:name="T113" style:parent-style-name="Domyślnaczcionkaakapitu" style:family="text">
      <style:text-properties fo:color="#CB4B16" fo:language="en" fo:country="GB"/>
    </style:style>
    <style:style style:name="T114" style:parent-style-name="Domyślnaczcionkaakapitu" style:family="text">
      <style:text-properties fo:color="#CB4B16" fo:language="en" fo:country="GB"/>
    </style:style>
    <style:style style:name="T115" style:parent-style-name="Domyślnaczcionkaakapitu" style:family="text">
      <style:text-properties fo:color="#268BD2" fo:language="en" fo:country="GB"/>
    </style:style>
    <style:style style:name="T116" style:parent-style-name="Domyślnaczcionkaakapitu" style:family="text">
      <style:text-properties fo:color="#93A1A1" fo:language="en" fo:country="GB"/>
    </style:style>
    <style:style style:name="T117" style:parent-style-name="Domyślnaczcionkaakapitu" style:family="text">
      <style:text-properties fo:color="#B58900" fo:language="en" fo:country="GB"/>
    </style:style>
    <style:style style:name="T118" style:parent-style-name="Domyślnaczcionkaakapitu" style:family="text">
      <style:text-properties fo:color="#CB4B16" fo:language="en" fo:country="GB"/>
    </style:style>
    <style:style style:name="T119" style:parent-style-name="Domyślnaczcionkaakapitu" style:family="text">
      <style:text-properties fo:color="#93A1A1" fo:language="en" fo:country="GB"/>
    </style:style>
    <style:style style:name="T120" style:parent-style-name="Domyślnaczcionkaakapitu" style:family="text">
      <style:text-properties fo:color="#93A1A1" fo:language="en" fo:country="GB"/>
    </style:style>
    <style:style style:name="T121" style:parent-style-name="Domyślnaczcionkaakapitu" style:family="text">
      <style:text-properties fo:color="#93A1A1" fo:language="en" fo:country="GB"/>
    </style:style>
    <style:style style:name="T122" style:parent-style-name="Domyślnaczcionkaakapitu" style:family="text">
      <style:text-properties fo:color="#CB4B16" fo:language="en" fo:country="GB"/>
    </style:style>
    <style:style style:name="T123" style:parent-style-name="Domyślnaczcionkaakapitu" style:family="text">
      <style:text-properties fo:color="#CB4B16" fo:language="en" fo:country="GB"/>
    </style:style>
    <style:style style:name="T124" style:parent-style-name="Domyślnaczcionkaakapitu" style:family="text">
      <style:text-properties fo:color="#CB4B16" fo:language="en" fo:country="GB"/>
    </style:style>
    <style:style style:name="P125" style:parent-style-name="Normalny" style:family="paragraph">
      <style:text-properties fo:language="en" fo:country="GB"/>
    </style:style>
    <style:style style:name="P126" style:parent-style-name="HTML-wstępniesformatowany" style:family="paragraph">
      <style:paragraph-properties fo:background-color="#002B36"/>
    </style:style>
    <style:style style:name="T127" style:parent-style-name="Domyślnaczcionkaakapitu" style:family="text">
      <style:text-properties fo:color="#CB4B16" fo:language="en" fo:country="GB"/>
    </style:style>
    <style:style style:name="T128" style:parent-style-name="Domyślnaczcionkaakapitu" style:family="text">
      <style:text-properties fo:color="#859900" fo:language="en" fo:country="GB"/>
    </style:style>
    <style:style style:name="T129" style:parent-style-name="Domyślnaczcionkaakapitu" style:family="text">
      <style:text-properties fo:color="#CB4B16" fo:language="en" fo:country="GB"/>
    </style:style>
    <style:style style:name="T130" style:parent-style-name="Domyślnaczcionkaakapitu" style:family="text">
      <style:text-properties fo:color="#859900" fo:language="en" fo:country="GB"/>
    </style:style>
    <style:style style:name="T131" style:parent-style-name="Domyślnaczcionkaakapitu" style:family="text">
      <style:text-properties fo:color="#CB4B16" fo:language="en" fo:country="GB"/>
    </style:style>
    <style:style style:name="T132" style:parent-style-name="Domyślnaczcionkaakapitu" style:family="text">
      <style:text-properties fo:color="#CB4B16" fo:language="en" fo:country="GB"/>
    </style:style>
    <style:style style:name="T133" style:parent-style-name="Domyślnaczcionkaakapitu" style:family="text">
      <style:text-properties fo:color="#CB4B16" fo:language="en" fo:country="GB"/>
    </style:style>
    <style:style style:name="T134" style:parent-style-name="Domyślnaczcionkaakapitu" style:family="text">
      <style:text-properties fo:color="#B58900" fo:language="en" fo:country="GB"/>
    </style:style>
    <style:style style:name="T135" style:parent-style-name="Domyślnaczcionkaakapitu" style:family="text">
      <style:text-properties fo:color="#CB4B16" fo:language="en" fo:country="GB"/>
    </style:style>
    <style:style style:name="T136" style:parent-style-name="Domyślnaczcionkaakapitu" style:family="text">
      <style:text-properties fo:color="#CB4B16" fo:language="en" fo:country="GB"/>
    </style:style>
    <style:style style:name="T137" style:parent-style-name="Domyślnaczcionkaakapitu" style:family="text">
      <style:text-properties fo:color="#CB4B16" fo:language="en" fo:country="GB"/>
    </style:style>
    <style:style style:name="T138" style:parent-style-name="Domyślnaczcionkaakapitu" style:family="text">
      <style:text-properties fo:color="#CB4B16" fo:language="en" fo:country="GB"/>
    </style:style>
    <style:style style:name="T139" style:parent-style-name="Domyślnaczcionkaakapitu" style:family="text">
      <style:text-properties fo:color="#CB4B16" fo:language="en" fo:country="GB"/>
    </style:style>
    <style:style style:name="T140" style:parent-style-name="Domyślnaczcionkaakapitu" style:family="text">
      <style:text-properties fo:color="#CB4B16" fo:language="en" fo:country="GB"/>
    </style:style>
    <style:style style:name="T141" style:parent-style-name="Domyślnaczcionkaakapitu" style:family="text">
      <style:text-properties fo:color="#B58900" fo:language="en" fo:country="GB"/>
    </style:style>
    <style:style style:name="T142" style:parent-style-name="Domyślnaczcionkaakapitu" style:family="text">
      <style:text-properties fo:color="#CB4B16" fo:language="en" fo:country="GB"/>
    </style:style>
    <style:style style:name="T143" style:parent-style-name="Domyślnaczcionkaakapitu" style:family="text">
      <style:text-properties fo:color="#93A1A1" fo:language="en" fo:country="GB"/>
    </style:style>
    <style:style style:name="T144" style:parent-style-name="Domyślnaczcionkaakapitu" style:family="text">
      <style:text-properties fo:color="#CB4B16" fo:language="en" fo:country="GB"/>
    </style:style>
    <style:style style:name="T145" style:parent-style-name="Domyślnaczcionkaakapitu" style:family="text">
      <style:text-properties fo:color="#CB4B16" fo:language="en" fo:country="GB"/>
    </style:style>
    <style:style style:name="T146" style:parent-style-name="Domyślnaczcionkaakapitu" style:family="text">
      <style:text-properties fo:color="#CB4B16" fo:language="en" fo:country="GB"/>
    </style:style>
    <style:style style:name="T147" style:parent-style-name="Domyślnaczcionkaakapitu" style:family="text">
      <style:text-properties fo:color="#268BD2" fo:language="en" fo:country="GB"/>
    </style:style>
    <style:style style:name="T148" style:parent-style-name="Domyślnaczcionkaakapitu" style:family="text">
      <style:text-properties fo:color="#CB4B16" fo:language="en" fo:country="GB"/>
    </style:style>
    <style:style style:name="T149" style:parent-style-name="Domyślnaczcionkaakapitu" style:family="text">
      <style:text-properties fo:color="#93A1A1" fo:language="en" fo:country="GB"/>
    </style:style>
    <style:style style:name="T150" style:parent-style-name="Domyślnaczcionkaakapitu" style:family="text">
      <style:text-properties fo:color="#CB4B16" fo:language="en" fo:country="GB"/>
    </style:style>
    <style:style style:name="T151" style:parent-style-name="Domyślnaczcionkaakapitu" style:family="text">
      <style:text-properties fo:color="#93A1A1" fo:language="en" fo:country="GB"/>
    </style:style>
    <style:style style:name="T152" style:parent-style-name="Domyślnaczcionkaakapitu" style:family="text">
      <style:text-properties fo:color="#93A1A1" fo:language="en" fo:country="GB"/>
    </style:style>
    <style:style style:name="T153" style:parent-style-name="Domyślnaczcionkaakapitu" style:family="text">
      <style:text-properties fo:color="#93A1A1" fo:language="en" fo:country="GB"/>
    </style:style>
    <style:style style:name="T154" style:parent-style-name="Domyślnaczcionkaakapitu" style:family="text">
      <style:text-properties fo:color="#CB4B16" fo:language="en" fo:country="GB"/>
    </style:style>
    <style:style style:name="T155" style:parent-style-name="Domyślnaczcionkaakapitu" style:family="text">
      <style:text-properties fo:color="#CB4B16" fo:language="en" fo:country="GB"/>
    </style:style>
    <style:style style:name="T156" style:parent-style-name="Domyślnaczcionkaakapitu" style:family="text">
      <style:text-properties fo:color="#CB4B16" fo:language="en" fo:country="GB"/>
    </style:style>
    <style:style style:name="T157" style:parent-style-name="Domyślnaczcionkaakapitu" style:family="text">
      <style:text-properties fo:color="#CB4B16" fo:language="en" fo:country="GB"/>
    </style:style>
    <style:style style:name="T158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59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60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61" style:parent-style-name="Domyślnaczcionkaakapitu" style:family="text">
      <style:text-properties fo:color="#CB4B16" fo:language="en" fo:country="GB"/>
    </style:style>
    <style:style style:name="T162" style:parent-style-name="Domyślnaczcionkaakapitu" style:family="text">
      <style:text-properties fo:color="#B58900" fo:language="en" fo:country="GB"/>
    </style:style>
    <style:style style:name="T163" style:parent-style-name="Domyślnaczcionkaakapitu" style:family="text">
      <style:text-properties fo:color="#CB4B16" fo:language="en" fo:country="GB"/>
    </style:style>
    <style:style style:name="T164" style:parent-style-name="Domyślnaczcionkaakapitu" style:family="text">
      <style:text-properties fo:color="#CB4B16" fo:language="en" fo:country="GB"/>
    </style:style>
    <style:style style:name="T165" style:parent-style-name="Domyślnaczcionkaakapitu" style:family="text">
      <style:text-properties fo:color="#CB4B16" fo:language="en" fo:country="GB"/>
    </style:style>
    <style:style style:name="T166" style:parent-style-name="Domyślnaczcionkaakapitu" style:family="text">
      <style:text-properties fo:color="#859900" fo:language="en" fo:country="GB"/>
    </style:style>
    <style:style style:name="T167" style:parent-style-name="Domyślnaczcionkaakapitu" style:family="text">
      <style:text-properties fo:color="#268BD2" fo:language="en" fo:country="GB"/>
    </style:style>
    <style:style style:name="T168" style:parent-style-name="Domyślnaczcionkaakapitu" style:family="text">
      <style:text-properties fo:color="#93A1A1" fo:language="en" fo:country="GB"/>
    </style:style>
    <style:style style:name="T169" style:parent-style-name="Domyślnaczcionkaakapitu" style:family="text">
      <style:text-properties fo:color="#B58900" fo:language="en" fo:country="GB"/>
    </style:style>
    <style:style style:name="T170" style:parent-style-name="Domyślnaczcionkaakapitu" style:family="text">
      <style:text-properties fo:color="#CB4B16" fo:language="en" fo:country="GB"/>
    </style:style>
    <style:style style:name="T171" style:parent-style-name="Domyślnaczcionkaakapitu" style:family="text">
      <style:text-properties fo:color="#93A1A1" fo:language="en" fo:country="GB"/>
    </style:style>
    <style:style style:name="T172" style:parent-style-name="Domyślnaczcionkaakapitu" style:family="text">
      <style:text-properties fo:color="#93A1A1" fo:language="en" fo:country="GB"/>
    </style:style>
    <style:style style:name="T173" style:parent-style-name="Domyślnaczcionkaakapitu" style:family="text">
      <style:text-properties fo:color="#93A1A1" fo:language="en" fo:country="GB"/>
    </style:style>
    <style:style style:name="T174" style:parent-style-name="Domyślnaczcionkaakapitu" style:family="text">
      <style:text-properties fo:color="#CB4B16" fo:language="en" fo:country="GB"/>
    </style:style>
    <style:style style:name="T175" style:parent-style-name="Domyślnaczcionkaakapitu" style:family="text">
      <style:text-properties fo:color="#CB4B16" fo:language="en" fo:country="GB"/>
    </style:style>
    <style:style style:name="T176" style:parent-style-name="Domyślnaczcionkaakapitu" style:family="text">
      <style:text-properties fo:color="#CB4B16" fo:language="en" fo:country="GB"/>
    </style:style>
    <style:style style:name="T177" style:parent-style-name="Domyślnaczcionkaakapitu" style:family="text">
      <style:text-properties fo:color="#CB4B16" fo:language="en" fo:country="GB"/>
    </style:style>
    <style:style style:name="T178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79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80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81" style:parent-style-name="Domyślnaczcionkaakapitu" style:family="text">
      <style:text-properties fo:color="#CB4B16" fo:language="en" fo:country="GB"/>
    </style:style>
    <style:style style:name="T182" style:parent-style-name="Domyślnaczcionkaakapitu" style:family="text">
      <style:text-properties fo:color="#859900" fo:language="en" fo:country="GB"/>
    </style:style>
    <style:style style:name="T183" style:parent-style-name="Domyślnaczcionkaakapitu" style:family="text">
      <style:text-properties fo:color="#B58900" fo:language="en" fo:country="GB"/>
    </style:style>
    <style:style style:name="T184" style:parent-style-name="Domyślnaczcionkaakapitu" style:family="text">
      <style:text-properties fo:color="#CB4B16" fo:language="en" fo:country="GB"/>
    </style:style>
    <style:style style:name="T185" style:parent-style-name="Domyślnaczcionkaakapitu" style:family="text">
      <style:text-properties fo:color="#CB4B16" fo:language="en" fo:country="GB"/>
    </style:style>
    <style:style style:name="T186" style:parent-style-name="Domyślnaczcionkaakapitu" style:family="text">
      <style:text-properties fo:color="#CB4B16" fo:language="en" fo:country="GB"/>
    </style:style>
    <style:style style:name="T187" style:parent-style-name="Domyślnaczcionkaakapitu" style:family="text">
      <style:text-properties fo:color="#268BD2" fo:language="en" fo:country="GB"/>
    </style:style>
    <style:style style:name="T188" style:parent-style-name="Domyślnaczcionkaakapitu" style:family="text">
      <style:text-properties fo:color="#93A1A1" fo:language="en" fo:country="GB"/>
    </style:style>
    <style:style style:name="T189" style:parent-style-name="Domyślnaczcionkaakapitu" style:family="text">
      <style:text-properties fo:color="#B58900" fo:language="en" fo:country="GB"/>
    </style:style>
    <style:style style:name="T190" style:parent-style-name="Domyślnaczcionkaakapitu" style:family="text">
      <style:text-properties fo:color="#CB4B16" fo:language="en" fo:country="GB"/>
    </style:style>
    <style:style style:name="T191" style:parent-style-name="Domyślnaczcionkaakapitu" style:family="text">
      <style:text-properties fo:color="#93A1A1" fo:language="en" fo:country="GB"/>
    </style:style>
    <style:style style:name="T192" style:parent-style-name="Domyślnaczcionkaakapitu" style:family="text">
      <style:text-properties fo:color="#93A1A1" fo:language="en" fo:country="GB"/>
    </style:style>
    <style:style style:name="T193" style:parent-style-name="Domyślnaczcionkaakapitu" style:family="text">
      <style:text-properties fo:color="#93A1A1" fo:language="en" fo:country="GB"/>
    </style:style>
    <style:style style:name="T194" style:parent-style-name="Domyślnaczcionkaakapitu" style:family="text">
      <style:text-properties fo:color="#CB4B16" fo:language="en" fo:country="GB"/>
    </style:style>
    <style:style style:name="T195" style:parent-style-name="Domyślnaczcionkaakapitu" style:family="text">
      <style:text-properties fo:color="#CB4B16" fo:language="en" fo:country="GB"/>
    </style:style>
    <style:style style:name="T196" style:parent-style-name="Domyślnaczcionkaakapitu" style:family="text">
      <style:text-properties fo:color="#CB4B16" fo:language="en" fo:country="GB"/>
    </style:style>
    <style:style style:name="P197" style:parent-style-name="Normalny" style:family="paragraph">
      <style:text-properties fo:language="en" fo:country="GB"/>
    </style:style>
    <style:style style:name="P198" style:parent-style-name="HTML-wstępniesformatowany" style:family="paragraph">
      <style:paragraph-properties fo:background-color="#002B36"/>
    </style:style>
    <style:style style:name="T199" style:parent-style-name="Domyślnaczcionkaakapitu" style:family="text">
      <style:text-properties fo:color="#CB4B16" fo:language="en" fo:country="GB"/>
    </style:style>
    <style:style style:name="T200" style:parent-style-name="Domyślnaczcionkaakapitu" style:family="text">
      <style:text-properties fo:color="#859900" fo:language="en" fo:country="GB"/>
    </style:style>
    <style:style style:name="T201" style:parent-style-name="Domyślnaczcionkaakapitu" style:family="text">
      <style:text-properties fo:color="#CB4B16" fo:language="en" fo:country="GB"/>
    </style:style>
    <style:style style:name="T202" style:parent-style-name="Domyślnaczcionkaakapitu" style:family="text">
      <style:text-properties fo:color="#859900" fo:language="en" fo:country="GB"/>
    </style:style>
    <style:style style:name="T203" style:parent-style-name="Domyślnaczcionkaakapitu" style:family="text">
      <style:text-properties fo:color="#CB4B16" fo:language="en" fo:country="GB"/>
    </style:style>
    <style:style style:name="T204" style:parent-style-name="Domyślnaczcionkaakapitu" style:family="text">
      <style:text-properties fo:color="#CB4B16" fo:language="en" fo:country="GB"/>
    </style:style>
    <style:style style:name="T205" style:parent-style-name="Domyślnaczcionkaakapitu" style:family="text">
      <style:text-properties fo:color="#CB4B16" fo:language="en" fo:country="GB"/>
    </style:style>
    <style:style style:name="T206" style:parent-style-name="Domyślnaczcionkaakapitu" style:family="text">
      <style:text-properties fo:color="#B58900" fo:language="en" fo:country="GB"/>
    </style:style>
    <style:style style:name="T207" style:parent-style-name="Domyślnaczcionkaakapitu" style:family="text">
      <style:text-properties fo:color="#CB4B16" fo:language="en" fo:country="GB"/>
    </style:style>
    <style:style style:name="T208" style:parent-style-name="Domyślnaczcionkaakapitu" style:family="text">
      <style:text-properties fo:color="#93A1A1" fo:language="en" fo:country="GB"/>
    </style:style>
    <style:style style:name="T209" style:parent-style-name="Domyślnaczcionkaakapitu" style:family="text">
      <style:text-properties fo:color="#CB4B16" fo:language="en" fo:country="GB"/>
    </style:style>
    <style:style style:name="T210" style:parent-style-name="Domyślnaczcionkaakapitu" style:family="text">
      <style:text-properties fo:color="#CB4B16" fo:language="en" fo:country="GB"/>
    </style:style>
    <style:style style:name="T211" style:parent-style-name="Domyślnaczcionkaakapitu" style:family="text">
      <style:text-properties fo:color="#CB4B16" fo:language="en" fo:country="GB"/>
    </style:style>
    <style:style style:name="T212" style:parent-style-name="Domyślnaczcionkaakapitu" style:family="text">
      <style:text-properties fo:color="#268BD2" fo:language="en" fo:country="GB"/>
    </style:style>
    <style:style style:name="T213" style:parent-style-name="Domyślnaczcionkaakapitu" style:family="text">
      <style:text-properties fo:color="#CB4B16" fo:language="en" fo:country="GB"/>
    </style:style>
    <style:style style:name="T214" style:parent-style-name="Domyślnaczcionkaakapitu" style:family="text">
      <style:text-properties fo:color="#93A1A1" fo:language="en" fo:country="GB"/>
    </style:style>
    <style:style style:name="T215" style:parent-style-name="Domyślnaczcionkaakapitu" style:family="text">
      <style:text-properties fo:color="#CB4B16" fo:language="en" fo:country="GB"/>
    </style:style>
    <style:style style:name="T216" style:parent-style-name="Domyślnaczcionkaakapitu" style:family="text">
      <style:text-properties fo:color="#93A1A1" fo:language="en" fo:country="GB"/>
    </style:style>
    <style:style style:name="T217" style:parent-style-name="Domyślnaczcionkaakapitu" style:family="text">
      <style:text-properties fo:color="#93A1A1" fo:language="en" fo:country="GB"/>
    </style:style>
    <style:style style:name="T218" style:parent-style-name="Domyślnaczcionkaakapitu" style:family="text">
      <style:text-properties fo:color="#93A1A1" fo:language="en" fo:country="GB"/>
    </style:style>
    <style:style style:name="T219" style:parent-style-name="Domyślnaczcionkaakapitu" style:family="text">
      <style:text-properties fo:color="#CB4B16" fo:language="en" fo:country="GB"/>
    </style:style>
    <style:style style:name="T220" style:parent-style-name="Domyślnaczcionkaakapitu" style:family="text">
      <style:text-properties fo:color="#CB4B16" fo:language="en" fo:country="GB"/>
    </style:style>
    <style:style style:name="T221" style:parent-style-name="Domyślnaczcionkaakapitu" style:family="text">
      <style:text-properties fo:color="#CB4B16" fo:language="en" fo:country="GB"/>
    </style:style>
    <style:style style:name="T222" style:parent-style-name="Domyślnaczcionkaakapitu" style:family="text">
      <style:text-properties fo:color="#CB4B16" fo:language="en" fo:country="GB"/>
    </style:style>
    <style:style style:name="T223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224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225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226" style:parent-style-name="Domyślnaczcionkaakapitu" style:family="text">
      <style:text-properties fo:color="#CB4B16" fo:language="en" fo:country="GB"/>
    </style:style>
    <style:style style:name="T227" style:parent-style-name="Domyślnaczcionkaakapitu" style:family="text">
      <style:text-properties fo:color="#859900" fo:language="en" fo:country="GB"/>
    </style:style>
    <style:style style:name="T228" style:parent-style-name="Domyślnaczcionkaakapitu" style:family="text">
      <style:text-properties fo:color="#B58900" fo:language="en" fo:country="GB"/>
    </style:style>
    <style:style style:name="T229" style:parent-style-name="Domyślnaczcionkaakapitu" style:family="text">
      <style:text-properties fo:color="#CB4B16" fo:language="en" fo:country="GB"/>
    </style:style>
    <style:style style:name="T230" style:parent-style-name="Domyślnaczcionkaakapitu" style:family="text">
      <style:text-properties fo:color="#CB4B16" fo:language="en" fo:country="GB"/>
    </style:style>
    <style:style style:name="T231" style:parent-style-name="Domyślnaczcionkaakapitu" style:family="text">
      <style:text-properties fo:color="#CB4B16" fo:language="en" fo:country="GB"/>
    </style:style>
    <style:style style:name="T232" style:parent-style-name="Domyślnaczcionkaakapitu" style:family="text">
      <style:text-properties fo:color="#268BD2" fo:language="en" fo:country="GB"/>
    </style:style>
    <style:style style:name="T233" style:parent-style-name="Domyślnaczcionkaakapitu" style:family="text">
      <style:text-properties fo:color="#93A1A1" fo:language="en" fo:country="GB"/>
    </style:style>
    <style:style style:name="T234" style:parent-style-name="Domyślnaczcionkaakapitu" style:family="text">
      <style:text-properties fo:color="#B58900" fo:language="en" fo:country="GB"/>
    </style:style>
    <style:style style:name="T235" style:parent-style-name="Domyślnaczcionkaakapitu" style:family="text">
      <style:text-properties fo:color="#CB4B16" fo:language="en" fo:country="GB"/>
    </style:style>
    <style:style style:name="T236" style:parent-style-name="Domyślnaczcionkaakapitu" style:family="text">
      <style:text-properties fo:color="#93A1A1" fo:language="en" fo:country="GB"/>
    </style:style>
    <style:style style:name="T237" style:parent-style-name="Domyślnaczcionkaakapitu" style:family="text">
      <style:text-properties fo:color="#93A1A1" fo:language="en" fo:country="GB"/>
    </style:style>
    <style:style style:name="T238" style:parent-style-name="Domyślnaczcionkaakapitu" style:family="text">
      <style:text-properties fo:color="#93A1A1" fo:language="en" fo:country="GB"/>
    </style:style>
    <style:style style:name="T239" style:parent-style-name="Domyślnaczcionkaakapitu" style:family="text">
      <style:text-properties fo:color="#CB4B16" fo:language="en" fo:country="GB"/>
    </style:style>
    <style:style style:name="T240" style:parent-style-name="Domyślnaczcionkaakapitu" style:family="text">
      <style:text-properties fo:color="#CB4B16" fo:language="en" fo:country="GB"/>
    </style:style>
    <style:style style:name="T241" style:parent-style-name="Domyślnaczcionkaakapitu" style:family="text">
      <style:text-properties fo:color="#CB4B16" fo:language="en" fo:country="GB"/>
    </style:style>
    <style:style style:name="T242" style:parent-style-name="Domyślnaczcionkaakapitu" style:family="text">
      <style:text-properties fo:color="#CB4B16" fo:language="en" fo:country="GB"/>
    </style:style>
    <style:style style:name="T243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244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245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246" style:parent-style-name="Domyślnaczcionkaakapitu" style:family="text">
      <style:text-properties fo:color="#CB4B16" fo:language="en" fo:country="GB"/>
    </style:style>
    <style:style style:name="T247" style:parent-style-name="Domyślnaczcionkaakapitu" style:family="text">
      <style:text-properties fo:color="#B58900" fo:language="en" fo:country="GB"/>
    </style:style>
    <style:style style:name="T248" style:parent-style-name="Domyślnaczcionkaakapitu" style:family="text">
      <style:text-properties fo:color="#CB4B16" fo:language="en" fo:country="GB"/>
    </style:style>
    <style:style style:name="T249" style:parent-style-name="Domyślnaczcionkaakapitu" style:family="text">
      <style:text-properties fo:color="#CB4B16" fo:language="en" fo:country="GB"/>
    </style:style>
    <style:style style:name="T250" style:parent-style-name="Domyślnaczcionkaakapitu" style:family="text">
      <style:text-properties fo:color="#CB4B16" fo:language="en" fo:country="GB"/>
    </style:style>
    <style:style style:name="T251" style:parent-style-name="Domyślnaczcionkaakapitu" style:family="text">
      <style:text-properties fo:color="#859900" fo:language="en" fo:country="GB"/>
    </style:style>
    <style:style style:name="T252" style:parent-style-name="Domyślnaczcionkaakapitu" style:family="text">
      <style:text-properties fo:color="#268BD2" fo:language="en" fo:country="GB"/>
    </style:style>
    <style:style style:name="T253" style:parent-style-name="Domyślnaczcionkaakapitu" style:family="text">
      <style:text-properties fo:color="#93A1A1" fo:language="en" fo:country="GB"/>
    </style:style>
    <style:style style:name="T254" style:parent-style-name="Domyślnaczcionkaakapitu" style:family="text">
      <style:text-properties fo:color="#B58900" fo:language="en" fo:country="GB"/>
    </style:style>
    <style:style style:name="T255" style:parent-style-name="Domyślnaczcionkaakapitu" style:family="text">
      <style:text-properties fo:color="#CB4B16" fo:language="en" fo:country="GB"/>
    </style:style>
    <style:style style:name="T256" style:parent-style-name="Domyślnaczcionkaakapitu" style:family="text">
      <style:text-properties fo:color="#93A1A1" fo:language="en" fo:country="GB"/>
    </style:style>
    <style:style style:name="T257" style:parent-style-name="Domyślnaczcionkaakapitu" style:family="text">
      <style:text-properties fo:color="#93A1A1" fo:language="en" fo:country="GB"/>
    </style:style>
    <style:style style:name="T258" style:parent-style-name="Domyślnaczcionkaakapitu" style:family="text">
      <style:text-properties fo:color="#93A1A1" fo:language="en" fo:country="GB"/>
    </style:style>
    <style:style style:name="T259" style:parent-style-name="Domyślnaczcionkaakapitu" style:family="text">
      <style:text-properties fo:color="#CB4B16" fo:language="en" fo:country="GB"/>
    </style:style>
    <style:style style:name="T260" style:parent-style-name="Domyślnaczcionkaakapitu" style:family="text">
      <style:text-properties fo:color="#CB4B16" fo:language="en" fo:country="GB"/>
    </style:style>
    <style:style style:name="T261" style:parent-style-name="Domyślnaczcionkaakapitu" style:family="text">
      <style:text-properties fo:color="#CB4B16" fo:language="en" fo:country="GB"/>
    </style:style>
    <style:style style:name="P262" style:parent-style-name="Normalny" style:family="paragraph">
      <style:text-properties fo:language="en" fo:country="GB"/>
    </style:style>
    <style:style style:name="P263" style:parent-style-name="HTML-wstępniesformatowany" style:family="paragraph">
      <style:paragraph-properties fo:background-color="#002B36"/>
    </style:style>
    <style:style style:name="T264" style:parent-style-name="Domyślnaczcionkaakapitu" style:family="text">
      <style:text-properties fo:color="#CB4B16" fo:language="en" fo:country="GB"/>
    </style:style>
    <style:style style:name="T265" style:parent-style-name="Domyślnaczcionkaakapitu" style:family="text">
      <style:text-properties fo:color="#859900" fo:language="en" fo:country="GB"/>
    </style:style>
    <style:style style:name="T266" style:parent-style-name="Domyślnaczcionkaakapitu" style:family="text">
      <style:text-properties fo:font-style="italic" style:font-style-asian="italic" style:font-style-complex="italic" fo:color="#6C71C4" fo:language="en" fo:country="GB"/>
    </style:style>
    <style:style style:name="T267" style:parent-style-name="Domyślnaczcionkaakapitu" style:family="text">
      <style:text-properties fo:color="#CB4B16" fo:language="en" fo:country="GB"/>
    </style:style>
    <style:style style:name="T268" style:parent-style-name="Domyślnaczcionkaakapitu" style:family="text">
      <style:text-properties fo:color="#268BD2" fo:language="en" fo:country="GB"/>
    </style:style>
    <style:style style:name="T269" style:parent-style-name="Domyślnaczcionkaakapitu" style:family="text">
      <style:text-properties fo:color="#CB4B16" fo:language="en" fo:country="GB"/>
    </style:style>
    <style:style style:name="T270" style:parent-style-name="Domyślnaczcionkaakapitu" style:family="text">
      <style:text-properties fo:color="#CB4B16" fo:language="en" fo:country="GB"/>
    </style:style>
    <style:style style:name="T271" style:parent-style-name="Domyślnaczcionkaakapitu" style:family="text">
      <style:text-properties fo:color="#CB4B16" fo:language="en" fo:country="GB"/>
    </style:style>
    <style:style style:name="T272" style:parent-style-name="Domyślnaczcionkaakapitu" style:family="text">
      <style:text-properties fo:color="#859900" fo:language="en" fo:country="GB"/>
    </style:style>
    <style:style style:name="T273" style:parent-style-name="Domyślnaczcionkaakapitu" style:family="text">
      <style:text-properties fo:color="#B58900" fo:language="en" fo:country="GB"/>
    </style:style>
    <style:style style:name="T274" style:parent-style-name="Domyślnaczcionkaakapitu" style:family="text">
      <style:text-properties fo:color="#CB4B16" fo:language="en" fo:country="GB"/>
    </style:style>
    <style:style style:name="T275" style:parent-style-name="Domyślnaczcionkaakapitu" style:family="text">
      <style:text-properties fo:color="#93A1A1" fo:language="en" fo:country="GB"/>
    </style:style>
    <style:style style:name="T276" style:parent-style-name="Domyślnaczcionkaakapitu" style:family="text">
      <style:text-properties fo:color="#93A1A1" fo:language="en" fo:country="GB"/>
    </style:style>
    <style:style style:name="T277" style:parent-style-name="Domyślnaczcionkaakapitu" style:family="text">
      <style:text-properties fo:color="#93A1A1" fo:language="en" fo:country="GB"/>
    </style:style>
    <style:style style:name="T278" style:parent-style-name="Domyślnaczcionkaakapitu" style:family="text">
      <style:text-properties fo:color="#859900" fo:language="en" fo:country="GB"/>
    </style:style>
    <style:style style:name="T279" style:parent-style-name="Domyślnaczcionkaakapitu" style:family="text">
      <style:text-properties fo:color="#B58900" fo:language="en" fo:country="GB"/>
    </style:style>
    <style:style style:name="T280" style:parent-style-name="Domyślnaczcionkaakapitu" style:family="text">
      <style:text-properties fo:color="#CB4B16" fo:language="en" fo:country="GB"/>
    </style:style>
    <style:style style:name="T281" style:parent-style-name="Domyślnaczcionkaakapitu" style:family="text">
      <style:text-properties fo:color="#93A1A1" fo:language="en" fo:country="GB"/>
    </style:style>
    <style:style style:name="T282" style:parent-style-name="Domyślnaczcionkaakapitu" style:family="text">
      <style:text-properties fo:color="#93A1A1" fo:language="en" fo:country="GB"/>
    </style:style>
    <style:style style:name="T283" style:parent-style-name="Domyślnaczcionkaakapitu" style:family="text">
      <style:text-properties fo:color="#93A1A1" fo:language="en" fo:country="GB"/>
    </style:style>
    <style:style style:name="T284" style:parent-style-name="Domyślnaczcionkaakapitu" style:family="text">
      <style:text-properties fo:color="#268BD2" fo:language="en" fo:country="GB"/>
    </style:style>
    <style:style style:name="T285" style:parent-style-name="Domyślnaczcionkaakapitu" style:family="text">
      <style:text-properties fo:color="#B58900" fo:language="en" fo:country="GB"/>
    </style:style>
    <style:style style:name="T286" style:parent-style-name="Domyślnaczcionkaakapitu" style:family="text">
      <style:text-properties fo:color="#CB4B16" fo:language="en" fo:country="GB"/>
    </style:style>
    <style:style style:name="T287" style:parent-style-name="Domyślnaczcionkaakapitu" style:family="text">
      <style:text-properties fo:color="#859900" fo:language="en" fo:country="GB"/>
    </style:style>
    <style:style style:name="T288" style:parent-style-name="Domyślnaczcionkaakapitu" style:family="text">
      <style:text-properties fo:color="#CB4B16" fo:language="en" fo:country="GB"/>
    </style:style>
    <style:style style:name="T289" style:parent-style-name="Domyślnaczcionkaakapitu" style:family="text">
      <style:text-properties fo:color="#93A1A1" fo:language="en" fo:country="GB"/>
    </style:style>
    <style:style style:name="T290" style:parent-style-name="Domyślnaczcionkaakapitu" style:family="text">
      <style:text-properties fo:color="#93A1A1" fo:language="en" fo:country="GB"/>
    </style:style>
    <style:style style:name="T291" style:parent-style-name="Domyślnaczcionkaakapitu" style:family="text">
      <style:text-properties fo:color="#93A1A1" fo:language="en" fo:country="GB"/>
    </style:style>
    <style:style style:name="T292" style:parent-style-name="Domyślnaczcionkaakapitu" style:family="text">
      <style:text-properties fo:color="#859900" fo:language="en" fo:country="GB"/>
    </style:style>
    <style:style style:name="T293" style:parent-style-name="Domyślnaczcionkaakapitu" style:family="text">
      <style:text-properties fo:color="#B58900" fo:language="en" fo:country="GB"/>
    </style:style>
    <style:style style:name="T294" style:parent-style-name="Domyślnaczcionkaakapitu" style:family="text">
      <style:text-properties fo:color="#CB4B16" fo:language="en" fo:country="GB"/>
    </style:style>
    <style:style style:name="T295" style:parent-style-name="Domyślnaczcionkaakapitu" style:family="text">
      <style:text-properties fo:color="#268BD2" fo:language="en" fo:country="GB"/>
    </style:style>
    <style:style style:name="T296" style:parent-style-name="Domyślnaczcionkaakapitu" style:family="text">
      <style:text-properties fo:color="#93A1A1" fo:language="en" fo:country="GB"/>
    </style:style>
    <style:style style:name="T297" style:parent-style-name="Domyślnaczcionkaakapitu" style:family="text">
      <style:text-properties fo:color="#CB4B16" fo:language="en" fo:country="GB"/>
    </style:style>
    <style:style style:name="T298" style:parent-style-name="Domyślnaczcionkaakapitu" style:family="text">
      <style:text-properties fo:color="#859900" fo:language="en" fo:country="GB"/>
    </style:style>
    <style:style style:name="T299" style:parent-style-name="Domyślnaczcionkaakapitu" style:family="text">
      <style:text-properties fo:color="#CB4B16" fo:language="en" fo:country="GB"/>
    </style:style>
    <style:style style:name="T300" style:parent-style-name="Domyślnaczcionkaakapitu" style:family="text">
      <style:text-properties fo:color="#93A1A1" fo:language="en" fo:country="GB"/>
    </style:style>
    <style:style style:name="T301" style:parent-style-name="Domyślnaczcionkaakapitu" style:family="text">
      <style:text-properties fo:color="#93A1A1" fo:language="en" fo:country="GB"/>
    </style:style>
    <style:style style:name="T302" style:parent-style-name="Domyślnaczcionkaakapitu" style:family="text">
      <style:text-properties fo:color="#93A1A1" fo:language="en" fo:country="GB"/>
    </style:style>
    <style:style style:name="T303" style:parent-style-name="Domyślnaczcionkaakapitu" style:family="text">
      <style:text-properties fo:color="#859900" fo:language="en" fo:country="GB"/>
    </style:style>
    <style:style style:name="T304" style:parent-style-name="Domyślnaczcionkaakapitu" style:family="text">
      <style:text-properties fo:color="#B58900" fo:language="en" fo:country="GB"/>
    </style:style>
    <style:style style:name="T305" style:parent-style-name="Domyślnaczcionkaakapitu" style:family="text">
      <style:text-properties fo:color="#CB4B16" fo:language="en" fo:country="GB"/>
    </style:style>
    <style:style style:name="T306" style:parent-style-name="Domyślnaczcionkaakapitu" style:family="text">
      <style:text-properties fo:color="#93A1A1" fo:language="en" fo:country="GB"/>
    </style:style>
    <style:style style:name="T307" style:parent-style-name="Domyślnaczcionkaakapitu" style:family="text">
      <style:text-properties fo:color="#93A1A1" fo:language="en" fo:country="GB"/>
    </style:style>
    <style:style style:name="T308" style:parent-style-name="Domyślnaczcionkaakapitu" style:family="text">
      <style:text-properties fo:color="#93A1A1" fo:language="en" fo:country="GB"/>
    </style:style>
    <style:style style:name="T309" style:parent-style-name="Domyślnaczcionkaakapitu" style:family="text">
      <style:text-properties fo:color="#268BD2" fo:language="en" fo:country="GB"/>
    </style:style>
    <style:style style:name="T310" style:parent-style-name="Domyślnaczcionkaakapitu" style:family="text">
      <style:text-properties fo:color="#B58900" fo:language="en" fo:country="GB"/>
    </style:style>
    <style:style style:name="T311" style:parent-style-name="Domyślnaczcionkaakapitu" style:family="text">
      <style:text-properties fo:color="#CB4B16" fo:language="en" fo:country="GB"/>
    </style:style>
    <style:style style:name="T312" style:parent-style-name="Domyślnaczcionkaakapitu" style:family="text">
      <style:text-properties fo:color="#859900" fo:language="en" fo:country="GB"/>
    </style:style>
    <style:style style:name="T313" style:parent-style-name="Domyślnaczcionkaakapitu" style:family="text">
      <style:text-properties fo:color="#CB4B16" fo:language="en" fo:country="GB"/>
    </style:style>
    <style:style style:name="T314" style:parent-style-name="Domyślnaczcionkaakapitu" style:family="text">
      <style:text-properties fo:color="#93A1A1" fo:language="en" fo:country="GB"/>
    </style:style>
    <style:style style:name="T315" style:parent-style-name="Domyślnaczcionkaakapitu" style:family="text">
      <style:text-properties fo:color="#93A1A1" fo:language="en" fo:country="GB"/>
    </style:style>
    <style:style style:name="T316" style:parent-style-name="Domyślnaczcionkaakapitu" style:family="text">
      <style:text-properties fo:color="#CB4B16" fo:language="en" fo:country="GB"/>
    </style:style>
    <style:style style:name="P317" style:parent-style-name="Normalny" style:family="paragraph">
      <style:text-properties fo:language="en" fo:country="GB"/>
    </style:style>
    <style:style style:name="P318" style:parent-style-name="Normalny" style:family="paragraph">
      <style:text-properties fo:language="en" fo:country="GB"/>
    </style:style>
    <style:style style:name="P319" style:parent-style-name="HTML-wstępniesformatowany" style:family="paragraph">
      <style:paragraph-properties fo:background-color="#002B36"/>
    </style:style>
    <style:style style:name="T320" style:parent-style-name="Domyślnaczcionkaakapitu" style:family="text">
      <style:text-properties fo:color="#CB4B16" fo:language="en" fo:country="GB"/>
    </style:style>
    <style:style style:name="T321" style:parent-style-name="Domyślnaczcionkaakapitu" style:family="text">
      <style:text-properties fo:color="#93A1A1" fo:language="en" fo:country="GB"/>
    </style:style>
    <style:style style:name="T322" style:parent-style-name="Domyślnaczcionkaakapitu" style:family="text">
      <style:text-properties fo:color="#93A1A1" fo:language="en" fo:country="GB"/>
    </style:style>
    <style:style style:name="T323" style:parent-style-name="Domyślnaczcionkaakapitu" style:family="text">
      <style:text-properties fo:color="#93A1A1" fo:language="en" fo:country="GB"/>
    </style:style>
    <style:style style:name="T324" style:parent-style-name="Domyślnaczcionkaakapitu" style:family="text">
      <style:text-properties fo:color="#CB4B16" fo:language="en" fo:country="GB"/>
    </style:style>
    <style:style style:name="T325" style:parent-style-name="Domyślnaczcionkaakapitu" style:family="text">
      <style:text-properties fo:color="#93A1A1" fo:language="en" fo:country="GB"/>
    </style:style>
    <style:style style:name="T326" style:parent-style-name="Domyślnaczcionkaakapitu" style:family="text">
      <style:text-properties fo:color="#93A1A1" fo:language="en" fo:country="GB"/>
    </style:style>
    <style:style style:name="T327" style:parent-style-name="Domyślnaczcionkaakapitu" style:family="text">
      <style:text-properties fo:color="#CB4B16" fo:language="en" fo:country="GB"/>
    </style:style>
    <style:style style:name="T328" style:parent-style-name="Domyślnaczcionkaakapitu" style:family="text">
      <style:text-properties fo:color="#93A1A1" fo:language="en" fo:country="GB"/>
    </style:style>
    <style:style style:name="T329" style:parent-style-name="Domyślnaczcionkaakapitu" style:family="text">
      <style:text-properties fo:color="#93A1A1" fo:language="en" fo:country="GB"/>
    </style:style>
    <style:style style:name="T330" style:parent-style-name="Domyślnaczcionkaakapitu" style:family="text">
      <style:text-properties fo:color="#CB4B16" fo:language="en" fo:country="GB"/>
    </style:style>
    <style:style style:name="T331" style:parent-style-name="Domyślnaczcionkaakapitu" style:family="text">
      <style:text-properties fo:font-style="italic" style:font-style-asian="italic" style:font-style-complex="italic" fo:color="#6C71C4" fo:language="en" fo:country="GB"/>
    </style:style>
    <style:style style:name="T332" style:parent-style-name="Domyślnaczcionkaakapitu" style:family="text">
      <style:text-properties fo:color="#93A1A1" fo:language="en" fo:country="GB"/>
    </style:style>
    <style:style style:name="T333" style:parent-style-name="Domyślnaczcionkaakapitu" style:family="text">
      <style:text-properties fo:color="#93A1A1" fo:language="en" fo:country="GB"/>
    </style:style>
    <style:style style:name="T334" style:parent-style-name="Domyślnaczcionkaakapitu" style:family="text">
      <style:text-properties fo:color="#93A1A1" fo:language="en" fo:country="GB"/>
    </style:style>
    <style:style style:name="T335" style:parent-style-name="Domyślnaczcionkaakapitu" style:family="text">
      <style:text-properties fo:color="#CB4B16" fo:language="en" fo:country="GB"/>
    </style:style>
    <style:style style:name="T336" style:parent-style-name="Domyślnaczcionkaakapitu" style:family="text">
      <style:text-properties fo:color="#93A1A1" fo:language="en" fo:country="GB"/>
    </style:style>
    <style:style style:name="T337" style:parent-style-name="Domyślnaczcionkaakapitu" style:family="text">
      <style:text-properties fo:color="#93A1A1" fo:language="en" fo:country="GB"/>
    </style:style>
    <style:style style:name="T338" style:parent-style-name="Domyślnaczcionkaakapitu" style:family="text">
      <style:text-properties fo:color="#CB4B16" fo:language="en" fo:country="GB"/>
    </style:style>
    <style:style style:name="T339" style:parent-style-name="Domyślnaczcionkaakapitu" style:family="text">
      <style:text-properties fo:color="#93A1A1" fo:language="en" fo:country="GB"/>
    </style:style>
    <style:style style:name="T340" style:parent-style-name="Domyślnaczcionkaakapitu" style:family="text">
      <style:text-properties fo:color="#93A1A1" fo:language="en" fo:country="GB"/>
    </style:style>
    <style:style style:name="T341" style:parent-style-name="Domyślnaczcionkaakapitu" style:family="text">
      <style:text-properties fo:color="#93A1A1" fo:language="en" fo:country="GB"/>
    </style:style>
    <style:style style:name="T342" style:parent-style-name="Domyślnaczcionkaakapitu" style:family="text">
      <style:text-properties fo:color="#CB4B16" fo:language="en" fo:country="GB"/>
    </style:style>
    <style:style style:name="T343" style:parent-style-name="Domyślnaczcionkaakapitu" style:family="text">
      <style:text-properties fo:color="#859900" fo:language="en" fo:country="GB"/>
    </style:style>
    <style:style style:name="T344" style:parent-style-name="Domyślnaczcionkaakapitu" style:family="text">
      <style:text-properties fo:color="#CB4B16" fo:language="en" fo:country="GB"/>
    </style:style>
    <style:style style:name="T345" style:parent-style-name="Domyślnaczcionkaakapitu" style:family="text">
      <style:text-properties fo:color="#268BD2" fo:language="en" fo:country="GB"/>
    </style:style>
    <style:style style:name="T346" style:parent-style-name="Domyślnaczcionkaakapitu" style:family="text">
      <style:text-properties fo:color="#CB4B16" fo:language="en" fo:country="GB"/>
    </style:style>
    <style:style style:name="T347" style:parent-style-name="Domyślnaczcionkaakapitu" style:family="text">
      <style:text-properties fo:color="#859900" fo:language="en" fo:country="GB"/>
    </style:style>
    <style:style style:name="T348" style:parent-style-name="Domyślnaczcionkaakapitu" style:family="text">
      <style:text-properties fo:font-style="italic" style:font-style-asian="italic" style:font-style-complex="italic" fo:color="#6C71C4" fo:language="en" fo:country="GB"/>
    </style:style>
    <style:style style:name="T349" style:parent-style-name="Domyślnaczcionkaakapitu" style:family="text">
      <style:text-properties fo:color="#CB4B16" fo:language="en" fo:country="GB"/>
    </style:style>
    <style:style style:name="T350" style:parent-style-name="Domyślnaczcionkaakapitu" style:family="text">
      <style:text-properties fo:color="#268BD2" fo:language="en" fo:country="GB"/>
    </style:style>
    <style:style style:name="T351" style:parent-style-name="Domyślnaczcionkaakapitu" style:family="text">
      <style:text-properties fo:color="#CB4B16" fo:language="en" fo:country="GB"/>
    </style:style>
    <style:style style:name="T352" style:parent-style-name="Domyślnaczcionkaakapitu" style:family="text">
      <style:text-properties fo:color="#CB4B16" fo:language="en" fo:country="GB"/>
    </style:style>
    <style:style style:name="T353" style:parent-style-name="Domyślnaczcionkaakapitu" style:family="text">
      <style:text-properties fo:color="#CB4B16" fo:language="en" fo:country="GB"/>
    </style:style>
    <style:style style:name="T354" style:parent-style-name="Domyślnaczcionkaakapitu" style:family="text">
      <style:text-properties fo:color="#CB4B16" fo:language="en" fo:country="GB"/>
    </style:style>
    <style:style style:name="T355" style:parent-style-name="Domyślnaczcionkaakapitu" style:family="text">
      <style:text-properties fo:color="#859900" fo:language="en" fo:country="GB"/>
    </style:style>
    <style:style style:name="T356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357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358" style:parent-style-name="Domyślnaczcionkaakapitu" style:family="text">
      <style:text-properties fo:color="#93A1A1" fo:language="en" fo:country="GB"/>
    </style:style>
    <style:style style:name="T359" style:parent-style-name="Domyślnaczcionkaakapitu" style:family="text">
      <style:text-properties fo:color="#D33682" fo:language="en" fo:country="GB"/>
    </style:style>
    <style:style style:name="T360" style:parent-style-name="Domyślnaczcionkaakapitu" style:family="text">
      <style:text-properties fo:color="#93A1A1" fo:language="en" fo:country="GB"/>
    </style:style>
    <style:style style:name="T361" style:parent-style-name="Domyślnaczcionkaakapitu" style:family="text">
      <style:text-properties fo:color="#93A1A1" fo:language="en" fo:country="GB"/>
    </style:style>
    <style:style style:name="T362" style:parent-style-name="Domyślnaczcionkaakapitu" style:family="text">
      <style:text-properties fo:color="#93A1A1" fo:language="en" fo:country="GB"/>
    </style:style>
    <style:style style:name="T363" style:parent-style-name="Domyślnaczcionkaakapitu" style:family="text">
      <style:text-properties fo:color="#268BD2" fo:language="en" fo:country="GB"/>
    </style:style>
    <style:style style:name="T364" style:parent-style-name="Domyślnaczcionkaakapitu" style:family="text">
      <style:text-properties fo:color="#CB4B16" fo:language="en" fo:country="GB"/>
    </style:style>
    <style:style style:name="T365" style:parent-style-name="Domyślnaczcionkaakapitu" style:family="text">
      <style:text-properties fo:color="#268BD2" fo:language="en" fo:country="GB"/>
    </style:style>
    <style:style style:name="T366" style:parent-style-name="Domyślnaczcionkaakapitu" style:family="text">
      <style:text-properties fo:color="#93A1A1" fo:language="en" fo:country="GB"/>
    </style:style>
    <style:style style:name="T367" style:parent-style-name="Domyślnaczcionkaakapitu" style:family="text">
      <style:text-properties fo:color="#93A1A1" fo:language="en" fo:country="GB"/>
    </style:style>
    <style:style style:name="T368" style:parent-style-name="Domyślnaczcionkaakapitu" style:family="text">
      <style:text-properties fo:color="#93A1A1" fo:language="en" fo:country="GB"/>
    </style:style>
    <style:style style:name="T369" style:parent-style-name="Domyślnaczcionkaakapitu" style:family="text">
      <style:text-properties fo:color="#859900" fo:language="en" fo:country="GB"/>
    </style:style>
    <style:style style:name="T370" style:parent-style-name="Domyślnaczcionkaakapitu" style:family="text">
      <style:text-properties fo:color="#268BD2" fo:language="en" fo:country="GB"/>
    </style:style>
    <style:style style:name="T371" style:parent-style-name="Domyślnaczcionkaakapitu" style:family="text">
      <style:text-properties fo:color="#93A1A1" fo:language="en" fo:country="GB"/>
    </style:style>
    <style:style style:name="T372" style:parent-style-name="Domyślnaczcionkaakapitu" style:family="text">
      <style:text-properties fo:color="#93A1A1" fo:language="en" fo:country="GB"/>
    </style:style>
    <style:style style:name="T373" style:parent-style-name="Domyślnaczcionkaakapitu" style:family="text">
      <style:text-properties fo:color="#93A1A1" fo:language="en" fo:country="GB"/>
    </style:style>
    <style:style style:name="T374" style:parent-style-name="Domyślnaczcionkaakapitu" style:family="text">
      <style:text-properties fo:color="#93A1A1" fo:language="en" fo:country="GB"/>
    </style:style>
    <style:style style:name="T375" style:parent-style-name="Domyślnaczcionkaakapitu" style:family="text">
      <style:text-properties fo:color="#CB4B16" fo:language="en" fo:country="GB"/>
    </style:style>
    <style:style style:name="T376" style:parent-style-name="Domyślnaczcionkaakapitu" style:family="text">
      <style:text-properties fo:color="#B58900" fo:language="en" fo:country="GB"/>
    </style:style>
    <style:style style:name="T377" style:parent-style-name="Domyślnaczcionkaakapitu" style:family="text">
      <style:text-properties fo:color="#CB4B16" fo:language="en" fo:country="GB"/>
    </style:style>
    <style:style style:name="T378" style:parent-style-name="Domyślnaczcionkaakapitu" style:family="text">
      <style:text-properties fo:color="#859900" fo:language="en" fo:country="GB"/>
    </style:style>
    <style:style style:name="T379" style:parent-style-name="Domyślnaczcionkaakapitu" style:family="text">
      <style:text-properties fo:color="#93A1A1" fo:language="en" fo:country="GB"/>
    </style:style>
    <style:style style:name="T380" style:parent-style-name="Domyślnaczcionkaakapitu" style:family="text">
      <style:text-properties fo:color="#CB4B16" fo:language="en" fo:country="GB"/>
    </style:style>
    <style:style style:name="T381" style:parent-style-name="Domyślnaczcionkaakapitu" style:family="text">
      <style:text-properties fo:color="#CB4B16" fo:language="en" fo:country="GB"/>
    </style:style>
    <style:style style:name="T382" style:parent-style-name="Domyślnaczcionkaakapitu" style:family="text">
      <style:text-properties fo:color="#CB4B16" fo:language="en" fo:country="GB"/>
    </style:style>
    <style:style style:name="T383" style:parent-style-name="Domyślnaczcionkaakapitu" style:family="text">
      <style:text-properties fo:color="#268BD2" fo:language="en" fo:country="GB"/>
    </style:style>
    <style:style style:name="T384" style:parent-style-name="Domyślnaczcionkaakapitu" style:family="text">
      <style:text-properties fo:color="#93A1A1" fo:language="en" fo:country="GB"/>
    </style:style>
    <style:style style:name="T385" style:parent-style-name="Domyślnaczcionkaakapitu" style:family="text">
      <style:text-properties fo:color="#CB4B16" fo:language="en" fo:country="GB"/>
    </style:style>
    <style:style style:name="T386" style:parent-style-name="Domyślnaczcionkaakapitu" style:family="text">
      <style:text-properties fo:color="#268BD2" fo:language="en" fo:country="GB"/>
    </style:style>
    <style:style style:name="T387" style:parent-style-name="Domyślnaczcionkaakapitu" style:family="text">
      <style:text-properties fo:color="#CB4B16" fo:language="en" fo:country="GB"/>
    </style:style>
    <style:style style:name="T388" style:parent-style-name="Domyślnaczcionkaakapitu" style:family="text">
      <style:text-properties fo:color="#859900" fo:language="en" fo:country="GB"/>
    </style:style>
    <style:style style:name="T389" style:parent-style-name="Domyślnaczcionkaakapitu" style:family="text">
      <style:text-properties fo:color="#B58900" fo:language="en" fo:country="GB"/>
    </style:style>
    <style:style style:name="T390" style:parent-style-name="Domyślnaczcionkaakapitu" style:family="text">
      <style:text-properties fo:color="#CB4B16" fo:language="en" fo:country="GB"/>
    </style:style>
    <style:style style:name="T391" style:parent-style-name="Domyślnaczcionkaakapitu" style:family="text">
      <style:text-properties fo:color="#93A1A1" fo:language="en" fo:country="GB"/>
    </style:style>
    <style:style style:name="T392" style:parent-style-name="Domyślnaczcionkaakapitu" style:family="text">
      <style:text-properties fo:color="#D33682" fo:language="en" fo:country="GB"/>
    </style:style>
    <style:style style:name="T393" style:parent-style-name="Domyślnaczcionkaakapitu" style:family="text">
      <style:text-properties fo:color="#CB4B16" fo:language="en" fo:country="GB"/>
    </style:style>
    <style:style style:name="T394" style:parent-style-name="Domyślnaczcionkaakapitu" style:family="text">
      <style:text-properties fo:color="#93A1A1" fo:language="en" fo:country="GB"/>
    </style:style>
    <style:style style:name="T395" style:parent-style-name="Domyślnaczcionkaakapitu" style:family="text">
      <style:text-properties fo:color="#93A1A1" fo:language="en" fo:country="GB"/>
    </style:style>
    <style:style style:name="T396" style:parent-style-name="Domyślnaczcionkaakapitu" style:family="text">
      <style:text-properties fo:color="#93A1A1" fo:language="en" fo:country="GB"/>
    </style:style>
    <style:style style:name="T397" style:parent-style-name="Domyślnaczcionkaakapitu" style:family="text">
      <style:text-properties fo:color="#268BD2" fo:language="en" fo:country="GB"/>
    </style:style>
    <style:style style:name="T398" style:parent-style-name="Domyślnaczcionkaakapitu" style:family="text">
      <style:text-properties fo:color="#93A1A1" fo:language="en" fo:country="GB"/>
    </style:style>
    <style:style style:name="T399" style:parent-style-name="Domyślnaczcionkaakapitu" style:family="text">
      <style:text-properties fo:color="#268BD2" fo:language="en" fo:country="GB"/>
    </style:style>
    <style:style style:name="T400" style:parent-style-name="Domyślnaczcionkaakapitu" style:family="text">
      <style:text-properties fo:color="#93A1A1" fo:language="en" fo:country="GB"/>
    </style:style>
    <style:style style:name="T401" style:parent-style-name="Domyślnaczcionkaakapitu" style:family="text">
      <style:text-properties fo:color="#268BD2" fo:language="en" fo:country="GB"/>
    </style:style>
    <style:style style:name="T402" style:parent-style-name="Domyślnaczcionkaakapitu" style:family="text">
      <style:text-properties fo:color="#93A1A1" fo:language="en" fo:country="GB"/>
    </style:style>
    <style:style style:name="T403" style:parent-style-name="Domyślnaczcionkaakapitu" style:family="text">
      <style:text-properties fo:color="#93A1A1" fo:language="en" fo:country="GB"/>
    </style:style>
    <style:style style:name="T404" style:parent-style-name="Domyślnaczcionkaakapitu" style:family="text">
      <style:text-properties fo:color="#93A1A1" fo:language="en" fo:country="GB"/>
    </style:style>
    <style:style style:name="T405" style:parent-style-name="Domyślnaczcionkaakapitu" style:family="text">
      <style:text-properties fo:color="#CB4B16" fo:language="en" fo:country="GB"/>
    </style:style>
    <style:style style:name="T406" style:parent-style-name="Domyślnaczcionkaakapitu" style:family="text">
      <style:text-properties fo:color="#CB4B16" fo:language="en" fo:country="GB"/>
    </style:style>
    <style:style style:name="T407" style:parent-style-name="Domyślnaczcionkaakapitu" style:family="text">
      <style:text-properties fo:color="#CB4B16" fo:language="en" fo:country="GB"/>
    </style:style>
    <style:style style:name="T408" style:parent-style-name="Domyślnaczcionkaakapitu" style:family="text">
      <style:text-properties fo:color="#CB4B16" fo:language="en" fo:country="GB"/>
    </style:style>
    <style:style style:name="T409" style:parent-style-name="Domyślnaczcionkaakapitu" style:family="text">
      <style:text-properties fo:color="#B58900" fo:language="en" fo:country="GB"/>
    </style:style>
    <style:style style:name="T410" style:parent-style-name="Domyślnaczcionkaakapitu" style:family="text">
      <style:text-properties fo:color="#CB4B16" fo:language="en" fo:country="GB"/>
    </style:style>
    <style:style style:name="T411" style:parent-style-name="Domyślnaczcionkaakapitu" style:family="text">
      <style:text-properties fo:color="#CB4B16" fo:language="en" fo:country="GB"/>
    </style:style>
    <style:style style:name="T412" style:parent-style-name="Domyślnaczcionkaakapitu" style:family="text">
      <style:text-properties fo:color="#CB4B16" fo:language="en" fo:country="GB"/>
    </style:style>
    <style:style style:name="T413" style:parent-style-name="Domyślnaczcionkaakapitu" style:family="text">
      <style:text-properties fo:color="#268BD2" fo:language="en" fo:country="GB"/>
    </style:style>
    <style:style style:name="T414" style:parent-style-name="Domyślnaczcionkaakapitu" style:family="text">
      <style:text-properties fo:color="#CB4B16" fo:language="en" fo:country="GB"/>
    </style:style>
    <style:style style:name="T415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416" style:parent-style-name="Domyślnaczcionkaakapitu" style:family="text">
      <style:text-properties fo:color="#CB4B16" fo:language="en" fo:country="GB"/>
    </style:style>
    <style:style style:name="T417" style:parent-style-name="Domyślnaczcionkaakapitu" style:family="text">
      <style:text-properties fo:color="#93A1A1" fo:language="en" fo:country="GB"/>
    </style:style>
    <style:style style:name="T418" style:parent-style-name="Domyślnaczcionkaakapitu" style:family="text">
      <style:text-properties fo:color="#93A1A1" fo:language="en" fo:country="GB"/>
    </style:style>
    <style:style style:name="T419" style:parent-style-name="Domyślnaczcionkaakapitu" style:family="text">
      <style:text-properties fo:color="#93A1A1" fo:language="en" fo:country="GB"/>
    </style:style>
    <style:style style:name="T420" style:parent-style-name="Domyślnaczcionkaakapitu" style:family="text">
      <style:text-properties fo:color="#CB4B16" fo:language="en" fo:country="GB"/>
    </style:style>
    <style:style style:name="T421" style:parent-style-name="Domyślnaczcionkaakapitu" style:family="text">
      <style:text-properties fo:color="#CB4B16" fo:language="en" fo:country="GB"/>
    </style:style>
    <style:style style:name="T422" style:parent-style-name="Domyślnaczcionkaakapitu" style:family="text">
      <style:text-properties fo:color="#CB4B16" fo:language="en" fo:country="GB"/>
    </style:style>
    <style:style style:name="T423" style:parent-style-name="Domyślnaczcionkaakapitu" style:family="text">
      <style:text-properties fo:color="#CB4B16" fo:language="en" fo:country="GB"/>
    </style:style>
    <style:style style:name="T424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425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426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427" style:parent-style-name="Domyślnaczcionkaakapitu" style:family="text">
      <style:text-properties fo:color="#CB4B16" fo:language="en" fo:country="GB"/>
    </style:style>
    <style:style style:name="T428" style:parent-style-name="Domyślnaczcionkaakapitu" style:family="text">
      <style:text-properties fo:color="#859900" fo:language="en" fo:country="GB"/>
    </style:style>
    <style:style style:name="T429" style:parent-style-name="Domyślnaczcionkaakapitu" style:family="text">
      <style:text-properties fo:color="#B58900" fo:language="en" fo:country="GB"/>
    </style:style>
    <style:style style:name="T430" style:parent-style-name="Domyślnaczcionkaakapitu" style:family="text">
      <style:text-properties fo:color="#CB4B16" fo:language="en" fo:country="GB"/>
    </style:style>
    <style:style style:name="T431" style:parent-style-name="Domyślnaczcionkaakapitu" style:family="text">
      <style:text-properties fo:color="#CB4B16" fo:language="en" fo:country="GB"/>
    </style:style>
    <style:style style:name="T432" style:parent-style-name="Domyślnaczcionkaakapitu" style:family="text">
      <style:text-properties fo:color="#CB4B16" fo:language="en" fo:country="GB"/>
    </style:style>
    <style:style style:name="T433" style:parent-style-name="Domyślnaczcionkaakapitu" style:family="text">
      <style:text-properties fo:color="#859900" fo:language="en" fo:country="GB"/>
    </style:style>
    <style:style style:name="T434" style:parent-style-name="Domyślnaczcionkaakapitu" style:family="text">
      <style:text-properties fo:color="#268BD2" fo:language="en" fo:country="GB"/>
    </style:style>
    <style:style style:name="T435" style:parent-style-name="Domyślnaczcionkaakapitu" style:family="text">
      <style:text-properties fo:color="#CB4B16" fo:language="en" fo:country="GB"/>
    </style:style>
    <style:style style:name="T436" style:parent-style-name="Domyślnaczcionkaakapitu" style:family="text">
      <style:text-properties fo:color="#268BD2" fo:language="en" fo:country="GB"/>
    </style:style>
    <style:style style:name="T437" style:parent-style-name="Domyślnaczcionkaakapitu" style:family="text">
      <style:text-properties fo:color="#93A1A1" fo:language="en" fo:country="GB"/>
    </style:style>
    <style:style style:name="T438" style:parent-style-name="Domyślnaczcionkaakapitu" style:family="text">
      <style:text-properties fo:color="#268BD2" fo:language="en" fo:country="GB"/>
    </style:style>
    <style:style style:name="T439" style:parent-style-name="Domyślnaczcionkaakapitu" style:family="text">
      <style:text-properties fo:color="#93A1A1" fo:language="en" fo:country="GB"/>
    </style:style>
    <style:style style:name="T440" style:parent-style-name="Domyślnaczcionkaakapitu" style:family="text">
      <style:text-properties fo:color="#D33682" fo:language="en" fo:country="GB"/>
    </style:style>
    <style:style style:name="T441" style:parent-style-name="Domyślnaczcionkaakapitu" style:family="text">
      <style:text-properties fo:color="#CB4B16" fo:language="en" fo:country="GB"/>
    </style:style>
    <style:style style:name="T442" style:parent-style-name="Domyślnaczcionkaakapitu" style:family="text">
      <style:text-properties fo:color="#93A1A1" fo:language="en" fo:country="GB"/>
    </style:style>
    <style:style style:name="T443" style:parent-style-name="Domyślnaczcionkaakapitu" style:family="text">
      <style:text-properties fo:color="#D33682" fo:language="en" fo:country="GB"/>
    </style:style>
    <style:style style:name="T444" style:parent-style-name="Domyślnaczcionkaakapitu" style:family="text">
      <style:text-properties fo:color="#93A1A1" fo:language="en" fo:country="GB"/>
    </style:style>
    <style:style style:name="T445" style:parent-style-name="Domyślnaczcionkaakapitu" style:family="text">
      <style:text-properties fo:color="#93A1A1" fo:language="en" fo:country="GB"/>
    </style:style>
    <style:style style:name="T446" style:parent-style-name="Domyślnaczcionkaakapitu" style:family="text">
      <style:text-properties fo:color="#93A1A1" fo:language="en" fo:country="GB"/>
    </style:style>
    <style:style style:name="T447" style:parent-style-name="Domyślnaczcionkaakapitu" style:family="text">
      <style:text-properties fo:color="#CB4B16" fo:language="en" fo:country="GB"/>
    </style:style>
    <style:style style:name="T448" style:parent-style-name="Domyślnaczcionkaakapitu" style:family="text">
      <style:text-properties fo:color="#CB4B16" fo:language="en" fo:country="GB"/>
    </style:style>
    <style:style style:name="T449" style:parent-style-name="Domyślnaczcionkaakapitu" style:family="text">
      <style:text-properties fo:color="#CB4B16" fo:language="en" fo:country="GB"/>
    </style:style>
    <style:style style:name="T450" style:parent-style-name="Domyślnaczcionkaakapitu" style:family="text">
      <style:text-properties fo:color="#CB4B16" fo:language="en" fo:country="GB"/>
    </style:style>
    <style:style style:name="T451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452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453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454" style:parent-style-name="Domyślnaczcionkaakapitu" style:family="text">
      <style:text-properties fo:color="#CB4B16" fo:language="en" fo:country="GB"/>
    </style:style>
    <style:style style:name="T455" style:parent-style-name="Domyślnaczcionkaakapitu" style:family="text">
      <style:text-properties fo:color="#859900" fo:language="en" fo:country="GB"/>
    </style:style>
    <style:style style:name="T456" style:parent-style-name="Domyślnaczcionkaakapitu" style:family="text">
      <style:text-properties fo:color="#B58900" fo:language="en" fo:country="GB"/>
    </style:style>
    <style:style style:name="T457" style:parent-style-name="Domyślnaczcionkaakapitu" style:family="text">
      <style:text-properties fo:color="#CB4B16" fo:language="en" fo:country="GB"/>
    </style:style>
    <style:style style:name="T458" style:parent-style-name="Domyślnaczcionkaakapitu" style:family="text">
      <style:text-properties fo:color="#CB4B16" fo:language="en" fo:country="GB"/>
    </style:style>
    <style:style style:name="T459" style:parent-style-name="Domyślnaczcionkaakapitu" style:family="text">
      <style:text-properties fo:color="#CB4B16" fo:language="en" fo:country="GB"/>
    </style:style>
    <style:style style:name="T460" style:parent-style-name="Domyślnaczcionkaakapitu" style:family="text">
      <style:text-properties fo:color="#859900" fo:language="en" fo:country="GB"/>
    </style:style>
    <style:style style:name="T461" style:parent-style-name="Domyślnaczcionkaakapitu" style:family="text">
      <style:text-properties fo:color="#268BD2" fo:language="en" fo:country="GB"/>
    </style:style>
    <style:style style:name="T462" style:parent-style-name="Domyślnaczcionkaakapitu" style:family="text">
      <style:text-properties fo:color="#CB4B16" fo:language="en" fo:country="GB"/>
    </style:style>
    <style:style style:name="T463" style:parent-style-name="Domyślnaczcionkaakapitu" style:family="text">
      <style:text-properties fo:color="#D33682" fo:language="en" fo:country="GB"/>
    </style:style>
    <style:style style:name="T464" style:parent-style-name="Domyślnaczcionkaakapitu" style:family="text">
      <style:text-properties fo:color="#CB4B16" fo:language="en" fo:country="GB"/>
    </style:style>
    <style:style style:name="T465" style:parent-style-name="Domyślnaczcionkaakapitu" style:family="text">
      <style:text-properties fo:color="#93A1A1" fo:language="en" fo:country="GB"/>
    </style:style>
    <style:style style:name="T466" style:parent-style-name="Domyślnaczcionkaakapitu" style:family="text">
      <style:text-properties fo:color="#D33682" fo:language="en" fo:country="GB"/>
    </style:style>
    <style:style style:name="T467" style:parent-style-name="Domyślnaczcionkaakapitu" style:family="text">
      <style:text-properties fo:color="#93A1A1" fo:language="en" fo:country="GB"/>
    </style:style>
    <style:style style:name="T468" style:parent-style-name="Domyślnaczcionkaakapitu" style:family="text">
      <style:text-properties fo:color="#93A1A1" fo:language="en" fo:country="GB"/>
    </style:style>
    <style:style style:name="T469" style:parent-style-name="Domyślnaczcionkaakapitu" style:family="text">
      <style:text-properties fo:color="#93A1A1" fo:language="en" fo:country="GB"/>
    </style:style>
    <style:style style:name="T470" style:parent-style-name="Domyślnaczcionkaakapitu" style:family="text">
      <style:text-properties fo:color="#CB4B16" fo:language="en" fo:country="GB"/>
    </style:style>
    <style:style style:name="T471" style:parent-style-name="Domyślnaczcionkaakapitu" style:family="text">
      <style:text-properties fo:color="#CB4B16" fo:language="en" fo:country="GB"/>
    </style:style>
    <style:style style:name="T472" style:parent-style-name="Domyślnaczcionkaakapitu" style:family="text">
      <style:text-properties fo:color="#CB4B16" fo:language="en" fo:country="GB"/>
    </style:style>
    <style:style style:name="T473" style:parent-style-name="Domyślnaczcionkaakapitu" style:family="text">
      <style:text-properties fo:color="#CB4B16" fo:language="en" fo:country="GB"/>
    </style:style>
    <style:style style:name="T474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475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476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477" style:parent-style-name="Domyślnaczcionkaakapitu" style:family="text">
      <style:text-properties fo:color="#CB4B16" fo:language="en" fo:country="GB"/>
    </style:style>
    <style:style style:name="T478" style:parent-style-name="Domyślnaczcionkaakapitu" style:family="text">
      <style:text-properties fo:color="#268BD2" fo:language="en" fo:country="GB"/>
    </style:style>
    <style:style style:name="T479" style:parent-style-name="Domyślnaczcionkaakapitu" style:family="text">
      <style:text-properties fo:color="#B58900" fo:language="en" fo:country="GB"/>
    </style:style>
    <style:style style:name="T480" style:parent-style-name="Domyślnaczcionkaakapitu" style:family="text">
      <style:text-properties fo:color="#CB4B16" fo:language="en" fo:country="GB"/>
    </style:style>
    <style:style style:name="T481" style:parent-style-name="Domyślnaczcionkaakapitu" style:family="text">
      <style:text-properties fo:color="#859900" fo:language="en" fo:country="GB"/>
    </style:style>
    <style:style style:name="T482" style:parent-style-name="Domyślnaczcionkaakapitu" style:family="text">
      <style:text-properties fo:color="#CB4B16" fo:language="en" fo:country="GB"/>
    </style:style>
    <style:style style:name="T483" style:parent-style-name="Domyślnaczcionkaakapitu" style:family="text">
      <style:text-properties fo:color="#CB4B16" fo:language="en" fo:country="GB"/>
    </style:style>
    <style:style style:name="T484" style:parent-style-name="Domyślnaczcionkaakapitu" style:family="text">
      <style:text-properties fo:color="#CB4B16" fo:language="en" fo:country="GB"/>
    </style:style>
    <style:style style:name="T485" style:parent-style-name="Domyślnaczcionkaakapitu" style:family="text">
      <style:text-properties fo:color="#859900" fo:language="en" fo:country="GB"/>
    </style:style>
    <style:style style:name="T486" style:parent-style-name="Domyślnaczcionkaakapitu" style:family="text">
      <style:text-properties fo:color="#CB4B16" fo:language="en" fo:country="GB"/>
    </style:style>
    <style:style style:name="T487" style:parent-style-name="Domyślnaczcionkaakapitu" style:family="text">
      <style:text-properties fo:color="#B58900" fo:language="en" fo:country="GB"/>
    </style:style>
    <style:style style:name="T488" style:parent-style-name="Domyślnaczcionkaakapitu" style:family="text">
      <style:text-properties fo:color="#CB4B16" fo:language="en" fo:country="GB"/>
    </style:style>
    <style:style style:name="T489" style:parent-style-name="Domyślnaczcionkaakapitu" style:family="text">
      <style:text-properties fo:color="#CB4B16" fo:language="en" fo:country="GB"/>
    </style:style>
    <style:style style:name="T490" style:parent-style-name="Domyślnaczcionkaakapitu" style:family="text">
      <style:text-properties fo:color="#CB4B16" fo:language="en" fo:country="GB"/>
    </style:style>
    <style:style style:name="T491" style:parent-style-name="Domyślnaczcionkaakapitu" style:family="text">
      <style:text-properties fo:color="#859900" fo:language="en" fo:country="GB"/>
    </style:style>
    <style:style style:name="T492" style:parent-style-name="Domyślnaczcionkaakapitu" style:family="text">
      <style:text-properties fo:color="#859900" fo:language="en" fo:country="GB"/>
    </style:style>
    <style:style style:name="T493" style:parent-style-name="Domyślnaczcionkaakapitu" style:family="text">
      <style:text-properties fo:color="#B58900" fo:language="en" fo:country="GB"/>
    </style:style>
    <style:style style:name="T494" style:parent-style-name="Domyślnaczcionkaakapitu" style:family="text">
      <style:text-properties fo:color="#CB4B16" fo:language="en" fo:country="GB"/>
    </style:style>
    <style:style style:name="T495" style:parent-style-name="Domyślnaczcionkaakapitu" style:family="text">
      <style:text-properties fo:color="#93A1A1" fo:language="en" fo:country="GB"/>
    </style:style>
    <style:style style:name="T496" style:parent-style-name="Domyślnaczcionkaakapitu" style:family="text">
      <style:text-properties fo:color="#93A1A1" fo:language="en" fo:country="GB"/>
    </style:style>
    <style:style style:name="T497" style:parent-style-name="Domyślnaczcionkaakapitu" style:family="text">
      <style:text-properties fo:color="#93A1A1" fo:language="en" fo:country="GB"/>
    </style:style>
    <style:style style:name="T498" style:parent-style-name="Domyślnaczcionkaakapitu" style:family="text">
      <style:text-properties fo:color="#268BD2" fo:language="en" fo:country="GB"/>
    </style:style>
    <style:style style:name="T499" style:parent-style-name="Domyślnaczcionkaakapitu" style:family="text">
      <style:text-properties fo:color="#93A1A1" fo:language="en" fo:country="GB"/>
    </style:style>
    <style:style style:name="T500" style:parent-style-name="Domyślnaczcionkaakapitu" style:family="text">
      <style:text-properties fo:color="#268BD2" fo:language="en" fo:country="GB"/>
    </style:style>
    <style:style style:name="T501" style:parent-style-name="Domyślnaczcionkaakapitu" style:family="text">
      <style:text-properties fo:color="#CB4B16" fo:language="en" fo:country="GB"/>
    </style:style>
    <style:style style:name="T502" style:parent-style-name="Domyślnaczcionkaakapitu" style:family="text">
      <style:text-properties fo:color="#268BD2" fo:language="en" fo:country="GB"/>
    </style:style>
    <style:style style:name="T503" style:parent-style-name="Domyślnaczcionkaakapitu" style:family="text">
      <style:text-properties fo:color="#93A1A1" fo:language="en" fo:country="GB"/>
    </style:style>
    <style:style style:name="T504" style:parent-style-name="Domyślnaczcionkaakapitu" style:family="text">
      <style:text-properties fo:color="#268BD2" fo:language="en" fo:country="GB"/>
    </style:style>
    <style:style style:name="T505" style:parent-style-name="Domyślnaczcionkaakapitu" style:family="text">
      <style:text-properties fo:color="#93A1A1" fo:language="en" fo:country="GB"/>
    </style:style>
    <style:style style:name="T506" style:parent-style-name="Domyślnaczcionkaakapitu" style:family="text">
      <style:text-properties fo:color="#D33682" fo:language="en" fo:country="GB"/>
    </style:style>
    <style:style style:name="T507" style:parent-style-name="Domyślnaczcionkaakapitu" style:family="text">
      <style:text-properties fo:color="#CB4B16" fo:language="en" fo:country="GB"/>
    </style:style>
    <style:style style:name="T508" style:parent-style-name="Domyślnaczcionkaakapitu" style:family="text">
      <style:text-properties fo:color="#93A1A1" fo:language="en" fo:country="GB"/>
    </style:style>
    <style:style style:name="T509" style:parent-style-name="Domyślnaczcionkaakapitu" style:family="text">
      <style:text-properties fo:color="#93A1A1" fo:language="en" fo:country="GB"/>
    </style:style>
    <style:style style:name="T510" style:parent-style-name="Domyślnaczcionkaakapitu" style:family="text">
      <style:text-properties fo:color="#93A1A1" fo:language="en" fo:country="GB"/>
    </style:style>
    <style:style style:name="T511" style:parent-style-name="Domyślnaczcionkaakapitu" style:family="text">
      <style:text-properties fo:color="#859900" fo:language="en" fo:country="GB"/>
    </style:style>
    <style:style style:name="T512" style:parent-style-name="Domyślnaczcionkaakapitu" style:family="text">
      <style:text-properties fo:color="#CB4B16" fo:language="en" fo:country="GB"/>
    </style:style>
    <style:style style:name="T513" style:parent-style-name="Domyślnaczcionkaakapitu" style:family="text">
      <style:text-properties fo:color="#859900" fo:language="en" fo:country="GB"/>
    </style:style>
    <style:style style:name="T514" style:parent-style-name="Domyślnaczcionkaakapitu" style:family="text">
      <style:text-properties fo:color="#268BD2" fo:language="en" fo:country="GB"/>
    </style:style>
    <style:style style:name="T515" style:parent-style-name="Domyślnaczcionkaakapitu" style:family="text">
      <style:text-properties fo:color="#93A1A1" fo:language="en" fo:country="GB"/>
    </style:style>
    <style:style style:name="T516" style:parent-style-name="Domyślnaczcionkaakapitu" style:family="text">
      <style:text-properties fo:color="#268BD2" fo:language="en" fo:country="GB"/>
    </style:style>
    <style:style style:name="T517" style:parent-style-name="Domyślnaczcionkaakapitu" style:family="text">
      <style:text-properties fo:color="#93A1A1" fo:language="en" fo:country="GB"/>
    </style:style>
    <style:style style:name="T518" style:parent-style-name="Domyślnaczcionkaakapitu" style:family="text">
      <style:text-properties fo:color="#268BD2" fo:language="en" fo:country="GB"/>
    </style:style>
    <style:style style:name="T519" style:parent-style-name="Domyślnaczcionkaakapitu" style:family="text">
      <style:text-properties fo:color="#93A1A1" fo:language="en" fo:country="GB"/>
    </style:style>
    <style:style style:name="T520" style:parent-style-name="Domyślnaczcionkaakapitu" style:family="text">
      <style:text-properties fo:color="#D33682" fo:language="en" fo:country="GB"/>
    </style:style>
    <style:style style:name="T521" style:parent-style-name="Domyślnaczcionkaakapitu" style:family="text">
      <style:text-properties fo:color="#93A1A1" fo:language="en" fo:country="GB"/>
    </style:style>
    <style:style style:name="T522" style:parent-style-name="Domyślnaczcionkaakapitu" style:family="text">
      <style:text-properties fo:color="#268BD2" fo:language="en" fo:country="GB"/>
    </style:style>
    <style:style style:name="T523" style:parent-style-name="Domyślnaczcionkaakapitu" style:family="text">
      <style:text-properties fo:color="#93A1A1" fo:language="en" fo:country="GB"/>
    </style:style>
    <style:style style:name="T524" style:parent-style-name="Domyślnaczcionkaakapitu" style:family="text">
      <style:text-properties fo:color="#D33682" fo:language="en" fo:country="GB"/>
    </style:style>
    <style:style style:name="T525" style:parent-style-name="Domyślnaczcionkaakapitu" style:family="text">
      <style:text-properties fo:color="#93A1A1" fo:language="en" fo:country="GB"/>
    </style:style>
    <style:style style:name="T526" style:parent-style-name="Domyślnaczcionkaakapitu" style:family="text">
      <style:text-properties fo:color="#268BD2" fo:language="en" fo:country="GB"/>
    </style:style>
    <style:style style:name="T527" style:parent-style-name="Domyślnaczcionkaakapitu" style:family="text">
      <style:text-properties fo:color="#93A1A1" fo:language="en" fo:country="GB"/>
    </style:style>
    <style:style style:name="T528" style:parent-style-name="Domyślnaczcionkaakapitu" style:family="text">
      <style:text-properties fo:color="#CB4B16" fo:language="en" fo:country="GB"/>
    </style:style>
    <style:style style:name="T529" style:parent-style-name="Domyślnaczcionkaakapitu" style:family="text">
      <style:text-properties fo:color="#CB4B16" fo:language="en" fo:country="GB"/>
    </style:style>
    <style:style style:name="T530" style:parent-style-name="Domyślnaczcionkaakapitu" style:family="text">
      <style:text-properties fo:color="#CB4B16" fo:language="en" fo:country="GB"/>
    </style:style>
    <style:style style:name="T531" style:parent-style-name="Domyślnaczcionkaakapitu" style:family="text">
      <style:text-properties fo:color="#268BD2" fo:language="en" fo:country="GB"/>
    </style:style>
    <style:style style:name="T532" style:parent-style-name="Domyślnaczcionkaakapitu" style:family="text">
      <style:text-properties fo:color="#CB4B16" fo:language="en" fo:country="GB"/>
    </style:style>
    <style:style style:name="T533" style:parent-style-name="Domyślnaczcionkaakapitu" style:family="text">
      <style:text-properties fo:color="#268BD2" fo:language="en" fo:country="GB"/>
    </style:style>
    <style:style style:name="T534" style:parent-style-name="Domyślnaczcionkaakapitu" style:family="text">
      <style:text-properties fo:color="#CB4B16" fo:language="en" fo:country="GB"/>
    </style:style>
    <style:style style:name="T535" style:parent-style-name="Domyślnaczcionkaakapitu" style:family="text">
      <style:text-properties fo:color="#93A1A1" fo:language="en" fo:country="GB"/>
    </style:style>
    <style:style style:name="T536" style:parent-style-name="Domyślnaczcionkaakapitu" style:family="text">
      <style:text-properties fo:color="#268BD2" fo:language="en" fo:country="GB"/>
    </style:style>
    <style:style style:name="T537" style:parent-style-name="Domyślnaczcionkaakapitu" style:family="text">
      <style:text-properties fo:color="#CB4B16" fo:language="en" fo:country="GB"/>
    </style:style>
    <style:style style:name="T538" style:parent-style-name="Domyślnaczcionkaakapitu" style:family="text">
      <style:text-properties fo:color="#268BD2" fo:language="en" fo:country="GB"/>
    </style:style>
    <style:style style:name="T539" style:parent-style-name="Domyślnaczcionkaakapitu" style:family="text">
      <style:text-properties fo:color="#93A1A1" fo:language="en" fo:country="GB"/>
    </style:style>
    <style:style style:name="T540" style:parent-style-name="Domyślnaczcionkaakapitu" style:family="text">
      <style:text-properties fo:color="#D33682" fo:language="en" fo:country="GB"/>
    </style:style>
    <style:style style:name="T541" style:parent-style-name="Domyślnaczcionkaakapitu" style:family="text">
      <style:text-properties fo:color="#CB4B16" fo:language="en" fo:country="GB"/>
    </style:style>
    <style:style style:name="T542" style:parent-style-name="Domyślnaczcionkaakapitu" style:family="text">
      <style:text-properties fo:color="#93A1A1" fo:language="en" fo:country="GB"/>
    </style:style>
    <style:style style:name="T543" style:parent-style-name="Domyślnaczcionkaakapitu" style:family="text">
      <style:text-properties fo:color="#93A1A1" fo:language="en" fo:country="GB"/>
    </style:style>
    <style:style style:name="T544" style:parent-style-name="Domyślnaczcionkaakapitu" style:family="text">
      <style:text-properties fo:color="#93A1A1" fo:language="en" fo:country="GB"/>
    </style:style>
    <style:style style:name="T545" style:parent-style-name="Domyślnaczcionkaakapitu" style:family="text">
      <style:text-properties fo:color="#CB4B16" fo:language="en" fo:country="GB"/>
    </style:style>
    <style:style style:name="T546" style:parent-style-name="Domyślnaczcionkaakapitu" style:family="text">
      <style:text-properties fo:color="#CB4B16" fo:language="en" fo:country="GB"/>
    </style:style>
    <style:style style:name="T547" style:parent-style-name="Domyślnaczcionkaakapitu" style:family="text">
      <style:text-properties fo:color="#CB4B16" fo:language="en" fo:country="GB"/>
    </style:style>
    <style:style style:name="T548" style:parent-style-name="Domyślnaczcionkaakapitu" style:family="text">
      <style:text-properties fo:color="#268BD2" fo:language="en" fo:country="GB"/>
    </style:style>
    <style:style style:name="T549" style:parent-style-name="Domyślnaczcionkaakapitu" style:family="text">
      <style:text-properties fo:color="#CB4B16" fo:language="en" fo:country="GB"/>
    </style:style>
    <style:style style:name="T550" style:parent-style-name="Domyślnaczcionkaakapitu" style:family="text">
      <style:text-properties fo:color="#D33682" fo:language="en" fo:country="GB"/>
    </style:style>
    <style:style style:name="T551" style:parent-style-name="Domyślnaczcionkaakapitu" style:family="text">
      <style:text-properties fo:color="#CB4B16" fo:language="en" fo:country="GB"/>
    </style:style>
    <style:style style:name="T552" style:parent-style-name="Domyślnaczcionkaakapitu" style:family="text">
      <style:text-properties fo:color="#93A1A1" fo:language="en" fo:country="GB"/>
    </style:style>
    <style:style style:name="T553" style:parent-style-name="Domyślnaczcionkaakapitu" style:family="text">
      <style:text-properties fo:color="#D33682" fo:language="en" fo:country="GB"/>
    </style:style>
    <style:style style:name="T554" style:parent-style-name="Domyślnaczcionkaakapitu" style:family="text">
      <style:text-properties fo:color="#93A1A1" fo:language="en" fo:country="GB"/>
    </style:style>
    <style:style style:name="T555" style:parent-style-name="Domyślnaczcionkaakapitu" style:family="text">
      <style:text-properties fo:color="#93A1A1" fo:language="en" fo:country="GB"/>
    </style:style>
    <style:style style:name="T556" style:parent-style-name="Domyślnaczcionkaakapitu" style:family="text">
      <style:text-properties fo:color="#93A1A1" fo:language="en" fo:country="GB"/>
    </style:style>
    <style:style style:name="T557" style:parent-style-name="Domyślnaczcionkaakapitu" style:family="text">
      <style:text-properties fo:color="#268BD2" fo:language="en" fo:country="GB"/>
    </style:style>
    <style:style style:name="T558" style:parent-style-name="Domyślnaczcionkaakapitu" style:family="text">
      <style:text-properties fo:color="#93A1A1" fo:language="en" fo:country="GB"/>
    </style:style>
    <style:style style:name="T559" style:parent-style-name="Domyślnaczcionkaakapitu" style:family="text">
      <style:text-properties fo:color="#93A1A1" fo:language="en" fo:country="GB"/>
    </style:style>
    <style:style style:name="T560" style:parent-style-name="Domyślnaczcionkaakapitu" style:family="text">
      <style:text-properties fo:color="#93A1A1" fo:language="en" fo:country="GB"/>
    </style:style>
    <style:style style:name="T561" style:parent-style-name="Domyślnaczcionkaakapitu" style:family="text">
      <style:text-properties fo:color="#93A1A1" fo:language="en" fo:country="GB"/>
    </style:style>
    <style:style style:name="T562" style:parent-style-name="Domyślnaczcionkaakapitu" style:family="text">
      <style:text-properties fo:color="#859900" fo:language="en" fo:country="GB"/>
    </style:style>
    <style:style style:name="T563" style:parent-style-name="Domyślnaczcionkaakapitu" style:family="text">
      <style:text-properties fo:color="#268BD2" fo:language="en" fo:country="GB"/>
    </style:style>
    <style:style style:name="T564" style:parent-style-name="Domyślnaczcionkaakapitu" style:family="text">
      <style:text-properties fo:color="#93A1A1" fo:language="en" fo:country="GB"/>
    </style:style>
    <style:style style:name="T565" style:parent-style-name="Domyślnaczcionkaakapitu" style:family="text">
      <style:text-properties fo:color="#93A1A1" fo:language="en" fo:country="GB"/>
    </style:style>
    <style:style style:name="T566" style:parent-style-name="Domyślnaczcionkaakapitu" style:family="text">
      <style:text-properties fo:color="#93A1A1" fo:language="en" fo:country="GB"/>
    </style:style>
    <style:style style:name="T567" style:parent-style-name="Domyślnaczcionkaakapitu" style:family="text">
      <style:text-properties fo:color="#CB4B16" fo:language="en" fo:country="GB"/>
    </style:style>
    <style:style style:name="T568" style:parent-style-name="Domyślnaczcionkaakapitu" style:family="text">
      <style:text-properties fo:color="#CB4B16" fo:language="en" fo:country="GB"/>
    </style:style>
    <style:style style:name="T569" style:parent-style-name="Domyślnaczcionkaakapitu" style:family="text">
      <style:text-properties fo:color="#CB4B16" fo:language="en" fo:country="GB"/>
    </style:style>
    <style:style style:name="T570" style:parent-style-name="Domyślnaczcionkaakapitu" style:family="text">
      <style:text-properties fo:color="#CB4B16" fo:language="en" fo:country="GB"/>
    </style:style>
    <style:style style:name="T571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572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573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574" style:parent-style-name="Domyślnaczcionkaakapitu" style:family="text">
      <style:text-properties fo:color="#CB4B16" fo:language="en" fo:country="GB"/>
    </style:style>
    <style:style style:name="T575" style:parent-style-name="Domyślnaczcionkaakapitu" style:family="text">
      <style:text-properties fo:color="#859900" fo:language="en" fo:country="GB"/>
    </style:style>
    <style:style style:name="T576" style:parent-style-name="Domyślnaczcionkaakapitu" style:family="text">
      <style:text-properties fo:color="#B58900" fo:language="en" fo:country="GB"/>
    </style:style>
    <style:style style:name="T577" style:parent-style-name="Domyślnaczcionkaakapitu" style:family="text">
      <style:text-properties fo:color="#CB4B16" fo:language="en" fo:country="GB"/>
    </style:style>
    <style:style style:name="T578" style:parent-style-name="Domyślnaczcionkaakapitu" style:family="text">
      <style:text-properties fo:color="#268BD2" fo:language="en" fo:country="GB"/>
    </style:style>
    <style:style style:name="T579" style:parent-style-name="Domyślnaczcionkaakapitu" style:family="text">
      <style:text-properties fo:color="#93A1A1" fo:language="en" fo:country="GB"/>
    </style:style>
    <style:style style:name="T580" style:parent-style-name="Domyślnaczcionkaakapitu" style:family="text">
      <style:text-properties fo:color="#CB4B16" fo:language="en" fo:country="GB"/>
    </style:style>
    <style:style style:name="T581" style:parent-style-name="Domyślnaczcionkaakapitu" style:family="text">
      <style:text-properties fo:color="#859900" fo:language="en" fo:country="GB"/>
    </style:style>
    <style:style style:name="T582" style:parent-style-name="Domyślnaczcionkaakapitu" style:family="text">
      <style:text-properties fo:color="#CB4B16" fo:language="en" fo:country="GB"/>
    </style:style>
    <style:style style:name="T583" style:parent-style-name="Domyślnaczcionkaakapitu" style:family="text">
      <style:text-properties fo:color="#CB4B16" fo:language="en" fo:country="GB"/>
    </style:style>
    <style:style style:name="T584" style:parent-style-name="Domyślnaczcionkaakapitu" style:family="text">
      <style:text-properties fo:color="#CB4B16" fo:language="en" fo:country="GB"/>
    </style:style>
    <style:style style:name="T585" style:parent-style-name="Domyślnaczcionkaakapitu" style:family="text">
      <style:text-properties fo:color="#859900" fo:language="en" fo:country="GB"/>
    </style:style>
    <style:style style:name="T586" style:parent-style-name="Domyślnaczcionkaakapitu" style:family="text">
      <style:text-properties fo:color="#CB4B16" fo:language="en" fo:country="GB"/>
    </style:style>
    <style:style style:name="T587" style:parent-style-name="Domyślnaczcionkaakapitu" style:family="text">
      <style:text-properties fo:color="#B58900" fo:language="en" fo:country="GB"/>
    </style:style>
    <style:style style:name="T588" style:parent-style-name="Domyślnaczcionkaakapitu" style:family="text">
      <style:text-properties fo:color="#CB4B16" fo:language="en" fo:country="GB"/>
    </style:style>
    <style:style style:name="T589" style:parent-style-name="Domyślnaczcionkaakapitu" style:family="text">
      <style:text-properties fo:color="#CB4B16" fo:language="en" fo:country="GB"/>
    </style:style>
    <style:style style:name="T590" style:parent-style-name="Domyślnaczcionkaakapitu" style:family="text">
      <style:text-properties fo:color="#CB4B16" fo:language="en" fo:country="GB"/>
    </style:style>
    <style:style style:name="T591" style:parent-style-name="Domyślnaczcionkaakapitu" style:family="text">
      <style:text-properties fo:color="#859900" fo:language="en" fo:country="GB"/>
    </style:style>
    <style:style style:name="T592" style:parent-style-name="Domyślnaczcionkaakapitu" style:family="text">
      <style:text-properties fo:color="#B58900" fo:language="en" fo:country="GB"/>
    </style:style>
    <style:style style:name="T593" style:parent-style-name="Domyślnaczcionkaakapitu" style:family="text">
      <style:text-properties fo:color="#CB4B16" fo:language="en" fo:country="GB"/>
    </style:style>
    <style:style style:name="T594" style:parent-style-name="Domyślnaczcionkaakapitu" style:family="text">
      <style:text-properties fo:color="#93A1A1" fo:language="en" fo:country="GB"/>
    </style:style>
    <style:style style:name="T595" style:parent-style-name="Domyślnaczcionkaakapitu" style:family="text">
      <style:text-properties fo:color="#93A1A1" fo:language="en" fo:country="GB"/>
    </style:style>
    <style:style style:name="T596" style:parent-style-name="Domyślnaczcionkaakapitu" style:family="text">
      <style:text-properties fo:color="#93A1A1" fo:language="en" fo:country="GB"/>
    </style:style>
    <style:style style:name="T597" style:parent-style-name="Domyślnaczcionkaakapitu" style:family="text">
      <style:text-properties fo:color="#268BD2" fo:language="en" fo:country="GB"/>
    </style:style>
    <style:style style:name="T598" style:parent-style-name="Domyślnaczcionkaakapitu" style:family="text">
      <style:text-properties fo:color="#CB4B16" fo:language="en" fo:country="GB"/>
    </style:style>
    <style:style style:name="T599" style:parent-style-name="Domyślnaczcionkaakapitu" style:family="text">
      <style:text-properties fo:color="#93A1A1" fo:language="en" fo:country="GB"/>
    </style:style>
    <style:style style:name="T600" style:parent-style-name="Domyślnaczcionkaakapitu" style:family="text">
      <style:text-properties fo:color="#268BD2" fo:language="en" fo:country="GB"/>
    </style:style>
    <style:style style:name="T601" style:parent-style-name="Domyślnaczcionkaakapitu" style:family="text">
      <style:text-properties fo:color="#CB4B16" fo:language="en" fo:country="GB"/>
    </style:style>
    <style:style style:name="T602" style:parent-style-name="Domyślnaczcionkaakapitu" style:family="text">
      <style:text-properties fo:color="#93A1A1" fo:language="en" fo:country="GB"/>
    </style:style>
    <style:style style:name="T603" style:parent-style-name="Domyślnaczcionkaakapitu" style:family="text">
      <style:text-properties fo:color="#93A1A1" fo:language="en" fo:country="GB"/>
    </style:style>
    <style:style style:name="T604" style:parent-style-name="Domyślnaczcionkaakapitu" style:family="text">
      <style:text-properties fo:color="#93A1A1" fo:language="en" fo:country="GB"/>
    </style:style>
    <style:style style:name="T605" style:parent-style-name="Domyślnaczcionkaakapitu" style:family="text">
      <style:text-properties fo:color="#CB4B16" fo:language="en" fo:country="GB"/>
    </style:style>
    <style:style style:name="T606" style:parent-style-name="Domyślnaczcionkaakapitu" style:family="text">
      <style:text-properties fo:color="#CB4B16" fo:language="en" fo:country="GB"/>
    </style:style>
    <style:style style:name="T607" style:parent-style-name="Domyślnaczcionkaakapitu" style:family="text">
      <style:text-properties fo:color="#CB4B16" fo:language="en" fo:country="GB"/>
    </style:style>
    <style:style style:name="T608" style:parent-style-name="Domyślnaczcionkaakapitu" style:family="text">
      <style:text-properties fo:color="#CB4B16" fo:language="en" fo:country="GB"/>
    </style:style>
    <style:style style:name="T609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610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611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612" style:parent-style-name="Domyślnaczcionkaakapitu" style:family="text">
      <style:text-properties fo:color="#CB4B16" fo:language="en" fo:country="GB"/>
    </style:style>
    <style:style style:name="T613" style:parent-style-name="Domyślnaczcionkaakapitu" style:family="text">
      <style:text-properties fo:color="#859900" fo:language="en" fo:country="GB"/>
    </style:style>
    <style:style style:name="T614" style:parent-style-name="Domyślnaczcionkaakapitu" style:family="text">
      <style:text-properties fo:color="#B58900" fo:language="en" fo:country="GB"/>
    </style:style>
    <style:style style:name="T615" style:parent-style-name="Domyślnaczcionkaakapitu" style:family="text">
      <style:text-properties fo:color="#CB4B16" fo:language="en" fo:country="GB"/>
    </style:style>
    <style:style style:name="T616" style:parent-style-name="Domyślnaczcionkaakapitu" style:family="text">
      <style:text-properties fo:color="#CB4B16" fo:language="en" fo:country="GB"/>
    </style:style>
    <style:style style:name="T617" style:parent-style-name="Domyślnaczcionkaakapitu" style:family="text">
      <style:text-properties fo:color="#CB4B16" fo:language="en" fo:country="GB"/>
    </style:style>
    <style:style style:name="T618" style:parent-style-name="Domyślnaczcionkaakapitu" style:family="text">
      <style:text-properties fo:color="#859900" fo:language="en" fo:country="GB"/>
    </style:style>
    <style:style style:name="T619" style:parent-style-name="Domyślnaczcionkaakapitu" style:family="text">
      <style:text-properties fo:color="#CB4B16" fo:language="en" fo:country="GB"/>
    </style:style>
    <style:style style:name="T620" style:parent-style-name="Domyślnaczcionkaakapitu" style:family="text">
      <style:text-properties fo:color="#268BD2" fo:language="en" fo:country="GB"/>
    </style:style>
    <style:style style:name="T621" style:parent-style-name="Domyślnaczcionkaakapitu" style:family="text">
      <style:text-properties fo:color="#93A1A1" fo:language="en" fo:country="GB"/>
    </style:style>
    <style:style style:name="T622" style:parent-style-name="Domyślnaczcionkaakapitu" style:family="text">
      <style:text-properties fo:color="#268BD2" fo:language="en" fo:country="GB"/>
    </style:style>
    <style:style style:name="T623" style:parent-style-name="Domyślnaczcionkaakapitu" style:family="text">
      <style:text-properties fo:color="#93A1A1" fo:language="en" fo:country="GB"/>
    </style:style>
    <style:style style:name="T624" style:parent-style-name="Domyślnaczcionkaakapitu" style:family="text">
      <style:text-properties fo:color="#268BD2" fo:language="en" fo:country="GB"/>
    </style:style>
    <style:style style:name="T625" style:parent-style-name="Domyślnaczcionkaakapitu" style:family="text">
      <style:text-properties fo:color="#CB4B16" fo:language="en" fo:country="GB"/>
    </style:style>
    <style:style style:name="T626" style:parent-style-name="Domyślnaczcionkaakapitu" style:family="text">
      <style:text-properties fo:color="#93A1A1" fo:language="en" fo:country="GB"/>
    </style:style>
    <style:style style:name="T627" style:parent-style-name="Domyślnaczcionkaakapitu" style:family="text">
      <style:text-properties fo:color="#268BD2" fo:language="en" fo:country="GB"/>
    </style:style>
    <style:style style:name="T628" style:parent-style-name="Domyślnaczcionkaakapitu" style:family="text">
      <style:text-properties fo:color="#93A1A1" fo:language="en" fo:country="GB"/>
    </style:style>
    <style:style style:name="T629" style:parent-style-name="Domyślnaczcionkaakapitu" style:family="text">
      <style:text-properties fo:color="#268BD2" fo:language="en" fo:country="GB"/>
    </style:style>
    <style:style style:name="T630" style:parent-style-name="Domyślnaczcionkaakapitu" style:family="text">
      <style:text-properties fo:color="#93A1A1" fo:language="en" fo:country="GB"/>
    </style:style>
    <style:style style:name="T631" style:parent-style-name="Domyślnaczcionkaakapitu" style:family="text">
      <style:text-properties fo:color="#93A1A1" fo:language="en" fo:country="GB"/>
    </style:style>
    <style:style style:name="T632" style:parent-style-name="Domyślnaczcionkaakapitu" style:family="text">
      <style:text-properties fo:color="#93A1A1" fo:language="en" fo:country="GB"/>
    </style:style>
    <style:style style:name="T633" style:parent-style-name="Domyślnaczcionkaakapitu" style:family="text">
      <style:text-properties fo:color="#CB4B16" fo:language="en" fo:country="GB"/>
    </style:style>
    <style:style style:name="T634" style:parent-style-name="Domyślnaczcionkaakapitu" style:family="text">
      <style:text-properties fo:color="#CB4B16" fo:language="en" fo:country="GB"/>
    </style:style>
    <style:style style:name="T635" style:parent-style-name="Domyślnaczcionkaakapitu" style:family="text">
      <style:text-properties fo:color="#CB4B16" fo:language="en" fo:country="GB"/>
    </style:style>
    <style:style style:name="T636" style:parent-style-name="Domyślnaczcionkaakapitu" style:family="text">
      <style:text-properties fo:color="#CB4B16" fo:language="en" fo:country="GB"/>
    </style:style>
    <style:style style:name="T637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638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639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640" style:parent-style-name="Domyślnaczcionkaakapitu" style:family="text">
      <style:text-properties fo:color="#CB4B16" fo:language="en" fo:country="GB"/>
    </style:style>
    <style:style style:name="T641" style:parent-style-name="Domyślnaczcionkaakapitu" style:family="text">
      <style:text-properties fo:color="#268BD2" fo:language="en" fo:country="GB"/>
    </style:style>
    <style:style style:name="T642" style:parent-style-name="Domyślnaczcionkaakapitu" style:family="text">
      <style:text-properties fo:color="#B58900" fo:language="en" fo:country="GB"/>
    </style:style>
    <style:style style:name="T643" style:parent-style-name="Domyślnaczcionkaakapitu" style:family="text">
      <style:text-properties fo:color="#CB4B16" fo:language="en" fo:country="GB"/>
    </style:style>
    <style:style style:name="T644" style:parent-style-name="Domyślnaczcionkaakapitu" style:family="text">
      <style:text-properties fo:color="#859900" fo:language="en" fo:country="GB"/>
    </style:style>
    <style:style style:name="T645" style:parent-style-name="Domyślnaczcionkaakapitu" style:family="text">
      <style:text-properties fo:color="#CB4B16" fo:language="en" fo:country="GB"/>
    </style:style>
    <style:style style:name="T646" style:parent-style-name="Domyślnaczcionkaakapitu" style:family="text">
      <style:text-properties fo:color="#CB4B16" fo:language="en" fo:country="GB"/>
    </style:style>
    <style:style style:name="T647" style:parent-style-name="Domyślnaczcionkaakapitu" style:family="text">
      <style:text-properties fo:color="#CB4B16" fo:language="en" fo:country="GB"/>
    </style:style>
    <style:style style:name="T648" style:parent-style-name="Domyślnaczcionkaakapitu" style:family="text">
      <style:text-properties fo:color="#859900" fo:language="en" fo:country="GB"/>
    </style:style>
    <style:style style:name="T649" style:parent-style-name="Domyślnaczcionkaakapitu" style:family="text">
      <style:text-properties fo:color="#CB4B16" fo:language="en" fo:country="GB"/>
    </style:style>
    <style:style style:name="T650" style:parent-style-name="Domyślnaczcionkaakapitu" style:family="text">
      <style:text-properties fo:color="#B58900" fo:language="en" fo:country="GB"/>
    </style:style>
    <style:style style:name="T651" style:parent-style-name="Domyślnaczcionkaakapitu" style:family="text">
      <style:text-properties fo:color="#CB4B16" fo:language="en" fo:country="GB"/>
    </style:style>
    <style:style style:name="T652" style:parent-style-name="Domyślnaczcionkaakapitu" style:family="text">
      <style:text-properties fo:color="#CB4B16" fo:language="en" fo:country="GB"/>
    </style:style>
    <style:style style:name="T653" style:parent-style-name="Domyślnaczcionkaakapitu" style:family="text">
      <style:text-properties fo:color="#CB4B16" fo:language="en" fo:country="GB"/>
    </style:style>
    <style:style style:name="T654" style:parent-style-name="Domyślnaczcionkaakapitu" style:family="text">
      <style:text-properties fo:color="#859900" fo:language="en" fo:country="GB"/>
    </style:style>
    <style:style style:name="T655" style:parent-style-name="Domyślnaczcionkaakapitu" style:family="text">
      <style:text-properties fo:color="#B58900" fo:language="en" fo:country="GB"/>
    </style:style>
    <style:style style:name="T656" style:parent-style-name="Domyślnaczcionkaakapitu" style:family="text">
      <style:text-properties fo:color="#CB4B16" fo:language="en" fo:country="GB"/>
    </style:style>
    <style:style style:name="T657" style:parent-style-name="Domyślnaczcionkaakapitu" style:family="text">
      <style:text-properties fo:color="#93A1A1" fo:language="en" fo:country="GB"/>
    </style:style>
    <style:style style:name="T658" style:parent-style-name="Domyślnaczcionkaakapitu" style:family="text">
      <style:text-properties fo:color="#93A1A1" fo:language="en" fo:country="GB"/>
    </style:style>
    <style:style style:name="T659" style:parent-style-name="Domyślnaczcionkaakapitu" style:family="text">
      <style:text-properties fo:color="#93A1A1" fo:language="en" fo:country="GB"/>
    </style:style>
    <style:style style:name="T660" style:parent-style-name="Domyślnaczcionkaakapitu" style:family="text">
      <style:text-properties fo:color="#859900" fo:language="en" fo:country="GB"/>
    </style:style>
    <style:style style:name="T661" style:parent-style-name="Domyślnaczcionkaakapitu" style:family="text">
      <style:text-properties fo:color="#268BD2" fo:language="en" fo:country="GB"/>
    </style:style>
    <style:style style:name="T662" style:parent-style-name="Domyślnaczcionkaakapitu" style:family="text">
      <style:text-properties fo:color="#CB4B16" fo:language="en" fo:country="GB"/>
    </style:style>
    <style:style style:name="T663" style:parent-style-name="Domyślnaczcionkaakapitu" style:family="text">
      <style:text-properties fo:color="#268BD2" fo:language="en" fo:country="GB"/>
    </style:style>
    <style:style style:name="T664" style:parent-style-name="Domyślnaczcionkaakapitu" style:family="text">
      <style:text-properties fo:color="#93A1A1" fo:language="en" fo:country="GB"/>
    </style:style>
    <style:style style:name="T665" style:parent-style-name="Domyślnaczcionkaakapitu" style:family="text">
      <style:text-properties fo:color="#268BD2" fo:language="en" fo:country="GB"/>
    </style:style>
    <style:style style:name="T666" style:parent-style-name="Domyślnaczcionkaakapitu" style:family="text">
      <style:text-properties fo:color="#93A1A1" fo:language="en" fo:country="GB"/>
    </style:style>
    <style:style style:name="T667" style:parent-style-name="Domyślnaczcionkaakapitu" style:family="text">
      <style:text-properties fo:color="#D33682" fo:language="en" fo:country="GB"/>
    </style:style>
    <style:style style:name="T668" style:parent-style-name="Domyślnaczcionkaakapitu" style:family="text">
      <style:text-properties fo:color="#CB4B16" fo:language="en" fo:country="GB"/>
    </style:style>
    <style:style style:name="T669" style:parent-style-name="Domyślnaczcionkaakapitu" style:family="text">
      <style:text-properties fo:color="#93A1A1" fo:language="en" fo:country="GB"/>
    </style:style>
    <style:style style:name="T670" style:parent-style-name="Domyślnaczcionkaakapitu" style:family="text">
      <style:text-properties fo:color="#93A1A1" fo:language="en" fo:country="GB"/>
    </style:style>
    <style:style style:name="T671" style:parent-style-name="Domyślnaczcionkaakapitu" style:family="text">
      <style:text-properties fo:color="#93A1A1" fo:language="en" fo:country="GB"/>
    </style:style>
    <style:style style:name="T672" style:parent-style-name="Domyślnaczcionkaakapitu" style:family="text">
      <style:text-properties fo:color="#CB4B16" fo:language="en" fo:country="GB"/>
    </style:style>
    <style:style style:name="T673" style:parent-style-name="Domyślnaczcionkaakapitu" style:family="text">
      <style:text-properties fo:color="#CB4B16" fo:language="en" fo:country="GB"/>
    </style:style>
    <style:style style:name="T674" style:parent-style-name="Domyślnaczcionkaakapitu" style:family="text">
      <style:text-properties fo:color="#CB4B16" fo:language="en" fo:country="GB"/>
    </style:style>
    <style:style style:name="T675" style:parent-style-name="Domyślnaczcionkaakapitu" style:family="text">
      <style:text-properties fo:color="#CB4B16" fo:language="en" fo:country="GB"/>
    </style:style>
    <style:style style:name="T676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677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678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679" style:parent-style-name="Domyślnaczcionkaakapitu" style:family="text">
      <style:text-properties fo:color="#CB4B16" fo:language="en" fo:country="GB"/>
    </style:style>
    <style:style style:name="T680" style:parent-style-name="Domyślnaczcionkaakapitu" style:family="text">
      <style:text-properties fo:color="#B58900" fo:language="en" fo:country="GB"/>
    </style:style>
    <style:style style:name="T681" style:parent-style-name="Domyślnaczcionkaakapitu" style:family="text">
      <style:text-properties fo:color="#CB4B16" fo:language="en" fo:country="GB"/>
    </style:style>
    <style:style style:name="T682" style:parent-style-name="Domyślnaczcionkaakapitu" style:family="text">
      <style:text-properties fo:color="#CB4B16" fo:language="en" fo:country="GB"/>
    </style:style>
    <style:style style:name="T683" style:parent-style-name="Domyślnaczcionkaakapitu" style:family="text">
      <style:text-properties fo:color="#CB4B16" fo:language="en" fo:country="GB"/>
    </style:style>
    <style:style style:name="T684" style:parent-style-name="Domyślnaczcionkaakapitu" style:family="text">
      <style:text-properties fo:color="#859900" fo:language="en" fo:country="GB"/>
    </style:style>
    <style:style style:name="T685" style:parent-style-name="Domyślnaczcionkaakapitu" style:family="text">
      <style:text-properties fo:color="#CB4B16" fo:language="en" fo:country="GB"/>
    </style:style>
    <style:style style:name="T686" style:parent-style-name="Domyślnaczcionkaakapitu" style:family="text">
      <style:text-properties fo:color="#93A1A1" fo:language="en" fo:country="GB"/>
    </style:style>
    <style:style style:name="T687" style:parent-style-name="Domyślnaczcionkaakapitu" style:family="text">
      <style:text-properties fo:font-style="italic" style:font-style-asian="italic" style:font-style-complex="italic" fo:color="#B58900" fo:language="en" fo:country="GB"/>
    </style:style>
    <style:style style:name="T688" style:parent-style-name="Domyślnaczcionkaakapitu" style:family="text">
      <style:text-properties fo:color="#CB4B16" fo:language="en" fo:country="GB"/>
    </style:style>
    <style:style style:name="T689" style:parent-style-name="Domyślnaczcionkaakapitu" style:family="text">
      <style:text-properties fo:color="#93A1A1" fo:language="en" fo:country="GB"/>
    </style:style>
    <style:style style:name="T690" style:parent-style-name="Domyślnaczcionkaakapitu" style:family="text">
      <style:text-properties fo:font-style="italic" style:font-style-asian="italic" style:font-style-complex="italic" fo:color="#B58900" fo:language="en" fo:country="GB"/>
    </style:style>
    <style:style style:name="T691" style:parent-style-name="Domyślnaczcionkaakapitu" style:family="text">
      <style:text-properties fo:color="#CB4B16" fo:language="en" fo:country="GB"/>
    </style:style>
    <style:style style:name="T692" style:parent-style-name="Domyślnaczcionkaakapitu" style:family="text">
      <style:text-properties fo:color="#268BD2" fo:language="en" fo:country="GB"/>
    </style:style>
    <style:style style:name="T693" style:parent-style-name="Domyślnaczcionkaakapitu" style:family="text">
      <style:text-properties fo:color="#93A1A1" fo:language="en" fo:country="GB"/>
    </style:style>
    <style:style style:name="T694" style:parent-style-name="Domyślnaczcionkaakapitu" style:family="text">
      <style:text-properties fo:color="#268BD2" fo:language="en" fo:country="GB"/>
    </style:style>
    <style:style style:name="T695" style:parent-style-name="Domyślnaczcionkaakapitu" style:family="text">
      <style:text-properties fo:color="#93A1A1" fo:language="en" fo:country="GB"/>
    </style:style>
    <style:style style:name="T696" style:parent-style-name="Domyślnaczcionkaakapitu" style:family="text">
      <style:text-properties fo:color="#268BD2" fo:language="en" fo:country="GB"/>
    </style:style>
    <style:style style:name="T697" style:parent-style-name="Domyślnaczcionkaakapitu" style:family="text">
      <style:text-properties fo:color="#93A1A1" fo:language="en" fo:country="GB"/>
    </style:style>
    <style:style style:name="T698" style:parent-style-name="Domyślnaczcionkaakapitu" style:family="text">
      <style:text-properties fo:color="#268BD2" fo:language="en" fo:country="GB"/>
    </style:style>
    <style:style style:name="T699" style:parent-style-name="Domyślnaczcionkaakapitu" style:family="text">
      <style:text-properties fo:color="#CB4B16" fo:language="en" fo:country="GB"/>
    </style:style>
    <style:style style:name="T700" style:parent-style-name="Domyślnaczcionkaakapitu" style:family="text">
      <style:text-properties fo:color="#93A1A1" fo:language="en" fo:country="GB"/>
    </style:style>
    <style:style style:name="T701" style:parent-style-name="Domyślnaczcionkaakapitu" style:family="text">
      <style:text-properties fo:color="#93A1A1" fo:language="en" fo:country="GB"/>
    </style:style>
    <style:style style:name="T702" style:parent-style-name="Domyślnaczcionkaakapitu" style:family="text">
      <style:text-properties fo:color="#93A1A1" fo:language="en" fo:country="GB"/>
    </style:style>
    <style:style style:name="T703" style:parent-style-name="Domyślnaczcionkaakapitu" style:family="text">
      <style:text-properties fo:color="#CB4B16" fo:language="en" fo:country="GB"/>
    </style:style>
    <style:style style:name="T704" style:parent-style-name="Domyślnaczcionkaakapitu" style:family="text">
      <style:text-properties fo:color="#CB4B16" fo:language="en" fo:country="GB"/>
    </style:style>
    <style:style style:name="T705" style:parent-style-name="Domyślnaczcionkaakapitu" style:family="text">
      <style:text-properties fo:color="#CB4B16" fo:language="en" fo:country="GB"/>
    </style:style>
    <style:style style:name="P706" style:parent-style-name="Normalny" style:family="paragraph">
      <style:text-properties fo:language="en" fo:country="GB"/>
    </style:style>
    <style:style style:name="P707" style:parent-style-name="Normalny" style:family="paragraph">
      <style:text-properties fo:language="en" fo:country="GB"/>
    </style:style>
    <style:style style:name="P708" style:parent-style-name="HTML-wstępniesformatowany" style:family="paragraph">
      <style:paragraph-properties fo:background-color="#002B36"/>
    </style:style>
    <style:style style:name="T709" style:parent-style-name="Domyślnaczcionkaakapitu" style:family="text">
      <style:text-properties fo:color="#CB4B16" fo:language="en" fo:country="GB"/>
    </style:style>
    <style:style style:name="T710" style:parent-style-name="Domyślnaczcionkaakapitu" style:family="text">
      <style:text-properties fo:color="#859900" fo:language="en" fo:country="GB"/>
    </style:style>
    <style:style style:name="T711" style:parent-style-name="Domyślnaczcionkaakapitu" style:family="text">
      <style:text-properties fo:color="#CB4B16" fo:language="en" fo:country="GB"/>
    </style:style>
    <style:style style:name="T712" style:parent-style-name="Domyślnaczcionkaakapitu" style:family="text">
      <style:text-properties fo:color="#CB4B16" fo:language="en" fo:country="GB"/>
    </style:style>
    <style:style style:name="T713" style:parent-style-name="Domyślnaczcionkaakapitu" style:family="text">
      <style:text-properties fo:color="#CB4B16" fo:language="en" fo:country="GB"/>
    </style:style>
    <style:style style:name="T714" style:parent-style-name="Domyślnaczcionkaakapitu" style:family="text">
      <style:text-properties fo:color="#859900" fo:language="en" fo:country="GB"/>
    </style:style>
    <style:style style:name="T715" style:parent-style-name="Domyślnaczcionkaakapitu" style:family="text">
      <style:text-properties fo:color="#B58900" fo:language="en" fo:country="GB"/>
    </style:style>
    <style:style style:name="T716" style:parent-style-name="Domyślnaczcionkaakapitu" style:family="text">
      <style:text-properties fo:color="#CB4B16" fo:language="en" fo:country="GB"/>
    </style:style>
    <style:style style:name="T717" style:parent-style-name="Domyślnaczcionkaakapitu" style:family="text">
      <style:text-properties fo:color="#93A1A1" fo:language="en" fo:country="GB"/>
    </style:style>
    <style:style style:name="T718" style:parent-style-name="Domyślnaczcionkaakapitu" style:family="text">
      <style:text-properties fo:color="#CB4B16" fo:language="en" fo:country="GB"/>
    </style:style>
    <style:style style:name="T719" style:parent-style-name="Domyślnaczcionkaakapitu" style:family="text">
      <style:text-properties fo:color="#859900" fo:language="en" fo:country="GB"/>
    </style:style>
    <style:style style:name="T720" style:parent-style-name="Domyślnaczcionkaakapitu" style:family="text">
      <style:text-properties fo:color="#CB4B16" fo:language="en" fo:country="GB"/>
    </style:style>
    <style:style style:name="T721" style:parent-style-name="Domyślnaczcionkaakapitu" style:family="text">
      <style:text-properties fo:color="#93A1A1" fo:language="en" fo:country="GB"/>
    </style:style>
    <style:style style:name="T722" style:parent-style-name="Domyślnaczcionkaakapitu" style:family="text">
      <style:text-properties fo:color="#CB4B16" fo:language="en" fo:country="GB"/>
    </style:style>
    <style:style style:name="T723" style:parent-style-name="Domyślnaczcionkaakapitu" style:family="text">
      <style:text-properties fo:color="#CB4B16" fo:language="en" fo:country="GB"/>
    </style:style>
    <style:style style:name="T724" style:parent-style-name="Domyślnaczcionkaakapitu" style:family="text">
      <style:text-properties fo:color="#CB4B16" fo:language="en" fo:country="GB"/>
    </style:style>
    <style:style style:name="T725" style:parent-style-name="Domyślnaczcionkaakapitu" style:family="text">
      <style:text-properties fo:color="#CB4B16" fo:language="en" fo:country="GB"/>
    </style:style>
    <style:style style:name="T726" style:parent-style-name="Domyślnaczcionkaakapitu" style:family="text">
      <style:text-properties fo:color="#268BD2" fo:language="en" fo:country="GB"/>
    </style:style>
    <style:style style:name="T727" style:parent-style-name="Domyślnaczcionkaakapitu" style:family="text">
      <style:text-properties fo:color="#93A1A1" fo:language="en" fo:country="GB"/>
    </style:style>
    <style:style style:name="T728" style:parent-style-name="Domyślnaczcionkaakapitu" style:family="text">
      <style:text-properties fo:color="#859900" fo:language="en" fo:country="GB"/>
    </style:style>
    <style:style style:name="T729" style:parent-style-name="Domyślnaczcionkaakapitu" style:family="text">
      <style:text-properties fo:color="#B58900" fo:language="en" fo:country="GB"/>
    </style:style>
    <style:style style:name="T730" style:parent-style-name="Domyślnaczcionkaakapitu" style:family="text">
      <style:text-properties fo:color="#CB4B16" fo:language="en" fo:country="GB"/>
    </style:style>
    <style:style style:name="T731" style:parent-style-name="Domyślnaczcionkaakapitu" style:family="text">
      <style:text-properties fo:color="#93A1A1" fo:language="en" fo:country="GB"/>
    </style:style>
    <style:style style:name="T732" style:parent-style-name="Domyślnaczcionkaakapitu" style:family="text">
      <style:text-properties fo:color="#93A1A1" fo:language="en" fo:country="GB"/>
    </style:style>
    <style:style style:name="T733" style:parent-style-name="Domyślnaczcionkaakapitu" style:family="text">
      <style:text-properties fo:color="#93A1A1" fo:language="en" fo:country="GB"/>
    </style:style>
    <style:style style:name="T734" style:parent-style-name="Domyślnaczcionkaakapitu" style:family="text">
      <style:text-properties fo:color="#CB4B16" fo:language="en" fo:country="GB"/>
    </style:style>
    <style:style style:name="T735" style:parent-style-name="Domyślnaczcionkaakapitu" style:family="text">
      <style:text-properties fo:color="#93A1A1" fo:language="en" fo:country="GB"/>
    </style:style>
    <style:style style:name="T736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737" style:parent-style-name="Domyślnaczcionkaakapitu" style:family="text">
      <style:text-properties fo:color="#93A1A1" fo:language="en" fo:country="GB"/>
    </style:style>
    <style:style style:name="T738" style:parent-style-name="Domyślnaczcionkaakapitu" style:family="text">
      <style:text-properties fo:color="#B58900" fo:language="en" fo:country="GB"/>
    </style:style>
    <style:style style:name="T739" style:parent-style-name="Domyślnaczcionkaakapitu" style:family="text">
      <style:text-properties fo:color="#CB4B16" fo:language="en" fo:country="GB"/>
    </style:style>
    <style:style style:name="T740" style:parent-style-name="Domyślnaczcionkaakapitu" style:family="text">
      <style:text-properties fo:color="#268BD2" fo:language="en" fo:country="GB"/>
    </style:style>
    <style:style style:name="T741" style:parent-style-name="Domyślnaczcionkaakapitu" style:family="text">
      <style:text-properties fo:color="#CB4B16" fo:language="en" fo:country="GB"/>
    </style:style>
    <style:style style:name="T742" style:parent-style-name="Domyślnaczcionkaakapitu" style:family="text">
      <style:text-properties fo:color="#93A1A1" fo:language="en" fo:country="GB"/>
    </style:style>
    <style:style style:name="T743" style:parent-style-name="Domyślnaczcionkaakapitu" style:family="text">
      <style:text-properties fo:color="#93A1A1" fo:language="en" fo:country="GB"/>
    </style:style>
    <style:style style:name="T744" style:parent-style-name="Domyślnaczcionkaakapitu" style:family="text">
      <style:text-properties fo:color="#93A1A1" fo:language="en" fo:country="GB"/>
    </style:style>
    <style:style style:name="T745" style:parent-style-name="Domyślnaczcionkaakapitu" style:family="text">
      <style:text-properties fo:color="#859900" fo:language="en" fo:country="GB"/>
    </style:style>
    <style:style style:name="T746" style:parent-style-name="Domyślnaczcionkaakapitu" style:family="text">
      <style:text-properties fo:color="#CB4B16" fo:language="en" fo:country="GB"/>
    </style:style>
    <style:style style:name="T747" style:parent-style-name="Domyślnaczcionkaakapitu" style:family="text">
      <style:text-properties fo:color="#859900" fo:language="en" fo:country="GB"/>
    </style:style>
    <style:style style:name="T748" style:parent-style-name="Domyślnaczcionkaakapitu" style:family="text">
      <style:text-properties fo:color="#268BD2" fo:language="en" fo:country="GB"/>
    </style:style>
    <style:style style:name="T749" style:parent-style-name="Domyślnaczcionkaakapitu" style:family="text">
      <style:text-properties fo:color="#93A1A1" fo:language="en" fo:country="GB"/>
    </style:style>
    <style:style style:name="T750" style:parent-style-name="Domyślnaczcionkaakapitu" style:family="text">
      <style:text-properties fo:color="#D33682" fo:language="en" fo:country="GB"/>
    </style:style>
    <style:style style:name="T751" style:parent-style-name="Domyślnaczcionkaakapitu" style:family="text">
      <style:text-properties fo:color="#93A1A1" fo:language="en" fo:country="GB"/>
    </style:style>
    <style:style style:name="T752" style:parent-style-name="Domyślnaczcionkaakapitu" style:family="text">
      <style:text-properties fo:color="#268BD2" fo:language="en" fo:country="GB"/>
    </style:style>
    <style:style style:name="T753" style:parent-style-name="Domyślnaczcionkaakapitu" style:family="text">
      <style:text-properties fo:color="#93A1A1" fo:language="en" fo:country="GB"/>
    </style:style>
    <style:style style:name="T754" style:parent-style-name="Domyślnaczcionkaakapitu" style:family="text">
      <style:text-properties fo:color="#D33682" fo:language="en" fo:country="GB"/>
    </style:style>
    <style:style style:name="T755" style:parent-style-name="Domyślnaczcionkaakapitu" style:family="text">
      <style:text-properties fo:color="#93A1A1" fo:language="en" fo:country="GB"/>
    </style:style>
    <style:style style:name="T756" style:parent-style-name="Domyślnaczcionkaakapitu" style:family="text">
      <style:text-properties fo:color="#268BD2" fo:language="en" fo:country="GB"/>
    </style:style>
    <style:style style:name="T757" style:parent-style-name="Domyślnaczcionkaakapitu" style:family="text">
      <style:text-properties fo:color="#93A1A1" fo:language="en" fo:country="GB"/>
    </style:style>
    <style:style style:name="T758" style:parent-style-name="Domyślnaczcionkaakapitu" style:family="text">
      <style:text-properties fo:color="#CB4B16" fo:language="en" fo:country="GB"/>
    </style:style>
    <style:style style:name="T759" style:parent-style-name="Domyślnaczcionkaakapitu" style:family="text">
      <style:text-properties fo:color="#CB4B16" fo:language="en" fo:country="GB"/>
    </style:style>
    <style:style style:name="T760" style:parent-style-name="Domyślnaczcionkaakapitu" style:family="text">
      <style:text-properties fo:color="#CB4B16" fo:language="en" fo:country="GB"/>
    </style:style>
    <style:style style:name="T761" style:parent-style-name="Domyślnaczcionkaakapitu" style:family="text">
      <style:text-properties fo:color="#268BD2" fo:language="en" fo:country="GB"/>
    </style:style>
    <style:style style:name="T762" style:parent-style-name="Domyślnaczcionkaakapitu" style:family="text">
      <style:text-properties fo:color="#93A1A1" fo:language="en" fo:country="GB"/>
    </style:style>
    <style:style style:name="T763" style:parent-style-name="Domyślnaczcionkaakapitu" style:family="text">
      <style:text-properties fo:color="#B58900" fo:language="en" fo:country="GB"/>
    </style:style>
    <style:style style:name="T764" style:parent-style-name="Domyślnaczcionkaakapitu" style:family="text">
      <style:text-properties fo:color="#CB4B16" fo:language="en" fo:country="GB"/>
    </style:style>
    <style:style style:name="T765" style:parent-style-name="Domyślnaczcionkaakapitu" style:family="text">
      <style:text-properties fo:color="#268BD2" fo:language="en" fo:country="GB"/>
    </style:style>
    <style:style style:name="T766" style:parent-style-name="Domyślnaczcionkaakapitu" style:family="text">
      <style:text-properties fo:color="#CB4B16" fo:language="en" fo:country="GB"/>
    </style:style>
    <style:style style:name="T767" style:parent-style-name="Domyślnaczcionkaakapitu" style:family="text">
      <style:text-properties fo:color="#93A1A1" fo:language="en" fo:country="GB"/>
    </style:style>
    <style:style style:name="T768" style:parent-style-name="Domyślnaczcionkaakapitu" style:family="text">
      <style:text-properties fo:color="#93A1A1" fo:language="en" fo:country="GB"/>
    </style:style>
    <style:style style:name="T769" style:parent-style-name="Domyślnaczcionkaakapitu" style:family="text">
      <style:text-properties fo:color="#93A1A1" fo:language="en" fo:country="GB"/>
    </style:style>
    <style:style style:name="T770" style:parent-style-name="Domyślnaczcionkaakapitu" style:family="text">
      <style:text-properties fo:color="#CB4B16" fo:language="en" fo:country="GB"/>
    </style:style>
    <style:style style:name="T771" style:parent-style-name="Domyślnaczcionkaakapitu" style:family="text">
      <style:text-properties fo:color="#93A1A1" fo:language="en" fo:country="GB"/>
    </style:style>
    <style:style style:name="T772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773" style:parent-style-name="Domyślnaczcionkaakapitu" style:family="text">
      <style:text-properties fo:color="#93A1A1" fo:language="en" fo:country="GB"/>
    </style:style>
    <style:style style:name="T774" style:parent-style-name="Domyślnaczcionkaakapitu" style:family="text">
      <style:text-properties fo:color="#B58900" fo:language="en" fo:country="GB"/>
    </style:style>
    <style:style style:name="T775" style:parent-style-name="Domyślnaczcionkaakapitu" style:family="text">
      <style:text-properties fo:color="#CB4B16" fo:language="en" fo:country="GB"/>
    </style:style>
    <style:style style:name="T776" style:parent-style-name="Domyślnaczcionkaakapitu" style:family="text">
      <style:text-properties fo:color="#268BD2" fo:language="en" fo:country="GB"/>
    </style:style>
    <style:style style:name="T777" style:parent-style-name="Domyślnaczcionkaakapitu" style:family="text">
      <style:text-properties fo:color="#CB4B16" fo:language="en" fo:country="GB"/>
    </style:style>
    <style:style style:name="T778" style:parent-style-name="Domyślnaczcionkaakapitu" style:family="text">
      <style:text-properties fo:color="#93A1A1" fo:language="en" fo:country="GB"/>
    </style:style>
    <style:style style:name="T779" style:parent-style-name="Domyślnaczcionkaakapitu" style:family="text">
      <style:text-properties fo:color="#93A1A1" fo:language="en" fo:country="GB"/>
    </style:style>
    <style:style style:name="T780" style:parent-style-name="Domyślnaczcionkaakapitu" style:family="text">
      <style:text-properties fo:color="#93A1A1" fo:language="en" fo:country="GB"/>
    </style:style>
    <style:style style:name="T781" style:parent-style-name="Domyślnaczcionkaakapitu" style:family="text">
      <style:text-properties fo:color="#CB4B16" fo:language="en" fo:country="GB"/>
    </style:style>
    <style:style style:name="T782" style:parent-style-name="Domyślnaczcionkaakapitu" style:family="text">
      <style:text-properties fo:color="#CB4B16" fo:language="en" fo:country="GB"/>
    </style:style>
    <style:style style:name="T783" style:parent-style-name="Domyślnaczcionkaakapitu" style:family="text">
      <style:text-properties fo:color="#CB4B16" fo:language="en" fo:country="GB"/>
    </style:style>
    <style:style style:name="T784" style:parent-style-name="Domyślnaczcionkaakapitu" style:family="text">
      <style:text-properties fo:color="#CB4B16" fo:language="en" fo:country="GB"/>
    </style:style>
    <style:style style:name="T785" style:parent-style-name="Domyślnaczcionkaakapitu" style:family="text">
      <style:text-properties fo:color="#859900" fo:language="en" fo:country="GB"/>
    </style:style>
    <style:style style:name="T786" style:parent-style-name="Domyślnaczcionkaakapitu" style:family="text">
      <style:text-properties fo:color="#CB4B16" fo:language="en" fo:country="GB"/>
    </style:style>
    <style:style style:name="T787" style:parent-style-name="Domyślnaczcionkaakapitu" style:family="text">
      <style:text-properties fo:color="#859900" fo:language="en" fo:country="GB"/>
    </style:style>
    <style:style style:name="T788" style:parent-style-name="Domyślnaczcionkaakapitu" style:family="text">
      <style:text-properties fo:color="#268BD2" fo:language="en" fo:country="GB"/>
    </style:style>
    <style:style style:name="T789" style:parent-style-name="Domyślnaczcionkaakapitu" style:family="text">
      <style:text-properties fo:color="#93A1A1" fo:language="en" fo:country="GB"/>
    </style:style>
    <style:style style:name="T790" style:parent-style-name="Domyślnaczcionkaakapitu" style:family="text">
      <style:text-properties fo:color="#D33682" fo:language="en" fo:country="GB"/>
    </style:style>
    <style:style style:name="T791" style:parent-style-name="Domyślnaczcionkaakapitu" style:family="text">
      <style:text-properties fo:color="#93A1A1" fo:language="en" fo:country="GB"/>
    </style:style>
    <style:style style:name="T792" style:parent-style-name="Domyślnaczcionkaakapitu" style:family="text">
      <style:text-properties fo:color="#268BD2" fo:language="en" fo:country="GB"/>
    </style:style>
    <style:style style:name="T793" style:parent-style-name="Domyślnaczcionkaakapitu" style:family="text">
      <style:text-properties fo:color="#93A1A1" fo:language="en" fo:country="GB"/>
    </style:style>
    <style:style style:name="T794" style:parent-style-name="Domyślnaczcionkaakapitu" style:family="text">
      <style:text-properties fo:color="#D33682" fo:language="en" fo:country="GB"/>
    </style:style>
    <style:style style:name="T795" style:parent-style-name="Domyślnaczcionkaakapitu" style:family="text">
      <style:text-properties fo:color="#93A1A1" fo:language="en" fo:country="GB"/>
    </style:style>
    <style:style style:name="T796" style:parent-style-name="Domyślnaczcionkaakapitu" style:family="text">
      <style:text-properties fo:color="#268BD2" fo:language="en" fo:country="GB"/>
    </style:style>
    <style:style style:name="T797" style:parent-style-name="Domyślnaczcionkaakapitu" style:family="text">
      <style:text-properties fo:color="#93A1A1" fo:language="en" fo:country="GB"/>
    </style:style>
    <style:style style:name="T798" style:parent-style-name="Domyślnaczcionkaakapitu" style:family="text">
      <style:text-properties fo:color="#CB4B16" fo:language="en" fo:country="GB"/>
    </style:style>
    <style:style style:name="T799" style:parent-style-name="Domyślnaczcionkaakapitu" style:family="text">
      <style:text-properties fo:color="#CB4B16" fo:language="en" fo:country="GB"/>
    </style:style>
    <style:style style:name="T800" style:parent-style-name="Domyślnaczcionkaakapitu" style:family="text">
      <style:text-properties fo:color="#CB4B16" fo:language="en" fo:country="GB"/>
    </style:style>
    <style:style style:name="T801" style:parent-style-name="Domyślnaczcionkaakapitu" style:family="text">
      <style:text-properties fo:color="#268BD2" fo:language="en" fo:country="GB"/>
    </style:style>
    <style:style style:name="T802" style:parent-style-name="Domyślnaczcionkaakapitu" style:family="text">
      <style:text-properties fo:color="#93A1A1" fo:language="en" fo:country="GB"/>
    </style:style>
    <style:style style:name="T803" style:parent-style-name="Domyślnaczcionkaakapitu" style:family="text">
      <style:text-properties fo:color="#B58900" fo:language="en" fo:country="GB"/>
    </style:style>
    <style:style style:name="T804" style:parent-style-name="Domyślnaczcionkaakapitu" style:family="text">
      <style:text-properties fo:color="#CB4B16" fo:language="en" fo:country="GB"/>
    </style:style>
    <style:style style:name="T805" style:parent-style-name="Domyślnaczcionkaakapitu" style:family="text">
      <style:text-properties fo:color="#93A1A1" fo:language="en" fo:country="GB"/>
    </style:style>
    <style:style style:name="T806" style:parent-style-name="Domyślnaczcionkaakapitu" style:family="text">
      <style:text-properties fo:color="#93A1A1" fo:language="en" fo:country="GB"/>
    </style:style>
    <style:style style:name="T807" style:parent-style-name="Domyślnaczcionkaakapitu" style:family="text">
      <style:text-properties fo:color="#93A1A1" fo:language="en" fo:country="GB"/>
    </style:style>
    <style:style style:name="T808" style:parent-style-name="Domyślnaczcionkaakapitu" style:family="text">
      <style:text-properties fo:color="#CB4B16" fo:language="en" fo:country="GB"/>
    </style:style>
    <style:style style:name="T809" style:parent-style-name="Domyślnaczcionkaakapitu" style:family="text">
      <style:text-properties fo:color="#93A1A1" fo:language="en" fo:country="GB"/>
    </style:style>
    <style:style style:name="T810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811" style:parent-style-name="Domyślnaczcionkaakapitu" style:family="text">
      <style:text-properties fo:color="#93A1A1" fo:language="en" fo:country="GB"/>
    </style:style>
    <style:style style:name="T812" style:parent-style-name="Domyślnaczcionkaakapitu" style:family="text">
      <style:text-properties fo:color="#B58900" fo:language="en" fo:country="GB"/>
    </style:style>
    <style:style style:name="T813" style:parent-style-name="Domyślnaczcionkaakapitu" style:family="text">
      <style:text-properties fo:color="#CB4B16" fo:language="en" fo:country="GB"/>
    </style:style>
    <style:style style:name="T814" style:parent-style-name="Domyślnaczcionkaakapitu" style:family="text">
      <style:text-properties fo:color="#268BD2" fo:language="en" fo:country="GB"/>
    </style:style>
    <style:style style:name="T815" style:parent-style-name="Domyślnaczcionkaakapitu" style:family="text">
      <style:text-properties fo:color="#93A1A1" fo:language="en" fo:country="GB"/>
    </style:style>
    <style:style style:name="T816" style:parent-style-name="Domyślnaczcionkaakapitu" style:family="text">
      <style:text-properties fo:color="#B58900" fo:language="en" fo:country="GB"/>
    </style:style>
    <style:style style:name="T817" style:parent-style-name="Domyślnaczcionkaakapitu" style:family="text">
      <style:text-properties fo:color="#CB4B16" fo:language="en" fo:country="GB"/>
    </style:style>
    <style:style style:name="T818" style:parent-style-name="Domyślnaczcionkaakapitu" style:family="text">
      <style:text-properties fo:color="#93A1A1" fo:language="en" fo:country="GB"/>
    </style:style>
    <style:style style:name="T819" style:parent-style-name="Domyślnaczcionkaakapitu" style:family="text">
      <style:text-properties fo:color="#93A1A1" fo:language="en" fo:country="GB"/>
    </style:style>
    <style:style style:name="T820" style:parent-style-name="Domyślnaczcionkaakapitu" style:family="text">
      <style:text-properties fo:color="#93A1A1" fo:language="en" fo:country="GB"/>
    </style:style>
    <style:style style:name="T821" style:parent-style-name="Domyślnaczcionkaakapitu" style:family="text">
      <style:text-properties fo:color="#CB4B16" fo:language="en" fo:country="GB"/>
    </style:style>
    <style:style style:name="T822" style:parent-style-name="Domyślnaczcionkaakapitu" style:family="text">
      <style:text-properties fo:color="#93A1A1" fo:language="en" fo:country="GB"/>
    </style:style>
    <style:style style:name="T823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824" style:parent-style-name="Domyślnaczcionkaakapitu" style:family="text">
      <style:text-properties fo:color="#93A1A1" fo:language="en" fo:country="GB"/>
    </style:style>
    <style:style style:name="T825" style:parent-style-name="Domyślnaczcionkaakapitu" style:family="text">
      <style:text-properties fo:color="#B58900" fo:language="en" fo:country="GB"/>
    </style:style>
    <style:style style:name="T826" style:parent-style-name="Domyślnaczcionkaakapitu" style:family="text">
      <style:text-properties fo:color="#CB4B16" fo:language="en" fo:country="GB"/>
    </style:style>
    <style:style style:name="T827" style:parent-style-name="Domyślnaczcionkaakapitu" style:family="text">
      <style:text-properties fo:color="#268BD2" fo:language="en" fo:country="GB"/>
    </style:style>
    <style:style style:name="T828" style:parent-style-name="Domyślnaczcionkaakapitu" style:family="text">
      <style:text-properties fo:color="#CB4B16" fo:language="en" fo:country="GB"/>
    </style:style>
    <style:style style:name="T829" style:parent-style-name="Domyślnaczcionkaakapitu" style:family="text">
      <style:text-properties fo:color="#93A1A1" fo:language="en" fo:country="GB"/>
    </style:style>
    <style:style style:name="T830" style:parent-style-name="Domyślnaczcionkaakapitu" style:family="text">
      <style:text-properties fo:color="#93A1A1" fo:language="en" fo:country="GB"/>
    </style:style>
    <style:style style:name="T831" style:parent-style-name="Domyślnaczcionkaakapitu" style:family="text">
      <style:text-properties fo:color="#93A1A1" fo:language="en" fo:country="GB"/>
    </style:style>
    <style:style style:name="T832" style:parent-style-name="Domyślnaczcionkaakapitu" style:family="text">
      <style:text-properties fo:color="#CB4B16" fo:language="en" fo:country="GB"/>
    </style:style>
    <style:style style:name="T833" style:parent-style-name="Domyślnaczcionkaakapitu" style:family="text">
      <style:text-properties fo:color="#CB4B16" fo:language="en" fo:country="GB"/>
    </style:style>
    <style:style style:name="T834" style:parent-style-name="Domyślnaczcionkaakapitu" style:family="text">
      <style:text-properties fo:color="#CB4B16" fo:language="en" fo:country="GB"/>
    </style:style>
    <style:style style:name="T835" style:parent-style-name="Domyślnaczcionkaakapitu" style:family="text">
      <style:text-properties fo:color="#CB4B16" fo:language="en" fo:country="GB"/>
    </style:style>
    <style:style style:name="T836" style:parent-style-name="Domyślnaczcionkaakapitu" style:family="text">
      <style:text-properties fo:color="#CB4B16" fo:language="en" fo:country="GB"/>
    </style:style>
    <style:style style:name="T837" style:parent-style-name="Domyślnaczcionkaakapitu" style:family="text">
      <style:text-properties fo:color="#CB4B16" fo:language="en" fo:country="GB"/>
    </style:style>
    <style:style style:name="T838" style:parent-style-name="Domyślnaczcionkaakapitu" style:family="text">
      <style:text-properties fo:color="#CB4B16" fo:language="en" fo:country="GB"/>
    </style:style>
    <style:style style:name="P839" style:parent-style-name="Normalny" style:family="paragraph">
      <style:text-properties fo:language="en" fo:country="GB"/>
    </style:style>
    <style:style style:name="P840" style:parent-style-name="Normalny" style:family="paragraph">
      <style:text-properties fo:language="en" fo:country="GB"/>
    </style:style>
    <style:style style:name="P841" style:parent-style-name="Normalny" style:family="paragraph">
      <style:text-properties fo:language="en" fo:country="GB"/>
    </style:style>
    <style:style style:name="P842" style:parent-style-name="Normalny" style:family="paragraph">
      <style:text-properties fo:language="en" fo:country="GB"/>
    </style:style>
    <style:style style:name="P843" style:parent-style-name="Normalny" style:family="paragraph">
      <style:text-properties fo:language="en" fo:country="GB"/>
    </style:style>
    <style:style style:name="P844" style:parent-style-name="Normalny" style:family="paragraph">
      <style:text-properties fo:language="en" fo:country="GB"/>
    </style:style>
    <style:style style:name="P845" style:parent-style-name="Normalny" style:family="paragraph">
      <style:text-properties fo:language="en" fo:country="GB"/>
    </style:style>
    <style:style style:name="P846" style:parent-style-name="Normalny" style:family="paragraph">
      <style:text-properties fo:language="en" fo:country="GB"/>
    </style:style>
    <style:style style:name="P847" style:parent-style-name="Normalny" style:family="paragraph">
      <style:text-properties fo:language="en" fo:country="GB"/>
    </style:style>
    <style:style style:name="P848" style:parent-style-name="Normalny" style:family="paragraph">
      <style:text-properties fo:language="en" fo:country="GB"/>
    </style:style>
    <style:style style:name="P849" style:parent-style-name="Normalny" style:family="paragraph">
      <style:text-properties fo:language="en" fo:country="GB"/>
    </style:style>
    <style:style style:name="P850" style:parent-style-name="Normalny" style:family="paragraph">
      <style:text-properties fo:language="en" fo:country="GB"/>
    </style:style>
    <style:style style:name="P851" style:parent-style-name="Normalny" style:family="paragraph">
      <style:text-properties fo:language="en" fo:country="GB"/>
    </style:style>
    <style:style style:name="P852" style:parent-style-name="Normalny" style:family="paragraph">
      <style:text-properties fo:language="en" fo:country="GB"/>
    </style:style>
    <style:style style:name="P853" style:parent-style-name="Normalny" style:family="paragraph">
      <style:text-properties fo:language="en" fo:country="GB"/>
    </style:style>
    <style:style style:name="P854" style:parent-style-name="Normalny" style:family="paragraph">
      <style:text-properties fo:language="en" fo:country="GB"/>
    </style:style>
    <style:style style:name="P855" style:parent-style-name="Normalny" style:family="paragraph">
      <style:text-properties fo:language="en" fo:country="GB"/>
    </style:style>
    <style:style style:name="P856" style:parent-style-name="Normalny" style:family="paragraph">
      <style:text-properties fo:language="en" fo:country="GB"/>
    </style:style>
    <style:style style:name="P857" style:parent-style-name="Normalny" style:family="paragraph">
      <style:text-properties fo:language="en" fo:country="GB"/>
    </style:style>
    <style:style style:name="P858" style:parent-style-name="Normalny" style:family="paragraph">
      <style:text-properties fo:language="en" fo:country="GB"/>
    </style:style>
    <style:style style:name="P859" style:parent-style-name="Normalny" style:family="paragraph">
      <style:text-properties fo:language="en" fo:country="GB"/>
    </style:style>
    <style:style style:name="P860" style:parent-style-name="Normalny" style:family="paragraph">
      <style:text-properties fo:language="en" fo:country="GB"/>
    </style:style>
    <style:style style:name="P861" style:parent-style-name="Normalny" style:family="paragraph">
      <style:text-properties fo:language="en" fo:country="GB"/>
    </style:style>
    <style:style style:name="P862" style:parent-style-name="Normalny" style:family="paragraph">
      <style:text-properties fo:language="en" fo:country="GB"/>
    </style:style>
    <style:style style:name="P863" style:parent-style-name="Normalny" style:family="paragraph">
      <style:text-properties fo:language="en" fo:country="GB"/>
    </style:style>
    <style:style style:name="P864" style:parent-style-name="Normalny" style:family="paragraph">
      <style:text-properties fo:language="en" fo:country="GB"/>
    </style:style>
    <style:style style:name="P865" style:parent-style-name="Normalny" style:family="paragraph">
      <style:text-properties fo:language="en" fo:country="GB"/>
    </style:style>
    <style:style style:name="P866" style:parent-style-name="Normalny" style:family="paragraph">
      <style:text-properties fo:language="en" fo:country="GB"/>
    </style:style>
    <style:style style:name="P867" style:parent-style-name="Normalny" style:family="paragraph">
      <style:text-properties fo:language="en" fo:country="GB"/>
    </style:style>
    <style:style style:name="P868" style:parent-style-name="Normalny" style:family="paragraph">
      <style:text-properties fo:language="en" fo:country="GB"/>
    </style:style>
    <style:style style:name="P869" style:parent-style-name="Normalny" style:family="paragraph">
      <style:text-properties fo:language="en" fo:country="GB"/>
    </style:style>
    <style:style style:name="P870" style:parent-style-name="Normalny" style:family="paragraph">
      <style:text-properties fo:language="en" fo:country="GB"/>
    </style:style>
    <style:style style:name="P871" style:parent-style-name="HTML-wstępniesformatowany" style:family="paragraph">
      <style:paragraph-properties fo:background-color="#002B36"/>
    </style:style>
    <style:style style:name="T872" style:parent-style-name="Domyślnaczcionkaakapitu" style:family="text">
      <style:text-properties fo:color="#CB4B16" fo:language="en" fo:country="GB"/>
    </style:style>
    <style:style style:name="T873" style:parent-style-name="Domyślnaczcionkaakapitu" style:family="text">
      <style:text-properties fo:color="#93A1A1" fo:language="en" fo:country="GB"/>
    </style:style>
    <style:style style:name="T874" style:parent-style-name="Domyślnaczcionkaakapitu" style:family="text">
      <style:text-properties fo:color="#93A1A1" fo:language="en" fo:country="GB"/>
    </style:style>
    <style:style style:name="T875" style:parent-style-name="Domyślnaczcionkaakapitu" style:family="text">
      <style:text-properties fo:color="#93A1A1" fo:language="en" fo:country="GB"/>
    </style:style>
    <style:style style:name="T876" style:parent-style-name="Domyślnaczcionkaakapitu" style:family="text">
      <style:text-properties fo:color="#CB4B16" fo:language="en" fo:country="GB"/>
    </style:style>
    <style:style style:name="T877" style:parent-style-name="Domyślnaczcionkaakapitu" style:family="text">
      <style:text-properties fo:font-style="italic" style:font-style-asian="italic" style:font-style-complex="italic" fo:color="#6C71C4" fo:language="en" fo:country="GB"/>
    </style:style>
    <style:style style:name="T878" style:parent-style-name="Domyślnaczcionkaakapitu" style:family="text">
      <style:text-properties fo:color="#93A1A1" fo:language="en" fo:country="GB"/>
    </style:style>
    <style:style style:name="T879" style:parent-style-name="Domyślnaczcionkaakapitu" style:family="text">
      <style:text-properties fo:color="#93A1A1" fo:language="en" fo:country="GB"/>
    </style:style>
    <style:style style:name="T880" style:parent-style-name="Domyślnaczcionkaakapitu" style:family="text">
      <style:text-properties fo:color="#93A1A1" fo:language="en" fo:country="GB"/>
    </style:style>
    <style:style style:name="T881" style:parent-style-name="Domyślnaczcionkaakapitu" style:family="text">
      <style:text-properties fo:color="#CB4B16" fo:language="en" fo:country="GB"/>
    </style:style>
    <style:style style:name="T882" style:parent-style-name="Domyślnaczcionkaakapitu" style:family="text">
      <style:text-properties fo:color="#93A1A1" fo:language="en" fo:country="GB"/>
    </style:style>
    <style:style style:name="T883" style:parent-style-name="Domyślnaczcionkaakapitu" style:family="text">
      <style:text-properties fo:color="#93A1A1" fo:language="en" fo:country="GB"/>
    </style:style>
    <style:style style:name="T884" style:parent-style-name="Domyślnaczcionkaakapitu" style:family="text">
      <style:text-properties fo:color="#CB4B16" fo:language="en" fo:country="GB"/>
    </style:style>
    <style:style style:name="T885" style:parent-style-name="Domyślnaczcionkaakapitu" style:family="text">
      <style:text-properties fo:color="#93A1A1" fo:language="en" fo:country="GB"/>
    </style:style>
    <style:style style:name="T886" style:parent-style-name="Domyślnaczcionkaakapitu" style:family="text">
      <style:text-properties fo:color="#93A1A1" fo:language="en" fo:country="GB"/>
    </style:style>
    <style:style style:name="T887" style:parent-style-name="Domyślnaczcionkaakapitu" style:family="text">
      <style:text-properties fo:color="#CB4B16" fo:language="en" fo:country="GB"/>
    </style:style>
    <style:style style:name="T888" style:parent-style-name="Domyślnaczcionkaakapitu" style:family="text">
      <style:text-properties fo:color="#CB4B16" fo:language="en" fo:country="GB"/>
    </style:style>
    <style:style style:name="T889" style:parent-style-name="Domyślnaczcionkaakapitu" style:family="text">
      <style:text-properties fo:color="#93A1A1" fo:language="en" fo:country="GB"/>
    </style:style>
    <style:style style:name="T890" style:parent-style-name="Domyślnaczcionkaakapitu" style:family="text">
      <style:text-properties fo:color="#93A1A1" fo:language="en" fo:country="GB"/>
    </style:style>
    <style:style style:name="T891" style:parent-style-name="Domyślnaczcionkaakapitu" style:family="text">
      <style:text-properties fo:color="#93A1A1" fo:language="en" fo:country="GB"/>
    </style:style>
    <style:style style:name="T892" style:parent-style-name="Domyślnaczcionkaakapitu" style:family="text">
      <style:text-properties fo:color="#CB4B16" fo:language="en" fo:country="GB"/>
    </style:style>
    <style:style style:name="T893" style:parent-style-name="Domyślnaczcionkaakapitu" style:family="text">
      <style:text-properties fo:color="#859900" fo:language="en" fo:country="GB"/>
    </style:style>
    <style:style style:name="T894" style:parent-style-name="Domyślnaczcionkaakapitu" style:family="text">
      <style:text-properties fo:color="#CB4B16" fo:language="en" fo:country="GB"/>
    </style:style>
    <style:style style:name="T895" style:parent-style-name="Domyślnaczcionkaakapitu" style:family="text">
      <style:text-properties fo:color="#268BD2" fo:language="en" fo:country="GB"/>
    </style:style>
    <style:style style:name="T896" style:parent-style-name="Domyślnaczcionkaakapitu" style:family="text">
      <style:text-properties fo:color="#CB4B16" fo:language="en" fo:country="GB"/>
    </style:style>
    <style:style style:name="T897" style:parent-style-name="Domyślnaczcionkaakapitu" style:family="text">
      <style:text-properties fo:color="#859900" fo:language="en" fo:country="GB"/>
    </style:style>
    <style:style style:name="T898" style:parent-style-name="Domyślnaczcionkaakapitu" style:family="text">
      <style:text-properties fo:font-style="italic" style:font-style-asian="italic" style:font-style-complex="italic" fo:color="#6C71C4" fo:language="en" fo:country="GB"/>
    </style:style>
    <style:style style:name="T899" style:parent-style-name="Domyślnaczcionkaakapitu" style:family="text">
      <style:text-properties fo:color="#CB4B16" fo:language="en" fo:country="GB"/>
    </style:style>
    <style:style style:name="T900" style:parent-style-name="Domyślnaczcionkaakapitu" style:family="text">
      <style:text-properties fo:color="#268BD2" fo:language="en" fo:country="GB"/>
    </style:style>
    <style:style style:name="T901" style:parent-style-name="Domyślnaczcionkaakapitu" style:family="text">
      <style:text-properties fo:color="#CB4B16" fo:language="en" fo:country="GB"/>
    </style:style>
    <style:style style:name="T902" style:parent-style-name="Domyślnaczcionkaakapitu" style:family="text">
      <style:text-properties fo:color="#CB4B16" fo:language="en" fo:country="GB"/>
    </style:style>
    <style:style style:name="T903" style:parent-style-name="Domyślnaczcionkaakapitu" style:family="text">
      <style:text-properties fo:color="#CB4B16" fo:language="en" fo:country="GB"/>
    </style:style>
    <style:style style:name="T904" style:parent-style-name="Domyślnaczcionkaakapitu" style:family="text">
      <style:text-properties fo:color="#CB4B16" fo:language="en" fo:country="GB"/>
    </style:style>
    <style:style style:name="T905" style:parent-style-name="Domyślnaczcionkaakapitu" style:family="text">
      <style:text-properties fo:color="#859900" fo:language="en" fo:country="GB"/>
    </style:style>
    <style:style style:name="T906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907" style:parent-style-name="Domyślnaczcionkaakapitu" style:family="text">
      <style:text-properties fo:color="#93A1A1" fo:language="en" fo:country="GB"/>
    </style:style>
    <style:style style:name="T908" style:parent-style-name="Domyślnaczcionkaakapitu" style:family="text">
      <style:text-properties fo:color="#D33682" fo:language="en" fo:country="GB"/>
    </style:style>
    <style:style style:name="T909" style:parent-style-name="Domyślnaczcionkaakapitu" style:family="text">
      <style:text-properties fo:color="#93A1A1" fo:language="en" fo:country="GB"/>
    </style:style>
    <style:style style:name="T910" style:parent-style-name="Domyślnaczcionkaakapitu" style:family="text">
      <style:text-properties fo:color="#93A1A1" fo:language="en" fo:country="GB"/>
    </style:style>
    <style:style style:name="T911" style:parent-style-name="Domyślnaczcionkaakapitu" style:family="text">
      <style:text-properties fo:color="#93A1A1" fo:language="en" fo:country="GB"/>
    </style:style>
    <style:style style:name="T912" style:parent-style-name="Domyślnaczcionkaakapitu" style:family="text">
      <style:text-properties fo:color="#CB4B16" fo:language="en" fo:country="GB"/>
    </style:style>
    <style:style style:name="T913" style:parent-style-name="Domyślnaczcionkaakapitu" style:family="text">
      <style:text-properties fo:color="#268BD2" fo:language="en" fo:country="GB"/>
    </style:style>
    <style:style style:name="T914" style:parent-style-name="Domyślnaczcionkaakapitu" style:family="text">
      <style:text-properties fo:color="#CB4B16" fo:language="en" fo:country="GB"/>
    </style:style>
    <style:style style:name="T915" style:parent-style-name="Domyślnaczcionkaakapitu" style:family="text">
      <style:text-properties fo:color="#268BD2" fo:language="en" fo:country="GB"/>
    </style:style>
    <style:style style:name="T916" style:parent-style-name="Domyślnaczcionkaakapitu" style:family="text">
      <style:text-properties fo:color="#93A1A1" fo:language="en" fo:country="GB"/>
    </style:style>
    <style:style style:name="T917" style:parent-style-name="Domyślnaczcionkaakapitu" style:family="text">
      <style:text-properties fo:color="#93A1A1" fo:language="en" fo:country="GB"/>
    </style:style>
    <style:style style:name="T918" style:parent-style-name="Domyślnaczcionkaakapitu" style:family="text">
      <style:text-properties fo:color="#93A1A1" fo:language="en" fo:country="GB"/>
    </style:style>
    <style:style style:name="T919" style:parent-style-name="Domyślnaczcionkaakapitu" style:family="text">
      <style:text-properties fo:color="#CB4B16" fo:language="en" fo:country="GB"/>
    </style:style>
    <style:style style:name="T920" style:parent-style-name="Domyślnaczcionkaakapitu" style:family="text">
      <style:text-properties fo:color="#859900" fo:language="en" fo:country="GB"/>
    </style:style>
    <style:style style:name="T921" style:parent-style-name="Domyślnaczcionkaakapitu" style:family="text">
      <style:text-properties fo:color="#268BD2" fo:language="en" fo:country="GB"/>
    </style:style>
    <style:style style:name="T922" style:parent-style-name="Domyślnaczcionkaakapitu" style:family="text">
      <style:text-properties fo:color="#93A1A1" fo:language="en" fo:country="GB"/>
    </style:style>
    <style:style style:name="T923" style:parent-style-name="Domyślnaczcionkaakapitu" style:family="text">
      <style:text-properties fo:color="#93A1A1" fo:language="en" fo:country="GB"/>
    </style:style>
    <style:style style:name="T924" style:parent-style-name="Domyślnaczcionkaakapitu" style:family="text">
      <style:text-properties fo:color="#93A1A1" fo:language="en" fo:country="GB"/>
    </style:style>
    <style:style style:name="T925" style:parent-style-name="Domyślnaczcionkaakapitu" style:family="text">
      <style:text-properties fo:color="#93A1A1" fo:language="en" fo:country="GB"/>
    </style:style>
    <style:style style:name="T926" style:parent-style-name="Domyślnaczcionkaakapitu" style:family="text">
      <style:text-properties fo:color="#CB4B16" fo:language="en" fo:country="GB"/>
    </style:style>
    <style:style style:name="T927" style:parent-style-name="Domyślnaczcionkaakapitu" style:family="text">
      <style:text-properties fo:color="#B58900" fo:language="en" fo:country="GB"/>
    </style:style>
    <style:style style:name="T928" style:parent-style-name="Domyślnaczcionkaakapitu" style:family="text">
      <style:text-properties fo:color="#CB4B16" fo:language="en" fo:country="GB"/>
    </style:style>
    <style:style style:name="T929" style:parent-style-name="Domyślnaczcionkaakapitu" style:family="text">
      <style:text-properties fo:color="#CB4B16" fo:language="en" fo:country="GB"/>
    </style:style>
    <style:style style:name="T930" style:parent-style-name="Domyślnaczcionkaakapitu" style:family="text">
      <style:text-properties fo:color="#CB4B16" fo:language="en" fo:country="GB"/>
    </style:style>
    <style:style style:name="T931" style:parent-style-name="Domyślnaczcionkaakapitu" style:family="text">
      <style:text-properties fo:color="#268BD2" fo:language="en" fo:country="GB"/>
    </style:style>
    <style:style style:name="T932" style:parent-style-name="Domyślnaczcionkaakapitu" style:family="text">
      <style:text-properties fo:color="#CB4B16" fo:language="en" fo:country="GB"/>
    </style:style>
    <style:style style:name="T933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934" style:parent-style-name="Domyślnaczcionkaakapitu" style:family="text">
      <style:text-properties fo:color="#CB4B16" fo:language="en" fo:country="GB"/>
    </style:style>
    <style:style style:name="T935" style:parent-style-name="Domyślnaczcionkaakapitu" style:family="text">
      <style:text-properties fo:color="#93A1A1" fo:language="en" fo:country="GB"/>
    </style:style>
    <style:style style:name="T936" style:parent-style-name="Domyślnaczcionkaakapitu" style:family="text">
      <style:text-properties fo:color="#93A1A1" fo:language="en" fo:country="GB"/>
    </style:style>
    <style:style style:name="T937" style:parent-style-name="Domyślnaczcionkaakapitu" style:family="text">
      <style:text-properties fo:color="#93A1A1" fo:language="en" fo:country="GB"/>
    </style:style>
    <style:style style:name="T938" style:parent-style-name="Domyślnaczcionkaakapitu" style:family="text">
      <style:text-properties fo:color="#CB4B16" fo:language="en" fo:country="GB"/>
    </style:style>
    <style:style style:name="T939" style:parent-style-name="Domyślnaczcionkaakapitu" style:family="text">
      <style:text-properties fo:color="#CB4B16" fo:language="en" fo:country="GB"/>
    </style:style>
    <style:style style:name="T940" style:parent-style-name="Domyślnaczcionkaakapitu" style:family="text">
      <style:text-properties fo:color="#CB4B16" fo:language="en" fo:country="GB"/>
    </style:style>
    <style:style style:name="T941" style:parent-style-name="Domyślnaczcionkaakapitu" style:family="text">
      <style:text-properties fo:color="#CB4B16" fo:language="en" fo:country="GB"/>
    </style:style>
    <style:style style:name="T942" style:parent-style-name="Domyślnaczcionkaakapitu" style:family="text">
      <style:text-properties fo:color="#CB4B16" fo:language="en" fo:country="GB"/>
    </style:style>
    <style:style style:name="T943" style:parent-style-name="Domyślnaczcionkaakapitu" style:family="text">
      <style:text-properties fo:color="#B58900" fo:language="en" fo:country="GB"/>
    </style:style>
    <style:style style:name="T944" style:parent-style-name="Domyślnaczcionkaakapitu" style:family="text">
      <style:text-properties fo:color="#CB4B16" fo:language="en" fo:country="GB"/>
    </style:style>
    <style:style style:name="T945" style:parent-style-name="Domyślnaczcionkaakapitu" style:family="text">
      <style:text-properties fo:color="#859900" fo:language="en" fo:country="GB"/>
    </style:style>
    <style:style style:name="T946" style:parent-style-name="Domyślnaczcionkaakapitu" style:family="text">
      <style:text-properties fo:color="#93A1A1" fo:language="en" fo:country="GB"/>
    </style:style>
    <style:style style:name="T947" style:parent-style-name="Domyślnaczcionkaakapitu" style:family="text">
      <style:text-properties fo:color="#CB4B16" fo:language="en" fo:country="GB"/>
    </style:style>
    <style:style style:name="T948" style:parent-style-name="Domyślnaczcionkaakapitu" style:family="text">
      <style:text-properties fo:color="#CB4B16" fo:language="en" fo:country="GB"/>
    </style:style>
    <style:style style:name="T949" style:parent-style-name="Domyślnaczcionkaakapitu" style:family="text">
      <style:text-properties fo:color="#CB4B16" fo:language="en" fo:country="GB"/>
    </style:style>
    <style:style style:name="T950" style:parent-style-name="Domyślnaczcionkaakapitu" style:family="text">
      <style:text-properties fo:color="#268BD2" fo:language="en" fo:country="GB"/>
    </style:style>
    <style:style style:name="T951" style:parent-style-name="Domyślnaczcionkaakapitu" style:family="text">
      <style:text-properties fo:color="#93A1A1" fo:language="en" fo:country="GB"/>
    </style:style>
    <style:style style:name="T952" style:parent-style-name="Domyślnaczcionkaakapitu" style:family="text">
      <style:text-properties fo:color="#CB4B16" fo:language="en" fo:country="GB"/>
    </style:style>
    <style:style style:name="T953" style:parent-style-name="Domyślnaczcionkaakapitu" style:family="text">
      <style:text-properties fo:color="#268BD2" fo:language="en" fo:country="GB"/>
    </style:style>
    <style:style style:name="T954" style:parent-style-name="Domyślnaczcionkaakapitu" style:family="text">
      <style:text-properties fo:color="#CB4B16" fo:language="en" fo:country="GB"/>
    </style:style>
    <style:style style:name="T955" style:parent-style-name="Domyślnaczcionkaakapitu" style:family="text">
      <style:text-properties fo:color="#859900" fo:language="en" fo:country="GB"/>
    </style:style>
    <style:style style:name="T956" style:parent-style-name="Domyślnaczcionkaakapitu" style:family="text">
      <style:text-properties fo:color="#B58900" fo:language="en" fo:country="GB"/>
    </style:style>
    <style:style style:name="T957" style:parent-style-name="Domyślnaczcionkaakapitu" style:family="text">
      <style:text-properties fo:color="#CB4B16" fo:language="en" fo:country="GB"/>
    </style:style>
    <style:style style:name="T958" style:parent-style-name="Domyślnaczcionkaakapitu" style:family="text">
      <style:text-properties fo:color="#93A1A1" fo:language="en" fo:country="GB"/>
    </style:style>
    <style:style style:name="T959" style:parent-style-name="Domyślnaczcionkaakapitu" style:family="text">
      <style:text-properties fo:color="#CB4B16" fo:language="en" fo:country="GB"/>
    </style:style>
    <style:style style:name="T960" style:parent-style-name="Domyślnaczcionkaakapitu" style:family="text">
      <style:text-properties fo:color="#93A1A1" fo:language="en" fo:country="GB"/>
    </style:style>
    <style:style style:name="T961" style:parent-style-name="Domyślnaczcionkaakapitu" style:family="text">
      <style:text-properties fo:color="#93A1A1" fo:language="en" fo:country="GB"/>
    </style:style>
    <style:style style:name="T962" style:parent-style-name="Domyślnaczcionkaakapitu" style:family="text">
      <style:text-properties fo:color="#93A1A1" fo:language="en" fo:country="GB"/>
    </style:style>
    <style:style style:name="T963" style:parent-style-name="Domyślnaczcionkaakapitu" style:family="text">
      <style:text-properties fo:color="#268BD2" fo:language="en" fo:country="GB"/>
    </style:style>
    <style:style style:name="T964" style:parent-style-name="Domyślnaczcionkaakapitu" style:family="text">
      <style:text-properties fo:color="#93A1A1" fo:language="en" fo:country="GB"/>
    </style:style>
    <style:style style:name="T965" style:parent-style-name="Domyślnaczcionkaakapitu" style:family="text">
      <style:text-properties fo:color="#D33682" fo:language="en" fo:country="GB"/>
    </style:style>
    <style:style style:name="T966" style:parent-style-name="Domyślnaczcionkaakapitu" style:family="text">
      <style:text-properties fo:color="#93A1A1" fo:language="en" fo:country="GB"/>
    </style:style>
    <style:style style:name="T967" style:parent-style-name="Domyślnaczcionkaakapitu" style:family="text">
      <style:text-properties fo:color="#93A1A1" fo:language="en" fo:country="GB"/>
    </style:style>
    <style:style style:name="T968" style:parent-style-name="Domyślnaczcionkaakapitu" style:family="text">
      <style:text-properties fo:color="#93A1A1" fo:language="en" fo:country="GB"/>
    </style:style>
    <style:style style:name="T969" style:parent-style-name="Domyślnaczcionkaakapitu" style:family="text">
      <style:text-properties fo:color="#CB4B16" fo:language="en" fo:country="GB"/>
    </style:style>
    <style:style style:name="T970" style:parent-style-name="Domyślnaczcionkaakapitu" style:family="text">
      <style:text-properties fo:color="#CB4B16" fo:language="en" fo:country="GB"/>
    </style:style>
    <style:style style:name="T971" style:parent-style-name="Domyślnaczcionkaakapitu" style:family="text">
      <style:text-properties fo:color="#CB4B16" fo:language="en" fo:country="GB"/>
    </style:style>
    <style:style style:name="T972" style:parent-style-name="Domyślnaczcionkaakapitu" style:family="text">
      <style:text-properties fo:color="#CB4B16" fo:language="en" fo:country="GB"/>
    </style:style>
    <style:style style:name="T973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974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975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976" style:parent-style-name="Domyślnaczcionkaakapitu" style:family="text">
      <style:text-properties fo:color="#CB4B16" fo:language="en" fo:country="GB"/>
    </style:style>
    <style:style style:name="T977" style:parent-style-name="Domyślnaczcionkaakapitu" style:family="text">
      <style:text-properties fo:color="#859900" fo:language="en" fo:country="GB"/>
    </style:style>
    <style:style style:name="T978" style:parent-style-name="Domyślnaczcionkaakapitu" style:family="text">
      <style:text-properties fo:color="#B58900" fo:language="en" fo:country="GB"/>
    </style:style>
    <style:style style:name="T979" style:parent-style-name="Domyślnaczcionkaakapitu" style:family="text">
      <style:text-properties fo:color="#CB4B16" fo:language="en" fo:country="GB"/>
    </style:style>
    <style:style style:name="T980" style:parent-style-name="Domyślnaczcionkaakapitu" style:family="text">
      <style:text-properties fo:color="#CB4B16" fo:language="en" fo:country="GB"/>
    </style:style>
    <style:style style:name="T981" style:parent-style-name="Domyślnaczcionkaakapitu" style:family="text">
      <style:text-properties fo:color="#CB4B16" fo:language="en" fo:country="GB"/>
    </style:style>
    <style:style style:name="T982" style:parent-style-name="Domyślnaczcionkaakapitu" style:family="text">
      <style:text-properties fo:color="#859900" fo:language="en" fo:country="GB"/>
    </style:style>
    <style:style style:name="T983" style:parent-style-name="Domyślnaczcionkaakapitu" style:family="text">
      <style:text-properties fo:color="#268BD2" fo:language="en" fo:country="GB"/>
    </style:style>
    <style:style style:name="T984" style:parent-style-name="Domyślnaczcionkaakapitu" style:family="text">
      <style:text-properties fo:color="#93A1A1" fo:language="en" fo:country="GB"/>
    </style:style>
    <style:style style:name="T985" style:parent-style-name="Domyślnaczcionkaakapitu" style:family="text">
      <style:text-properties fo:color="#D33682" fo:language="en" fo:country="GB"/>
    </style:style>
    <style:style style:name="T986" style:parent-style-name="Domyślnaczcionkaakapitu" style:family="text">
      <style:text-properties fo:color="#93A1A1" fo:language="en" fo:country="GB"/>
    </style:style>
    <style:style style:name="T987" style:parent-style-name="Domyślnaczcionkaakapitu" style:family="text">
      <style:text-properties fo:color="#93A1A1" fo:language="en" fo:country="GB"/>
    </style:style>
    <style:style style:name="T988" style:parent-style-name="Domyślnaczcionkaakapitu" style:family="text">
      <style:text-properties fo:color="#93A1A1" fo:language="en" fo:country="GB"/>
    </style:style>
    <style:style style:name="T989" style:parent-style-name="Domyślnaczcionkaakapitu" style:family="text">
      <style:text-properties fo:color="#CB4B16" fo:language="en" fo:country="GB"/>
    </style:style>
    <style:style style:name="T990" style:parent-style-name="Domyślnaczcionkaakapitu" style:family="text">
      <style:text-properties fo:color="#CB4B16" fo:language="en" fo:country="GB"/>
    </style:style>
    <style:style style:name="T991" style:parent-style-name="Domyślnaczcionkaakapitu" style:family="text">
      <style:text-properties fo:color="#CB4B16" fo:language="en" fo:country="GB"/>
    </style:style>
    <style:style style:name="T992" style:parent-style-name="Domyślnaczcionkaakapitu" style:family="text">
      <style:text-properties fo:color="#CB4B16" fo:language="en" fo:country="GB"/>
    </style:style>
    <style:style style:name="T993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994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995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996" style:parent-style-name="Domyślnaczcionkaakapitu" style:family="text">
      <style:text-properties fo:color="#CB4B16" fo:language="en" fo:country="GB"/>
    </style:style>
    <style:style style:name="T997" style:parent-style-name="Domyślnaczcionkaakapitu" style:family="text">
      <style:text-properties fo:color="#859900" fo:language="en" fo:country="GB"/>
    </style:style>
    <style:style style:name="T998" style:parent-style-name="Domyślnaczcionkaakapitu" style:family="text">
      <style:text-properties fo:color="#B58900" fo:language="en" fo:country="GB"/>
    </style:style>
    <style:style style:name="T999" style:parent-style-name="Domyślnaczcionkaakapitu" style:family="text">
      <style:text-properties fo:color="#CB4B16" fo:language="en" fo:country="GB"/>
    </style:style>
    <style:style style:name="T1000" style:parent-style-name="Domyślnaczcionkaakapitu" style:family="text">
      <style:text-properties fo:color="#CB4B16" fo:language="en" fo:country="GB"/>
    </style:style>
    <style:style style:name="T1001" style:parent-style-name="Domyślnaczcionkaakapitu" style:family="text">
      <style:text-properties fo:color="#CB4B16" fo:language="en" fo:country="GB"/>
    </style:style>
    <style:style style:name="T1002" style:parent-style-name="Domyślnaczcionkaakapitu" style:family="text">
      <style:text-properties fo:color="#859900" fo:language="en" fo:country="GB"/>
    </style:style>
    <style:style style:name="T1003" style:parent-style-name="Domyślnaczcionkaakapitu" style:family="text">
      <style:text-properties fo:color="#268BD2" fo:language="en" fo:country="GB"/>
    </style:style>
    <style:style style:name="T1004" style:parent-style-name="Domyślnaczcionkaakapitu" style:family="text">
      <style:text-properties fo:color="#93A1A1" fo:language="en" fo:country="GB"/>
    </style:style>
    <style:style style:name="T1005" style:parent-style-name="Domyślnaczcionkaakapitu" style:family="text">
      <style:text-properties fo:color="#268BD2" fo:language="en" fo:country="GB"/>
    </style:style>
    <style:style style:name="T1006" style:parent-style-name="Domyślnaczcionkaakapitu" style:family="text">
      <style:text-properties fo:color="#93A1A1" fo:language="en" fo:country="GB"/>
    </style:style>
    <style:style style:name="T1007" style:parent-style-name="Domyślnaczcionkaakapitu" style:family="text">
      <style:text-properties fo:color="#268BD2" fo:language="en" fo:country="GB"/>
    </style:style>
    <style:style style:name="T1008" style:parent-style-name="Domyślnaczcionkaakapitu" style:family="text">
      <style:text-properties fo:color="#93A1A1" fo:language="en" fo:country="GB"/>
    </style:style>
    <style:style style:name="T1009" style:parent-style-name="Domyślnaczcionkaakapitu" style:family="text">
      <style:text-properties fo:color="#93A1A1" fo:language="en" fo:country="GB"/>
    </style:style>
    <style:style style:name="T1010" style:parent-style-name="Domyślnaczcionkaakapitu" style:family="text">
      <style:text-properties fo:color="#93A1A1" fo:language="en" fo:country="GB"/>
    </style:style>
    <style:style style:name="T1011" style:parent-style-name="Domyślnaczcionkaakapitu" style:family="text">
      <style:text-properties fo:color="#CB4B16" fo:language="en" fo:country="GB"/>
    </style:style>
    <style:style style:name="T1012" style:parent-style-name="Domyślnaczcionkaakapitu" style:family="text">
      <style:text-properties fo:color="#CB4B16" fo:language="en" fo:country="GB"/>
    </style:style>
    <style:style style:name="T1013" style:parent-style-name="Domyślnaczcionkaakapitu" style:family="text">
      <style:text-properties fo:color="#CB4B16" fo:language="en" fo:country="GB"/>
    </style:style>
    <style:style style:name="T1014" style:parent-style-name="Domyślnaczcionkaakapitu" style:family="text">
      <style:text-properties fo:color="#CB4B16" fo:language="en" fo:country="GB"/>
    </style:style>
    <style:style style:name="T1015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016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017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018" style:parent-style-name="Domyślnaczcionkaakapitu" style:family="text">
      <style:text-properties fo:color="#CB4B16" fo:language="en" fo:country="GB"/>
    </style:style>
    <style:style style:name="T1019" style:parent-style-name="Domyślnaczcionkaakapitu" style:family="text">
      <style:text-properties fo:color="#268BD2" fo:language="en" fo:country="GB"/>
    </style:style>
    <style:style style:name="T1020" style:parent-style-name="Domyślnaczcionkaakapitu" style:family="text">
      <style:text-properties fo:color="#B58900" fo:language="en" fo:country="GB"/>
    </style:style>
    <style:style style:name="T1021" style:parent-style-name="Domyślnaczcionkaakapitu" style:family="text">
      <style:text-properties fo:color="#CB4B16" fo:language="en" fo:country="GB"/>
    </style:style>
    <style:style style:name="T1022" style:parent-style-name="Domyślnaczcionkaakapitu" style:family="text">
      <style:text-properties fo:color="#CB4B16" fo:language="en" fo:country="GB"/>
    </style:style>
    <style:style style:name="T1023" style:parent-style-name="Domyślnaczcionkaakapitu" style:family="text">
      <style:text-properties fo:color="#CB4B16" fo:language="en" fo:country="GB"/>
    </style:style>
    <style:style style:name="T1024" style:parent-style-name="Domyślnaczcionkaakapitu" style:family="text">
      <style:text-properties fo:color="#859900" fo:language="en" fo:country="GB"/>
    </style:style>
    <style:style style:name="T1025" style:parent-style-name="Domyślnaczcionkaakapitu" style:family="text">
      <style:text-properties fo:color="#CB4B16" fo:language="en" fo:country="GB"/>
    </style:style>
    <style:style style:name="T1026" style:parent-style-name="Domyślnaczcionkaakapitu" style:family="text">
      <style:text-properties fo:color="#B58900" fo:language="en" fo:country="GB"/>
    </style:style>
    <style:style style:name="T1027" style:parent-style-name="Domyślnaczcionkaakapitu" style:family="text">
      <style:text-properties fo:color="#CB4B16" fo:language="en" fo:country="GB"/>
    </style:style>
    <style:style style:name="T1028" style:parent-style-name="Domyślnaczcionkaakapitu" style:family="text">
      <style:text-properties fo:color="#CB4B16" fo:language="en" fo:country="GB"/>
    </style:style>
    <style:style style:name="T1029" style:parent-style-name="Domyślnaczcionkaakapitu" style:family="text">
      <style:text-properties fo:color="#CB4B16" fo:language="en" fo:country="GB"/>
    </style:style>
    <style:style style:name="T1030" style:parent-style-name="Domyślnaczcionkaakapitu" style:family="text">
      <style:text-properties fo:color="#859900" fo:language="en" fo:country="GB"/>
    </style:style>
    <style:style style:name="T1031" style:parent-style-name="Domyślnaczcionkaakapitu" style:family="text">
      <style:text-properties fo:color="#B58900" fo:language="en" fo:country="GB"/>
    </style:style>
    <style:style style:name="T1032" style:parent-style-name="Domyślnaczcionkaakapitu" style:family="text">
      <style:text-properties fo:color="#CB4B16" fo:language="en" fo:country="GB"/>
    </style:style>
    <style:style style:name="T1033" style:parent-style-name="Domyślnaczcionkaakapitu" style:family="text">
      <style:text-properties fo:color="#93A1A1" fo:language="en" fo:country="GB"/>
    </style:style>
    <style:style style:name="T1034" style:parent-style-name="Domyślnaczcionkaakapitu" style:family="text">
      <style:text-properties fo:color="#93A1A1" fo:language="en" fo:country="GB"/>
    </style:style>
    <style:style style:name="T1035" style:parent-style-name="Domyślnaczcionkaakapitu" style:family="text">
      <style:text-properties fo:color="#93A1A1" fo:language="en" fo:country="GB"/>
    </style:style>
    <style:style style:name="T1036" style:parent-style-name="Domyślnaczcionkaakapitu" style:family="text">
      <style:text-properties fo:color="#268BD2" fo:language="en" fo:country="GB"/>
    </style:style>
    <style:style style:name="T1037" style:parent-style-name="Domyślnaczcionkaakapitu" style:family="text">
      <style:text-properties fo:color="#93A1A1" fo:language="en" fo:country="GB"/>
    </style:style>
    <style:style style:name="T1038" style:parent-style-name="Domyślnaczcionkaakapitu" style:family="text">
      <style:text-properties fo:color="#268BD2" fo:language="en" fo:country="GB"/>
    </style:style>
    <style:style style:name="T1039" style:parent-style-name="Domyślnaczcionkaakapitu" style:family="text">
      <style:text-properties fo:color="#CB4B16" fo:language="en" fo:country="GB"/>
    </style:style>
    <style:style style:name="T1040" style:parent-style-name="Domyślnaczcionkaakapitu" style:family="text">
      <style:text-properties fo:color="#268BD2" fo:language="en" fo:country="GB"/>
    </style:style>
    <style:style style:name="T1041" style:parent-style-name="Domyślnaczcionkaakapitu" style:family="text">
      <style:text-properties fo:color="#93A1A1" fo:language="en" fo:country="GB"/>
    </style:style>
    <style:style style:name="T1042" style:parent-style-name="Domyślnaczcionkaakapitu" style:family="text">
      <style:text-properties fo:color="#D33682" fo:language="en" fo:country="GB"/>
    </style:style>
    <style:style style:name="T1043" style:parent-style-name="Domyślnaczcionkaakapitu" style:family="text">
      <style:text-properties fo:color="#CB4B16" fo:language="en" fo:country="GB"/>
    </style:style>
    <style:style style:name="T1044" style:parent-style-name="Domyślnaczcionkaakapitu" style:family="text">
      <style:text-properties fo:color="#93A1A1" fo:language="en" fo:country="GB"/>
    </style:style>
    <style:style style:name="T1045" style:parent-style-name="Domyślnaczcionkaakapitu" style:family="text">
      <style:text-properties fo:color="#93A1A1" fo:language="en" fo:country="GB"/>
    </style:style>
    <style:style style:name="T1046" style:parent-style-name="Domyślnaczcionkaakapitu" style:family="text">
      <style:text-properties fo:color="#93A1A1" fo:language="en" fo:country="GB"/>
    </style:style>
    <style:style style:name="T1047" style:parent-style-name="Domyślnaczcionkaakapitu" style:family="text">
      <style:text-properties fo:color="#268BD2" fo:language="en" fo:country="GB"/>
    </style:style>
    <style:style style:name="T1048" style:parent-style-name="Domyślnaczcionkaakapitu" style:family="text">
      <style:text-properties fo:color="#CB4B16" fo:language="en" fo:country="GB"/>
    </style:style>
    <style:style style:name="T1049" style:parent-style-name="Domyślnaczcionkaakapitu" style:family="text">
      <style:text-properties fo:color="#93A1A1" fo:language="en" fo:country="GB"/>
    </style:style>
    <style:style style:name="T1050" style:parent-style-name="Domyślnaczcionkaakapitu" style:family="text">
      <style:text-properties fo:color="#268BD2" fo:language="en" fo:country="GB"/>
    </style:style>
    <style:style style:name="T1051" style:parent-style-name="Domyślnaczcionkaakapitu" style:family="text">
      <style:text-properties fo:color="#CB4B16" fo:language="en" fo:country="GB"/>
    </style:style>
    <style:style style:name="T1052" style:parent-style-name="Domyślnaczcionkaakapitu" style:family="text">
      <style:text-properties fo:color="#93A1A1" fo:language="en" fo:country="GB"/>
    </style:style>
    <style:style style:name="T1053" style:parent-style-name="Domyślnaczcionkaakapitu" style:family="text">
      <style:text-properties fo:color="#D33682" fo:language="en" fo:country="GB"/>
    </style:style>
    <style:style style:name="T1054" style:parent-style-name="Domyślnaczcionkaakapitu" style:family="text">
      <style:text-properties fo:color="#93A1A1" fo:language="en" fo:country="GB"/>
    </style:style>
    <style:style style:name="T1055" style:parent-style-name="Domyślnaczcionkaakapitu" style:family="text">
      <style:text-properties fo:color="#93A1A1" fo:language="en" fo:country="GB"/>
    </style:style>
    <style:style style:name="T1056" style:parent-style-name="Domyślnaczcionkaakapitu" style:family="text">
      <style:text-properties fo:color="#93A1A1" fo:language="en" fo:country="GB"/>
    </style:style>
    <style:style style:name="T1057" style:parent-style-name="Domyślnaczcionkaakapitu" style:family="text">
      <style:text-properties fo:color="#859900" fo:language="en" fo:country="GB"/>
    </style:style>
    <style:style style:name="T1058" style:parent-style-name="Domyślnaczcionkaakapitu" style:family="text">
      <style:text-properties fo:color="#CB4B16" fo:language="en" fo:country="GB"/>
    </style:style>
    <style:style style:name="T1059" style:parent-style-name="Domyślnaczcionkaakapitu" style:family="text">
      <style:text-properties fo:color="#268BD2" fo:language="en" fo:country="GB"/>
    </style:style>
    <style:style style:name="T1060" style:parent-style-name="Domyślnaczcionkaakapitu" style:family="text">
      <style:text-properties fo:color="#93A1A1" fo:language="en" fo:country="GB"/>
    </style:style>
    <style:style style:name="T1061" style:parent-style-name="Domyślnaczcionkaakapitu" style:family="text">
      <style:text-properties fo:color="#CB4B16" fo:language="en" fo:country="GB"/>
    </style:style>
    <style:style style:name="T1062" style:parent-style-name="Domyślnaczcionkaakapitu" style:family="text">
      <style:text-properties fo:color="#268BD2" fo:language="en" fo:country="GB"/>
    </style:style>
    <style:style style:name="T1063" style:parent-style-name="Domyślnaczcionkaakapitu" style:family="text">
      <style:text-properties fo:color="#93A1A1" fo:language="en" fo:country="GB"/>
    </style:style>
    <style:style style:name="T1064" style:parent-style-name="Domyślnaczcionkaakapitu" style:family="text">
      <style:text-properties fo:color="#268BD2" fo:language="en" fo:country="GB"/>
    </style:style>
    <style:style style:name="T1065" style:parent-style-name="Domyślnaczcionkaakapitu" style:family="text">
      <style:text-properties fo:color="#93A1A1" fo:language="en" fo:country="GB"/>
    </style:style>
    <style:style style:name="T1066" style:parent-style-name="Domyślnaczcionkaakapitu" style:family="text">
      <style:text-properties fo:color="#D33682" fo:language="en" fo:country="GB"/>
    </style:style>
    <style:style style:name="T1067" style:parent-style-name="Domyślnaczcionkaakapitu" style:family="text">
      <style:text-properties fo:color="#CB4B16" fo:language="en" fo:country="GB"/>
    </style:style>
    <style:style style:name="T1068" style:parent-style-name="Domyślnaczcionkaakapitu" style:family="text">
      <style:text-properties fo:color="#CB4B16" fo:language="en" fo:country="GB"/>
    </style:style>
    <style:style style:name="T1069" style:parent-style-name="Domyślnaczcionkaakapitu" style:family="text">
      <style:text-properties fo:color="#CB4B16" fo:language="en" fo:country="GB"/>
    </style:style>
    <style:style style:name="T1070" style:parent-style-name="Domyślnaczcionkaakapitu" style:family="text">
      <style:text-properties fo:color="#CB4B16" fo:language="en" fo:country="GB"/>
    </style:style>
    <style:style style:name="T1071" style:parent-style-name="Domyślnaczcionkaakapitu" style:family="text">
      <style:text-properties fo:color="#CB4B16" fo:language="en" fo:country="GB"/>
    </style:style>
    <style:style style:name="T1072" style:parent-style-name="Domyślnaczcionkaakapitu" style:family="text">
      <style:text-properties fo:color="#268BD2" fo:language="en" fo:country="GB"/>
    </style:style>
    <style:style style:name="T1073" style:parent-style-name="Domyślnaczcionkaakapitu" style:family="text">
      <style:text-properties fo:color="#268BD2" fo:language="en" fo:country="GB"/>
    </style:style>
    <style:style style:name="T1074" style:parent-style-name="Domyślnaczcionkaakapitu" style:family="text">
      <style:text-properties fo:color="#93A1A1" fo:language="en" fo:country="GB"/>
    </style:style>
    <style:style style:name="T1075" style:parent-style-name="Domyślnaczcionkaakapitu" style:family="text">
      <style:text-properties fo:color="#CB4B16" fo:language="en" fo:country="GB"/>
    </style:style>
    <style:style style:name="T1076" style:parent-style-name="Domyślnaczcionkaakapitu" style:family="text">
      <style:text-properties fo:color="#93A1A1" fo:language="en" fo:country="GB"/>
    </style:style>
    <style:style style:name="T1077" style:parent-style-name="Domyślnaczcionkaakapitu" style:family="text">
      <style:text-properties fo:font-style="italic" style:font-style-asian="italic" style:font-style-complex="italic" fo:color="#B58900" fo:language="en" fo:country="GB"/>
    </style:style>
    <style:style style:name="T1078" style:parent-style-name="Domyślnaczcionkaakapitu" style:family="text">
      <style:text-properties fo:color="#CB4B16" fo:language="en" fo:country="GB"/>
    </style:style>
    <style:style style:name="T1079" style:parent-style-name="Domyślnaczcionkaakapitu" style:family="text">
      <style:text-properties fo:color="#268BD2" fo:language="en" fo:country="GB"/>
    </style:style>
    <style:style style:name="T1080" style:parent-style-name="Domyślnaczcionkaakapitu" style:family="text">
      <style:text-properties fo:color="#93A1A1" fo:language="en" fo:country="GB"/>
    </style:style>
    <style:style style:name="T1081" style:parent-style-name="Domyślnaczcionkaakapitu" style:family="text">
      <style:text-properties fo:color="#268BD2" fo:language="en" fo:country="GB"/>
    </style:style>
    <style:style style:name="T1082" style:parent-style-name="Domyślnaczcionkaakapitu" style:family="text">
      <style:text-properties fo:color="#93A1A1" fo:language="en" fo:country="GB"/>
    </style:style>
    <style:style style:name="T1083" style:parent-style-name="Domyślnaczcionkaakapitu" style:family="text">
      <style:text-properties fo:color="#268BD2" fo:language="en" fo:country="GB"/>
    </style:style>
    <style:style style:name="T1084" style:parent-style-name="Domyślnaczcionkaakapitu" style:family="text">
      <style:text-properties fo:color="#93A1A1" fo:language="en" fo:country="GB"/>
    </style:style>
    <style:style style:name="T1085" style:parent-style-name="Domyślnaczcionkaakapitu" style:family="text">
      <style:text-properties fo:color="#D33682" fo:language="en" fo:country="GB"/>
    </style:style>
    <style:style style:name="T1086" style:parent-style-name="Domyślnaczcionkaakapitu" style:family="text">
      <style:text-properties fo:color="#CB4B16" fo:language="en" fo:country="GB"/>
    </style:style>
    <style:style style:name="T1087" style:parent-style-name="Domyślnaczcionkaakapitu" style:family="text">
      <style:text-properties fo:color="#93A1A1" fo:language="en" fo:country="GB"/>
    </style:style>
    <style:style style:name="T1088" style:parent-style-name="Domyślnaczcionkaakapitu" style:family="text">
      <style:text-properties fo:color="#93A1A1" fo:language="en" fo:country="GB"/>
    </style:style>
    <style:style style:name="T1089" style:parent-style-name="Domyślnaczcionkaakapitu" style:family="text">
      <style:text-properties fo:color="#93A1A1" fo:language="en" fo:country="GB"/>
    </style:style>
    <style:style style:name="T1090" style:parent-style-name="Domyślnaczcionkaakapitu" style:family="text">
      <style:text-properties fo:color="#CB4B16" fo:language="en" fo:country="GB"/>
    </style:style>
    <style:style style:name="T1091" style:parent-style-name="Domyślnaczcionkaakapitu" style:family="text">
      <style:text-properties fo:color="#CB4B16" fo:language="en" fo:country="GB"/>
    </style:style>
    <style:style style:name="T1092" style:parent-style-name="Domyślnaczcionkaakapitu" style:family="text">
      <style:text-properties fo:color="#CB4B16" fo:language="en" fo:country="GB"/>
    </style:style>
    <style:style style:name="T1093" style:parent-style-name="Domyślnaczcionkaakapitu" style:family="text">
      <style:text-properties fo:color="#859900" fo:language="en" fo:country="GB"/>
    </style:style>
    <style:style style:name="T1094" style:parent-style-name="Domyślnaczcionkaakapitu" style:family="text">
      <style:text-properties fo:color="#268BD2" fo:language="en" fo:country="GB"/>
    </style:style>
    <style:style style:name="T1095" style:parent-style-name="Domyślnaczcionkaakapitu" style:family="text">
      <style:text-properties fo:color="#93A1A1" fo:language="en" fo:country="GB"/>
    </style:style>
    <style:style style:name="T1096" style:parent-style-name="Domyślnaczcionkaakapitu" style:family="text">
      <style:text-properties fo:color="#93A1A1" fo:language="en" fo:country="GB"/>
    </style:style>
    <style:style style:name="T1097" style:parent-style-name="Domyślnaczcionkaakapitu" style:family="text">
      <style:text-properties fo:color="#93A1A1" fo:language="en" fo:country="GB"/>
    </style:style>
    <style:style style:name="T1098" style:parent-style-name="Domyślnaczcionkaakapitu" style:family="text">
      <style:text-properties fo:color="#CB4B16" fo:language="en" fo:country="GB"/>
    </style:style>
    <style:style style:name="T1099" style:parent-style-name="Domyślnaczcionkaakapitu" style:family="text">
      <style:text-properties fo:color="#CB4B16" fo:language="en" fo:country="GB"/>
    </style:style>
    <style:style style:name="T1100" style:parent-style-name="Domyślnaczcionkaakapitu" style:family="text">
      <style:text-properties fo:color="#CB4B16" fo:language="en" fo:country="GB"/>
    </style:style>
    <style:style style:name="T1101" style:parent-style-name="Domyślnaczcionkaakapitu" style:family="text">
      <style:text-properties fo:color="#CB4B16" fo:language="en" fo:country="GB"/>
    </style:style>
    <style:style style:name="T1102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103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104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105" style:parent-style-name="Domyślnaczcionkaakapitu" style:family="text">
      <style:text-properties fo:color="#CB4B16" fo:language="en" fo:country="GB"/>
    </style:style>
    <style:style style:name="T1106" style:parent-style-name="Domyślnaczcionkaakapitu" style:family="text">
      <style:text-properties fo:color="#859900" fo:language="en" fo:country="GB"/>
    </style:style>
    <style:style style:name="T1107" style:parent-style-name="Domyślnaczcionkaakapitu" style:family="text">
      <style:text-properties fo:color="#B58900" fo:language="en" fo:country="GB"/>
    </style:style>
    <style:style style:name="T1108" style:parent-style-name="Domyślnaczcionkaakapitu" style:family="text">
      <style:text-properties fo:color="#CB4B16" fo:language="en" fo:country="GB"/>
    </style:style>
    <style:style style:name="T1109" style:parent-style-name="Domyślnaczcionkaakapitu" style:family="text">
      <style:text-properties fo:color="#268BD2" fo:language="en" fo:country="GB"/>
    </style:style>
    <style:style style:name="T1110" style:parent-style-name="Domyślnaczcionkaakapitu" style:family="text">
      <style:text-properties fo:color="#93A1A1" fo:language="en" fo:country="GB"/>
    </style:style>
    <style:style style:name="T1111" style:parent-style-name="Domyślnaczcionkaakapitu" style:family="text">
      <style:text-properties fo:color="#CB4B16" fo:language="en" fo:country="GB"/>
    </style:style>
    <style:style style:name="T1112" style:parent-style-name="Domyślnaczcionkaakapitu" style:family="text">
      <style:text-properties fo:color="#CB4B16" fo:language="en" fo:country="GB"/>
    </style:style>
    <style:style style:name="T1113" style:parent-style-name="Domyślnaczcionkaakapitu" style:family="text">
      <style:text-properties fo:color="#CB4B16" fo:language="en" fo:country="GB"/>
    </style:style>
    <style:style style:name="T1114" style:parent-style-name="Domyślnaczcionkaakapitu" style:family="text">
      <style:text-properties fo:color="#268BD2" fo:language="en" fo:country="GB"/>
    </style:style>
    <style:style style:name="T1115" style:parent-style-name="Domyślnaczcionkaakapitu" style:family="text">
      <style:text-properties fo:color="#CB4B16" fo:language="en" fo:country="GB"/>
    </style:style>
    <style:style style:name="T1116" style:parent-style-name="Domyślnaczcionkaakapitu" style:family="text">
      <style:text-properties fo:color="#268BD2" fo:language="en" fo:country="GB"/>
    </style:style>
    <style:style style:name="T1117" style:parent-style-name="Domyślnaczcionkaakapitu" style:family="text">
      <style:text-properties fo:color="#93A1A1" fo:language="en" fo:country="GB"/>
    </style:style>
    <style:style style:name="T1118" style:parent-style-name="Domyślnaczcionkaakapitu" style:family="text">
      <style:text-properties fo:color="#CB4B16" fo:language="en" fo:country="GB"/>
    </style:style>
    <style:style style:name="T1119" style:parent-style-name="Domyślnaczcionkaakapitu" style:family="text">
      <style:text-properties fo:color="#93A1A1" fo:language="en" fo:country="GB"/>
    </style:style>
    <style:style style:name="T1120" style:parent-style-name="Domyślnaczcionkaakapitu" style:family="text">
      <style:text-properties fo:color="#93A1A1" fo:language="en" fo:country="GB"/>
    </style:style>
    <style:style style:name="T1121" style:parent-style-name="Domyślnaczcionkaakapitu" style:family="text">
      <style:text-properties fo:color="#93A1A1" fo:language="en" fo:country="GB"/>
    </style:style>
    <style:style style:name="T1122" style:parent-style-name="Domyślnaczcionkaakapitu" style:family="text">
      <style:text-properties fo:color="#859900" fo:language="en" fo:country="GB"/>
    </style:style>
    <style:style style:name="T1123" style:parent-style-name="Domyślnaczcionkaakapitu" style:family="text">
      <style:text-properties fo:color="#CB4B16" fo:language="en" fo:country="GB"/>
    </style:style>
    <style:style style:name="T1124" style:parent-style-name="Domyślnaczcionkaakapitu" style:family="text">
      <style:text-properties fo:color="#268BD2" fo:language="en" fo:country="GB"/>
    </style:style>
    <style:style style:name="T1125" style:parent-style-name="Domyślnaczcionkaakapitu" style:family="text">
      <style:text-properties fo:color="#93A1A1" fo:language="en" fo:country="GB"/>
    </style:style>
    <style:style style:name="T1126" style:parent-style-name="Domyślnaczcionkaakapitu" style:family="text">
      <style:text-properties fo:color="#CB4B16" fo:language="en" fo:country="GB"/>
    </style:style>
    <style:style style:name="T1127" style:parent-style-name="Domyślnaczcionkaakapitu" style:family="text">
      <style:text-properties fo:color="#268BD2" fo:language="en" fo:country="GB"/>
    </style:style>
    <style:style style:name="T1128" style:parent-style-name="Domyślnaczcionkaakapitu" style:family="text">
      <style:text-properties fo:color="#93A1A1" fo:language="en" fo:country="GB"/>
    </style:style>
    <style:style style:name="T1129" style:parent-style-name="Domyślnaczcionkaakapitu" style:family="text">
      <style:text-properties fo:color="#268BD2" fo:language="en" fo:country="GB"/>
    </style:style>
    <style:style style:name="T1130" style:parent-style-name="Domyślnaczcionkaakapitu" style:family="text">
      <style:text-properties fo:color="#93A1A1" fo:language="en" fo:country="GB"/>
    </style:style>
    <style:style style:name="T1131" style:parent-style-name="Domyślnaczcionkaakapitu" style:family="text">
      <style:text-properties fo:color="#D33682" fo:language="en" fo:country="GB"/>
    </style:style>
    <style:style style:name="T1132" style:parent-style-name="Domyślnaczcionkaakapitu" style:family="text">
      <style:text-properties fo:color="#CB4B16" fo:language="en" fo:country="GB"/>
    </style:style>
    <style:style style:name="T1133" style:parent-style-name="Domyślnaczcionkaakapitu" style:family="text">
      <style:text-properties fo:color="#93A1A1" fo:language="en" fo:country="GB"/>
    </style:style>
    <style:style style:name="T1134" style:parent-style-name="Domyślnaczcionkaakapitu" style:family="text">
      <style:text-properties fo:color="#D33682" fo:language="en" fo:country="GB"/>
    </style:style>
    <style:style style:name="T1135" style:parent-style-name="Domyślnaczcionkaakapitu" style:family="text">
      <style:text-properties fo:color="#CB4B16" fo:language="en" fo:country="GB"/>
    </style:style>
    <style:style style:name="T1136" style:parent-style-name="Domyślnaczcionkaakapitu" style:family="text">
      <style:text-properties fo:color="#CB4B16" fo:language="en" fo:country="GB"/>
    </style:style>
    <style:style style:name="T1137" style:parent-style-name="Domyślnaczcionkaakapitu" style:family="text">
      <style:text-properties fo:color="#CB4B16" fo:language="en" fo:country="GB"/>
    </style:style>
    <style:style style:name="T1138" style:parent-style-name="Domyślnaczcionkaakapitu" style:family="text">
      <style:text-properties fo:color="#CB4B16" fo:language="en" fo:country="GB"/>
    </style:style>
    <style:style style:name="T1139" style:parent-style-name="Domyślnaczcionkaakapitu" style:family="text">
      <style:text-properties fo:color="#CB4B16" fo:language="en" fo:country="GB"/>
    </style:style>
    <style:style style:name="T1140" style:parent-style-name="Domyślnaczcionkaakapitu" style:family="text">
      <style:text-properties fo:color="#268BD2" fo:language="en" fo:country="GB"/>
    </style:style>
    <style:style style:name="T1141" style:parent-style-name="Domyślnaczcionkaakapitu" style:family="text">
      <style:text-properties fo:color="#93A1A1" fo:language="en" fo:country="GB"/>
    </style:style>
    <style:style style:name="T1142" style:parent-style-name="Domyślnaczcionkaakapitu" style:family="text">
      <style:text-properties fo:color="#CB4B16" fo:language="en" fo:country="GB"/>
    </style:style>
    <style:style style:name="T1143" style:parent-style-name="Domyślnaczcionkaakapitu" style:family="text">
      <style:text-properties fo:color="#93A1A1" fo:language="en" fo:country="GB"/>
    </style:style>
    <style:style style:name="T1144" style:parent-style-name="Domyślnaczcionkaakapitu" style:family="text">
      <style:text-properties fo:font-style="italic" style:font-style-asian="italic" style:font-style-complex="italic" fo:color="#B58900" fo:language="en" fo:country="GB"/>
    </style:style>
    <style:style style:name="T1145" style:parent-style-name="Domyślnaczcionkaakapitu" style:family="text">
      <style:text-properties fo:color="#CB4B16" fo:language="en" fo:country="GB"/>
    </style:style>
    <style:style style:name="T1146" style:parent-style-name="Domyślnaczcionkaakapitu" style:family="text">
      <style:text-properties fo:color="#268BD2" fo:language="en" fo:country="GB"/>
    </style:style>
    <style:style style:name="T1147" style:parent-style-name="Domyślnaczcionkaakapitu" style:family="text">
      <style:text-properties fo:color="#93A1A1" fo:language="en" fo:country="GB"/>
    </style:style>
    <style:style style:name="T1148" style:parent-style-name="Domyślnaczcionkaakapitu" style:family="text">
      <style:text-properties fo:color="#268BD2" fo:language="en" fo:country="GB"/>
    </style:style>
    <style:style style:name="T1149" style:parent-style-name="Domyślnaczcionkaakapitu" style:family="text">
      <style:text-properties fo:color="#93A1A1" fo:language="en" fo:country="GB"/>
    </style:style>
    <style:style style:name="T1150" style:parent-style-name="Domyślnaczcionkaakapitu" style:family="text">
      <style:text-properties fo:color="#268BD2" fo:language="en" fo:country="GB"/>
    </style:style>
    <style:style style:name="T1151" style:parent-style-name="Domyślnaczcionkaakapitu" style:family="text">
      <style:text-properties fo:color="#93A1A1" fo:language="en" fo:country="GB"/>
    </style:style>
    <style:style style:name="T1152" style:parent-style-name="Domyślnaczcionkaakapitu" style:family="text">
      <style:text-properties fo:color="#D33682" fo:language="en" fo:country="GB"/>
    </style:style>
    <style:style style:name="T1153" style:parent-style-name="Domyślnaczcionkaakapitu" style:family="text">
      <style:text-properties fo:color="#CB4B16" fo:language="en" fo:country="GB"/>
    </style:style>
    <style:style style:name="T1154" style:parent-style-name="Domyślnaczcionkaakapitu" style:family="text">
      <style:text-properties fo:color="#93A1A1" fo:language="en" fo:country="GB"/>
    </style:style>
    <style:style style:name="T1155" style:parent-style-name="Domyślnaczcionkaakapitu" style:family="text">
      <style:text-properties fo:color="#93A1A1" fo:language="en" fo:country="GB"/>
    </style:style>
    <style:style style:name="T1156" style:parent-style-name="Domyślnaczcionkaakapitu" style:family="text">
      <style:text-properties fo:color="#93A1A1" fo:language="en" fo:country="GB"/>
    </style:style>
    <style:style style:name="T1157" style:parent-style-name="Domyślnaczcionkaakapitu" style:family="text">
      <style:text-properties fo:color="#CB4B16" fo:language="en" fo:country="GB"/>
    </style:style>
    <style:style style:name="T1158" style:parent-style-name="Domyślnaczcionkaakapitu" style:family="text">
      <style:text-properties fo:color="#CB4B16" fo:language="en" fo:country="GB"/>
    </style:style>
    <style:style style:name="T1159" style:parent-style-name="Domyślnaczcionkaakapitu" style:family="text">
      <style:text-properties fo:color="#CB4B16" fo:language="en" fo:country="GB"/>
    </style:style>
    <style:style style:name="T1160" style:parent-style-name="Domyślnaczcionkaakapitu" style:family="text">
      <style:text-properties fo:color="#CB4B16" fo:language="en" fo:country="GB"/>
    </style:style>
    <style:style style:name="T1161" style:parent-style-name="Domyślnaczcionkaakapitu" style:family="text">
      <style:text-properties fo:color="#CB4B16" fo:language="en" fo:country="GB"/>
    </style:style>
    <style:style style:name="T1162" style:parent-style-name="Domyślnaczcionkaakapitu" style:family="text">
      <style:text-properties fo:color="#CB4B16" fo:language="en" fo:country="GB"/>
    </style:style>
    <style:style style:name="T1163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164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165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166" style:parent-style-name="Domyślnaczcionkaakapitu" style:family="text">
      <style:text-properties fo:color="#CB4B16" fo:language="en" fo:country="GB"/>
    </style:style>
    <style:style style:name="T1167" style:parent-style-name="Domyślnaczcionkaakapitu" style:family="text">
      <style:text-properties fo:color="#859900" fo:language="en" fo:country="GB"/>
    </style:style>
    <style:style style:name="T1168" style:parent-style-name="Domyślnaczcionkaakapitu" style:family="text">
      <style:text-properties fo:color="#B58900" fo:language="en" fo:country="GB"/>
    </style:style>
    <style:style style:name="T1169" style:parent-style-name="Domyślnaczcionkaakapitu" style:family="text">
      <style:text-properties fo:color="#CB4B16" fo:language="en" fo:country="GB"/>
    </style:style>
    <style:style style:name="T1170" style:parent-style-name="Domyślnaczcionkaakapitu" style:family="text">
      <style:text-properties fo:color="#CB4B16" fo:language="en" fo:country="GB"/>
    </style:style>
    <style:style style:name="T1171" style:parent-style-name="Domyślnaczcionkaakapitu" style:family="text">
      <style:text-properties fo:color="#CB4B16" fo:language="en" fo:country="GB"/>
    </style:style>
    <style:style style:name="T1172" style:parent-style-name="Domyślnaczcionkaakapitu" style:family="text">
      <style:text-properties fo:color="#859900" fo:language="en" fo:country="GB"/>
    </style:style>
    <style:style style:name="T1173" style:parent-style-name="Domyślnaczcionkaakapitu" style:family="text">
      <style:text-properties fo:color="#268BD2" fo:language="en" fo:country="GB"/>
    </style:style>
    <style:style style:name="T1174" style:parent-style-name="Domyślnaczcionkaakapitu" style:family="text">
      <style:text-properties fo:color="#93A1A1" fo:language="en" fo:country="GB"/>
    </style:style>
    <style:style style:name="T1175" style:parent-style-name="Domyślnaczcionkaakapitu" style:family="text">
      <style:text-properties fo:color="#93A1A1" fo:language="en" fo:country="GB"/>
    </style:style>
    <style:style style:name="T1176" style:parent-style-name="Domyślnaczcionkaakapitu" style:family="text">
      <style:text-properties fo:color="#93A1A1" fo:language="en" fo:country="GB"/>
    </style:style>
    <style:style style:name="T1177" style:parent-style-name="Domyślnaczcionkaakapitu" style:family="text">
      <style:text-properties fo:color="#CB4B16" fo:language="en" fo:country="GB"/>
    </style:style>
    <style:style style:name="T1178" style:parent-style-name="Domyślnaczcionkaakapitu" style:family="text">
      <style:text-properties fo:color="#CB4B16" fo:language="en" fo:country="GB"/>
    </style:style>
    <style:style style:name="T1179" style:parent-style-name="Domyślnaczcionkaakapitu" style:family="text">
      <style:text-properties fo:color="#CB4B16" fo:language="en" fo:country="GB"/>
    </style:style>
    <style:style style:name="T1180" style:parent-style-name="Domyślnaczcionkaakapitu" style:family="text">
      <style:text-properties fo:color="#CB4B16" fo:language="en" fo:country="GB"/>
    </style:style>
    <style:style style:name="T1181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182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183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184" style:parent-style-name="Domyślnaczcionkaakapitu" style:family="text">
      <style:text-properties fo:color="#CB4B16" fo:language="en" fo:country="GB"/>
    </style:style>
    <style:style style:name="T1185" style:parent-style-name="Domyślnaczcionkaakapitu" style:family="text">
      <style:text-properties fo:color="#268BD2" fo:language="en" fo:country="GB"/>
    </style:style>
    <style:style style:name="T1186" style:parent-style-name="Domyślnaczcionkaakapitu" style:family="text">
      <style:text-properties fo:color="#B58900" fo:language="en" fo:country="GB"/>
    </style:style>
    <style:style style:name="T1187" style:parent-style-name="Domyślnaczcionkaakapitu" style:family="text">
      <style:text-properties fo:color="#CB4B16" fo:language="en" fo:country="GB"/>
    </style:style>
    <style:style style:name="T1188" style:parent-style-name="Domyślnaczcionkaakapitu" style:family="text">
      <style:text-properties fo:color="#CB4B16" fo:language="en" fo:country="GB"/>
    </style:style>
    <style:style style:name="T1189" style:parent-style-name="Domyślnaczcionkaakapitu" style:family="text">
      <style:text-properties fo:color="#CB4B16" fo:language="en" fo:country="GB"/>
    </style:style>
    <style:style style:name="T1190" style:parent-style-name="Domyślnaczcionkaakapitu" style:family="text">
      <style:text-properties fo:color="#859900" fo:language="en" fo:country="GB"/>
    </style:style>
    <style:style style:name="T1191" style:parent-style-name="Domyślnaczcionkaakapitu" style:family="text">
      <style:text-properties fo:color="#268BD2" fo:language="en" fo:country="GB"/>
    </style:style>
    <style:style style:name="T1192" style:parent-style-name="Domyślnaczcionkaakapitu" style:family="text">
      <style:text-properties fo:color="#CB4B16" fo:language="en" fo:country="GB"/>
    </style:style>
    <style:style style:name="T1193" style:parent-style-name="Domyślnaczcionkaakapitu" style:family="text">
      <style:text-properties fo:color="#268BD2" fo:language="en" fo:country="GB"/>
    </style:style>
    <style:style style:name="T1194" style:parent-style-name="Domyślnaczcionkaakapitu" style:family="text">
      <style:text-properties fo:color="#93A1A1" fo:language="en" fo:country="GB"/>
    </style:style>
    <style:style style:name="T1195" style:parent-style-name="Domyślnaczcionkaakapitu" style:family="text">
      <style:text-properties fo:color="#D33682" fo:language="en" fo:country="GB"/>
    </style:style>
    <style:style style:name="T1196" style:parent-style-name="Domyślnaczcionkaakapitu" style:family="text">
      <style:text-properties fo:color="#CB4B16" fo:language="en" fo:country="GB"/>
    </style:style>
    <style:style style:name="T1197" style:parent-style-name="Domyślnaczcionkaakapitu" style:family="text">
      <style:text-properties fo:color="#93A1A1" fo:language="en" fo:country="GB"/>
    </style:style>
    <style:style style:name="T1198" style:parent-style-name="Domyślnaczcionkaakapitu" style:family="text">
      <style:text-properties fo:color="#93A1A1" fo:language="en" fo:country="GB"/>
    </style:style>
    <style:style style:name="T1199" style:parent-style-name="Domyślnaczcionkaakapitu" style:family="text">
      <style:text-properties fo:color="#93A1A1" fo:language="en" fo:country="GB"/>
    </style:style>
    <style:style style:name="T1200" style:parent-style-name="Domyślnaczcionkaakapitu" style:family="text">
      <style:text-properties fo:color="#CB4B16" fo:language="en" fo:country="GB"/>
    </style:style>
    <style:style style:name="T1201" style:parent-style-name="Domyślnaczcionkaakapitu" style:family="text">
      <style:text-properties fo:color="#CB4B16" fo:language="en" fo:country="GB"/>
    </style:style>
    <style:style style:name="T1202" style:parent-style-name="Domyślnaczcionkaakapitu" style:family="text">
      <style:text-properties fo:color="#CB4B16" fo:language="en" fo:country="GB"/>
    </style:style>
    <style:style style:name="T1203" style:parent-style-name="Domyślnaczcionkaakapitu" style:family="text">
      <style:text-properties fo:color="#CB4B16" fo:language="en" fo:country="GB"/>
    </style:style>
    <style:style style:name="T1204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205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206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207" style:parent-style-name="Domyślnaczcionkaakapitu" style:family="text">
      <style:text-properties fo:color="#CB4B16" fo:language="en" fo:country="GB"/>
    </style:style>
    <style:style style:name="T1208" style:parent-style-name="Domyślnaczcionkaakapitu" style:family="text">
      <style:text-properties fo:color="#B58900" fo:language="en" fo:country="GB"/>
    </style:style>
    <style:style style:name="T1209" style:parent-style-name="Domyślnaczcionkaakapitu" style:family="text">
      <style:text-properties fo:color="#CB4B16" fo:language="en" fo:country="GB"/>
    </style:style>
    <style:style style:name="T1210" style:parent-style-name="Domyślnaczcionkaakapitu" style:family="text">
      <style:text-properties fo:color="#CB4B16" fo:language="en" fo:country="GB"/>
    </style:style>
    <style:style style:name="T1211" style:parent-style-name="Domyślnaczcionkaakapitu" style:family="text">
      <style:text-properties fo:color="#CB4B16" fo:language="en" fo:country="GB"/>
    </style:style>
    <style:style style:name="T1212" style:parent-style-name="Domyślnaczcionkaakapitu" style:family="text">
      <style:text-properties fo:color="#859900" fo:language="en" fo:country="GB"/>
    </style:style>
    <style:style style:name="T1213" style:parent-style-name="Domyślnaczcionkaakapitu" style:family="text">
      <style:text-properties fo:color="#2AA198" fo:language="en" fo:country="GB"/>
    </style:style>
    <style:style style:name="T1214" style:parent-style-name="Domyślnaczcionkaakapitu" style:family="text">
      <style:text-properties fo:color="#93A1A1" fo:language="en" fo:country="GB"/>
    </style:style>
    <style:style style:name="T1215" style:parent-style-name="Domyślnaczcionkaakapitu" style:family="text">
      <style:text-properties fo:color="#CB4B16" fo:language="en" fo:country="GB"/>
    </style:style>
    <style:style style:name="T1216" style:parent-style-name="Domyślnaczcionkaakapitu" style:family="text">
      <style:text-properties fo:color="#93A1A1" fo:language="en" fo:country="GB"/>
    </style:style>
    <style:style style:name="T1217" style:parent-style-name="Domyślnaczcionkaakapitu" style:family="text">
      <style:text-properties fo:font-style="italic" style:font-style-asian="italic" style:font-style-complex="italic" fo:color="#B58900" fo:language="en" fo:country="GB"/>
    </style:style>
    <style:style style:name="T1218" style:parent-style-name="Domyślnaczcionkaakapitu" style:family="text">
      <style:text-properties fo:color="#CB4B16" fo:language="en" fo:country="GB"/>
    </style:style>
    <style:style style:name="T1219" style:parent-style-name="Domyślnaczcionkaakapitu" style:family="text">
      <style:text-properties fo:color="#93A1A1" fo:language="en" fo:country="GB"/>
    </style:style>
    <style:style style:name="T1220" style:parent-style-name="Domyślnaczcionkaakapitu" style:family="text">
      <style:text-properties fo:font-style="italic" style:font-style-asian="italic" style:font-style-complex="italic" fo:color="#B58900" fo:language="en" fo:country="GB"/>
    </style:style>
    <style:style style:name="T1221" style:parent-style-name="Domyślnaczcionkaakapitu" style:family="text">
      <style:text-properties fo:color="#CB4B16" fo:language="en" fo:country="GB"/>
    </style:style>
    <style:style style:name="T1222" style:parent-style-name="Domyślnaczcionkaakapitu" style:family="text">
      <style:text-properties fo:color="#268BD2" fo:language="en" fo:country="GB"/>
    </style:style>
    <style:style style:name="T1223" style:parent-style-name="Domyślnaczcionkaakapitu" style:family="text">
      <style:text-properties fo:color="#93A1A1" fo:language="en" fo:country="GB"/>
    </style:style>
    <style:style style:name="T1224" style:parent-style-name="Domyślnaczcionkaakapitu" style:family="text">
      <style:text-properties fo:color="#D33682" fo:language="en" fo:country="GB"/>
    </style:style>
    <style:style style:name="T1225" style:parent-style-name="Domyślnaczcionkaakapitu" style:family="text">
      <style:text-properties fo:color="#93A1A1" fo:language="en" fo:country="GB"/>
    </style:style>
    <style:style style:name="T1226" style:parent-style-name="Domyślnaczcionkaakapitu" style:family="text">
      <style:text-properties fo:color="#268BD2" fo:language="en" fo:country="GB"/>
    </style:style>
    <style:style style:name="T1227" style:parent-style-name="Domyślnaczcionkaakapitu" style:family="text">
      <style:text-properties fo:color="#CB4B16" fo:language="en" fo:country="GB"/>
    </style:style>
    <style:style style:name="T1228" style:parent-style-name="Domyślnaczcionkaakapitu" style:family="text">
      <style:text-properties fo:color="#93A1A1" fo:language="en" fo:country="GB"/>
    </style:style>
    <style:style style:name="T1229" style:parent-style-name="Domyślnaczcionkaakapitu" style:family="text">
      <style:text-properties fo:color="#B58900" fo:language="en" fo:country="GB"/>
    </style:style>
    <style:style style:name="T1230" style:parent-style-name="Domyślnaczcionkaakapitu" style:family="text">
      <style:text-properties fo:color="#CB4B16" fo:language="en" fo:country="GB"/>
    </style:style>
    <style:style style:name="T1231" style:parent-style-name="Domyślnaczcionkaakapitu" style:family="text">
      <style:text-properties fo:color="#93A1A1" fo:language="en" fo:country="GB"/>
    </style:style>
    <style:style style:name="T1232" style:parent-style-name="Domyślnaczcionkaakapitu" style:family="text">
      <style:text-properties fo:color="#93A1A1" fo:language="en" fo:country="GB"/>
    </style:style>
    <style:style style:name="T1233" style:parent-style-name="Domyślnaczcionkaakapitu" style:family="text">
      <style:text-properties fo:color="#93A1A1" fo:language="en" fo:country="GB"/>
    </style:style>
    <style:style style:name="T1234" style:parent-style-name="Domyślnaczcionkaakapitu" style:family="text">
      <style:text-properties fo:color="#CB4B16" fo:language="en" fo:country="GB"/>
    </style:style>
    <style:style style:name="T1235" style:parent-style-name="Domyślnaczcionkaakapitu" style:family="text">
      <style:text-properties fo:color="#CB4B16" fo:language="en" fo:country="GB"/>
    </style:style>
    <style:style style:name="T1236" style:parent-style-name="Domyślnaczcionkaakapitu" style:family="text">
      <style:text-properties fo:color="#CB4B16" fo:language="en" fo:country="GB"/>
    </style:style>
    <style:style style:name="P1237" style:parent-style-name="Normalny" style:family="paragraph">
      <style:text-properties fo:language="en" fo:country="GB"/>
    </style:style>
    <style:style style:name="P1238" style:parent-style-name="Normalny" style:family="paragraph">
      <style:text-properties fo:language="en" fo:country="GB"/>
    </style:style>
    <style:style style:name="P1239" style:parent-style-name="HTML-wstępniesformatowany" style:family="paragraph">
      <style:paragraph-properties fo:background-color="#002B36"/>
    </style:style>
    <style:style style:name="T1240" style:parent-style-name="Domyślnaczcionkaakapitu" style:family="text">
      <style:text-properties fo:color="#CB4B16" fo:language="en" fo:country="GB"/>
    </style:style>
    <style:style style:name="T1241" style:parent-style-name="Domyślnaczcionkaakapitu" style:family="text">
      <style:text-properties fo:color="#859900" fo:language="en" fo:country="GB"/>
    </style:style>
    <style:style style:name="T1242" style:parent-style-name="Domyślnaczcionkaakapitu" style:family="text">
      <style:text-properties fo:color="#CB4B16" fo:language="en" fo:country="GB"/>
    </style:style>
    <style:style style:name="T1243" style:parent-style-name="Domyślnaczcionkaakapitu" style:family="text">
      <style:text-properties fo:color="#CB4B16" fo:language="en" fo:country="GB"/>
    </style:style>
    <style:style style:name="T1244" style:parent-style-name="Domyślnaczcionkaakapitu" style:family="text">
      <style:text-properties fo:color="#CB4B16" fo:language="en" fo:country="GB"/>
    </style:style>
    <style:style style:name="T1245" style:parent-style-name="Domyślnaczcionkaakapitu" style:family="text">
      <style:text-properties fo:color="#859900" fo:language="en" fo:country="GB"/>
    </style:style>
    <style:style style:name="T1246" style:parent-style-name="Domyślnaczcionkaakapitu" style:family="text">
      <style:text-properties fo:color="#B58900" fo:language="en" fo:country="GB"/>
    </style:style>
    <style:style style:name="T1247" style:parent-style-name="Domyślnaczcionkaakapitu" style:family="text">
      <style:text-properties fo:color="#CB4B16" fo:language="en" fo:country="GB"/>
    </style:style>
    <style:style style:name="T1248" style:parent-style-name="Domyślnaczcionkaakapitu" style:family="text">
      <style:text-properties fo:color="#93A1A1" fo:language="en" fo:country="GB"/>
    </style:style>
    <style:style style:name="T1249" style:parent-style-name="Domyślnaczcionkaakapitu" style:family="text">
      <style:text-properties fo:color="#CB4B16" fo:language="en" fo:country="GB"/>
    </style:style>
    <style:style style:name="T1250" style:parent-style-name="Domyślnaczcionkaakapitu" style:family="text">
      <style:text-properties fo:color="#CB4B16" fo:language="en" fo:country="GB"/>
    </style:style>
    <style:style style:name="T1251" style:parent-style-name="Domyślnaczcionkaakapitu" style:family="text">
      <style:text-properties fo:color="#CB4B16" fo:language="en" fo:country="GB"/>
    </style:style>
    <style:style style:name="T1252" style:parent-style-name="Domyślnaczcionkaakapitu" style:family="text">
      <style:text-properties fo:color="#268BD2" fo:language="en" fo:country="GB"/>
    </style:style>
    <style:style style:name="T1253" style:parent-style-name="Domyślnaczcionkaakapitu" style:family="text">
      <style:text-properties fo:color="#93A1A1" fo:language="en" fo:country="GB"/>
    </style:style>
    <style:style style:name="T1254" style:parent-style-name="Domyślnaczcionkaakapitu" style:family="text">
      <style:text-properties fo:color="#859900" fo:language="en" fo:country="GB"/>
    </style:style>
    <style:style style:name="T1255" style:parent-style-name="Domyślnaczcionkaakapitu" style:family="text">
      <style:text-properties fo:color="#B58900" fo:language="en" fo:country="GB"/>
    </style:style>
    <style:style style:name="T1256" style:parent-style-name="Domyślnaczcionkaakapitu" style:family="text">
      <style:text-properties fo:color="#CB4B16" fo:language="en" fo:country="GB"/>
    </style:style>
    <style:style style:name="T1257" style:parent-style-name="Domyślnaczcionkaakapitu" style:family="text">
      <style:text-properties fo:color="#93A1A1" fo:language="en" fo:country="GB"/>
    </style:style>
    <style:style style:name="T1258" style:parent-style-name="Domyślnaczcionkaakapitu" style:family="text">
      <style:text-properties fo:color="#93A1A1" fo:language="en" fo:country="GB"/>
    </style:style>
    <style:style style:name="T1259" style:parent-style-name="Domyślnaczcionkaakapitu" style:family="text">
      <style:text-properties fo:color="#93A1A1" fo:language="en" fo:country="GB"/>
    </style:style>
    <style:style style:name="T1260" style:parent-style-name="Domyślnaczcionkaakapitu" style:family="text">
      <style:text-properties fo:color="#93A1A1" fo:language="en" fo:country="GB"/>
    </style:style>
    <style:style style:name="T1261" style:parent-style-name="Domyślnaczcionkaakapitu" style:family="text">
      <style:text-properties fo:color="#859900" fo:language="en" fo:country="GB"/>
    </style:style>
    <style:style style:name="T1262" style:parent-style-name="Domyślnaczcionkaakapitu" style:family="text">
      <style:text-properties fo:color="#CB4B16" fo:language="en" fo:country="GB"/>
    </style:style>
    <style:style style:name="T1263" style:parent-style-name="Domyślnaczcionkaakapitu" style:family="text">
      <style:text-properties fo:color="#859900" fo:language="en" fo:country="GB"/>
    </style:style>
    <style:style style:name="T1264" style:parent-style-name="Domyślnaczcionkaakapitu" style:family="text">
      <style:text-properties fo:color="#268BD2" fo:language="en" fo:country="GB"/>
    </style:style>
    <style:style style:name="T1265" style:parent-style-name="Domyślnaczcionkaakapitu" style:family="text">
      <style:text-properties fo:color="#93A1A1" fo:language="en" fo:country="GB"/>
    </style:style>
    <style:style style:name="T1266" style:parent-style-name="Domyślnaczcionkaakapitu" style:family="text">
      <style:text-properties fo:color="#D33682" fo:language="en" fo:country="GB"/>
    </style:style>
    <style:style style:name="T1267" style:parent-style-name="Domyślnaczcionkaakapitu" style:family="text">
      <style:text-properties fo:color="#93A1A1" fo:language="en" fo:country="GB"/>
    </style:style>
    <style:style style:name="T1268" style:parent-style-name="Domyślnaczcionkaakapitu" style:family="text">
      <style:text-properties fo:color="#268BD2" fo:language="en" fo:country="GB"/>
    </style:style>
    <style:style style:name="T1269" style:parent-style-name="Domyślnaczcionkaakapitu" style:family="text">
      <style:text-properties fo:color="#93A1A1" fo:language="en" fo:country="GB"/>
    </style:style>
    <style:style style:name="T1270" style:parent-style-name="Domyślnaczcionkaakapitu" style:family="text">
      <style:text-properties fo:color="#D33682" fo:language="en" fo:country="GB"/>
    </style:style>
    <style:style style:name="T1271" style:parent-style-name="Domyślnaczcionkaakapitu" style:family="text">
      <style:text-properties fo:color="#93A1A1" fo:language="en" fo:country="GB"/>
    </style:style>
    <style:style style:name="T1272" style:parent-style-name="Domyślnaczcionkaakapitu" style:family="text">
      <style:text-properties fo:color="#268BD2" fo:language="en" fo:country="GB"/>
    </style:style>
    <style:style style:name="T1273" style:parent-style-name="Domyślnaczcionkaakapitu" style:family="text">
      <style:text-properties fo:color="#93A1A1" fo:language="en" fo:country="GB"/>
    </style:style>
    <style:style style:name="T1274" style:parent-style-name="Domyślnaczcionkaakapitu" style:family="text">
      <style:text-properties fo:color="#CB4B16" fo:language="en" fo:country="GB"/>
    </style:style>
    <style:style style:name="T1275" style:parent-style-name="Domyślnaczcionkaakapitu" style:family="text">
      <style:text-properties fo:color="#CB4B16" fo:language="en" fo:country="GB"/>
    </style:style>
    <style:style style:name="T1276" style:parent-style-name="Domyślnaczcionkaakapitu" style:family="text">
      <style:text-properties fo:color="#CB4B16" fo:language="en" fo:country="GB"/>
    </style:style>
    <style:style style:name="T1277" style:parent-style-name="Domyślnaczcionkaakapitu" style:family="text">
      <style:text-properties fo:color="#268BD2" fo:language="en" fo:country="GB"/>
    </style:style>
    <style:style style:name="T1278" style:parent-style-name="Domyślnaczcionkaakapitu" style:family="text">
      <style:text-properties fo:color="#93A1A1" fo:language="en" fo:country="GB"/>
    </style:style>
    <style:style style:name="T1279" style:parent-style-name="Domyślnaczcionkaakapitu" style:family="text">
      <style:text-properties fo:color="#B58900" fo:language="en" fo:country="GB"/>
    </style:style>
    <style:style style:name="T1280" style:parent-style-name="Domyślnaczcionkaakapitu" style:family="text">
      <style:text-properties fo:color="#CB4B16" fo:language="en" fo:country="GB"/>
    </style:style>
    <style:style style:name="T1281" style:parent-style-name="Domyślnaczcionkaakapitu" style:family="text">
      <style:text-properties fo:color="#268BD2" fo:language="en" fo:country="GB"/>
    </style:style>
    <style:style style:name="T1282" style:parent-style-name="Domyślnaczcionkaakapitu" style:family="text">
      <style:text-properties fo:color="#CB4B16" fo:language="en" fo:country="GB"/>
    </style:style>
    <style:style style:name="T1283" style:parent-style-name="Domyślnaczcionkaakapitu" style:family="text">
      <style:text-properties fo:color="#93A1A1" fo:language="en" fo:country="GB"/>
    </style:style>
    <style:style style:name="T1284" style:parent-style-name="Domyślnaczcionkaakapitu" style:family="text">
      <style:text-properties fo:color="#93A1A1" fo:language="en" fo:country="GB"/>
    </style:style>
    <style:style style:name="T1285" style:parent-style-name="Domyślnaczcionkaakapitu" style:family="text">
      <style:text-properties fo:color="#93A1A1" fo:language="en" fo:country="GB"/>
    </style:style>
    <style:style style:name="T1286" style:parent-style-name="Domyślnaczcionkaakapitu" style:family="text">
      <style:text-properties fo:color="#CB4B16" fo:language="en" fo:country="GB"/>
    </style:style>
    <style:style style:name="T1287" style:parent-style-name="Domyślnaczcionkaakapitu" style:family="text">
      <style:text-properties fo:color="#93A1A1" fo:language="en" fo:country="GB"/>
    </style:style>
    <style:style style:name="T1288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1289" style:parent-style-name="Domyślnaczcionkaakapitu" style:family="text">
      <style:text-properties fo:color="#93A1A1" fo:language="en" fo:country="GB"/>
    </style:style>
    <style:style style:name="T1290" style:parent-style-name="Domyślnaczcionkaakapitu" style:family="text">
      <style:text-properties fo:color="#B58900" fo:language="en" fo:country="GB"/>
    </style:style>
    <style:style style:name="T1291" style:parent-style-name="Domyślnaczcionkaakapitu" style:family="text">
      <style:text-properties fo:color="#CB4B16" fo:language="en" fo:country="GB"/>
    </style:style>
    <style:style style:name="T1292" style:parent-style-name="Domyślnaczcionkaakapitu" style:family="text">
      <style:text-properties fo:color="#268BD2" fo:language="en" fo:country="GB"/>
    </style:style>
    <style:style style:name="T1293" style:parent-style-name="Domyślnaczcionkaakapitu" style:family="text">
      <style:text-properties fo:color="#CB4B16" fo:language="en" fo:country="GB"/>
    </style:style>
    <style:style style:name="T1294" style:parent-style-name="Domyślnaczcionkaakapitu" style:family="text">
      <style:text-properties fo:color="#93A1A1" fo:language="en" fo:country="GB"/>
    </style:style>
    <style:style style:name="T1295" style:parent-style-name="Domyślnaczcionkaakapitu" style:family="text">
      <style:text-properties fo:color="#93A1A1" fo:language="en" fo:country="GB"/>
    </style:style>
    <style:style style:name="T1296" style:parent-style-name="Domyślnaczcionkaakapitu" style:family="text">
      <style:text-properties fo:color="#93A1A1" fo:language="en" fo:country="GB"/>
    </style:style>
    <style:style style:name="T1297" style:parent-style-name="Domyślnaczcionkaakapitu" style:family="text">
      <style:text-properties fo:color="#CB4B16" fo:language="en" fo:country="GB"/>
    </style:style>
    <style:style style:name="T1298" style:parent-style-name="Domyślnaczcionkaakapitu" style:family="text">
      <style:text-properties fo:color="#CB4B16" fo:language="en" fo:country="GB"/>
    </style:style>
    <style:style style:name="T1299" style:parent-style-name="Domyślnaczcionkaakapitu" style:family="text">
      <style:text-properties fo:color="#CB4B16" fo:language="en" fo:country="GB"/>
    </style:style>
    <style:style style:name="T1300" style:parent-style-name="Domyślnaczcionkaakapitu" style:family="text">
      <style:text-properties fo:color="#859900" fo:language="en" fo:country="GB"/>
    </style:style>
    <style:style style:name="T1301" style:parent-style-name="Domyślnaczcionkaakapitu" style:family="text">
      <style:text-properties fo:color="#CB4B16" fo:language="en" fo:country="GB"/>
    </style:style>
    <style:style style:name="T1302" style:parent-style-name="Domyślnaczcionkaakapitu" style:family="text">
      <style:text-properties fo:color="#859900" fo:language="en" fo:country="GB"/>
    </style:style>
    <style:style style:name="T1303" style:parent-style-name="Domyślnaczcionkaakapitu" style:family="text">
      <style:text-properties fo:color="#268BD2" fo:language="en" fo:country="GB"/>
    </style:style>
    <style:style style:name="T1304" style:parent-style-name="Domyślnaczcionkaakapitu" style:family="text">
      <style:text-properties fo:color="#93A1A1" fo:language="en" fo:country="GB"/>
    </style:style>
    <style:style style:name="T1305" style:parent-style-name="Domyślnaczcionkaakapitu" style:family="text">
      <style:text-properties fo:color="#D33682" fo:language="en" fo:country="GB"/>
    </style:style>
    <style:style style:name="T1306" style:parent-style-name="Domyślnaczcionkaakapitu" style:family="text">
      <style:text-properties fo:color="#93A1A1" fo:language="en" fo:country="GB"/>
    </style:style>
    <style:style style:name="T1307" style:parent-style-name="Domyślnaczcionkaakapitu" style:family="text">
      <style:text-properties fo:color="#268BD2" fo:language="en" fo:country="GB"/>
    </style:style>
    <style:style style:name="T1308" style:parent-style-name="Domyślnaczcionkaakapitu" style:family="text">
      <style:text-properties fo:color="#93A1A1" fo:language="en" fo:country="GB"/>
    </style:style>
    <style:style style:name="T1309" style:parent-style-name="Domyślnaczcionkaakapitu" style:family="text">
      <style:text-properties fo:color="#D33682" fo:language="en" fo:country="GB"/>
    </style:style>
    <style:style style:name="T1310" style:parent-style-name="Domyślnaczcionkaakapitu" style:family="text">
      <style:text-properties fo:color="#93A1A1" fo:language="en" fo:country="GB"/>
    </style:style>
    <style:style style:name="T1311" style:parent-style-name="Domyślnaczcionkaakapitu" style:family="text">
      <style:text-properties fo:color="#268BD2" fo:language="en" fo:country="GB"/>
    </style:style>
    <style:style style:name="T1312" style:parent-style-name="Domyślnaczcionkaakapitu" style:family="text">
      <style:text-properties fo:color="#93A1A1" fo:language="en" fo:country="GB"/>
    </style:style>
    <style:style style:name="T1313" style:parent-style-name="Domyślnaczcionkaakapitu" style:family="text">
      <style:text-properties fo:color="#CB4B16" fo:language="en" fo:country="GB"/>
    </style:style>
    <style:style style:name="T1314" style:parent-style-name="Domyślnaczcionkaakapitu" style:family="text">
      <style:text-properties fo:color="#CB4B16" fo:language="en" fo:country="GB"/>
    </style:style>
    <style:style style:name="T1315" style:parent-style-name="Domyślnaczcionkaakapitu" style:family="text">
      <style:text-properties fo:color="#CB4B16" fo:language="en" fo:country="GB"/>
    </style:style>
    <style:style style:name="T1316" style:parent-style-name="Domyślnaczcionkaakapitu" style:family="text">
      <style:text-properties fo:color="#268BD2" fo:language="en" fo:country="GB"/>
    </style:style>
    <style:style style:name="T1317" style:parent-style-name="Domyślnaczcionkaakapitu" style:family="text">
      <style:text-properties fo:color="#93A1A1" fo:language="en" fo:country="GB"/>
    </style:style>
    <style:style style:name="T1318" style:parent-style-name="Domyślnaczcionkaakapitu" style:family="text">
      <style:text-properties fo:color="#B58900" fo:language="en" fo:country="GB"/>
    </style:style>
    <style:style style:name="T1319" style:parent-style-name="Domyślnaczcionkaakapitu" style:family="text">
      <style:text-properties fo:color="#CB4B16" fo:language="en" fo:country="GB"/>
    </style:style>
    <style:style style:name="T1320" style:parent-style-name="Domyślnaczcionkaakapitu" style:family="text">
      <style:text-properties fo:color="#93A1A1" fo:language="en" fo:country="GB"/>
    </style:style>
    <style:style style:name="T1321" style:parent-style-name="Domyślnaczcionkaakapitu" style:family="text">
      <style:text-properties fo:color="#93A1A1" fo:language="en" fo:country="GB"/>
    </style:style>
    <style:style style:name="T1322" style:parent-style-name="Domyślnaczcionkaakapitu" style:family="text">
      <style:text-properties fo:color="#93A1A1" fo:language="en" fo:country="GB"/>
    </style:style>
    <style:style style:name="T1323" style:parent-style-name="Domyślnaczcionkaakapitu" style:family="text">
      <style:text-properties fo:color="#CB4B16" fo:language="en" fo:country="GB"/>
    </style:style>
    <style:style style:name="T1324" style:parent-style-name="Domyślnaczcionkaakapitu" style:family="text">
      <style:text-properties fo:color="#93A1A1" fo:language="en" fo:country="GB"/>
    </style:style>
    <style:style style:name="T1325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1326" style:parent-style-name="Domyślnaczcionkaakapitu" style:family="text">
      <style:text-properties fo:color="#93A1A1" fo:language="en" fo:country="GB"/>
    </style:style>
    <style:style style:name="T1327" style:parent-style-name="Domyślnaczcionkaakapitu" style:family="text">
      <style:text-properties fo:color="#B58900" fo:language="en" fo:country="GB"/>
    </style:style>
    <style:style style:name="T1328" style:parent-style-name="Domyślnaczcionkaakapitu" style:family="text">
      <style:text-properties fo:color="#CB4B16" fo:language="en" fo:country="GB"/>
    </style:style>
    <style:style style:name="T1329" style:parent-style-name="Domyślnaczcionkaakapitu" style:family="text">
      <style:text-properties fo:color="#268BD2" fo:language="en" fo:country="GB"/>
    </style:style>
    <style:style style:name="T1330" style:parent-style-name="Domyślnaczcionkaakapitu" style:family="text">
      <style:text-properties fo:color="#CB4B16" fo:language="en" fo:country="GB"/>
    </style:style>
    <style:style style:name="T1331" style:parent-style-name="Domyślnaczcionkaakapitu" style:family="text">
      <style:text-properties fo:color="#93A1A1" fo:language="en" fo:country="GB"/>
    </style:style>
    <style:style style:name="T1332" style:parent-style-name="Domyślnaczcionkaakapitu" style:family="text">
      <style:text-properties fo:color="#93A1A1" fo:language="en" fo:country="GB"/>
    </style:style>
    <style:style style:name="T1333" style:parent-style-name="Domyślnaczcionkaakapitu" style:family="text">
      <style:text-properties fo:color="#93A1A1" fo:language="en" fo:country="GB"/>
    </style:style>
    <style:style style:name="T1334" style:parent-style-name="Domyślnaczcionkaakapitu" style:family="text">
      <style:text-properties fo:color="#CB4B16" fo:language="en" fo:country="GB"/>
    </style:style>
    <style:style style:name="T1335" style:parent-style-name="Domyślnaczcionkaakapitu" style:family="text">
      <style:text-properties fo:color="#CB4B16" fo:language="en" fo:country="GB"/>
    </style:style>
    <style:style style:name="T1336" style:parent-style-name="Domyślnaczcionkaakapitu" style:family="text">
      <style:text-properties fo:color="#CB4B16" fo:language="en" fo:country="GB"/>
    </style:style>
    <style:style style:name="T1337" style:parent-style-name="Domyślnaczcionkaakapitu" style:family="text">
      <style:text-properties fo:color="#CB4B16" fo:language="en" fo:country="GB"/>
    </style:style>
    <style:style style:name="T1338" style:parent-style-name="Domyślnaczcionkaakapitu" style:family="text">
      <style:text-properties fo:color="#CB4B16" fo:language="en" fo:country="GB"/>
    </style:style>
    <style:style style:name="T1339" style:parent-style-name="Domyślnaczcionkaakapitu" style:family="text">
      <style:text-properties fo:color="#CB4B16" fo:language="en" fo:country="GB"/>
    </style:style>
    <style:style style:name="P1340" style:parent-style-name="Normalny" style:family="paragraph">
      <style:text-properties fo:language="en" fo:country="GB"/>
    </style:style>
    <style:style style:name="P1341" style:parent-style-name="Normalny" style:family="paragraph">
      <style:text-properties fo:language="en" fo:country="GB"/>
    </style:style>
    <style:style style:name="P1342" style:parent-style-name="Normalny" style:family="paragraph">
      <style:text-properties fo:language="en" fo:country="GB"/>
    </style:style>
    <style:style style:name="P1343" style:parent-style-name="Normalny" style:family="paragraph">
      <style:text-properties fo:language="en" fo:country="GB"/>
    </style:style>
    <style:style style:name="P1344" style:parent-style-name="Normalny" style:family="paragraph">
      <style:text-properties fo:language="en" fo:country="GB"/>
    </style:style>
    <style:style style:name="P1345" style:parent-style-name="Normalny" style:family="paragraph">
      <style:text-properties fo:language="en" fo:country="GB"/>
    </style:style>
    <style:style style:name="P1346" style:parent-style-name="Normalny" style:family="paragraph">
      <style:text-properties fo:language="en" fo:country="GB"/>
    </style:style>
    <style:style style:name="P1347" style:parent-style-name="Normalny" style:family="paragraph">
      <style:text-properties fo:language="en" fo:country="GB"/>
    </style:style>
    <style:style style:name="P1348" style:parent-style-name="Normalny" style:family="paragraph">
      <style:text-properties fo:language="en" fo:country="GB"/>
    </style:style>
    <style:style style:name="P1349" style:parent-style-name="Normalny" style:family="paragraph">
      <style:text-properties fo:language="en" fo:country="GB"/>
    </style:style>
    <style:style style:name="P1350" style:parent-style-name="Normalny" style:family="paragraph">
      <style:text-properties fo:language="en" fo:country="GB"/>
    </style:style>
    <style:style style:name="P1351" style:parent-style-name="Normalny" style:family="paragraph">
      <style:text-properties fo:language="en" fo:country="GB"/>
    </style:style>
    <style:style style:name="P1352" style:parent-style-name="Normalny" style:family="paragraph">
      <style:text-properties fo:language="en" fo:country="GB"/>
    </style:style>
    <style:style style:name="P1353" style:parent-style-name="Normalny" style:family="paragraph">
      <style:text-properties fo:language="en" fo:country="GB"/>
    </style:style>
    <style:style style:name="P1354" style:parent-style-name="Normalny" style:family="paragraph">
      <style:text-properties fo:language="en" fo:country="GB"/>
    </style:style>
    <style:style style:name="P1355" style:parent-style-name="Normalny" style:family="paragraph">
      <style:text-properties fo:language="en" fo:country="GB"/>
    </style:style>
    <style:style style:name="P1356" style:parent-style-name="Normalny" style:family="paragraph">
      <style:text-properties fo:language="en" fo:country="GB"/>
    </style:style>
    <style:style style:name="P1357" style:parent-style-name="Normalny" style:family="paragraph">
      <style:text-properties fo:language="en" fo:country="GB"/>
    </style:style>
    <style:style style:name="P1358" style:parent-style-name="Normalny" style:family="paragraph">
      <style:text-properties fo:language="en" fo:country="GB"/>
    </style:style>
    <style:style style:name="P1359" style:parent-style-name="Normalny" style:family="paragraph">
      <style:text-properties fo:language="en" fo:country="GB"/>
    </style:style>
    <style:style style:name="P1360" style:parent-style-name="Normalny" style:family="paragraph">
      <style:text-properties fo:language="en" fo:country="GB"/>
    </style:style>
    <style:style style:name="P1361" style:parent-style-name="Normalny" style:family="paragraph">
      <style:text-properties fo:language="en" fo:country="GB"/>
    </style:style>
    <style:style style:name="P1362" style:parent-style-name="Normalny" style:family="paragraph">
      <style:text-properties fo:language="en" fo:country="GB"/>
    </style:style>
    <style:style style:name="P1363" style:parent-style-name="Normalny" style:family="paragraph">
      <style:text-properties fo:language="en" fo:country="GB"/>
    </style:style>
    <style:style style:name="P1364" style:parent-style-name="Normalny" style:family="paragraph">
      <style:text-properties fo:language="en" fo:country="GB"/>
    </style:style>
    <style:style style:name="P1365" style:parent-style-name="Normalny" style:family="paragraph">
      <style:text-properties fo:language="en" fo:country="GB"/>
    </style:style>
    <style:style style:name="P1366" style:parent-style-name="Normalny" style:family="paragraph">
      <style:text-properties fo:language="en" fo:country="GB"/>
    </style:style>
    <style:style style:name="P1367" style:parent-style-name="Normalny" style:family="paragraph">
      <style:text-properties fo:language="en" fo:country="GB"/>
    </style:style>
    <style:style style:name="P1368" style:parent-style-name="Normalny" style:family="paragraph">
      <style:text-properties fo:language="en" fo:country="GB"/>
    </style:style>
    <style:style style:name="P1369" style:parent-style-name="Normalny" style:family="paragraph">
      <style:text-properties fo:language="en" fo:country="GB"/>
    </style:style>
    <style:style style:name="P1370" style:parent-style-name="Normalny" style:family="paragraph">
      <style:text-properties fo:language="en" fo:country="GB"/>
    </style:style>
    <style:style style:name="P1371" style:parent-style-name="Normalny" style:family="paragraph">
      <style:text-properties fo:language="en" fo:country="GB"/>
    </style:style>
    <style:style style:name="P1372" style:parent-style-name="Normalny" style:family="paragraph">
      <style:text-properties fo:language="en" fo:country="GB"/>
    </style:style>
    <style:style style:name="P1373" style:parent-style-name="Normalny" style:family="paragraph">
      <style:text-properties fo:language="en" fo:country="GB"/>
    </style:style>
    <style:style style:name="P1374" style:parent-style-name="Normalny" style:family="paragraph">
      <style:text-properties fo:language="en" fo:country="GB"/>
    </style:style>
    <style:style style:name="P1375" style:parent-style-name="HTML-wstępniesformatowany" style:family="paragraph">
      <style:paragraph-properties fo:background-color="#002B36"/>
    </style:style>
    <style:style style:name="T1376" style:parent-style-name="Domyślnaczcionkaakapitu" style:family="text">
      <style:text-properties fo:color="#CB4B16" fo:language="en" fo:country="GB"/>
    </style:style>
    <style:style style:name="T1377" style:parent-style-name="Domyślnaczcionkaakapitu" style:family="text">
      <style:text-properties fo:color="#859900" fo:language="en" fo:country="GB"/>
    </style:style>
    <style:style style:name="T1378" style:parent-style-name="Domyślnaczcionkaakapitu" style:family="text">
      <style:text-properties fo:color="#CB4B16" fo:language="en" fo:country="GB"/>
    </style:style>
    <style:style style:name="T1379" style:parent-style-name="Domyślnaczcionkaakapitu" style:family="text">
      <style:text-properties fo:color="#268BD2" fo:language="en" fo:country="GB"/>
    </style:style>
    <style:style style:name="T1380" style:parent-style-name="Domyślnaczcionkaakapitu" style:family="text">
      <style:text-properties fo:color="#CB4B16" fo:language="en" fo:country="GB"/>
    </style:style>
    <style:style style:name="T1381" style:parent-style-name="Domyślnaczcionkaakapitu" style:family="text">
      <style:text-properties fo:color="#CB4B16" fo:language="en" fo:country="GB"/>
    </style:style>
    <style:style style:name="T1382" style:parent-style-name="Domyślnaczcionkaakapitu" style:family="text">
      <style:text-properties fo:color="#CB4B16" fo:language="en" fo:country="GB"/>
    </style:style>
    <style:style style:name="T1383" style:parent-style-name="Domyślnaczcionkaakapitu" style:family="text">
      <style:text-properties fo:color="#268BD2" fo:language="en" fo:country="GB"/>
    </style:style>
    <style:style style:name="T1384" style:parent-style-name="Domyślnaczcionkaakapitu" style:family="text">
      <style:text-properties fo:color="#CB4B16" fo:language="en" fo:country="GB"/>
    </style:style>
    <style:style style:name="T1385" style:parent-style-name="Domyślnaczcionkaakapitu" style:family="text">
      <style:text-properties fo:color="#268BD2" fo:language="en" fo:country="GB"/>
    </style:style>
    <style:style style:name="T1386" style:parent-style-name="Domyślnaczcionkaakapitu" style:family="text">
      <style:text-properties fo:color="#93A1A1" fo:language="en" fo:country="GB"/>
    </style:style>
    <style:style style:name="T1387" style:parent-style-name="Domyślnaczcionkaakapitu" style:family="text">
      <style:text-properties fo:color="#859900" fo:language="en" fo:country="GB"/>
    </style:style>
    <style:style style:name="T1388" style:parent-style-name="Domyślnaczcionkaakapitu" style:family="text">
      <style:text-properties fo:color="#B58900" fo:language="en" fo:country="GB"/>
    </style:style>
    <style:style style:name="T1389" style:parent-style-name="Domyślnaczcionkaakapitu" style:family="text">
      <style:text-properties fo:color="#CB4B16" fo:language="en" fo:country="GB"/>
    </style:style>
    <style:style style:name="T1390" style:parent-style-name="Domyślnaczcionkaakapitu" style:family="text">
      <style:text-properties fo:color="#93A1A1" fo:language="en" fo:country="GB"/>
    </style:style>
    <style:style style:name="T1391" style:parent-style-name="Domyślnaczcionkaakapitu" style:family="text">
      <style:text-properties fo:color="#93A1A1" fo:language="en" fo:country="GB"/>
    </style:style>
    <style:style style:name="T1392" style:parent-style-name="Domyślnaczcionkaakapitu" style:family="text">
      <style:text-properties fo:color="#93A1A1" fo:language="en" fo:country="GB"/>
    </style:style>
    <style:style style:name="T1393" style:parent-style-name="Domyślnaczcionkaakapitu" style:family="text">
      <style:text-properties fo:color="#CB4B16" fo:language="en" fo:country="GB"/>
    </style:style>
    <style:style style:name="T1394" style:parent-style-name="Domyślnaczcionkaakapitu" style:family="text">
      <style:text-properties fo:color="#268BD2" fo:language="en" fo:country="GB"/>
    </style:style>
    <style:style style:name="T1395" style:parent-style-name="Domyślnaczcionkaakapitu" style:family="text">
      <style:text-properties fo:color="#CB4B16" fo:language="en" fo:country="GB"/>
    </style:style>
    <style:style style:name="T1396" style:parent-style-name="Domyślnaczcionkaakapitu" style:family="text">
      <style:text-properties fo:color="#268BD2" fo:language="en" fo:country="GB"/>
    </style:style>
    <style:style style:name="T1397" style:parent-style-name="Domyślnaczcionkaakapitu" style:family="text">
      <style:text-properties fo:color="#93A1A1" fo:language="en" fo:country="GB"/>
    </style:style>
    <style:style style:name="T1398" style:parent-style-name="Domyślnaczcionkaakapitu" style:family="text">
      <style:text-properties fo:color="#859900" fo:language="en" fo:country="GB"/>
    </style:style>
    <style:style style:name="T1399" style:parent-style-name="Domyślnaczcionkaakapitu" style:family="text">
      <style:text-properties fo:color="#B58900" fo:language="en" fo:country="GB"/>
    </style:style>
    <style:style style:name="T1400" style:parent-style-name="Domyślnaczcionkaakapitu" style:family="text">
      <style:text-properties fo:color="#CB4B16" fo:language="en" fo:country="GB"/>
    </style:style>
    <style:style style:name="T1401" style:parent-style-name="Domyślnaczcionkaakapitu" style:family="text">
      <style:text-properties fo:color="#93A1A1" fo:language="en" fo:country="GB"/>
    </style:style>
    <style:style style:name="T1402" style:parent-style-name="Domyślnaczcionkaakapitu" style:family="text">
      <style:text-properties fo:color="#93A1A1" fo:language="en" fo:country="GB"/>
    </style:style>
    <style:style style:name="T1403" style:parent-style-name="Domyślnaczcionkaakapitu" style:family="text">
      <style:text-properties fo:color="#93A1A1" fo:language="en" fo:country="GB"/>
    </style:style>
    <style:style style:name="T1404" style:parent-style-name="Domyślnaczcionkaakapitu" style:family="text">
      <style:text-properties fo:color="#93A1A1" fo:language="en" fo:country="GB"/>
    </style:style>
    <style:style style:name="T1405" style:parent-style-name="Domyślnaczcionkaakapitu" style:family="text">
      <style:text-properties fo:color="#CB4B16" fo:language="en" fo:country="GB"/>
    </style:style>
    <style:style style:name="T1406" style:parent-style-name="Domyślnaczcionkaakapitu" style:family="text">
      <style:text-properties fo:color="#859900" fo:language="en" fo:country="GB"/>
    </style:style>
    <style:style style:name="T1407" style:parent-style-name="Domyślnaczcionkaakapitu" style:family="text">
      <style:text-properties fo:color="#268BD2" fo:language="en" fo:country="GB"/>
    </style:style>
    <style:style style:name="T1408" style:parent-style-name="Domyślnaczcionkaakapitu" style:family="text">
      <style:text-properties fo:color="#93A1A1" fo:language="en" fo:country="GB"/>
    </style:style>
    <style:style style:name="T1409" style:parent-style-name="Domyślnaczcionkaakapitu" style:family="text">
      <style:text-properties fo:color="#93A1A1" fo:language="en" fo:country="GB"/>
    </style:style>
    <style:style style:name="T1410" style:parent-style-name="Domyślnaczcionkaakapitu" style:family="text">
      <style:text-properties fo:color="#93A1A1" fo:language="en" fo:country="GB"/>
    </style:style>
    <style:style style:name="T1411" style:parent-style-name="Domyślnaczcionkaakapitu" style:family="text">
      <style:text-properties fo:color="#93A1A1" fo:language="en" fo:country="GB"/>
    </style:style>
    <style:style style:name="T1412" style:parent-style-name="Domyślnaczcionkaakapitu" style:family="text">
      <style:text-properties fo:color="#CB4B16" fo:language="en" fo:country="GB"/>
    </style:style>
    <style:style style:name="T1413" style:parent-style-name="Domyślnaczcionkaakapitu" style:family="text">
      <style:text-properties fo:color="#B58900" fo:language="en" fo:country="GB"/>
    </style:style>
    <style:style style:name="T1414" style:parent-style-name="Domyślnaczcionkaakapitu" style:family="text">
      <style:text-properties fo:color="#CB4B16" fo:language="en" fo:country="GB"/>
    </style:style>
    <style:style style:name="T1415" style:parent-style-name="Domyślnaczcionkaakapitu" style:family="text">
      <style:text-properties fo:color="#CB4B16" fo:language="en" fo:country="GB"/>
    </style:style>
    <style:style style:name="T1416" style:parent-style-name="Domyślnaczcionkaakapitu" style:family="text">
      <style:text-properties fo:color="#CB4B16" fo:language="en" fo:country="GB"/>
    </style:style>
    <style:style style:name="T1417" style:parent-style-name="Domyślnaczcionkaakapitu" style:family="text">
      <style:text-properties fo:color="#268BD2" fo:language="en" fo:country="GB"/>
    </style:style>
    <style:style style:name="T1418" style:parent-style-name="Domyślnaczcionkaakapitu" style:family="text">
      <style:text-properties fo:color="#268BD2" fo:language="en" fo:country="GB"/>
    </style:style>
    <style:style style:name="T1419" style:parent-style-name="Domyślnaczcionkaakapitu" style:family="text">
      <style:text-properties fo:color="#93A1A1" fo:language="en" fo:country="GB"/>
    </style:style>
    <style:style style:name="T1420" style:parent-style-name="Domyślnaczcionkaakapitu" style:family="text">
      <style:text-properties fo:color="#D33682" fo:language="en" fo:country="GB"/>
    </style:style>
    <style:style style:name="T1421" style:parent-style-name="Domyślnaczcionkaakapitu" style:family="text">
      <style:text-properties fo:color="#93A1A1" fo:language="en" fo:country="GB"/>
    </style:style>
    <style:style style:name="T1422" style:parent-style-name="Domyślnaczcionkaakapitu" style:family="text">
      <style:text-properties fo:color="#93A1A1" fo:language="en" fo:country="GB"/>
    </style:style>
    <style:style style:name="T1423" style:parent-style-name="Domyślnaczcionkaakapitu" style:family="text">
      <style:text-properties fo:color="#93A1A1" fo:language="en" fo:country="GB"/>
    </style:style>
    <style:style style:name="T1424" style:parent-style-name="Domyślnaczcionkaakapitu" style:family="text">
      <style:text-properties fo:color="#CB4B16" fo:language="en" fo:country="GB"/>
    </style:style>
    <style:style style:name="T1425" style:parent-style-name="Domyślnaczcionkaakapitu" style:family="text">
      <style:text-properties fo:color="#CB4B16" fo:language="en" fo:country="GB"/>
    </style:style>
    <style:style style:name="T1426" style:parent-style-name="Domyślnaczcionkaakapitu" style:family="text">
      <style:text-properties fo:color="#CB4B16" fo:language="en" fo:country="GB"/>
    </style:style>
    <style:style style:name="T1427" style:parent-style-name="Domyślnaczcionkaakapitu" style:family="text">
      <style:text-properties fo:color="#CB4B16" fo:language="en" fo:country="GB"/>
    </style:style>
    <style:style style:name="T1428" style:parent-style-name="Domyślnaczcionkaakapitu" style:family="text">
      <style:text-properties fo:color="#859900" fo:language="en" fo:country="GB"/>
    </style:style>
    <style:style style:name="T1429" style:parent-style-name="Domyślnaczcionkaakapitu" style:family="text">
      <style:text-properties fo:color="#B58900" fo:language="en" fo:country="GB"/>
    </style:style>
    <style:style style:name="T1430" style:parent-style-name="Domyślnaczcionkaakapitu" style:family="text">
      <style:text-properties fo:color="#CB4B16" fo:language="en" fo:country="GB"/>
    </style:style>
    <style:style style:name="T1431" style:parent-style-name="Domyślnaczcionkaakapitu" style:family="text">
      <style:text-properties fo:color="#268BD2" fo:language="en" fo:country="GB"/>
    </style:style>
    <style:style style:name="T1432" style:parent-style-name="Domyślnaczcionkaakapitu" style:family="text">
      <style:text-properties fo:color="#93A1A1" fo:language="en" fo:country="GB"/>
    </style:style>
    <style:style style:name="T1433" style:parent-style-name="Domyślnaczcionkaakapitu" style:family="text">
      <style:text-properties fo:color="#CB4B16" fo:language="en" fo:country="GB"/>
    </style:style>
    <style:style style:name="T1434" style:parent-style-name="Domyślnaczcionkaakapitu" style:family="text">
      <style:text-properties fo:color="#859900" fo:language="en" fo:country="GB"/>
    </style:style>
    <style:style style:name="T1435" style:parent-style-name="Domyślnaczcionkaakapitu" style:family="text">
      <style:text-properties fo:color="#CB4B16" fo:language="en" fo:country="GB"/>
    </style:style>
    <style:style style:name="T1436" style:parent-style-name="Domyślnaczcionkaakapitu" style:family="text">
      <style:text-properties fo:color="#93A1A1" fo:language="en" fo:country="GB"/>
    </style:style>
    <style:style style:name="T1437" style:parent-style-name="Domyślnaczcionkaakapitu" style:family="text">
      <style:text-properties fo:color="#CB4B16" fo:language="en" fo:country="GB"/>
    </style:style>
    <style:style style:name="T1438" style:parent-style-name="Domyślnaczcionkaakapitu" style:family="text">
      <style:text-properties fo:color="#CB4B16" fo:language="en" fo:country="GB"/>
    </style:style>
    <style:style style:name="T1439" style:parent-style-name="Domyślnaczcionkaakapitu" style:family="text">
      <style:text-properties fo:color="#CB4B16" fo:language="en" fo:country="GB"/>
    </style:style>
    <style:style style:name="T1440" style:parent-style-name="Domyślnaczcionkaakapitu" style:family="text">
      <style:text-properties fo:color="#CB4B16" fo:language="en" fo:country="GB"/>
    </style:style>
    <style:style style:name="T1441" style:parent-style-name="Domyślnaczcionkaakapitu" style:family="text">
      <style:text-properties fo:color="#268BD2" fo:language="en" fo:country="GB"/>
    </style:style>
    <style:style style:name="T1442" style:parent-style-name="Domyślnaczcionkaakapitu" style:family="text">
      <style:text-properties fo:color="#93A1A1" fo:language="en" fo:country="GB"/>
    </style:style>
    <style:style style:name="T1443" style:parent-style-name="Domyślnaczcionkaakapitu" style:family="text">
      <style:text-properties fo:color="#93A1A1" fo:language="en" fo:country="GB"/>
    </style:style>
    <style:style style:name="T1444" style:parent-style-name="Domyślnaczcionkaakapitu" style:family="text">
      <style:text-properties fo:color="#93A1A1" fo:language="en" fo:country="GB"/>
    </style:style>
    <style:style style:name="T1445" style:parent-style-name="Domyślnaczcionkaakapitu" style:family="text">
      <style:text-properties fo:color="#859900" fo:language="en" fo:country="GB"/>
    </style:style>
    <style:style style:name="T1446" style:parent-style-name="Domyślnaczcionkaakapitu" style:family="text">
      <style:text-properties fo:color="#CB4B16" fo:language="en" fo:country="GB"/>
    </style:style>
    <style:style style:name="T1447" style:parent-style-name="Domyślnaczcionkaakapitu" style:family="text">
      <style:text-properties fo:color="#268BD2" fo:language="en" fo:country="GB"/>
    </style:style>
    <style:style style:name="T1448" style:parent-style-name="Domyślnaczcionkaakapitu" style:family="text">
      <style:text-properties fo:color="#93A1A1" fo:language="en" fo:country="GB"/>
    </style:style>
    <style:style style:name="T1449" style:parent-style-name="Domyślnaczcionkaakapitu" style:family="text">
      <style:text-properties fo:color="#B58900" fo:language="en" fo:country="GB"/>
    </style:style>
    <style:style style:name="T1450" style:parent-style-name="Domyślnaczcionkaakapitu" style:family="text">
      <style:text-properties fo:color="#CB4B16" fo:language="en" fo:country="GB"/>
    </style:style>
    <style:style style:name="T1451" style:parent-style-name="Domyślnaczcionkaakapitu" style:family="text">
      <style:text-properties fo:color="#CB4B16" fo:language="en" fo:country="GB"/>
    </style:style>
    <style:style style:name="T1452" style:parent-style-name="Domyślnaczcionkaakapitu" style:family="text">
      <style:text-properties fo:color="#CB4B16" fo:language="en" fo:country="GB"/>
    </style:style>
    <style:style style:name="T1453" style:parent-style-name="Domyślnaczcionkaakapitu" style:family="text">
      <style:text-properties fo:color="#268BD2" fo:language="en" fo:country="GB"/>
    </style:style>
    <style:style style:name="T1454" style:parent-style-name="Domyślnaczcionkaakapitu" style:family="text">
      <style:text-properties fo:color="#93A1A1" fo:language="en" fo:country="GB"/>
    </style:style>
    <style:style style:name="T1455" style:parent-style-name="Domyślnaczcionkaakapitu" style:family="text">
      <style:text-properties fo:color="#B58900" fo:language="en" fo:country="GB"/>
    </style:style>
    <style:style style:name="T1456" style:parent-style-name="Domyślnaczcionkaakapitu" style:family="text">
      <style:text-properties fo:color="#CB4B16" fo:language="en" fo:country="GB"/>
    </style:style>
    <style:style style:name="T1457" style:parent-style-name="Domyślnaczcionkaakapitu" style:family="text">
      <style:text-properties fo:color="#93A1A1" fo:language="en" fo:country="GB"/>
    </style:style>
    <style:style style:name="T1458" style:parent-style-name="Domyślnaczcionkaakapitu" style:family="text">
      <style:text-properties fo:color="#CB4B16" fo:language="en" fo:country="GB"/>
    </style:style>
    <style:style style:name="T1459" style:parent-style-name="Domyślnaczcionkaakapitu" style:family="text">
      <style:text-properties fo:color="#93A1A1" fo:language="en" fo:country="GB"/>
    </style:style>
    <style:style style:name="T1460" style:parent-style-name="Domyślnaczcionkaakapitu" style:family="text">
      <style:text-properties fo:color="#93A1A1" fo:language="en" fo:country="GB"/>
    </style:style>
    <style:style style:name="T1461" style:parent-style-name="Domyślnaczcionkaakapitu" style:family="text">
      <style:text-properties fo:color="#93A1A1" fo:language="en" fo:country="GB"/>
    </style:style>
    <style:style style:name="T1462" style:parent-style-name="Domyślnaczcionkaakapitu" style:family="text">
      <style:text-properties fo:color="#CB4B16" fo:language="en" fo:country="GB"/>
    </style:style>
    <style:style style:name="T1463" style:parent-style-name="Domyślnaczcionkaakapitu" style:family="text">
      <style:text-properties fo:color="#859900" fo:language="en" fo:country="GB"/>
    </style:style>
    <style:style style:name="T1464" style:parent-style-name="Domyślnaczcionkaakapitu" style:family="text">
      <style:text-properties fo:color="#CB4B16" fo:language="en" fo:country="GB"/>
    </style:style>
    <style:style style:name="T1465" style:parent-style-name="Domyślnaczcionkaakapitu" style:family="text">
      <style:text-properties fo:color="#CB4B16" fo:language="en" fo:country="GB"/>
    </style:style>
    <style:style style:name="T1466" style:parent-style-name="Domyślnaczcionkaakapitu" style:family="text">
      <style:text-properties fo:color="#CB4B16" fo:language="en" fo:country="GB"/>
    </style:style>
    <style:style style:name="T1467" style:parent-style-name="Domyślnaczcionkaakapitu" style:family="text">
      <style:text-properties fo:color="#859900" fo:language="en" fo:country="GB"/>
    </style:style>
    <style:style style:name="T1468" style:parent-style-name="Domyślnaczcionkaakapitu" style:family="text">
      <style:text-properties fo:color="#CB4B16" fo:language="en" fo:country="GB"/>
    </style:style>
    <style:style style:name="T1469" style:parent-style-name="Domyślnaczcionkaakapitu" style:family="text">
      <style:text-properties fo:color="#859900" fo:language="en" fo:country="GB"/>
    </style:style>
    <style:style style:name="T1470" style:parent-style-name="Domyślnaczcionkaakapitu" style:family="text">
      <style:text-properties fo:color="#268BD2" fo:language="en" fo:country="GB"/>
    </style:style>
    <style:style style:name="T1471" style:parent-style-name="Domyślnaczcionkaakapitu" style:family="text">
      <style:text-properties fo:color="#93A1A1" fo:language="en" fo:country="GB"/>
    </style:style>
    <style:style style:name="T1472" style:parent-style-name="Domyślnaczcionkaakapitu" style:family="text">
      <style:text-properties fo:color="#D33682" fo:language="en" fo:country="GB"/>
    </style:style>
    <style:style style:name="T1473" style:parent-style-name="Domyślnaczcionkaakapitu" style:family="text">
      <style:text-properties fo:color="#93A1A1" fo:language="en" fo:country="GB"/>
    </style:style>
    <style:style style:name="T1474" style:parent-style-name="Domyślnaczcionkaakapitu" style:family="text">
      <style:text-properties fo:color="#268BD2" fo:language="en" fo:country="GB"/>
    </style:style>
    <style:style style:name="T1475" style:parent-style-name="Domyślnaczcionkaakapitu" style:family="text">
      <style:text-properties fo:color="#93A1A1" fo:language="en" fo:country="GB"/>
    </style:style>
    <style:style style:name="T1476" style:parent-style-name="Domyślnaczcionkaakapitu" style:family="text">
      <style:text-properties fo:color="#268BD2" fo:language="en" fo:country="GB"/>
    </style:style>
    <style:style style:name="T1477" style:parent-style-name="Domyślnaczcionkaakapitu" style:family="text">
      <style:text-properties fo:color="#93A1A1" fo:language="en" fo:country="GB"/>
    </style:style>
    <style:style style:name="T1478" style:parent-style-name="Domyślnaczcionkaakapitu" style:family="text">
      <style:text-properties fo:color="#D33682" fo:language="en" fo:country="GB"/>
    </style:style>
    <style:style style:name="T1479" style:parent-style-name="Domyślnaczcionkaakapitu" style:family="text">
      <style:text-properties fo:color="#93A1A1" fo:language="en" fo:country="GB"/>
    </style:style>
    <style:style style:name="T1480" style:parent-style-name="Domyślnaczcionkaakapitu" style:family="text">
      <style:text-properties fo:color="#268BD2" fo:language="en" fo:country="GB"/>
    </style:style>
    <style:style style:name="T1481" style:parent-style-name="Domyślnaczcionkaakapitu" style:family="text">
      <style:text-properties fo:color="#93A1A1" fo:language="en" fo:country="GB"/>
    </style:style>
    <style:style style:name="T1482" style:parent-style-name="Domyślnaczcionkaakapitu" style:family="text">
      <style:text-properties fo:color="#CB4B16" fo:language="en" fo:country="GB"/>
    </style:style>
    <style:style style:name="T1483" style:parent-style-name="Domyślnaczcionkaakapitu" style:family="text">
      <style:text-properties fo:color="#CB4B16" fo:language="en" fo:country="GB"/>
    </style:style>
    <style:style style:name="T1484" style:parent-style-name="Domyślnaczcionkaakapitu" style:family="text">
      <style:text-properties fo:color="#CB4B16" fo:language="en" fo:country="GB"/>
    </style:style>
    <style:style style:name="T1485" style:parent-style-name="Domyślnaczcionkaakapitu" style:family="text">
      <style:text-properties fo:color="#268BD2" fo:language="en" fo:country="GB"/>
    </style:style>
    <style:style style:name="T1486" style:parent-style-name="Domyślnaczcionkaakapitu" style:family="text">
      <style:text-properties fo:color="#93A1A1" fo:language="en" fo:country="GB"/>
    </style:style>
    <style:style style:name="T1487" style:parent-style-name="Domyślnaczcionkaakapitu" style:family="text">
      <style:text-properties fo:color="#B58900" fo:language="en" fo:country="GB"/>
    </style:style>
    <style:style style:name="T1488" style:parent-style-name="Domyślnaczcionkaakapitu" style:family="text">
      <style:text-properties fo:color="#CB4B16" fo:language="en" fo:country="GB"/>
    </style:style>
    <style:style style:name="T1489" style:parent-style-name="Domyślnaczcionkaakapitu" style:family="text">
      <style:text-properties fo:color="#268BD2" fo:language="en" fo:country="GB"/>
    </style:style>
    <style:style style:name="T1490" style:parent-style-name="Domyślnaczcionkaakapitu" style:family="text">
      <style:text-properties fo:color="#93A1A1" fo:language="en" fo:country="GB"/>
    </style:style>
    <style:style style:name="T1491" style:parent-style-name="Domyślnaczcionkaakapitu" style:family="text">
      <style:text-properties fo:color="#B58900" fo:language="en" fo:country="GB"/>
    </style:style>
    <style:style style:name="T1492" style:parent-style-name="Domyślnaczcionkaakapitu" style:family="text">
      <style:text-properties fo:color="#CB4B16" fo:language="en" fo:country="GB"/>
    </style:style>
    <style:style style:name="T1493" style:parent-style-name="Domyślnaczcionkaakapitu" style:family="text">
      <style:text-properties fo:color="#93A1A1" fo:language="en" fo:country="GB"/>
    </style:style>
    <style:style style:name="T1494" style:parent-style-name="Domyślnaczcionkaakapitu" style:family="text">
      <style:text-properties fo:color="#93A1A1" fo:language="en" fo:country="GB"/>
    </style:style>
    <style:style style:name="T1495" style:parent-style-name="Domyślnaczcionkaakapitu" style:family="text">
      <style:text-properties fo:color="#93A1A1" fo:language="en" fo:country="GB"/>
    </style:style>
    <style:style style:name="T1496" style:parent-style-name="Domyślnaczcionkaakapitu" style:family="text">
      <style:text-properties fo:color="#CB4B16" fo:language="en" fo:country="GB"/>
    </style:style>
    <style:style style:name="T1497" style:parent-style-name="Domyślnaczcionkaakapitu" style:family="text">
      <style:text-properties fo:color="#CB4B16" fo:language="en" fo:country="GB"/>
    </style:style>
    <style:style style:name="T1498" style:parent-style-name="Domyślnaczcionkaakapitu" style:family="text">
      <style:text-properties fo:color="#CB4B16" fo:language="en" fo:country="GB"/>
    </style:style>
    <style:style style:name="T1499" style:parent-style-name="Domyślnaczcionkaakapitu" style:family="text">
      <style:text-properties fo:color="#268BD2" fo:language="en" fo:country="GB"/>
    </style:style>
    <style:style style:name="T1500" style:parent-style-name="Domyślnaczcionkaakapitu" style:family="text">
      <style:text-properties fo:color="#93A1A1" fo:language="en" fo:country="GB"/>
    </style:style>
    <style:style style:name="T1501" style:parent-style-name="Domyślnaczcionkaakapitu" style:family="text">
      <style:text-properties fo:color="#B58900" fo:language="en" fo:country="GB"/>
    </style:style>
    <style:style style:name="T1502" style:parent-style-name="Domyślnaczcionkaakapitu" style:family="text">
      <style:text-properties fo:color="#CB4B16" fo:language="en" fo:country="GB"/>
    </style:style>
    <style:style style:name="T1503" style:parent-style-name="Domyślnaczcionkaakapitu" style:family="text">
      <style:text-properties fo:color="#93A1A1" fo:language="en" fo:country="GB"/>
    </style:style>
    <style:style style:name="T1504" style:parent-style-name="Domyślnaczcionkaakapitu" style:family="text">
      <style:text-properties fo:color="#CB4B16" fo:language="en" fo:country="GB"/>
    </style:style>
    <style:style style:name="T1505" style:parent-style-name="Domyślnaczcionkaakapitu" style:family="text">
      <style:text-properties fo:color="#93A1A1" fo:language="en" fo:country="GB"/>
    </style:style>
    <style:style style:name="T1506" style:parent-style-name="Domyślnaczcionkaakapitu" style:family="text">
      <style:text-properties fo:color="#93A1A1" fo:language="en" fo:country="GB"/>
    </style:style>
    <style:style style:name="T1507" style:parent-style-name="Domyślnaczcionkaakapitu" style:family="text">
      <style:text-properties fo:color="#93A1A1" fo:language="en" fo:country="GB"/>
    </style:style>
    <style:style style:name="T1508" style:parent-style-name="Domyślnaczcionkaakapitu" style:family="text">
      <style:text-properties fo:color="#93A1A1" fo:language="en" fo:country="GB"/>
    </style:style>
    <style:style style:name="T1509" style:parent-style-name="Domyślnaczcionkaakapitu" style:family="text">
      <style:text-properties fo:color="#859900" fo:language="en" fo:country="GB"/>
    </style:style>
    <style:style style:name="T1510" style:parent-style-name="Domyślnaczcionkaakapitu" style:family="text">
      <style:text-properties fo:color="#CB4B16" fo:language="en" fo:country="GB"/>
    </style:style>
    <style:style style:name="T1511" style:parent-style-name="Domyślnaczcionkaakapitu" style:family="text">
      <style:text-properties fo:color="#859900" fo:language="en" fo:country="GB"/>
    </style:style>
    <style:style style:name="T1512" style:parent-style-name="Domyślnaczcionkaakapitu" style:family="text">
      <style:text-properties fo:color="#268BD2" fo:language="en" fo:country="GB"/>
    </style:style>
    <style:style style:name="T1513" style:parent-style-name="Domyślnaczcionkaakapitu" style:family="text">
      <style:text-properties fo:color="#93A1A1" fo:language="en" fo:country="GB"/>
    </style:style>
    <style:style style:name="T1514" style:parent-style-name="Domyślnaczcionkaakapitu" style:family="text">
      <style:text-properties fo:color="#D33682" fo:language="en" fo:country="GB"/>
    </style:style>
    <style:style style:name="T1515" style:parent-style-name="Domyślnaczcionkaakapitu" style:family="text">
      <style:text-properties fo:color="#93A1A1" fo:language="en" fo:country="GB"/>
    </style:style>
    <style:style style:name="T1516" style:parent-style-name="Domyślnaczcionkaakapitu" style:family="text">
      <style:text-properties fo:color="#268BD2" fo:language="en" fo:country="GB"/>
    </style:style>
    <style:style style:name="T1517" style:parent-style-name="Domyślnaczcionkaakapitu" style:family="text">
      <style:text-properties fo:color="#93A1A1" fo:language="en" fo:country="GB"/>
    </style:style>
    <style:style style:name="T1518" style:parent-style-name="Domyślnaczcionkaakapitu" style:family="text">
      <style:text-properties fo:color="#268BD2" fo:language="en" fo:country="GB"/>
    </style:style>
    <style:style style:name="T1519" style:parent-style-name="Domyślnaczcionkaakapitu" style:family="text">
      <style:text-properties fo:color="#93A1A1" fo:language="en" fo:country="GB"/>
    </style:style>
    <style:style style:name="T1520" style:parent-style-name="Domyślnaczcionkaakapitu" style:family="text">
      <style:text-properties fo:color="#D33682" fo:language="en" fo:country="GB"/>
    </style:style>
    <style:style style:name="T1521" style:parent-style-name="Domyślnaczcionkaakapitu" style:family="text">
      <style:text-properties fo:color="#93A1A1" fo:language="en" fo:country="GB"/>
    </style:style>
    <style:style style:name="T1522" style:parent-style-name="Domyślnaczcionkaakapitu" style:family="text">
      <style:text-properties fo:color="#268BD2" fo:language="en" fo:country="GB"/>
    </style:style>
    <style:style style:name="T1523" style:parent-style-name="Domyślnaczcionkaakapitu" style:family="text">
      <style:text-properties fo:color="#93A1A1" fo:language="en" fo:country="GB"/>
    </style:style>
    <style:style style:name="T1524" style:parent-style-name="Domyślnaczcionkaakapitu" style:family="text">
      <style:text-properties fo:color="#CB4B16" fo:language="en" fo:country="GB"/>
    </style:style>
    <style:style style:name="T1525" style:parent-style-name="Domyślnaczcionkaakapitu" style:family="text">
      <style:text-properties fo:color="#CB4B16" fo:language="en" fo:country="GB"/>
    </style:style>
    <style:style style:name="T1526" style:parent-style-name="Domyślnaczcionkaakapitu" style:family="text">
      <style:text-properties fo:color="#CB4B16" fo:language="en" fo:country="GB"/>
    </style:style>
    <style:style style:name="T1527" style:parent-style-name="Domyślnaczcionkaakapitu" style:family="text">
      <style:text-properties fo:color="#268BD2" fo:language="en" fo:country="GB"/>
    </style:style>
    <style:style style:name="T1528" style:parent-style-name="Domyślnaczcionkaakapitu" style:family="text">
      <style:text-properties fo:color="#93A1A1" fo:language="en" fo:country="GB"/>
    </style:style>
    <style:style style:name="T1529" style:parent-style-name="Domyślnaczcionkaakapitu" style:family="text">
      <style:text-properties fo:color="#B58900" fo:language="en" fo:country="GB"/>
    </style:style>
    <style:style style:name="T1530" style:parent-style-name="Domyślnaczcionkaakapitu" style:family="text">
      <style:text-properties fo:color="#CB4B16" fo:language="en" fo:country="GB"/>
    </style:style>
    <style:style style:name="T1531" style:parent-style-name="Domyślnaczcionkaakapitu" style:family="text">
      <style:text-properties fo:color="#268BD2" fo:language="en" fo:country="GB"/>
    </style:style>
    <style:style style:name="T1532" style:parent-style-name="Domyślnaczcionkaakapitu" style:family="text">
      <style:text-properties fo:color="#93A1A1" fo:language="en" fo:country="GB"/>
    </style:style>
    <style:style style:name="T1533" style:parent-style-name="Domyślnaczcionkaakapitu" style:family="text">
      <style:text-properties fo:color="#B58900" fo:language="en" fo:country="GB"/>
    </style:style>
    <style:style style:name="T1534" style:parent-style-name="Domyślnaczcionkaakapitu" style:family="text">
      <style:text-properties fo:color="#CB4B16" fo:language="en" fo:country="GB"/>
    </style:style>
    <style:style style:name="T1535" style:parent-style-name="Domyślnaczcionkaakapitu" style:family="text">
      <style:text-properties fo:color="#93A1A1" fo:language="en" fo:country="GB"/>
    </style:style>
    <style:style style:name="T1536" style:parent-style-name="Domyślnaczcionkaakapitu" style:family="text">
      <style:text-properties fo:color="#93A1A1" fo:language="en" fo:country="GB"/>
    </style:style>
    <style:style style:name="T1537" style:parent-style-name="Domyślnaczcionkaakapitu" style:family="text">
      <style:text-properties fo:color="#93A1A1" fo:language="en" fo:country="GB"/>
    </style:style>
    <style:style style:name="T1538" style:parent-style-name="Domyślnaczcionkaakapitu" style:family="text">
      <style:text-properties fo:color="#CB4B16" fo:language="en" fo:country="GB"/>
    </style:style>
    <style:style style:name="T1539" style:parent-style-name="Domyślnaczcionkaakapitu" style:family="text">
      <style:text-properties fo:color="#CB4B16" fo:language="en" fo:country="GB"/>
    </style:style>
    <style:style style:name="T1540" style:parent-style-name="Domyślnaczcionkaakapitu" style:family="text">
      <style:text-properties fo:color="#CB4B16" fo:language="en" fo:country="GB"/>
    </style:style>
    <style:style style:name="T1541" style:parent-style-name="Domyślnaczcionkaakapitu" style:family="text">
      <style:text-properties fo:color="#CB4B16" fo:language="en" fo:country="GB"/>
    </style:style>
    <style:style style:name="T1542" style:parent-style-name="Domyślnaczcionkaakapitu" style:family="text">
      <style:text-properties fo:font-style="italic" style:font-style-asian="italic" style:font-style-complex="italic" fo:color="#657B83" fo:language="en" fo:country="GB"/>
    </style:style>
    <style:style style:name="T1543" style:parent-style-name="Domyślnaczcionkaakapitu" style:family="text">
      <style:text-properties fo:font-style="italic" style:font-style-asian="italic" style:font-style-complex="italic" fo:color="#657B83" fo:language="en" fo:country="GB"/>
    </style:style>
    <style:style style:name="T1544" style:parent-style-name="Domyślnaczcionkaakapitu" style:family="text">
      <style:text-properties fo:color="#CB4B16" fo:language="en" fo:country="GB"/>
    </style:style>
    <style:style style:name="T1545" style:parent-style-name="Domyślnaczcionkaakapitu" style:family="text">
      <style:text-properties fo:color="#CB4B16" fo:language="en" fo:country="GB"/>
    </style:style>
    <style:style style:name="T1546" style:parent-style-name="Domyślnaczcionkaakapitu" style:family="text">
      <style:text-properties fo:color="#CB4B16" fo:language="en" fo:country="GB"/>
    </style:style>
    <style:style style:name="T1547" style:parent-style-name="Domyślnaczcionkaakapitu" style:family="text">
      <style:text-properties fo:color="#CB4B16" fo:language="en" fo:country="GB"/>
    </style:style>
    <style:style style:name="T1548" style:parent-style-name="Domyślnaczcionkaakapitu" style:family="text">
      <style:text-properties fo:color="#859900" fo:language="en" fo:country="GB"/>
    </style:style>
    <style:style style:name="T1549" style:parent-style-name="Domyślnaczcionkaakapitu" style:family="text">
      <style:text-properties fo:color="#B58900" fo:language="en" fo:country="GB"/>
    </style:style>
    <style:style style:name="T1550" style:parent-style-name="Domyślnaczcionkaakapitu" style:family="text">
      <style:text-properties fo:color="#CB4B16" fo:language="en" fo:country="GB"/>
    </style:style>
    <style:style style:name="T1551" style:parent-style-name="Domyślnaczcionkaakapitu" style:family="text">
      <style:text-properties fo:color="#859900" fo:language="en" fo:country="GB"/>
    </style:style>
    <style:style style:name="T1552" style:parent-style-name="Domyślnaczcionkaakapitu" style:family="text">
      <style:text-properties fo:color="#CB4B16" fo:language="en" fo:country="GB"/>
    </style:style>
    <style:style style:name="T1553" style:parent-style-name="Domyślnaczcionkaakapitu" style:family="text">
      <style:text-properties fo:color="#CB4B16" fo:language="en" fo:country="GB"/>
    </style:style>
    <style:style style:name="T1554" style:parent-style-name="Domyślnaczcionkaakapitu" style:family="text">
      <style:text-properties fo:color="#CB4B16" fo:language="en" fo:country="GB"/>
    </style:style>
    <style:style style:name="T1555" style:parent-style-name="Domyślnaczcionkaakapitu" style:family="text">
      <style:text-properties fo:color="#859900" fo:language="en" fo:country="GB"/>
    </style:style>
    <style:style style:name="T1556" style:parent-style-name="Domyślnaczcionkaakapitu" style:family="text">
      <style:text-properties fo:color="#CB4B16" fo:language="en" fo:country="GB"/>
    </style:style>
    <style:style style:name="T1557" style:parent-style-name="Domyślnaczcionkaakapitu" style:family="text">
      <style:text-properties fo:color="#268BD2" fo:language="en" fo:country="GB"/>
    </style:style>
    <style:style style:name="T1558" style:parent-style-name="Domyślnaczcionkaakapitu" style:family="text">
      <style:text-properties fo:color="#93A1A1" fo:language="en" fo:country="GB"/>
    </style:style>
    <style:style style:name="T1559" style:parent-style-name="Domyślnaczcionkaakapitu" style:family="text">
      <style:text-properties fo:color="#B58900" fo:language="en" fo:country="GB"/>
    </style:style>
    <style:style style:name="T1560" style:parent-style-name="Domyślnaczcionkaakapitu" style:family="text">
      <style:text-properties fo:color="#CB4B16" fo:language="en" fo:country="GB"/>
    </style:style>
    <style:style style:name="T1561" style:parent-style-name="Domyślnaczcionkaakapitu" style:family="text">
      <style:text-properties fo:color="#CB4B16" fo:language="en" fo:country="GB"/>
    </style:style>
    <style:style style:name="T1562" style:parent-style-name="Domyślnaczcionkaakapitu" style:family="text">
      <style:text-properties fo:color="#CB4B16" fo:language="en" fo:country="GB"/>
    </style:style>
    <style:style style:name="T1563" style:parent-style-name="Domyślnaczcionkaakapitu" style:family="text">
      <style:text-properties fo:color="#859900" fo:language="en" fo:country="GB"/>
    </style:style>
    <style:style style:name="T1564" style:parent-style-name="Domyślnaczcionkaakapitu" style:family="text">
      <style:text-properties fo:color="#93A1A1" fo:language="en" fo:country="GB"/>
    </style:style>
    <style:style style:name="T1565" style:parent-style-name="Domyślnaczcionkaakapitu" style:family="text">
      <style:text-properties fo:color="#93A1A1" fo:language="en" fo:country="GB"/>
    </style:style>
    <style:style style:name="T1566" style:parent-style-name="Domyślnaczcionkaakapitu" style:family="text">
      <style:text-properties fo:color="#93A1A1" fo:language="en" fo:country="GB"/>
    </style:style>
    <style:style style:name="T1567" style:parent-style-name="Domyślnaczcionkaakapitu" style:family="text">
      <style:text-properties fo:color="#268BD2" fo:language="en" fo:country="GB"/>
    </style:style>
    <style:style style:name="T1568" style:parent-style-name="Domyślnaczcionkaakapitu" style:family="text">
      <style:text-properties fo:color="#93A1A1" fo:language="en" fo:country="GB"/>
    </style:style>
    <style:style style:name="T1569" style:parent-style-name="Domyślnaczcionkaakapitu" style:family="text">
      <style:text-properties fo:color="#B58900" fo:language="en" fo:country="GB"/>
    </style:style>
    <style:style style:name="T1570" style:parent-style-name="Domyślnaczcionkaakapitu" style:family="text">
      <style:text-properties fo:color="#CB4B16" fo:language="en" fo:country="GB"/>
    </style:style>
    <style:style style:name="T1571" style:parent-style-name="Domyślnaczcionkaakapitu" style:family="text">
      <style:text-properties fo:color="#93A1A1" fo:language="en" fo:country="GB"/>
    </style:style>
    <style:style style:name="T1572" style:parent-style-name="Domyślnaczcionkaakapitu" style:family="text">
      <style:text-properties fo:color="#93A1A1" fo:language="en" fo:country="GB"/>
    </style:style>
    <style:style style:name="T1573" style:parent-style-name="Domyślnaczcionkaakapitu" style:family="text">
      <style:text-properties fo:color="#93A1A1" fo:language="en" fo:country="GB"/>
    </style:style>
    <style:style style:name="T1574" style:parent-style-name="Domyślnaczcionkaakapitu" style:family="text">
      <style:text-properties fo:color="#268BD2" fo:language="en" fo:country="GB"/>
    </style:style>
    <style:style style:name="T1575" style:parent-style-name="Domyślnaczcionkaakapitu" style:family="text">
      <style:text-properties fo:color="#93A1A1" fo:language="en" fo:country="GB"/>
    </style:style>
    <style:style style:name="T1576" style:parent-style-name="Domyślnaczcionkaakapitu" style:family="text">
      <style:text-properties fo:color="#93A1A1" fo:language="en" fo:country="GB"/>
    </style:style>
    <style:style style:name="T1577" style:parent-style-name="Domyślnaczcionkaakapitu" style:family="text">
      <style:text-properties fo:color="#93A1A1" fo:language="en" fo:country="GB"/>
    </style:style>
    <style:style style:name="T1578" style:parent-style-name="Domyślnaczcionkaakapitu" style:family="text">
      <style:text-properties fo:color="#CB4B16" fo:language="en" fo:country="GB"/>
    </style:style>
    <style:style style:name="T1579" style:parent-style-name="Domyślnaczcionkaakapitu" style:family="text">
      <style:text-properties fo:color="#CB4B16" fo:language="en" fo:country="GB"/>
    </style:style>
    <style:style style:name="T1580" style:parent-style-name="Domyślnaczcionkaakapitu" style:family="text">
      <style:text-properties fo:color="#CB4B16" fo:language="en" fo:country="GB"/>
    </style:style>
    <style:style style:name="T1581" style:parent-style-name="Domyślnaczcionkaakapitu" style:family="text">
      <style:text-properties fo:color="#CB4B16" fo:language="en" fo:country="GB"/>
    </style:style>
    <style:style style:name="T1582" style:parent-style-name="Domyślnaczcionkaakapitu" style:family="text">
      <style:text-properties fo:color="#268BD2" fo:language="en" fo:country="GB"/>
    </style:style>
    <style:style style:name="T1583" style:parent-style-name="Domyślnaczcionkaakapitu" style:family="text">
      <style:text-properties fo:color="#B58900" fo:language="en" fo:country="GB"/>
    </style:style>
    <style:style style:name="T1584" style:parent-style-name="Domyślnaczcionkaakapitu" style:family="text">
      <style:text-properties fo:color="#CB4B16" fo:language="en" fo:country="GB"/>
    </style:style>
    <style:style style:name="T1585" style:parent-style-name="Domyślnaczcionkaakapitu" style:family="text">
      <style:text-properties fo:color="#859900" fo:language="en" fo:country="GB"/>
    </style:style>
    <style:style style:name="T1586" style:parent-style-name="Domyślnaczcionkaakapitu" style:family="text">
      <style:text-properties fo:color="#CB4B16" fo:language="en" fo:country="GB"/>
    </style:style>
    <style:style style:name="T1587" style:parent-style-name="Domyślnaczcionkaakapitu" style:family="text">
      <style:text-properties fo:color="#CB4B16" fo:language="en" fo:country="GB"/>
    </style:style>
    <style:style style:name="T1588" style:parent-style-name="Domyślnaczcionkaakapitu" style:family="text">
      <style:text-properties fo:color="#CB4B16" fo:language="en" fo:country="GB"/>
    </style:style>
    <style:style style:name="T1589" style:parent-style-name="Domyślnaczcionkaakapitu" style:family="text">
      <style:text-properties fo:color="#859900" fo:language="en" fo:country="GB"/>
    </style:style>
    <style:style style:name="T1590" style:parent-style-name="Domyślnaczcionkaakapitu" style:family="text">
      <style:text-properties fo:color="#CB4B16" fo:language="en" fo:country="GB"/>
    </style:style>
    <style:style style:name="T1591" style:parent-style-name="Domyślnaczcionkaakapitu" style:family="text">
      <style:text-properties fo:color="#268BD2" fo:language="en" fo:country="GB"/>
    </style:style>
    <style:style style:name="T1592" style:parent-style-name="Domyślnaczcionkaakapitu" style:family="text">
      <style:text-properties fo:color="#93A1A1" fo:language="en" fo:country="GB"/>
    </style:style>
    <style:style style:name="T1593" style:parent-style-name="Domyślnaczcionkaakapitu" style:family="text">
      <style:text-properties fo:color="#B58900" fo:language="en" fo:country="GB"/>
    </style:style>
    <style:style style:name="T1594" style:parent-style-name="Domyślnaczcionkaakapitu" style:family="text">
      <style:text-properties fo:color="#CB4B16" fo:language="en" fo:country="GB"/>
    </style:style>
    <style:style style:name="T1595" style:parent-style-name="Domyślnaczcionkaakapitu" style:family="text">
      <style:text-properties fo:color="#CB4B16" fo:language="en" fo:country="GB"/>
    </style:style>
    <style:style style:name="T1596" style:parent-style-name="Domyślnaczcionkaakapitu" style:family="text">
      <style:text-properties fo:color="#CB4B16" fo:language="en" fo:country="GB"/>
    </style:style>
    <style:style style:name="T1597" style:parent-style-name="Domyślnaczcionkaakapitu" style:family="text">
      <style:text-properties fo:color="#859900" fo:language="en" fo:country="GB"/>
    </style:style>
    <style:style style:name="T1598" style:parent-style-name="Domyślnaczcionkaakapitu" style:family="text">
      <style:text-properties fo:color="#B58900" fo:language="en" fo:country="GB"/>
    </style:style>
    <style:style style:name="T1599" style:parent-style-name="Domyślnaczcionkaakapitu" style:family="text">
      <style:text-properties fo:color="#CB4B16" fo:language="en" fo:country="GB"/>
    </style:style>
    <style:style style:name="T1600" style:parent-style-name="Domyślnaczcionkaakapitu" style:family="text">
      <style:text-properties fo:color="#93A1A1" fo:language="en" fo:country="GB"/>
    </style:style>
    <style:style style:name="T1601" style:parent-style-name="Domyślnaczcionkaakapitu" style:family="text">
      <style:text-properties fo:color="#CB4B16" fo:language="en" fo:country="GB"/>
    </style:style>
    <style:style style:name="T1602" style:parent-style-name="Domyślnaczcionkaakapitu" style:family="text">
      <style:text-properties fo:color="#CB4B16" fo:language="en" fo:country="GB"/>
    </style:style>
    <style:style style:name="T1603" style:parent-style-name="Domyślnaczcionkaakapitu" style:family="text">
      <style:text-properties fo:color="#CB4B16" fo:language="en" fo:country="GB"/>
    </style:style>
    <style:style style:name="T1604" style:parent-style-name="Domyślnaczcionkaakapitu" style:family="text">
      <style:text-properties fo:color="#859900" fo:language="en" fo:country="GB"/>
    </style:style>
    <style:style style:name="T1605" style:parent-style-name="Domyślnaczcionkaakapitu" style:family="text">
      <style:text-properties fo:color="#268BD2" fo:language="en" fo:country="GB"/>
    </style:style>
    <style:style style:name="T1606" style:parent-style-name="Domyślnaczcionkaakapitu" style:family="text">
      <style:text-properties fo:color="#93A1A1" fo:language="en" fo:country="GB"/>
    </style:style>
    <style:style style:name="T1607" style:parent-style-name="Domyślnaczcionkaakapitu" style:family="text">
      <style:text-properties fo:color="#B58900" fo:language="en" fo:country="GB"/>
    </style:style>
    <style:style style:name="T1608" style:parent-style-name="Domyślnaczcionkaakapitu" style:family="text">
      <style:text-properties fo:color="#CB4B16" fo:language="en" fo:country="GB"/>
    </style:style>
    <style:style style:name="T1609" style:parent-style-name="Domyślnaczcionkaakapitu" style:family="text">
      <style:text-properties fo:color="#93A1A1" fo:language="en" fo:country="GB"/>
    </style:style>
    <style:style style:name="T1610" style:parent-style-name="Domyślnaczcionkaakapitu" style:family="text">
      <style:text-properties fo:color="#93A1A1" fo:language="en" fo:country="GB"/>
    </style:style>
    <style:style style:name="T1611" style:parent-style-name="Domyślnaczcionkaakapitu" style:family="text">
      <style:text-properties fo:color="#93A1A1" fo:language="en" fo:country="GB"/>
    </style:style>
    <style:style style:name="T1612" style:parent-style-name="Domyślnaczcionkaakapitu" style:family="text">
      <style:text-properties fo:color="#CB4B16" fo:language="en" fo:country="GB"/>
    </style:style>
    <style:style style:name="T1613" style:parent-style-name="Domyślnaczcionkaakapitu" style:family="text">
      <style:text-properties fo:color="#CB4B16" fo:language="en" fo:country="GB"/>
    </style:style>
    <style:style style:name="T1614" style:parent-style-name="Domyślnaczcionkaakapitu" style:family="text">
      <style:text-properties fo:color="#CB4B16" fo:language="en" fo:country="GB"/>
    </style:style>
    <style:style style:name="T1615" style:parent-style-name="Domyślnaczcionkaakapitu" style:family="text">
      <style:text-properties fo:color="#CB4B16" fo:language="en" fo:country="GB"/>
    </style:style>
    <style:style style:name="T1616" style:parent-style-name="Domyślnaczcionkaakapitu" style:family="text">
      <style:text-properties fo:color="#859900" fo:language="en" fo:country="GB"/>
    </style:style>
    <style:style style:name="T1617" style:parent-style-name="Domyślnaczcionkaakapitu" style:family="text">
      <style:text-properties fo:color="#B58900" fo:language="en" fo:country="GB"/>
    </style:style>
    <style:style style:name="T1618" style:parent-style-name="Domyślnaczcionkaakapitu" style:family="text">
      <style:text-properties fo:color="#CB4B16" fo:language="en" fo:country="GB"/>
    </style:style>
    <style:style style:name="T1619" style:parent-style-name="Domyślnaczcionkaakapitu" style:family="text">
      <style:text-properties fo:color="#CB4B16" fo:language="en" fo:country="GB"/>
    </style:style>
    <style:style style:name="T1620" style:parent-style-name="Domyślnaczcionkaakapitu" style:family="text">
      <style:text-properties fo:color="#CB4B16" fo:language="en" fo:country="GB"/>
    </style:style>
    <style:style style:name="T1621" style:parent-style-name="Domyślnaczcionkaakapitu" style:family="text">
      <style:text-properties fo:color="#859900" fo:language="en" fo:country="GB"/>
    </style:style>
    <style:style style:name="T1622" style:parent-style-name="Domyślnaczcionkaakapitu" style:family="text">
      <style:text-properties fo:color="#268BD2" fo:language="en" fo:country="GB"/>
    </style:style>
    <style:style style:name="T1623" style:parent-style-name="Domyślnaczcionkaakapitu" style:family="text">
      <style:text-properties fo:color="#93A1A1" fo:language="en" fo:country="GB"/>
    </style:style>
    <style:style style:name="T1624" style:parent-style-name="Domyślnaczcionkaakapitu" style:family="text">
      <style:text-properties fo:color="#93A1A1" fo:language="en" fo:country="GB"/>
    </style:style>
    <style:style style:name="T1625" style:parent-style-name="Domyślnaczcionkaakapitu" style:family="text">
      <style:text-properties fo:color="#93A1A1" fo:language="en" fo:country="GB"/>
    </style:style>
    <style:style style:name="T1626" style:parent-style-name="Domyślnaczcionkaakapitu" style:family="text">
      <style:text-properties fo:color="#CB4B16" fo:language="en" fo:country="GB"/>
    </style:style>
    <style:style style:name="T1627" style:parent-style-name="Domyślnaczcionkaakapitu" style:family="text">
      <style:text-properties fo:color="#CB4B16" fo:language="en" fo:country="GB"/>
    </style:style>
    <style:style style:name="T1628" style:parent-style-name="Domyślnaczcionkaakapitu" style:family="text">
      <style:text-properties fo:color="#CB4B16" fo:language="en" fo:country="GB"/>
    </style:style>
    <style:style style:name="T1629" style:parent-style-name="Domyślnaczcionkaakapitu" style:family="text">
      <style:text-properties fo:color="#CB4B16" fo:language="en" fo:country="GB"/>
    </style:style>
    <style:style style:name="T1630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631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632" style:parent-style-name="Domyślnaczcionkaakapitu" style:family="text">
      <style:text-properties fo:font-weight="bold" style:font-weight-asian="bold" style:font-weight-complex="bold" fo:color="#6C71C4" fo:language="en" fo:country="GB"/>
    </style:style>
    <style:style style:name="T1633" style:parent-style-name="Domyślnaczcionkaakapitu" style:family="text">
      <style:text-properties fo:color="#CB4B16" fo:language="en" fo:country="GB"/>
    </style:style>
    <style:style style:name="T1634" style:parent-style-name="Domyślnaczcionkaakapitu" style:family="text">
      <style:text-properties fo:color="#B58900" fo:language="en" fo:country="GB"/>
    </style:style>
    <style:style style:name="T1635" style:parent-style-name="Domyślnaczcionkaakapitu" style:family="text">
      <style:text-properties fo:color="#CB4B16" fo:language="en" fo:country="GB"/>
    </style:style>
    <style:style style:name="T1636" style:parent-style-name="Domyślnaczcionkaakapitu" style:family="text">
      <style:text-properties fo:color="#CB4B16" fo:language="en" fo:country="GB"/>
    </style:style>
    <style:style style:name="T1637" style:parent-style-name="Domyślnaczcionkaakapitu" style:family="text">
      <style:text-properties fo:color="#CB4B16" fo:language="en" fo:country="GB"/>
    </style:style>
    <style:style style:name="T1638" style:parent-style-name="Domyślnaczcionkaakapitu" style:family="text">
      <style:text-properties fo:color="#859900" fo:language="en" fo:country="GB"/>
    </style:style>
    <style:style style:name="T1639" style:parent-style-name="Domyślnaczcionkaakapitu" style:family="text">
      <style:text-properties fo:color="#2AA198" fo:language="en" fo:country="GB"/>
    </style:style>
    <style:style style:name="T1640" style:parent-style-name="Domyślnaczcionkaakapitu" style:family="text">
      <style:text-properties fo:color="#93A1A1" fo:language="en" fo:country="GB"/>
    </style:style>
    <style:style style:name="T1641" style:parent-style-name="Domyślnaczcionkaakapitu" style:family="text">
      <style:text-properties fo:color="#268BD2" fo:language="en" fo:country="GB"/>
    </style:style>
    <style:style style:name="T1642" style:parent-style-name="Domyślnaczcionkaakapitu" style:family="text">
      <style:text-properties fo:color="#93A1A1" fo:language="en" fo:country="GB"/>
    </style:style>
    <style:style style:name="T1643" style:parent-style-name="Domyślnaczcionkaakapitu" style:family="text">
      <style:text-properties fo:color="#2AA198" fo:language="en" fo:country="GB"/>
    </style:style>
    <style:style style:name="T1644" style:parent-style-name="Domyślnaczcionkaakapitu" style:family="text">
      <style:text-properties fo:color="#93A1A1" fo:language="en" fo:country="GB"/>
    </style:style>
    <style:style style:name="T1645" style:parent-style-name="Domyślnaczcionkaakapitu" style:family="text">
      <style:text-properties fo:color="#268BD2" fo:language="en" fo:country="GB"/>
    </style:style>
    <style:style style:name="T1646" style:parent-style-name="Domyślnaczcionkaakapitu" style:family="text">
      <style:text-properties fo:color="#93A1A1" fo:language="en" fo:country="GB"/>
    </style:style>
    <style:style style:name="T1647" style:parent-style-name="Domyślnaczcionkaakapitu" style:family="text">
      <style:text-properties fo:color="#2AA198" fo:language="en" fo:country="GB"/>
    </style:style>
    <style:style style:name="T1648" style:parent-style-name="Domyślnaczcionkaakapitu" style:family="text">
      <style:text-properties fo:color="#93A1A1" fo:language="en" fo:country="GB"/>
    </style:style>
    <style:style style:name="T1649" style:parent-style-name="Domyślnaczcionkaakapitu" style:family="text">
      <style:text-properties fo:color="#B58900" fo:language="en" fo:country="GB"/>
    </style:style>
    <style:style style:name="T1650" style:parent-style-name="Domyślnaczcionkaakapitu" style:family="text">
      <style:text-properties fo:color="#CB4B16" fo:language="en" fo:country="GB"/>
    </style:style>
    <style:style style:name="T1651" style:parent-style-name="Domyślnaczcionkaakapitu" style:family="text">
      <style:text-properties fo:color="#93A1A1" fo:language="en" fo:country="GB"/>
    </style:style>
    <style:style style:name="T1652" style:parent-style-name="Domyślnaczcionkaakapitu" style:family="text">
      <style:text-properties fo:color="#93A1A1" fo:language="en" fo:country="GB"/>
    </style:style>
    <style:style style:name="T1653" style:parent-style-name="Domyślnaczcionkaakapitu" style:family="text">
      <style:text-properties fo:color="#93A1A1" fo:language="en" fo:country="GB"/>
    </style:style>
    <style:style style:name="T1654" style:parent-style-name="Domyślnaczcionkaakapitu" style:family="text">
      <style:text-properties fo:color="#CB4B16" fo:language="en" fo:country="GB"/>
    </style:style>
    <style:style style:name="T1655" style:parent-style-name="Domyślnaczcionkaakapitu" style:family="text">
      <style:text-properties fo:color="#CB4B16" fo:language="en" fo:country="GB"/>
    </style:style>
    <style:style style:name="T1656" style:parent-style-name="Domyślnaczcionkaakapitu" style:family="text">
      <style:text-properties fo:color="#CB4B16" fo:language="en" fo:country="GB"/>
    </style:style>
    <style:style style:name="P1657" style:parent-style-name="Normalny" style:family="paragraph">
      <style:text-properties fo:language="en" fo:country="GB"/>
    </style:style>
    <style:style style:name="P1658" style:parent-style-name="Normalny" style:family="paragraph">
      <style:text-properties fo:language="en" fo:country="GB"/>
    </style:style>
    <style:style style:name="P1659" style:parent-style-name="Normalny" style:family="paragraph">
      <style:text-properties fo:language="en" fo:country="GB"/>
    </style:style>
    <style:style style:name="P1660" style:parent-style-name="Normalny" style:family="paragraph">
      <style:text-properties fo:language="en" fo:country="GB"/>
    </style:style>
    <style:style style:name="P1661" style:parent-style-name="Normalny" style:family="paragraph">
      <style:text-properties fo:language="en" fo:country="GB"/>
    </style:style>
    <style:style style:name="P1662" style:parent-style-name="Normalny" style:family="paragraph">
      <style:text-properties fo:language="en" fo:country="GB"/>
    </style:style>
    <style:style style:name="P1663" style:parent-style-name="HTML-wstępniesformatowany" style:family="paragraph">
      <style:paragraph-properties fo:background-color="#002B36"/>
    </style:style>
    <style:style style:name="T1664" style:parent-style-name="Domyślnaczcionkaakapitu" style:family="text">
      <style:text-properties fo:color="#CB4B16" fo:language="en" fo:country="GB"/>
    </style:style>
    <style:style style:name="T1665" style:parent-style-name="Domyślnaczcionkaakapitu" style:family="text">
      <style:text-properties fo:color="#859900" fo:language="en" fo:country="GB"/>
    </style:style>
    <style:style style:name="T1666" style:parent-style-name="Domyślnaczcionkaakapitu" style:family="text">
      <style:text-properties fo:color="#CB4B16" fo:language="en" fo:country="GB"/>
    </style:style>
    <style:style style:name="T1667" style:parent-style-name="Domyślnaczcionkaakapitu" style:family="text">
      <style:text-properties fo:color="#CB4B16" fo:language="en" fo:country="GB"/>
    </style:style>
    <style:style style:name="T1668" style:parent-style-name="Domyślnaczcionkaakapitu" style:family="text">
      <style:text-properties fo:color="#CB4B16" fo:language="en" fo:country="GB"/>
    </style:style>
    <style:style style:name="T1669" style:parent-style-name="Domyślnaczcionkaakapitu" style:family="text">
      <style:text-properties fo:color="#859900" fo:language="en" fo:country="GB"/>
    </style:style>
    <style:style style:name="T1670" style:parent-style-name="Domyślnaczcionkaakapitu" style:family="text">
      <style:text-properties fo:color="#B58900" fo:language="en" fo:country="GB"/>
    </style:style>
    <style:style style:name="T1671" style:parent-style-name="Domyślnaczcionkaakapitu" style:family="text">
      <style:text-properties fo:color="#CB4B16" fo:language="en" fo:country="GB"/>
    </style:style>
    <style:style style:name="T1672" style:parent-style-name="Domyślnaczcionkaakapitu" style:family="text">
      <style:text-properties fo:color="#93A1A1" fo:language="en" fo:country="GB"/>
    </style:style>
    <style:style style:name="T1673" style:parent-style-name="Domyślnaczcionkaakapitu" style:family="text">
      <style:text-properties fo:color="#CB4B16" fo:language="en" fo:country="GB"/>
    </style:style>
    <style:style style:name="T1674" style:parent-style-name="Domyślnaczcionkaakapitu" style:family="text">
      <style:text-properties fo:color="#CB4B16" fo:language="en" fo:country="GB"/>
    </style:style>
    <style:style style:name="T1675" style:parent-style-name="Domyślnaczcionkaakapitu" style:family="text">
      <style:text-properties fo:color="#CB4B16" fo:language="en" fo:country="GB"/>
    </style:style>
    <style:style style:name="T1676" style:parent-style-name="Domyślnaczcionkaakapitu" style:family="text">
      <style:text-properties fo:color="#268BD2" fo:language="en" fo:country="GB"/>
    </style:style>
    <style:style style:name="T1677" style:parent-style-name="Domyślnaczcionkaakapitu" style:family="text">
      <style:text-properties fo:color="#93A1A1" fo:language="en" fo:country="GB"/>
    </style:style>
    <style:style style:name="T1678" style:parent-style-name="Domyślnaczcionkaakapitu" style:family="text">
      <style:text-properties fo:color="#859900" fo:language="en" fo:country="GB"/>
    </style:style>
    <style:style style:name="T1679" style:parent-style-name="Domyślnaczcionkaakapitu" style:family="text">
      <style:text-properties fo:color="#B58900" fo:language="en" fo:country="GB"/>
    </style:style>
    <style:style style:name="T1680" style:parent-style-name="Domyślnaczcionkaakapitu" style:family="text">
      <style:text-properties fo:color="#CB4B16" fo:language="en" fo:country="GB"/>
    </style:style>
    <style:style style:name="T1681" style:parent-style-name="Domyślnaczcionkaakapitu" style:family="text">
      <style:text-properties fo:color="#93A1A1" fo:language="en" fo:country="GB"/>
    </style:style>
    <style:style style:name="T1682" style:parent-style-name="Domyślnaczcionkaakapitu" style:family="text">
      <style:text-properties fo:color="#93A1A1" fo:language="en" fo:country="GB"/>
    </style:style>
    <style:style style:name="T1683" style:parent-style-name="Domyślnaczcionkaakapitu" style:family="text">
      <style:text-properties fo:color="#93A1A1" fo:language="en" fo:country="GB"/>
    </style:style>
    <style:style style:name="T1684" style:parent-style-name="Domyślnaczcionkaakapitu" style:family="text">
      <style:text-properties fo:color="#93A1A1" fo:language="en" fo:country="GB"/>
    </style:style>
    <style:style style:name="T1685" style:parent-style-name="Domyślnaczcionkaakapitu" style:family="text">
      <style:text-properties fo:color="#859900" fo:language="en" fo:country="GB"/>
    </style:style>
    <style:style style:name="T1686" style:parent-style-name="Domyślnaczcionkaakapitu" style:family="text">
      <style:text-properties fo:color="#CB4B16" fo:language="en" fo:country="GB"/>
    </style:style>
    <style:style style:name="T1687" style:parent-style-name="Domyślnaczcionkaakapitu" style:family="text">
      <style:text-properties fo:color="#CB4B16" fo:language="en" fo:country="GB"/>
    </style:style>
    <style:style style:name="T1688" style:parent-style-name="Domyślnaczcionkaakapitu" style:family="text">
      <style:text-properties fo:color="#CB4B16" fo:language="en" fo:country="GB"/>
    </style:style>
    <style:style style:name="T1689" style:parent-style-name="Domyślnaczcionkaakapitu" style:family="text">
      <style:text-properties fo:color="#268BD2" fo:language="en" fo:country="GB"/>
    </style:style>
    <style:style style:name="T1690" style:parent-style-name="Domyślnaczcionkaakapitu" style:family="text">
      <style:text-properties fo:color="#93A1A1" fo:language="en" fo:country="GB"/>
    </style:style>
    <style:style style:name="T1691" style:parent-style-name="Domyślnaczcionkaakapitu" style:family="text">
      <style:text-properties fo:color="#B58900" fo:language="en" fo:country="GB"/>
    </style:style>
    <style:style style:name="T1692" style:parent-style-name="Domyślnaczcionkaakapitu" style:family="text">
      <style:text-properties fo:color="#CB4B16" fo:language="en" fo:country="GB"/>
    </style:style>
    <style:style style:name="T1693" style:parent-style-name="Domyślnaczcionkaakapitu" style:family="text">
      <style:text-properties fo:color="#D33682" fo:language="en" fo:country="GB"/>
    </style:style>
    <style:style style:name="T1694" style:parent-style-name="Domyślnaczcionkaakapitu" style:family="text">
      <style:text-properties fo:color="#CB4B16" fo:language="en" fo:country="GB"/>
    </style:style>
    <style:style style:name="T1695" style:parent-style-name="Domyślnaczcionkaakapitu" style:family="text">
      <style:text-properties fo:color="#93A1A1" fo:language="en" fo:country="GB"/>
    </style:style>
    <style:style style:name="T1696" style:parent-style-name="Domyślnaczcionkaakapitu" style:family="text">
      <style:text-properties fo:color="#93A1A1" fo:language="en" fo:country="GB"/>
    </style:style>
    <style:style style:name="T1697" style:parent-style-name="Domyślnaczcionkaakapitu" style:family="text">
      <style:text-properties fo:color="#93A1A1" fo:language="en" fo:country="GB"/>
    </style:style>
    <style:style style:name="T1698" style:parent-style-name="Domyślnaczcionkaakapitu" style:family="text">
      <style:text-properties fo:color="#CB4B16" fo:language="en" fo:country="GB"/>
    </style:style>
    <style:style style:name="T1699" style:parent-style-name="Domyślnaczcionkaakapitu" style:family="text">
      <style:text-properties fo:color="#93A1A1" fo:language="en" fo:country="GB"/>
    </style:style>
    <style:style style:name="T1700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1701" style:parent-style-name="Domyślnaczcionkaakapitu" style:family="text">
      <style:text-properties fo:color="#93A1A1" fo:language="en" fo:country="GB"/>
    </style:style>
    <style:style style:name="T1702" style:parent-style-name="Domyślnaczcionkaakapitu" style:family="text">
      <style:text-properties fo:color="#B58900" fo:language="en" fo:country="GB"/>
    </style:style>
    <style:style style:name="T1703" style:parent-style-name="Domyślnaczcionkaakapitu" style:family="text">
      <style:text-properties fo:color="#CB4B16" fo:language="en" fo:country="GB"/>
    </style:style>
    <style:style style:name="T1704" style:parent-style-name="Domyślnaczcionkaakapitu" style:family="text">
      <style:text-properties fo:color="#268BD2" fo:language="en" fo:country="GB"/>
    </style:style>
    <style:style style:name="T1705" style:parent-style-name="Domyślnaczcionkaakapitu" style:family="text">
      <style:text-properties fo:color="#CB4B16" fo:language="en" fo:country="GB"/>
    </style:style>
    <style:style style:name="T1706" style:parent-style-name="Domyślnaczcionkaakapitu" style:family="text">
      <style:text-properties fo:color="#93A1A1" fo:language="en" fo:country="GB"/>
    </style:style>
    <style:style style:name="T1707" style:parent-style-name="Domyślnaczcionkaakapitu" style:family="text">
      <style:text-properties fo:color="#93A1A1" fo:language="en" fo:country="GB"/>
    </style:style>
    <style:style style:name="T1708" style:parent-style-name="Domyślnaczcionkaakapitu" style:family="text">
      <style:text-properties fo:color="#93A1A1" fo:language="en" fo:country="GB"/>
    </style:style>
    <style:style style:name="T1709" style:parent-style-name="Domyślnaczcionkaakapitu" style:family="text">
      <style:text-properties fo:color="#268BD2" fo:language="en" fo:country="GB"/>
    </style:style>
    <style:style style:name="T1710" style:parent-style-name="Domyślnaczcionkaakapitu" style:family="text">
      <style:text-properties fo:color="#93A1A1" fo:language="en" fo:country="GB"/>
    </style:style>
    <style:style style:name="T1711" style:parent-style-name="Domyślnaczcionkaakapitu" style:family="text">
      <style:text-properties fo:color="#B58900" fo:language="en" fo:country="GB"/>
    </style:style>
    <style:style style:name="T1712" style:parent-style-name="Domyślnaczcionkaakapitu" style:family="text">
      <style:text-properties fo:color="#CB4B16" fo:language="en" fo:country="GB"/>
    </style:style>
    <style:style style:name="T1713" style:parent-style-name="Domyślnaczcionkaakapitu" style:family="text">
      <style:text-properties fo:color="#D33682" fo:language="en" fo:country="GB"/>
    </style:style>
    <style:style style:name="T1714" style:parent-style-name="Domyślnaczcionkaakapitu" style:family="text">
      <style:text-properties fo:color="#CB4B16" fo:language="en" fo:country="GB"/>
    </style:style>
    <style:style style:name="T1715" style:parent-style-name="Domyślnaczcionkaakapitu" style:family="text">
      <style:text-properties fo:color="#93A1A1" fo:language="en" fo:country="GB"/>
    </style:style>
    <style:style style:name="T1716" style:parent-style-name="Domyślnaczcionkaakapitu" style:family="text">
      <style:text-properties fo:color="#93A1A1" fo:language="en" fo:country="GB"/>
    </style:style>
    <style:style style:name="T1717" style:parent-style-name="Domyślnaczcionkaakapitu" style:family="text">
      <style:text-properties fo:color="#93A1A1" fo:language="en" fo:country="GB"/>
    </style:style>
    <style:style style:name="T1718" style:parent-style-name="Domyślnaczcionkaakapitu" style:family="text">
      <style:text-properties fo:color="#CB4B16" fo:language="en" fo:country="GB"/>
    </style:style>
    <style:style style:name="T1719" style:parent-style-name="Domyślnaczcionkaakapitu" style:family="text">
      <style:text-properties fo:color="#93A1A1" fo:language="en" fo:country="GB"/>
    </style:style>
    <style:style style:name="T1720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1721" style:parent-style-name="Domyślnaczcionkaakapitu" style:family="text">
      <style:text-properties fo:color="#93A1A1" fo:language="en" fo:country="GB"/>
    </style:style>
    <style:style style:name="T1722" style:parent-style-name="Domyślnaczcionkaakapitu" style:family="text">
      <style:text-properties fo:color="#B58900" fo:language="en" fo:country="GB"/>
    </style:style>
    <style:style style:name="T1723" style:parent-style-name="Domyślnaczcionkaakapitu" style:family="text">
      <style:text-properties fo:color="#CB4B16" fo:language="en" fo:country="GB"/>
    </style:style>
    <style:style style:name="T1724" style:parent-style-name="Domyślnaczcionkaakapitu" style:family="text">
      <style:text-properties fo:color="#268BD2" fo:language="en" fo:country="GB"/>
    </style:style>
    <style:style style:name="T1725" style:parent-style-name="Domyślnaczcionkaakapitu" style:family="text">
      <style:text-properties fo:color="#CB4B16" fo:language="en" fo:country="GB"/>
    </style:style>
    <style:style style:name="T1726" style:parent-style-name="Domyślnaczcionkaakapitu" style:family="text">
      <style:text-properties fo:color="#93A1A1" fo:language="en" fo:country="GB"/>
    </style:style>
    <style:style style:name="T1727" style:parent-style-name="Domyślnaczcionkaakapitu" style:family="text">
      <style:text-properties fo:color="#93A1A1" fo:language="en" fo:country="GB"/>
    </style:style>
    <style:style style:name="T1728" style:parent-style-name="Domyślnaczcionkaakapitu" style:family="text">
      <style:text-properties fo:color="#93A1A1" fo:language="en" fo:country="GB"/>
    </style:style>
    <style:style style:name="T1729" style:parent-style-name="Domyślnaczcionkaakapitu" style:family="text">
      <style:text-properties fo:color="#268BD2" fo:language="en" fo:country="GB"/>
    </style:style>
    <style:style style:name="T1730" style:parent-style-name="Domyślnaczcionkaakapitu" style:family="text">
      <style:text-properties fo:color="#93A1A1" fo:language="en" fo:country="GB"/>
    </style:style>
    <style:style style:name="T1731" style:parent-style-name="Domyślnaczcionkaakapitu" style:family="text">
      <style:text-properties fo:color="#B58900" fo:language="en" fo:country="GB"/>
    </style:style>
    <style:style style:name="T1732" style:parent-style-name="Domyślnaczcionkaakapitu" style:family="text">
      <style:text-properties fo:color="#CB4B16" fo:language="en" fo:country="GB"/>
    </style:style>
    <style:style style:name="T1733" style:parent-style-name="Domyślnaczcionkaakapitu" style:family="text">
      <style:text-properties fo:color="#D33682" fo:language="en" fo:country="GB"/>
    </style:style>
    <style:style style:name="T1734" style:parent-style-name="Domyślnaczcionkaakapitu" style:family="text">
      <style:text-properties fo:color="#CB4B16" fo:language="en" fo:country="GB"/>
    </style:style>
    <style:style style:name="T1735" style:parent-style-name="Domyślnaczcionkaakapitu" style:family="text">
      <style:text-properties fo:color="#93A1A1" fo:language="en" fo:country="GB"/>
    </style:style>
    <style:style style:name="T1736" style:parent-style-name="Domyślnaczcionkaakapitu" style:family="text">
      <style:text-properties fo:color="#93A1A1" fo:language="en" fo:country="GB"/>
    </style:style>
    <style:style style:name="T1737" style:parent-style-name="Domyślnaczcionkaakapitu" style:family="text">
      <style:text-properties fo:color="#93A1A1" fo:language="en" fo:country="GB"/>
    </style:style>
    <style:style style:name="T1738" style:parent-style-name="Domyślnaczcionkaakapitu" style:family="text">
      <style:text-properties fo:color="#CB4B16" fo:language="en" fo:country="GB"/>
    </style:style>
    <style:style style:name="T1739" style:parent-style-name="Domyślnaczcionkaakapitu" style:family="text">
      <style:text-properties fo:color="#93A1A1" fo:language="en" fo:country="GB"/>
    </style:style>
    <style:style style:name="T1740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1741" style:parent-style-name="Domyślnaczcionkaakapitu" style:family="text">
      <style:text-properties fo:color="#93A1A1" fo:language="en" fo:country="GB"/>
    </style:style>
    <style:style style:name="T1742" style:parent-style-name="Domyślnaczcionkaakapitu" style:family="text">
      <style:text-properties fo:color="#B58900" fo:language="en" fo:country="GB"/>
    </style:style>
    <style:style style:name="T1743" style:parent-style-name="Domyślnaczcionkaakapitu" style:family="text">
      <style:text-properties fo:color="#CB4B16" fo:language="en" fo:country="GB"/>
    </style:style>
    <style:style style:name="T1744" style:parent-style-name="Domyślnaczcionkaakapitu" style:family="text">
      <style:text-properties fo:color="#268BD2" fo:language="en" fo:country="GB"/>
    </style:style>
    <style:style style:name="T1745" style:parent-style-name="Domyślnaczcionkaakapitu" style:family="text">
      <style:text-properties fo:color="#CB4B16" fo:language="en" fo:country="GB"/>
    </style:style>
    <style:style style:name="T1746" style:parent-style-name="Domyślnaczcionkaakapitu" style:family="text">
      <style:text-properties fo:color="#93A1A1" fo:language="en" fo:country="GB"/>
    </style:style>
    <style:style style:name="T1747" style:parent-style-name="Domyślnaczcionkaakapitu" style:family="text">
      <style:text-properties fo:color="#93A1A1" fo:language="en" fo:country="GB"/>
    </style:style>
    <style:style style:name="T1748" style:parent-style-name="Domyślnaczcionkaakapitu" style:family="text">
      <style:text-properties fo:color="#93A1A1" fo:language="en" fo:country="GB"/>
    </style:style>
    <style:style style:name="T1749" style:parent-style-name="Domyślnaczcionkaakapitu" style:family="text">
      <style:text-properties fo:color="#CB4B16" fo:language="en" fo:country="GB"/>
    </style:style>
    <style:style style:name="T1750" style:parent-style-name="Domyślnaczcionkaakapitu" style:family="text">
      <style:text-properties fo:color="#93A1A1" fo:language="en" fo:country="GB"/>
    </style:style>
    <style:style style:name="T1751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1752" style:parent-style-name="Domyślnaczcionkaakapitu" style:family="text">
      <style:text-properties fo:color="#93A1A1" fo:language="en" fo:country="GB"/>
    </style:style>
    <style:style style:name="T1753" style:parent-style-name="Domyślnaczcionkaakapitu" style:family="text">
      <style:text-properties fo:color="#B58900" fo:language="en" fo:country="GB"/>
    </style:style>
    <style:style style:name="T1754" style:parent-style-name="Domyślnaczcionkaakapitu" style:family="text">
      <style:text-properties fo:color="#CB4B16" fo:language="en" fo:country="GB"/>
    </style:style>
    <style:style style:name="T1755" style:parent-style-name="Domyślnaczcionkaakapitu" style:family="text">
      <style:text-properties fo:color="#2AA198" fo:language="en" fo:country="GB"/>
    </style:style>
    <style:style style:name="T1756" style:parent-style-name="Domyślnaczcionkaakapitu" style:family="text">
      <style:text-properties fo:color="#93A1A1" fo:language="en" fo:country="GB"/>
    </style:style>
    <style:style style:name="T1757" style:parent-style-name="Domyślnaczcionkaakapitu" style:family="text">
      <style:text-properties fo:color="#268BD2" fo:language="en" fo:country="GB"/>
    </style:style>
    <style:style style:name="T1758" style:parent-style-name="Domyślnaczcionkaakapitu" style:family="text">
      <style:text-properties fo:color="#93A1A1" fo:language="en" fo:country="GB"/>
    </style:style>
    <style:style style:name="T1759" style:parent-style-name="Domyślnaczcionkaakapitu" style:family="text">
      <style:text-properties fo:color="#B58900" fo:language="en" fo:country="GB"/>
    </style:style>
    <style:style style:name="T1760" style:parent-style-name="Domyślnaczcionkaakapitu" style:family="text">
      <style:text-properties fo:color="#CB4B16" fo:language="en" fo:country="GB"/>
    </style:style>
    <style:style style:name="T1761" style:parent-style-name="Domyślnaczcionkaakapitu" style:family="text">
      <style:text-properties fo:color="#93A1A1" fo:language="en" fo:country="GB"/>
    </style:style>
    <style:style style:name="T1762" style:parent-style-name="Domyślnaczcionkaakapitu" style:family="text">
      <style:text-properties fo:color="#93A1A1" fo:language="en" fo:country="GB"/>
    </style:style>
    <style:style style:name="T1763" style:parent-style-name="Domyślnaczcionkaakapitu" style:family="text">
      <style:text-properties fo:color="#93A1A1" fo:language="en" fo:country="GB"/>
    </style:style>
    <style:style style:name="T1764" style:parent-style-name="Domyślnaczcionkaakapitu" style:family="text">
      <style:text-properties fo:color="#CB4B16" fo:language="en" fo:country="GB"/>
    </style:style>
    <style:style style:name="T1765" style:parent-style-name="Domyślnaczcionkaakapitu" style:family="text">
      <style:text-properties fo:color="#93A1A1" fo:language="en" fo:country="GB"/>
    </style:style>
    <style:style style:name="T1766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1767" style:parent-style-name="Domyślnaczcionkaakapitu" style:family="text">
      <style:text-properties fo:color="#93A1A1" fo:language="en" fo:country="GB"/>
    </style:style>
    <style:style style:name="T1768" style:parent-style-name="Domyślnaczcionkaakapitu" style:family="text">
      <style:text-properties fo:color="#B58900" fo:language="en" fo:country="GB"/>
    </style:style>
    <style:style style:name="T1769" style:parent-style-name="Domyślnaczcionkaakapitu" style:family="text">
      <style:text-properties fo:color="#CB4B16" fo:language="en" fo:country="GB"/>
    </style:style>
    <style:style style:name="T1770" style:parent-style-name="Domyślnaczcionkaakapitu" style:family="text">
      <style:text-properties fo:color="#268BD2" fo:language="en" fo:country="GB"/>
    </style:style>
    <style:style style:name="T1771" style:parent-style-name="Domyślnaczcionkaakapitu" style:family="text">
      <style:text-properties fo:color="#93A1A1" fo:language="en" fo:country="GB"/>
    </style:style>
    <style:style style:name="T1772" style:parent-style-name="Domyślnaczcionkaakapitu" style:family="text">
      <style:text-properties fo:color="#B58900" fo:language="en" fo:country="GB"/>
    </style:style>
    <style:style style:name="T1773" style:parent-style-name="Domyślnaczcionkaakapitu" style:family="text">
      <style:text-properties fo:color="#CB4B16" fo:language="en" fo:country="GB"/>
    </style:style>
    <style:style style:name="T1774" style:parent-style-name="Domyślnaczcionkaakapitu" style:family="text">
      <style:text-properties fo:color="#93A1A1" fo:language="en" fo:country="GB"/>
    </style:style>
    <style:style style:name="T1775" style:parent-style-name="Domyślnaczcionkaakapitu" style:family="text">
      <style:text-properties fo:color="#93A1A1" fo:language="en" fo:country="GB"/>
    </style:style>
    <style:style style:name="T1776" style:parent-style-name="Domyślnaczcionkaakapitu" style:family="text">
      <style:text-properties fo:color="#93A1A1" fo:language="en" fo:country="GB"/>
    </style:style>
    <style:style style:name="T1777" style:parent-style-name="Domyślnaczcionkaakapitu" style:family="text">
      <style:text-properties fo:color="#268BD2" fo:language="en" fo:country="GB"/>
    </style:style>
    <style:style style:name="T1778" style:parent-style-name="Domyślnaczcionkaakapitu" style:family="text">
      <style:text-properties fo:color="#93A1A1" fo:language="en" fo:country="GB"/>
    </style:style>
    <style:style style:name="T1779" style:parent-style-name="Domyślnaczcionkaakapitu" style:family="text">
      <style:text-properties fo:color="#B58900" fo:language="en" fo:country="GB"/>
    </style:style>
    <style:style style:name="T1780" style:parent-style-name="Domyślnaczcionkaakapitu" style:family="text">
      <style:text-properties fo:color="#CB4B16" fo:language="en" fo:country="GB"/>
    </style:style>
    <style:style style:name="T1781" style:parent-style-name="Domyślnaczcionkaakapitu" style:family="text">
      <style:text-properties fo:color="#93A1A1" fo:language="en" fo:country="GB"/>
    </style:style>
    <style:style style:name="T1782" style:parent-style-name="Domyślnaczcionkaakapitu" style:family="text">
      <style:text-properties fo:color="#93A1A1" fo:language="en" fo:country="GB"/>
    </style:style>
    <style:style style:name="T1783" style:parent-style-name="Domyślnaczcionkaakapitu" style:family="text">
      <style:text-properties fo:color="#93A1A1" fo:language="en" fo:country="GB"/>
    </style:style>
    <style:style style:name="T1784" style:parent-style-name="Domyślnaczcionkaakapitu" style:family="text">
      <style:text-properties fo:color="#CB4B16" fo:language="en" fo:country="GB"/>
    </style:style>
    <style:style style:name="T1785" style:parent-style-name="Domyślnaczcionkaakapitu" style:family="text">
      <style:text-properties fo:color="#93A1A1" fo:language="en" fo:country="GB"/>
    </style:style>
    <style:style style:name="T1786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1787" style:parent-style-name="Domyślnaczcionkaakapitu" style:family="text">
      <style:text-properties fo:color="#93A1A1" fo:language="en" fo:country="GB"/>
    </style:style>
    <style:style style:name="T1788" style:parent-style-name="Domyślnaczcionkaakapitu" style:family="text">
      <style:text-properties fo:color="#B58900" fo:language="en" fo:country="GB"/>
    </style:style>
    <style:style style:name="T1789" style:parent-style-name="Domyślnaczcionkaakapitu" style:family="text">
      <style:text-properties fo:color="#CB4B16" fo:language="en" fo:country="GB"/>
    </style:style>
    <style:style style:name="T1790" style:parent-style-name="Domyślnaczcionkaakapitu" style:family="text">
      <style:text-properties fo:color="#268BD2" fo:language="en" fo:country="GB"/>
    </style:style>
    <style:style style:name="T1791" style:parent-style-name="Domyślnaczcionkaakapitu" style:family="text">
      <style:text-properties fo:color="#93A1A1" fo:language="en" fo:country="GB"/>
    </style:style>
    <style:style style:name="T1792" style:parent-style-name="Domyślnaczcionkaakapitu" style:family="text">
      <style:text-properties fo:color="#B58900" fo:language="en" fo:country="GB"/>
    </style:style>
    <style:style style:name="T1793" style:parent-style-name="Domyślnaczcionkaakapitu" style:family="text">
      <style:text-properties fo:color="#CB4B16" fo:language="en" fo:country="GB"/>
    </style:style>
    <style:style style:name="T1794" style:parent-style-name="Domyślnaczcionkaakapitu" style:family="text">
      <style:text-properties fo:color="#93A1A1" fo:language="en" fo:country="GB"/>
    </style:style>
    <style:style style:name="T1795" style:parent-style-name="Domyślnaczcionkaakapitu" style:family="text">
      <style:text-properties fo:color="#93A1A1" fo:language="en" fo:country="GB"/>
    </style:style>
    <style:style style:name="T1796" style:parent-style-name="Domyślnaczcionkaakapitu" style:family="text">
      <style:text-properties fo:color="#93A1A1" fo:language="en" fo:country="GB"/>
    </style:style>
    <style:style style:name="T1797" style:parent-style-name="Domyślnaczcionkaakapitu" style:family="text">
      <style:text-properties fo:color="#268BD2" fo:language="en" fo:country="GB"/>
    </style:style>
    <style:style style:name="T1798" style:parent-style-name="Domyślnaczcionkaakapitu" style:family="text">
      <style:text-properties fo:color="#93A1A1" fo:language="en" fo:country="GB"/>
    </style:style>
    <style:style style:name="T1799" style:parent-style-name="Domyślnaczcionkaakapitu" style:family="text">
      <style:text-properties fo:color="#B58900" fo:language="en" fo:country="GB"/>
    </style:style>
    <style:style style:name="T1800" style:parent-style-name="Domyślnaczcionkaakapitu" style:family="text">
      <style:text-properties fo:color="#CB4B16" fo:language="en" fo:country="GB"/>
    </style:style>
    <style:style style:name="T1801" style:parent-style-name="Domyślnaczcionkaakapitu" style:family="text">
      <style:text-properties fo:color="#93A1A1" fo:language="en" fo:country="GB"/>
    </style:style>
    <style:style style:name="T1802" style:parent-style-name="Domyślnaczcionkaakapitu" style:family="text">
      <style:text-properties fo:color="#93A1A1" fo:language="en" fo:country="GB"/>
    </style:style>
    <style:style style:name="T1803" style:parent-style-name="Domyślnaczcionkaakapitu" style:family="text">
      <style:text-properties fo:color="#93A1A1" fo:language="en" fo:country="GB"/>
    </style:style>
    <style:style style:name="T1804" style:parent-style-name="Domyślnaczcionkaakapitu" style:family="text">
      <style:text-properties fo:color="#CB4B16" fo:language="en" fo:country="GB"/>
    </style:style>
    <style:style style:name="T1805" style:parent-style-name="Domyślnaczcionkaakapitu" style:family="text">
      <style:text-properties fo:color="#93A1A1" fo:language="en" fo:country="GB"/>
    </style:style>
    <style:style style:name="T1806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1807" style:parent-style-name="Domyślnaczcionkaakapitu" style:family="text">
      <style:text-properties fo:color="#93A1A1" fo:language="en" fo:country="GB"/>
    </style:style>
    <style:style style:name="T1808" style:parent-style-name="Domyślnaczcionkaakapitu" style:family="text">
      <style:text-properties fo:color="#B58900" fo:language="en" fo:country="GB"/>
    </style:style>
    <style:style style:name="T1809" style:parent-style-name="Domyślnaczcionkaakapitu" style:family="text">
      <style:text-properties fo:color="#CB4B16" fo:language="en" fo:country="GB"/>
    </style:style>
    <style:style style:name="T1810" style:parent-style-name="Domyślnaczcionkaakapitu" style:family="text">
      <style:text-properties fo:color="#268BD2" fo:language="en" fo:country="GB"/>
    </style:style>
    <style:style style:name="T1811" style:parent-style-name="Domyślnaczcionkaakapitu" style:family="text">
      <style:text-properties fo:color="#93A1A1" fo:language="en" fo:country="GB"/>
    </style:style>
    <style:style style:name="T1812" style:parent-style-name="Domyślnaczcionkaakapitu" style:family="text">
      <style:text-properties fo:color="#B58900" fo:language="en" fo:country="GB"/>
    </style:style>
    <style:style style:name="T1813" style:parent-style-name="Domyślnaczcionkaakapitu" style:family="text">
      <style:text-properties fo:color="#CB4B16" fo:language="en" fo:country="GB"/>
    </style:style>
    <style:style style:name="T1814" style:parent-style-name="Domyślnaczcionkaakapitu" style:family="text">
      <style:text-properties fo:color="#93A1A1" fo:language="en" fo:country="GB"/>
    </style:style>
    <style:style style:name="T1815" style:parent-style-name="Domyślnaczcionkaakapitu" style:family="text">
      <style:text-properties fo:color="#93A1A1" fo:language="en" fo:country="GB"/>
    </style:style>
    <style:style style:name="T1816" style:parent-style-name="Domyślnaczcionkaakapitu" style:family="text">
      <style:text-properties fo:color="#93A1A1" fo:language="en" fo:country="GB"/>
    </style:style>
    <style:style style:name="T1817" style:parent-style-name="Domyślnaczcionkaakapitu" style:family="text">
      <style:text-properties fo:color="#CB4B16" fo:language="en" fo:country="GB"/>
    </style:style>
    <style:style style:name="T1818" style:parent-style-name="Domyślnaczcionkaakapitu" style:family="text">
      <style:text-properties fo:color="#93A1A1" fo:language="en" fo:country="GB"/>
    </style:style>
    <style:style style:name="T1819" style:parent-style-name="Domyślnaczcionkaakapitu" style:family="text">
      <style:text-properties fo:font-style="italic" style:font-style-asian="italic" style:font-style-complex="italic" fo:color="#268BD2" fo:language="en" fo:country="GB"/>
    </style:style>
    <style:style style:name="T1820" style:parent-style-name="Domyślnaczcionkaakapitu" style:family="text">
      <style:text-properties fo:color="#93A1A1" fo:language="en" fo:country="GB"/>
    </style:style>
    <style:style style:name="T1821" style:parent-style-name="Domyślnaczcionkaakapitu" style:family="text">
      <style:text-properties fo:color="#B58900" fo:language="en" fo:country="GB"/>
    </style:style>
    <style:style style:name="T1822" style:parent-style-name="Domyślnaczcionkaakapitu" style:family="text">
      <style:text-properties fo:color="#B58900" fo:language="en" fo:country="GB"/>
    </style:style>
    <style:style style:name="T1823" style:parent-style-name="Domyślnaczcionkaakapitu" style:family="text">
      <style:text-properties fo:color="#CB4B16" fo:language="en" fo:country="GB"/>
    </style:style>
    <style:style style:name="T1824" style:parent-style-name="Domyślnaczcionkaakapitu" style:family="text">
      <style:text-properties fo:color="#2AA198" fo:language="en" fo:country="GB"/>
    </style:style>
    <style:style style:name="T1825" style:parent-style-name="Domyślnaczcionkaakapitu" style:family="text">
      <style:text-properties fo:color="#93A1A1" fo:language="en" fo:country="GB"/>
    </style:style>
    <style:style style:name="T1826" style:parent-style-name="Domyślnaczcionkaakapitu" style:family="text">
      <style:text-properties fo:color="#268BD2" fo:language="en" fo:country="GB"/>
    </style:style>
    <style:style style:name="T1827" style:parent-style-name="Domyślnaczcionkaakapitu" style:family="text">
      <style:text-properties fo:color="#93A1A1" fo:language="en" fo:country="GB"/>
    </style:style>
    <style:style style:name="T1828" style:parent-style-name="Domyślnaczcionkaakapitu" style:family="text">
      <style:text-properties fo:color="#B58900" fo:language="en" fo:country="GB"/>
    </style:style>
    <style:style style:name="T1829" style:parent-style-name="Domyślnaczcionkaakapitu" style:family="text">
      <style:text-properties fo:color="#CB4B16" fo:language="en" fo:country="GB"/>
    </style:style>
    <style:style style:name="T1830" style:parent-style-name="Domyślnaczcionkaakapitu" style:family="text">
      <style:text-properties fo:color="#93A1A1" fo:language="en" fo:country="GB"/>
    </style:style>
    <style:style style:name="T1831" style:parent-style-name="Domyślnaczcionkaakapitu" style:family="text">
      <style:text-properties fo:color="#93A1A1" fo:language="en" fo:country="GB"/>
    </style:style>
    <style:style style:name="T1832" style:parent-style-name="Domyślnaczcionkaakapitu" style:family="text">
      <style:text-properties fo:color="#93A1A1" fo:language="en" fo:country="GB"/>
    </style:style>
    <style:style style:name="T1833" style:parent-style-name="Domyślnaczcionkaakapitu" style:family="text">
      <style:text-properties fo:color="#CB4B16" fo:language="en" fo:country="GB"/>
    </style:style>
    <style:style style:name="T1834" style:parent-style-name="Domyślnaczcionkaakapitu" style:family="text">
      <style:text-properties fo:color="#859900" fo:language="en" fo:country="GB"/>
    </style:style>
    <style:style style:name="T1835" style:parent-style-name="Domyślnaczcionkaakapitu" style:family="text">
      <style:text-properties fo:color="#CB4B16" fo:language="en" fo:country="GB"/>
    </style:style>
    <style:style style:name="T1836" style:parent-style-name="Domyślnaczcionkaakapitu" style:family="text">
      <style:text-properties fo:color="#93A1A1" fo:language="en" fo:country="GB"/>
    </style:style>
    <style:style style:name="T1837" style:parent-style-name="Domyślnaczcionkaakapitu" style:family="text">
      <style:text-properties fo:color="#CB4B16" fo:language="en" fo:country="GB"/>
    </style:style>
    <style:style style:name="T1838" style:parent-style-name="Domyślnaczcionkaakapitu" style:family="text">
      <style:text-properties fo:color="#CB4B16" fo:language="en" fo:country="GB"/>
    </style:style>
    <style:style style:name="T1839" style:parent-style-name="Domyślnaczcionkaakapitu" style:family="text">
      <style:text-properties fo:color="#CB4B16" fo:language="en" fo:country="GB"/>
    </style:style>
    <style:style style:name="T1840" style:parent-style-name="Domyślnaczcionkaakapitu" style:family="text">
      <style:text-properties fo:color="#93A1A1" fo:language="en" fo:country="GB"/>
    </style:style>
    <style:style style:name="T1841" style:parent-style-name="Domyślnaczcionkaakapitu" style:family="text">
      <style:text-properties fo:color="#B58900" fo:language="en" fo:country="GB"/>
    </style:style>
    <style:style style:name="T1842" style:parent-style-name="Domyślnaczcionkaakapitu" style:family="text">
      <style:text-properties fo:color="#CB4B16" fo:language="en" fo:country="GB"/>
    </style:style>
    <style:style style:name="T1843" style:parent-style-name="Domyślnaczcionkaakapitu" style:family="text">
      <style:text-properties fo:color="#93A1A1" fo:language="en" fo:country="GB"/>
    </style:style>
    <style:style style:name="T1844" style:parent-style-name="Domyślnaczcionkaakapitu" style:family="text">
      <style:text-properties fo:color="#93A1A1" fo:language="en" fo:country="GB"/>
    </style:style>
    <style:style style:name="T1845" style:parent-style-name="Domyślnaczcionkaakapitu" style:family="text">
      <style:text-properties fo:color="#93A1A1" fo:language="en" fo:country="GB"/>
    </style:style>
    <style:style style:name="T1846" style:parent-style-name="Domyślnaczcionkaakapitu" style:family="text">
      <style:text-properties fo:color="#CB4B16" fo:language="en" fo:country="GB"/>
    </style:style>
    <style:style style:name="T1847" style:parent-style-name="Domyślnaczcionkaakapitu" style:family="text">
      <style:text-properties fo:color="#CB4B16" fo:language="en" fo:country="GB"/>
    </style:style>
    <style:style style:name="T1848" style:parent-style-name="Domyślnaczcionkaakapitu" style:family="text">
      <style:text-properties fo:color="#CB4B16" fo:language="en" fo:country="GB"/>
    </style:style>
    <style:style style:name="T1849" style:parent-style-name="Domyślnaczcionkaakapitu" style:family="text">
      <style:text-properties fo:color="#CB4B16" fo:language="en" fo:country="GB"/>
    </style:style>
    <style:style style:name="T1850" style:parent-style-name="Domyślnaczcionkaakapitu" style:family="text">
      <style:text-properties fo:color="#CB4B16" fo:language="en" fo:country="GB"/>
    </style:style>
    <style:style style:name="T1851" style:parent-style-name="Domyślnaczcionkaakapitu" style:family="text">
      <style:text-properties fo:color="#CB4B16" fo:language="en" fo:country="GB"/>
    </style:style>
    <style:style style:name="P1852" style:parent-style-name="Normalny" style:family="paragraph">
      <style:text-properties fo:language="en" fo:country="GB"/>
    </style:style>
    <style:style style:name="P1853" style:parent-style-name="Normalny" style:family="paragraph">
      <style:text-properties fo:language="en" fo:country="GB"/>
    </style:style>
    <style:style style:name="P1854" style:parent-style-name="Normalny" style:family="paragraph">
      <style:text-properties fo:language="en" fo:country="GB"/>
    </style:style>
    <style:style style:name="P1855" style:parent-style-name="Normalny" style:family="paragraph">
      <style:text-properties fo:language="en" fo:country="GB"/>
    </style:style>
    <style:style style:name="P1856" style:parent-style-name="Normalny" style:family="paragraph">
      <style:text-properties fo:language="en" fo:country="GB"/>
    </style:style>
    <style:style style:name="P1857" style:parent-style-name="Normalny" style:family="paragraph">
      <style:text-properties fo:language="en" fo:country="GB"/>
    </style:style>
    <style:style style:name="P1858" style:parent-style-name="Normalny" style:family="paragraph">
      <style:text-properties fo:language="en" fo:country="GB"/>
    </style:style>
    <style:style style:name="P1859" style:parent-style-name="Normalny" style:family="paragraph">
      <style:text-properties fo:language="en" fo:country="GB"/>
    </style:style>
    <style:style style:name="P1860" style:parent-style-name="Normalny" style:family="paragraph">
      <style:text-properties fo:language="en" fo:country="GB"/>
    </style:style>
    <style:style style:name="P1861" style:parent-style-name="Normalny" style:family="paragraph">
      <style:text-properties fo:language="en" fo:country="GB"/>
    </style:style>
    <style:style style:name="P1862" style:parent-style-name="Normalny" style:family="paragraph">
      <style:text-properties fo:language="en" fo:country="GB"/>
    </style:style>
    <style:style style:name="P1863" style:parent-style-name="Normalny" style:family="paragraph">
      <style:text-properties fo:language="en" fo:country="GB"/>
    </style:style>
    <style:style style:name="P1864" style:parent-style-name="Normalny" style:family="paragraph">
      <style:text-properties fo:language="en" fo:country="GB"/>
    </style:style>
    <style:style style:name="P1865" style:parent-style-name="Normalny" style:family="paragraph">
      <style:text-properties fo:language="en" fo:country="GB"/>
    </style:style>
    <style:style style:name="P1866" style:parent-style-name="Normalny" style:family="paragraph">
      <style:text-properties fo:language="en" fo:country="GB"/>
    </style:style>
    <style:style style:name="P1867" style:parent-style-name="Normalny" style:family="paragraph">
      <style:text-properties fo:language="en" fo:country="GB"/>
    </style:style>
    <style:style style:name="P1868" style:parent-style-name="Normalny" style:family="paragraph">
      <style:text-properties fo:language="en" fo:country="GB"/>
    </style:style>
    <style:style style:name="P1869" style:parent-style-name="Normalny" style:family="paragraph">
      <style:paragraph-properties style:vertical-align="auto" fo:margin-bottom="0in" fo:line-height="100%" fo:background-color="#002B36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7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87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7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7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7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87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7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7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7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87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8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8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88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8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8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88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8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8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8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889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189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89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892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189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894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189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896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1897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189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89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0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0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0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03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190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190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0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0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0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0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1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11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1912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191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1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1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1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1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1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19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B58900" fo:font-size="10pt" style:font-size-asian="10pt" style:font-size-complex="10pt" fo:language="en" fo:country="GB" style:language-asian="pl" style:country-asian="PL"/>
    </style:style>
    <style:style style:name="T192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2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2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23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1924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2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26" style:parent-style-name="Domyślnaczcionkaakapitu" style:family="text">
      <style:text-properties style:font-name="Courier New" style:font-name-asian="Times New Roman" style:font-name-complex="Courier New" fo:color="#D33682" fo:font-size="10pt" style:font-size-asian="10pt" style:font-size-complex="10pt" fo:language="en" fo:country="GB" style:language-asian="pl" style:country-asian="PL"/>
    </style:style>
    <style:style style:name="T192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2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2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3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3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3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33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193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35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193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37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193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3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4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4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42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194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44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1945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4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47" style:parent-style-name="Domyślnaczcionkaakapitu" style:family="text">
      <style:text-properties style:font-name="Courier New" style:font-name-asian="Times New Roman" style:font-name-complex="Courier New" fo:color="#D33682" fo:font-size="10pt" style:font-size-asian="10pt" style:font-size-complex="10pt" fo:language="en" fo:country="GB" style:language-asian="pl" style:country-asian="PL"/>
    </style:style>
    <style:style style:name="T194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4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5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5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5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53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195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5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5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5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5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5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60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196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62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6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6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196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6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6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6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69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197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7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72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197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7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197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76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197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7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7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80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8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82" style:parent-style-name="Domyślnaczcionkaakapitu" style:family="text">
      <style:text-properties style:font-name="Courier New" style:font-name-asian="Times New Roman" style:font-name-complex="Courier New" fo:color="#D33682" fo:font-size="10pt" style:font-size-asian="10pt" style:font-size-complex="10pt" fo:language="en" fo:country="GB" style:language-asian="pl" style:country-asian="PL"/>
    </style:style>
    <style:style style:name="T198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8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85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8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87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198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89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199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9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9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9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94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199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199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199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1998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199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00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0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0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03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00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0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0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0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08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00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10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01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1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13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01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15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B58900" fo:font-size="10pt" style:font-size-asian="10pt" style:font-size-complex="10pt" fo:language="en" fo:country="GB" style:language-asian="pl" style:country-asian="PL"/>
    </style:style>
    <style:style style:name="T201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1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1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1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2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21" style:parent-style-name="Domyślnaczcionkaakapitu" style:family="text">
      <style:text-properties style:font-name="Courier New" style:font-name-asian="Times New Roman" style:font-name-complex="Courier New" fo:color="#D33682" fo:font-size="10pt" style:font-size-asian="10pt" style:font-size-complex="10pt" fo:language="en" fo:country="GB" style:language-asian="pl" style:country-asian="PL"/>
    </style:style>
    <style:style style:name="T202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2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2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25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02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2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2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29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03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3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3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3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34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03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3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3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3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39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04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4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4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4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44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04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4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4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4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49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05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5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5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5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54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05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5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5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5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59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06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6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6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6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64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06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6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6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6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6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70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7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72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07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74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07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7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77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07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79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B58900" fo:font-size="10pt" style:font-size-asian="10pt" style:font-size-complex="10pt" fo:language="en" fo:country="GB" style:language-asian="pl" style:country-asian="PL"/>
    </style:style>
    <style:style style:name="T208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8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8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83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08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85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8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8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8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89" style:parent-style-name="Domyślnaczcionkaakapitu" style:family="text">
      <style:text-properties style:font-name="Courier New" style:font-name-asian="Times New Roman" style:font-name-complex="Courier New" fo:color="#D33682" fo:font-size="10pt" style:font-size-asian="10pt" style:font-size-complex="10pt" fo:language="en" fo:country="GB" style:language-asian="pl" style:country-asian="PL"/>
    </style:style>
    <style:style style:name="T209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9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9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93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09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95" style:parent-style-name="Domyślnaczcionkaakapitu" style:family="text">
      <style:text-properties style:font-name="Courier New" style:font-name-asian="Times New Roman" style:font-name-complex="Courier New" fo:color="#D33682" fo:font-size="10pt" style:font-size-asian="10pt" style:font-size-complex="10pt" fo:language="en" fo:country="GB" style:language-asian="pl" style:country-asian="PL"/>
    </style:style>
    <style:style style:name="T209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9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09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099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10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0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02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10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04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0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0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0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08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10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10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1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1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13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11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1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1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1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18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11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20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12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2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2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2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2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2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2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28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12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30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3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32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13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34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3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3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3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38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3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40" style:parent-style-name="Domyślnaczcionkaakapitu" style:family="text">
      <style:text-properties style:font-name="Courier New" style:font-name-asian="Times New Roman" style:font-name-complex="Courier New" fo:color="#D33682" fo:font-size="10pt" style:font-size-asian="10pt" style:font-size-complex="10pt" fo:language="en" fo:country="GB" style:language-asian="pl" style:country-asian="PL"/>
    </style:style>
    <style:style style:name="T214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4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4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4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4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4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4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48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14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50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B58900" fo:font-size="10pt" style:font-size-asian="10pt" style:font-size-complex="10pt" fo:language="en" fo:country="GB" style:language-asian="pl" style:country-asian="PL"/>
    </style:style>
    <style:style style:name="T215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5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5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54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5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56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157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15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5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6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61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16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6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6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16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66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16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68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16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7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7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7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7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74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17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76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17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78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17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80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8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8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8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8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8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86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18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88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18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90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19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92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B58900" fo:font-size="10pt" style:font-size-asian="10pt" style:font-size-complex="10pt" fo:language="en" fo:country="GB" style:language-asian="pl" style:country-asian="PL"/>
    </style:style>
    <style:style style:name="T219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94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19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96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19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19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19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0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0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0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03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20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05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20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0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08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20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10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21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1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1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14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21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16" style:parent-style-name="Domyślnaczcionkaakapitu" style:family="text">
      <style:text-properties style:font-name="Courier New" style:font-name-asian="Times New Roman" style:font-name-complex="Courier New" fo:color="#D33682" fo:font-size="10pt" style:font-size-asian="10pt" style:font-size-complex="10pt" fo:language="en" fo:country="GB" style:language-asian="pl" style:country-asian="PL"/>
    </style:style>
    <style:style style:name="T221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1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19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22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2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22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22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2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22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2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2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22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2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30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23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32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23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3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3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36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23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3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3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24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41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24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43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24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4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4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24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48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24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50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25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52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25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5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55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25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57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25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59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26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61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26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6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64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26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6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67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26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69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27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7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7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7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7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7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76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27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78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27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80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28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8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83" style:parent-style-name="Domyślnaczcionkaakapitu" style:family="text">
      <style:text-properties style:font-name="Courier New" style:font-name-asian="Times New Roman" style:font-name-complex="Courier New" fo:color="#D33682" fo:font-size="10pt" style:font-size-asian="10pt" style:font-size-complex="10pt" fo:language="en" fo:country="GB" style:language-asian="pl" style:country-asian="PL"/>
    </style:style>
    <style:style style:name="T228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8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8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28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88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28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90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29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9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9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9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295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29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29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9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29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0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0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02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30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0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0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0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0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0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0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10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31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12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313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1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1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1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1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18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31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20" style:parent-style-name="Domyślnaczcionkaakapitu" style:family="text">
      <style:text-properties style:font-name="Courier New" style:font-name-asian="Times New Roman" style:font-name-complex="Courier New" fo:color="#D33682" fo:font-size="10pt" style:font-size-asian="10pt" style:font-size-complex="10pt" fo:language="en" fo:country="GB" style:language-asian="pl" style:country-asian="PL"/>
    </style:style>
    <style:style style:name="T232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2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23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32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2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26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32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28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2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3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3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33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33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33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35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3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3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3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39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34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4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42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4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44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34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4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47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4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49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35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5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52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35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5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5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56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35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5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5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6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6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62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6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64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36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6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67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6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69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37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7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7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73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37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75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7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77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37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7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80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38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82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8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84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38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8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8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38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89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9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91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39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9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9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39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9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39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39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39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00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40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02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40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0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40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06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40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0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0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41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1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12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41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1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41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1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1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1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1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20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42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22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42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24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42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2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2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2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2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30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43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32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43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3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3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3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3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3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39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440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44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42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44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4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4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4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4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4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49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45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51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45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5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54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45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56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457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45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5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6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6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62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46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64" style:parent-style-name="Domyślnaczcionkaakapitu" style:family="text">
      <style:text-properties style:font-name="Courier New" style:font-name-asian="Times New Roman" style:font-name-complex="Courier New" fo:color="#D33682" fo:font-size="10pt" style:font-size-asian="10pt" style:font-size-complex="10pt" fo:language="en" fo:country="GB" style:language-asian="pl" style:country-asian="PL"/>
    </style:style>
    <style:style style:name="T246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6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67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46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6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70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47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72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47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7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75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47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7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78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47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80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48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8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8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84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48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86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48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88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48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9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91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49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93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49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9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9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49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9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499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500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0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02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50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0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0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0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0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0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09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510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51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1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1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1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1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16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51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1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1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2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2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2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23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52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52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2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2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2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2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3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31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53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33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53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3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3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37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538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3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40" style:parent-style-name="Domyślnaczcionkaakapitu" style:family="text">
      <style:text-properties style:font-name="Courier New" style:font-name-asian="Times New Roman" style:font-name-complex="Courier New" fo:color="#D33682" fo:font-size="10pt" style:font-size-asian="10pt" style:font-size-complex="10pt" fo:language="en" fo:country="GB" style:language-asian="pl" style:country-asian="PL"/>
    </style:style>
    <style:style style:name="T254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4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4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44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54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4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4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48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4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5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5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52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55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5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55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5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57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55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59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56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6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62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6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6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56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66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56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6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6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7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71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57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73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57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7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7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7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78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57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80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58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8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8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84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585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8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8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8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89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B58900" fo:font-size="10pt" style:font-size-asian="10pt" style:font-size-complex="10pt" fo:language="en" fo:country="GB" style:language-asian="pl" style:country-asian="PL"/>
    </style:style>
    <style:style style:name="T259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9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9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9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9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95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59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597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59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59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0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0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0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0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0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05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606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60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0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09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610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1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12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1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1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61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1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1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18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61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2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2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2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23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62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2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2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27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62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2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3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3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32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633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63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35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3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3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3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3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4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4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42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643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64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45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4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4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4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4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5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5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52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653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65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55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5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5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5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5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6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6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62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663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66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65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6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6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6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6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7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7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7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7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74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7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76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67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78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7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8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8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8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8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8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85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68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68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8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8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69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9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9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93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69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95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69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9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698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699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0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0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70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03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70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70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06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70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0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0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1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11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71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13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71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71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1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71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1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1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20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72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22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72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2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72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26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27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72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29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730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31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73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3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3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35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736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73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38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39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4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41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42" style:parent-style-name="Domyślnaczcionkaakapitu" style:family="text">
      <style:text-properties style:font-name="Courier New" style:font-name-asian="Times New Roman" style:font-name-complex="Courier New" fo:color="#268BD2" fo:font-size="10pt" style:font-size-asian="10pt" style:font-size-complex="10pt" fo:language="en" fo:country="GB" style:language-asian="pl" style:country-asian="PL"/>
    </style:style>
    <style:style style:name="T2743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44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74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4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47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4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49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75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5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52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5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54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55" style:parent-style-name="Domyślnaczcionkaakapitu" style:family="text">
      <style:text-properties style:font-name="Courier New" style:font-name-asian="Times New Roman" style:font-name-complex="Courier New" fo:font-style="italic" style:font-style-asian="italic" style:font-style-complex="italic" fo:color="#268BD2" fo:font-size="10pt" style:font-size-asian="10pt" style:font-size-complex="10pt" fo:language="en" fo:country="GB" style:language-asian="pl" style:country-asian="PL"/>
    </style:style>
    <style:style style:name="T275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57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75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59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760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6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6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63" style:parent-style-name="Domyślnaczcionkaakapitu" style:family="text">
      <style:text-properties style:font-name="Courier New" style:font-name-asian="Times New Roman" style:font-name-complex="Courier New" fo:color="#B58900" fo:font-size="10pt" style:font-size-asian="10pt" style:font-size-complex="10pt" fo:language="en" fo:country="GB" style:language-asian="pl" style:country-asian="PL"/>
    </style:style>
    <style:style style:name="T276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65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66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67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68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69" style:parent-style-name="Domyślnaczcionkaakapitu" style:family="text">
      <style:text-properties style:font-name="Courier New" style:font-name-asian="Times New Roman" style:font-name-complex="Courier New" fo:color="#859900" fo:font-size="10pt" style:font-size-asian="10pt" style:font-size-complex="10pt" fo:language="en" fo:country="GB" style:language-asian="pl" style:country-asian="PL"/>
    </style:style>
    <style:style style:name="T2770" style:parent-style-name="Domyślnaczcionkaakapitu" style:family="text">
      <style:text-properties style:font-name="Courier New" style:font-name-asian="Times New Roman" style:font-name-complex="Courier New" fo:color="#2AA198" fo:font-size="10pt" style:font-size-asian="10pt" style:font-size-complex="10pt" fo:language="en" fo:country="GB" style:language-asian="pl" style:country-asian="PL"/>
    </style:style>
    <style:style style:name="T2771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72" style:parent-style-name="Domyślnaczcionkaakapitu" style:family="text">
      <style:text-properties style:font-name="Courier New" style:font-name-asian="Times New Roman" style:font-name-complex="Courier New" fo:color="#93A1A1" fo:font-size="10pt" style:font-size-asian="10pt" style:font-size-complex="10pt" fo:language="en" fo:country="GB" style:language-asian="pl" style:country-asian="PL"/>
    </style:style>
    <style:style style:name="T2773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74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T2775" style:parent-style-name="Domyślnaczcionkaakapitu" style:family="text">
      <style:text-properties style:font-name="Courier New" style:font-name-asian="Times New Roman" style:font-name-complex="Courier New" fo:color="#CB4B16" fo:font-size="10pt" style:font-size-asian="10pt" style:font-size-complex="10pt" fo:language="en" fo:country="GB" style:language-asian="pl" style:country-asian="PL"/>
    </style:style>
    <style:style style:name="P2776" style:parent-style-name="Normalny" style:family="paragraph">
      <style:text-properties fo:language="en" fo:country="GB"/>
    </style:style>
    <style:style style:name="P2777" style:parent-style-name="Normalny" style:family="paragraph">
      <style:text-properties fo:language="en" fo:country="GB"/>
    </style:style>
    <style:style style:name="P2778" style:parent-style-name="Normalny" style:family="paragraph">
      <style:text-properties fo:language="en" fo:country="GB"/>
    </style:style>
    <style:style style:name="P2779" style:parent-style-name="Normalny" style:family="paragraph">
      <style:text-properties fo:language="en" fo:country="GB"/>
    </style:style>
    <style:style style:name="P2780" style:parent-style-name="Normalny" style:family="paragraph">
      <style:text-properties fo:language="en" fo:country="GB"/>
    </style:style>
    <style:style style:name="P2781" style:parent-style-name="Normalny" style:family="paragraph">
      <style:text-properties fo:language="en" fo:country="GB"/>
    </style:style>
    <style:style style:name="P2782" style:parent-style-name="Normalny" style:family="paragraph">
      <style:text-properties fo:language="en" fo:country="GB"/>
    </style:style>
    <style:style style:name="T2783" style:parent-style-name="Domyślnaczcionkaakapitu" style:family="text">
      <style:text-properties fo:language="en" fo:country="GB"/>
    </style:style>
    <style:style style:name="T2784" style:parent-style-name="Domyślnaczcionkaakapitu" style:family="text">
      <style:text-properties fo:language="en" fo:country="GB"/>
    </style:style>
    <style:style style:name="T2785" style:parent-style-name="Domyślnaczcionkaakapitu" style:family="text">
      <style:text-properties fo:language="en" fo:country="GB"/>
    </style:style>
  </office:automatic-styles>
  <office:body>
    <office:text text:use-soft-page-breaks="true">
      <text:p text:style-name="P1"><text:span text:style-name="T2">public<text:s/></text:span><text:span text:style-name="T3">interface<text:s/></text:span><text:span text:style-name="T4">ArrayStack</text:span><text:span text:style-name="T5">&lt;</text:span><text:span text:style-name="T6">T</text:span><text:span text:style-name="T7">&gt; {</text:span><text:span text:style-name="T8"><text:line-break/></text:span><text:span text:style-name="T9"><text:s text:c="4"/></text:span><text:span text:style-name="T10">boolean<text:s/></text:span><text:span text:style-name="T11">isEmpty</text:span><text:span text:style-name="T12">()</text:span><text:span text:style-name="T13">;</text:span><text:span text:style-name="T14"><text:line-break/></text:span><text:span text:style-name="T15"><text:s text:c="4"/></text:span><text:span text:style-name="T16">boolean<text:s/></text:span><text:span text:style-name="T17">isFull</text:span><text:span text:style-name="T18">()</text:span><text:span text:style-name="T19">;</text:span><text:span text:style-name="T20"><text:line-break/></text:span><text:span text:style-name="T21"><text:s text:c="4"/></text:span><text:span text:style-name="T22">T<text:s/></text:span><text:span text:style-name="T23">pop</text:span><text:span text:style-name="T24">()</text:span><text:span text:style-name="T25">;</text:span><text:span text:style-name="T26"><text:line-break/></text:span><text:span text:style-name="T27"><text:s text:c="4"/></text:span><text:span text:style-name="T28">void<text:s/></text:span><text:span text:style-name="T29">push</text:span><text:span text:style-name="T30">(</text:span><text:span text:style-name="T31">T<text:s/></text:span><text:span text:style-name="T32">elem</text:span><text:span text:style-name="T33">)<text:s/></text:span><text:span text:style-name="T34">throws<text:s/></text:span><text:span text:style-name="T35">FullStackException</text:span><text:span text:style-name="T36">;</text:span><text:span text:style-name="T37"><text:line-break/></text:span><text:span text:style-name="T38"><text:s text:c="4"/></text:span><text:span text:style-name="T39">int<text:s/></text:span><text:span text:style-name="T40">size</text:span><text:span text:style-name="T41">()</text:span><text:span text:style-name="T42">;</text:span><text:span text:style-name="T43"><text:line-break/></text:span><text:span text:style-name="T44"><text:s text:c="4"/></text:span><text:span text:style-name="T45">T<text:s/></text:span><text:span text:style-name="T46">top</text:span><text:span text:style-name="T47">()</text:span><text:span text:style-name="T48">;</text:span><text:span text:style-name="T49"><text:line-break/></text:span><text:span text:style-name="T50">}</text:span></text:p>
      <text:p text:style-name="P51"/>
      <text:p text:style-name="P52"><text:span text:style-name="T53">public<text:s/></text:span><text:span text:style-name="T54">class</text:span><text:span text:style-name="T55"><text:s/></text:span><text:span text:style-name="T56">EmptyQueueException<text:s/></text:span><text:span text:style-name="T57">extends<text:s/></text:span><text:span text:style-name="T58">Exception{</text:span><text:span text:style-name="T59"><text:line-break/></text:span><text:span text:style-name="T60"><text:s text:c="4"/>public<text:s/></text:span><text:span text:style-name="T61">EmptyQueueException</text:span><text:span text:style-name="T62">() {</text:span><text:span text:style-name="T63"><text:line-break/></text:span><text:span text:style-name="T64"><text:s text:c="4"/>}</text:span><text:span text:style-name="T65"><text:line-break/></text:span><text:span text:style-name="T66"><text:line-break/></text:span><text:span text:style-name="T67"><text:s text:c="4"/>public<text:s/></text:span><text:span text:style-name="T68">EmptyQueueException</text:span><text:span text:style-name="T69">(String<text:s/></text:span><text:span text:style-name="T70">message</text:span><text:span text:style-name="T71">) {</text:span><text:span text:style-name="T72"><text:line-break/></text:span><text:span text:style-name="T73"><text:s text:c="8"/></text:span><text:span text:style-name="T74">super</text:span><text:span text:style-name="T75">(</text:span><text:span text:style-name="T76">message</text:span><text:span text:style-name="T77">)</text:span><text:span text:style-name="T78">;</text:span><text:span text:style-name="T79"><text:line-break/></text:span><text:span text:style-name="T80"><text:s text:c="4"/></text:span><text:span text:style-name="T81">}</text:span><text:span text:style-name="T82"><text:line-break/></text:span><text:span text:style-name="T83"><text:line-break/></text:span><text:span text:style-name="T84"><text:s text:c="4"/></text:span><text:span text:style-name="T85">@Override</text:span><text:span text:style-name="T86"><text:line-break/></text:span><text:span text:style-name="T87"><text:s text:c="4"/></text:span><text:span text:style-name="T88">public String<text:s/></text:span><text:span text:style-name="T89">getMessage</text:span><text:span text:style-name="T90">() {</text:span><text:span text:style-name="T91"><text:line-break/></text:span><text:span text:style-name="T92"><text:s text:c="8"/></text:span><text:span text:style-name="T93">return<text:s/></text:span><text:span text:style-name="T94">super</text:span><text:span text:style-name="T95">.</text:span><text:span text:style-name="T96">getMessage</text:span><text:span text:style-name="T97">()</text:span><text:span text:style-name="T98">;</text:span><text:span text:style-name="T99"><text:line-break/></text:span><text:span text:style-name="T100"><text:s text:c="4"/></text:span><text:span text:style-name="T101">}</text:span><text:span text:style-name="T102"><text:line-break/></text:span><text:span text:style-name="T103"><text:line-break/></text:span><text:span text:style-name="T104"><text:s text:c="4"/></text:span><text:span text:style-name="T105">@</text:span><text:span text:style-name="T106">Override</text:span><text:span text:style-name="T107"><text:line-break/></text:span><text:span text:style-name="T108"><text:s text:c="4"/></text:span><text:span text:style-name="T109">public<text:s/></text:span><text:span text:style-name="T110">void<text:s/></text:span><text:span text:style-name="T111">printStackTrace</text:span><text:span text:style-name="T112">() {</text:span><text:span text:style-name="T113"><text:line-break/></text:span><text:span text:style-name="T114"><text:s text:c="8"/></text:span><text:span text:style-name="T115">super</text:span><text:span text:style-name="T116">.</text:span><text:span text:style-name="T117">printStackTrace</text:span><text:span text:style-name="T118">()</text:span><text:span text:style-name="T119">;</text:span><text:span text:style-name="T120"><text:line-break/></text:span><text:span text:style-name="T121"><text:s text:c="4"/></text:span><text:span text:style-name="T122">}</text:span><text:span text:style-name="T123"><text:line-break/></text:span><text:span text:style-name="T124">}</text:span></text:p>
      <text:p text:style-name="P125"/>
      <text:p text:style-name="P126"><text:span text:style-name="T127">public<text:s/></text:span><text:span text:style-name="T128">class<text:s/></text:span><text:span text:style-name="T129">FullQueueException<text:s/></text:span><text:span text:style-name="T130">extends<text:s/></text:span><text:span text:style-name="T131">Exception{</text:span><text:span text:style-name="T132"><text:line-break/></text:span><text:span text:style-name="T133"><text:s text:c="4"/>public<text:s/></text:span><text:span text:style-name="T134">FullQueueException</text:span><text:span text:style-name="T135">() {</text:span><text:span text:style-name="T136"><text:line-break/></text:span><text:span text:style-name="T137"><text:s text:c="4"/>}</text:span><text:span text:style-name="T138"><text:line-break/></text:span><text:span text:style-name="T139"><text:line-break/></text:span><text:span text:style-name="T140"><text:s text:c="4"/>public<text:s/></text:span><text:span text:style-name="T141">FullQueueException</text:span><text:span text:style-name="T142">(String<text:s/></text:span><text:span text:style-name="T143">message</text:span><text:span text:style-name="T144">) {</text:span><text:span text:style-name="T145"><text:line-break/></text:span><text:span text:style-name="T146"><text:s text:c="8"/></text:span><text:span text:style-name="T147">super</text:span><text:span text:style-name="T148">(</text:span><text:span text:style-name="T149">message</text:span><text:span text:style-name="T150">)</text:span><text:span text:style-name="T151">;</text:span><text:span text:style-name="T152"><text:line-break/></text:span><text:span text:style-name="T153"><text:s text:c="4"/></text:span><text:span text:style-name="T154">}</text:span><text:span text:style-name="T155"><text:line-break/></text:span><text:span text:style-name="T156"><text:line-break/></text:span><text:span text:style-name="T157"><text:s text:c="4"/></text:span><text:span text:style-name="T158">@Override</text:span><text:span text:style-name="T159"><text:line-break/></text:span><text:span text:style-name="T160"><text:s text:c="4"/></text:span><text:span text:style-name="T161">public String<text:s/></text:span><text:span text:style-name="T162">getMessage</text:span><text:span text:style-name="T163">() {</text:span><text:span text:style-name="T164"><text:line-break/></text:span><text:span text:style-name="T165"><text:s text:c="8"/></text:span><text:span text:style-name="T166">return<text:s/></text:span><text:span text:style-name="T167">super</text:span><text:span text:style-name="T168">.</text:span><text:span text:style-name="T169">getMessage</text:span><text:span text:style-name="T170">()</text:span><text:span text:style-name="T171">;</text:span><text:span text:style-name="T172"><text:line-break/></text:span><text:span text:style-name="T173"><text:s text:c="4"/></text:span><text:span text:style-name="T174">}</text:span><text:span text:style-name="T175"><text:line-break/></text:span><text:span text:style-name="T176"><text:line-break/></text:span><text:span text:style-name="T177"><text:s text:c="4"/></text:span><text:span text:style-name="T178">@Override</text:span><text:span text:style-name="T179"><text:line-break/></text:span><text:span text:style-name="T180"><text:s text:c="4"/></text:span><text:span text:style-name="T181">public<text:s/></text:span><text:span text:style-name="T182">void<text:s/></text:span><text:span text:style-name="T183">printStackTrace</text:span><text:span text:style-name="T184">() {</text:span><text:span text:style-name="T185"><text:line-break/></text:span><text:span text:style-name="T186"><text:s text:c="8"/></text:span><text:span text:style-name="T187">super</text:span><text:span text:style-name="T188">.</text:span><text:span text:style-name="T189">printStackTrace</text:span><text:span text:style-name="T190">()</text:span><text:span text:style-name="T191">;</text:span><text:span text:style-name="T192"><text:line-break/></text:span><text:span text:style-name="T193"><text:s text:c="4"/></text:span><text:span text:style-name="T194">}</text:span><text:span text:style-name="T195"><text:line-break/></text:span><text:span text:style-name="T196">}</text:span></text:p>
      <text:p text:style-name="P197"/>
      <text:p text:style-name="P198"><text:span text:style-name="T199">public<text:s/></text:span><text:span text:style-name="T200">class<text:s/></text:span><text:span text:style-name="T201">FullStackException<text:s/></text:span><text:span text:style-name="T202">extends<text:s/></text:span><text:span text:style-name="T203">Exception{</text:span><text:span text:style-name="T204"><text:line-break/></text:span><text:span text:style-name="T205"><text:s text:c="4"/>public<text:s/></text:span><text:span text:style-name="T206">FullStackException</text:span><text:span text:style-name="T207">(String<text:s/></text:span><text:span text:style-name="T208">message</text:span><text:span text:style-name="T209">) {</text:span><text:span text:style-name="T210"><text:line-break/></text:span><text:span text:style-name="T211"><text:s text:c="8"/></text:span><text:span text:style-name="T212">super</text:span><text:span text:style-name="T213">(</text:span><text:span text:style-name="T214">message</text:span><text:span text:style-name="T215">)</text:span><text:span text:style-name="T216">;</text:span><text:span text:style-name="T217"><text:line-break/></text:span><text:span text:style-name="T218"><text:s text:c="4"/></text:span><text:span text:style-name="T219">}</text:span><text:span text:style-name="T220"><text:line-break/></text:span><text:span text:style-name="T221"><text:line-break/></text:span><text:span text:style-name="T222"><text:s text:c="4"/></text:span><text:span text:style-name="T223">@Override</text:span><text:span text:style-name="T224"><text:line-break/></text:span><text:span text:style-name="T225"><text:s text:c="4"/></text:span><text:span text:style-name="T226">public<text:s/></text:span><text:span text:style-name="T227">void<text:s/></text:span><text:span text:style-name="T228">printStackTrace</text:span><text:span text:style-name="T229">() {</text:span><text:span text:style-name="T230"><text:line-break/></text:span><text:span text:style-name="T231"><text:s text:c="8"/></text:span><text:span text:style-name="T232">super</text:span><text:span text:style-name="T233">.</text:span><text:span text:style-name="T234">printStackTrace</text:span><text:span text:style-name="T235">()</text:span><text:span text:style-name="T236">;</text:span><text:span text:style-name="T237"><text:line-break/></text:span><text:span text:style-name="T238"><text:s text:c="4"/></text:span><text:span text:style-name="T239">}</text:span><text:span text:style-name="T240"><text:line-break/></text:span><text:span text:style-name="T241"><text:line-break/></text:span><text:span text:style-name="T242"><text:s text:c="4"/></text:span><text:span text:style-name="T243">@Override</text:span><text:span text:style-name="T244"><text:line-break/></text:span><text:span text:style-name="T245"><text:s text:c="4"/></text:span><text:span text:style-name="T246">public String<text:s/></text:span><text:span text:style-name="T247">getMessage</text:span><text:span text:style-name="T248">() {</text:span><text:span text:style-name="T249"><text:line-break/></text:span><text:span text:style-name="T250"><text:s text:c="8"/></text:span><text:span text:style-name="T251">return<text:s/></text:span><text:span text:style-name="T252">super</text:span><text:span text:style-name="T253">.</text:span><text:span text:style-name="T254">getMessage</text:span><text:span text:style-name="T255">()</text:span><text:span text:style-name="T256">;</text:span><text:span text:style-name="T257"><text:line-break/></text:span><text:span text:style-name="T258"><text:s text:c="4"/></text:span><text:span text:style-name="T259">}</text:span><text:span text:style-name="T260"><text:line-break/></text:span><text:span text:style-name="T261">}</text:span></text:p>
      <text:p text:style-name="P262"/>
      <text:soft-page-break/>
      <text:p text:style-name="P263"><text:span text:style-name="T264">public<text:s/></text:span><text:span text:style-name="T265">interface<text:s/></text:span><text:span text:style-name="T266">IQueue</text:span><text:span text:style-name="T267">&lt;</text:span><text:span text:style-name="T268">T</text:span><text:span text:style-name="T269">&gt;{</text:span><text:span text:style-name="T270"><text:line-break/></text:span><text:span text:style-name="T271"><text:s text:c="4"/></text:span><text:span text:style-name="T272">boolean<text:s/></text:span><text:span text:style-name="T273">isEmpty</text:span><text:span text:style-name="T274">()</text:span><text:span text:style-name="T275">;</text:span><text:span text:style-name="T276"><text:line-break/></text:span><text:span text:style-name="T277"><text:s text:c="4"/></text:span><text:span text:style-name="T278">boolean<text:s/></text:span><text:span text:style-name="T279">isFull</text:span><text:span text:style-name="T280">()</text:span><text:span text:style-name="T281">;</text:span><text:span text:style-name="T282"><text:line-break/></text:span><text:span text:style-name="T283"><text:s text:c="4"/></text:span><text:span text:style-name="T284">T<text:s/></text:span><text:span text:style-name="T285">dequeue</text:span><text:span text:style-name="T286">()<text:s/></text:span><text:span text:style-name="T287">throws<text:s/></text:span><text:span text:style-name="T288">EmptyQueueException</text:span><text:span text:style-name="T289">;</text:span><text:span text:style-name="T290"><text:line-break/></text:span><text:span text:style-name="T291"><text:s text:c="4"/></text:span><text:span text:style-name="T292">void<text:s/></text:span><text:span text:style-name="T293">enqueue</text:span><text:span text:style-name="T294">(</text:span><text:span text:style-name="T295">T<text:s/></text:span><text:span text:style-name="T296">elem</text:span><text:span text:style-name="T297">)<text:s/></text:span><text:span text:style-name="T298">throws<text:s/></text:span><text:span text:style-name="T299">FullQueueException</text:span><text:span text:style-name="T300">;</text:span><text:span text:style-name="T301"><text:line-break/></text:span><text:span text:style-name="T302"><text:s text:c="4"/></text:span><text:span text:style-name="T303">int<text:s/></text:span><text:span text:style-name="T304">size</text:span><text:span text:style-name="T305">()</text:span><text:span text:style-name="T306">;</text:span><text:span text:style-name="T307"><text:line-break/></text:span><text:span text:style-name="T308"><text:s text:c="4"/></text:span><text:span text:style-name="T309">T<text:s/></text:span><text:span text:style-name="T310">first</text:span><text:span text:style-name="T311">()<text:s/></text:span><text:span text:style-name="T312">throws<text:s/></text:span><text:span text:style-name="T313">EmptyQueueException</text:span><text:span text:style-name="T314">;</text:span><text:span text:style-name="T315"><text:line-break/></text:span><text:span text:style-name="T316">}</text:span></text:p>
      <text:p text:style-name="P317"/>
      <text:p text:style-name="P318">ZADANIE 1:</text:p>
      <text:p text:style-name="P319"><text:span text:style-name="T320">package Zadanie1</text:span><text:span text:style-name="T321">;</text:span><text:span text:style-name="T322"><text:line-break/></text:span><text:span text:style-name="T323"><text:line-break/></text:span><text:span text:style-name="T324">import Interfaces.EmptyQueueException</text:span><text:span text:style-name="T325">;</text:span><text:span text:style-name="T326"><text:line-break/></text:span><text:span text:style-name="T327">import Interfaces.FullQueueException</text:span><text:span text:style-name="T328">;</text:span><text:span text:style-name="T329"><text:line-break/></text:span><text:span text:style-name="T330">import Interfaces.</text:span><text:span text:style-name="T331">IQueue</text:span><text:span text:style-name="T332">;</text:span><text:span text:style-name="T333"><text:line-break/></text:span><text:span text:style-name="T334"><text:line-break/></text:span><text:span text:style-name="T335">import java.util.Arrays</text:span><text:span text:style-name="T336">;</text:span><text:span text:style-name="T337"><text:line-break/></text:span><text:span text:style-name="T338">import java.util.StringJoiner</text:span><text:span text:style-name="T339">;</text:span><text:span text:style-name="T340"><text:line-break/></text:span><text:span text:style-name="T341"><text:line-break/></text:span><text:span text:style-name="T342">public<text:s/></text:span><text:span text:style-name="T343">class<text:s/></text:span><text:span text:style-name="T344">LimitedQueue&lt;</text:span><text:span text:style-name="T345">T</text:span><text:span text:style-name="T346">&gt;<text:s/></text:span><text:span text:style-name="T347">implements<text:s/></text:span><text:span text:style-name="T348">IQueue</text:span><text:span text:style-name="T349">&lt;</text:span><text:span text:style-name="T350">T</text:span><text:span text:style-name="T351">&gt; {</text:span><text:span text:style-name="T352"><text:line-break/></text:span><text:span text:style-name="T353"><text:line-break/></text:span><text:span text:style-name="T354"><text:s text:c="4"/>private<text:s/></text:span><text:span text:style-name="T355">static final int<text:s/></text:span><text:span text:style-name="T356">DEFAULT_CAPAC</text:span><text:span text:style-name="T357">ITY<text:s/></text:span><text:span text:style-name="T358">=<text:s/></text:span><text:span text:style-name="T359">16</text:span><text:span text:style-name="T360">;</text:span><text:span text:style-name="T361"><text:line-break/></text:span><text:span text:style-name="T362"><text:s text:c="4"/></text:span><text:span text:style-name="T363">T</text:span><text:span text:style-name="T364">[]<text:s/></text:span><text:span text:style-name="T365">queue</text:span><text:span text:style-name="T366">;</text:span><text:span text:style-name="T367"><text:line-break/></text:span><text:span text:style-name="T368"><text:s text:c="4"/></text:span><text:span text:style-name="T369">int<text:s/></text:span><text:span text:style-name="T370">endIndex</text:span><text:span text:style-name="T371">;</text:span><text:span text:style-name="T372"><text:line-break/></text:span><text:span text:style-name="T373"><text:line-break/></text:span><text:span text:style-name="T374"><text:s text:c="4"/></text:span><text:span text:style-name="T375">public<text:s/></text:span><text:span text:style-name="T376">LimitedQueue</text:span><text:span text:style-name="T377">(</text:span><text:span text:style-name="T378">int<text:s/></text:span><text:span text:style-name="T379">size</text:span><text:span text:style-name="T380">) {</text:span><text:span text:style-name="T381"><text:line-break/></text:span><text:span text:style-name="T382"><text:s text:c="8"/></text:span><text:span text:style-name="T383">queue</text:span><text:span text:style-name="T384">=</text:span><text:span text:style-name="T385">(</text:span><text:span text:style-name="T386">T</text:span><text:span text:style-name="T387">[])</text:span><text:span text:style-name="T388">new<text:s/></text:span><text:span text:style-name="T389">Object</text:span><text:span text:style-name="T390">[</text:span><text:span text:style-name="T391">size+</text:span><text:span text:style-name="T392">1</text:span><text:span text:style-name="T393">]</text:span><text:span text:style-name="T394">;</text:span><text:span text:style-name="T395"><text:line-break/></text:span><text:span text:style-name="T396"><text:s text:c="8"/></text:span><text:span text:style-name="T397">endIndex<text:s/></text:span><text:span text:style-name="T398">=<text:s/></text:span><text:span text:style-name="T399">queue</text:span><text:span text:style-name="T400">.</text:span><text:span text:style-name="T401">length</text:span><text:span text:style-name="T402">;</text:span><text:span text:style-name="T403"><text:line-break/></text:span><text:span text:style-name="T404"><text:s text:c="4"/></text:span><text:span text:style-name="T405">}</text:span><text:span text:style-name="T406"><text:line-break/></text:span><text:span text:style-name="T407"><text:line-break/></text:span><text:span text:style-name="T408"><text:s text:c="4"/>public<text:s/></text:span><text:span text:style-name="T409">LimitedQueue</text:span><text:span text:style-name="T410">() {</text:span><text:span text:style-name="T411"><text:line-break/></text:span><text:span text:style-name="T412"><text:s text:c="8"/></text:span><text:span text:style-name="T413">this</text:span><text:span text:style-name="T414">(</text:span><text:span text:style-name="T415">DEFAULT_CAPACITY</text:span><text:span text:style-name="T416">)</text:span><text:span text:style-name="T417">;</text:span><text:span text:style-name="T418"><text:line-break/></text:span><text:span text:style-name="T419"><text:s text:c="4"/></text:span><text:span text:style-name="T420">}</text:span><text:span text:style-name="T421"><text:line-break/></text:span><text:span text:style-name="T422"><text:line-break/></text:span><text:span text:style-name="T423"><text:s text:c="4"/></text:span><text:span text:style-name="T424">@Override</text:span><text:span text:style-name="T425"><text:line-break/></text:span><text:span text:style-name="T426"><text:s text:c="4"/></text:span><text:span text:style-name="T427">public<text:s/></text:span><text:span text:style-name="T428">boolean<text:s/></text:span><text:span text:style-name="T429">isEmpty</text:span><text:span text:style-name="T430">() {</text:span><text:span text:style-name="T431"><text:line-break/></text:span><text:span text:style-name="T432"><text:s text:c="8"/></text:span><text:span text:style-name="T433">return<text:s/></text:span><text:span text:style-name="T434">queue</text:span><text:span text:style-name="T435">[</text:span><text:span text:style-name="T436">queue</text:span><text:span text:style-name="T437">.</text:span><text:span text:style-name="T438">length</text:span><text:span text:style-name="T439">-</text:span><text:span text:style-name="T440">1</text:span><text:span text:style-name="T441">]</text:span><text:span text:style-name="T442">==</text:span><text:span text:style-name="T443">null</text:span><text:span text:style-name="T444">;</text:span><text:span text:style-name="T445"><text:line-break/></text:span><text:span text:style-name="T446"><text:s text:c="4"/></text:span><text:span text:style-name="T447">}</text:span><text:span text:style-name="T448"><text:line-break/></text:span><text:span text:style-name="T449"><text:line-break/></text:span><text:span text:style-name="T450"><text:s text:c="4"/></text:span><text:span text:style-name="T451">@Override</text:span><text:span text:style-name="T452"><text:line-break/></text:span><text:span text:style-name="T453"><text:s text:c="4"/></text:span><text:span text:style-name="T454">public<text:s/></text:span><text:span text:style-name="T455">boolean<text:s/></text:span><text:span text:style-name="T456">isFull</text:span><text:span text:style-name="T457">() {</text:span><text:span text:style-name="T458"><text:line-break/></text:span><text:span text:style-name="T459"><text:s text:c="8"/></text:span><text:span text:style-name="T460">return<text:s/></text:span><text:span text:style-name="T461">queue</text:span><text:span text:style-name="T462">[</text:span><text:span text:style-name="T463">0</text:span><text:span text:style-name="T464">]</text:span><text:span text:style-name="T465">!=</text:span><text:span text:style-name="T466">null</text:span><text:span text:style-name="T467">;</text:span><text:span text:style-name="T468"><text:line-break/></text:span><text:span text:style-name="T469"><text:s text:c="4"/></text:span><text:span text:style-name="T470">}</text:span><text:span text:style-name="T471"><text:line-break/></text:span><text:span text:style-name="T472"><text:line-break/></text:span><text:span text:style-name="T473"><text:s text:c="4"/></text:span><text:span text:style-name="T474">@Override</text:span><text:span text:style-name="T475"><text:line-break/></text:span><text:span text:style-name="T476"><text:s text:c="4"/></text:span><text:span text:style-name="T477">public<text:s/></text:span><text:span text:style-name="T478">T<text:s/></text:span><text:span text:style-name="T479">dequeue</text:span><text:span text:style-name="T480">()<text:s/></text:span><text:span text:style-name="T481">throws<text:s/></text:span><text:span text:style-name="T482">EmptyQueueException {</text:span><text:span text:style-name="T483"><text:line-break/></text:span><text:span text:style-name="T484"><text:s text:c="8"/></text:span><text:span text:style-name="T485">if</text:span><text:span text:style-name="T486">(</text:span><text:span text:style-name="T487">isEmpty</text:span><text:span text:style-name="T488">())</text:span><text:span text:style-name="T489"><text:line-break/></text:span><text:span text:style-name="T490"><text:s text:c="12"/></text:span><text:span text:style-name="T491">thr</text:span><text:span text:style-name="T492">ow new<text:s/></text:span><text:span text:style-name="T493">EmptyQueueException</text:span><text:span text:style-name="T494">()</text:span><text:span text:style-name="T495">;</text:span><text:span text:style-name="T496"><text:line-break/></text:span><text:span text:style-name="T497"><text:s text:c="12"/></text:span><text:span text:style-name="T498">T retValue</text:span><text:span text:style-name="T499">=</text:span><text:span text:style-name="T500">queue</text:span><text:span text:style-name="T501">[</text:span><text:span text:style-name="T502">queue</text:span><text:span text:style-name="T503">.</text:span><text:span text:style-name="T504">length</text:span><text:span text:style-name="T505">-</text:span><text:span text:style-name="T506">1</text:span><text:span text:style-name="T507">]</text:span><text:span text:style-name="T508">;</text:span><text:span text:style-name="T509"><text:line-break/></text:span><text:span text:style-name="T510"><text:s text:c="12"/></text:span><text:span text:style-name="T511">for<text:s/></text:span><text:span text:style-name="T512">(</text:span><text:span text:style-name="T513">int<text:s/></text:span><text:span text:style-name="T514">i<text:s/></text:span><text:span text:style-name="T515">=<text:s/></text:span><text:span text:style-name="T516">queue</text:span><text:span text:style-name="T517">.</text:span><text:span text:style-name="T518">length</text:span><text:span text:style-name="T519">-</text:span><text:span text:style-name="T520">1</text:span><text:span text:style-name="T521">;<text:s/></text:span><text:span text:style-name="T522">i<text:s/></text:span><text:span text:style-name="T523">&gt;<text:s/></text:span><text:span text:style-name="T524">0</text:span><text:span text:style-name="T525">;<text:s/></text:span><text:span text:style-name="T526">i</text:span><text:span text:style-name="T527">--</text:span><text:span text:style-name="T528">) {</text:span><text:span text:style-name="T529"><text:line-break/></text:span><text:span text:style-name="T530"><text:s text:c="16"/></text:span><text:span text:style-name="T531">queue</text:span><text:span text:style-name="T532">[</text:span><text:span text:style-name="T533">i</text:span><text:span text:style-name="T534">]<text:s/></text:span><text:span text:style-name="T535">=<text:s/></text:span><text:span text:style-name="T536">queue</text:span><text:span text:style-name="T537">[</text:span><text:span text:style-name="T538">i</text:span><text:span text:style-name="T539">-</text:span><text:span text:style-name="T540">1</text:span><text:span text:style-name="T541">]</text:span><text:span text:style-name="T542">;</text:span><text:span text:style-name="T543"><text:line-break/></text:span><text:span text:style-name="T544"><text:s text:c="12"/></text:span><text:span text:style-name="T545">}</text:span><text:span text:style-name="T546"><text:line-break/></text:span><text:span text:style-name="T547"><text:s text:c="12"/></text:span><text:span text:style-name="T548">queue</text:span><text:span text:style-name="T549">[</text:span><text:span text:style-name="T550">0</text:span><text:span text:style-name="T551">]<text:s/></text:span><text:span text:style-name="T552">=<text:s/></text:span><text:span text:style-name="T553">null</text:span><text:span text:style-name="T554">;</text:span><text:span text:style-name="T555"><text:line-break/></text:span><text:span text:style-name="T556"><text:s text:c="12"/></text:span><text:span text:style-name="T557">endIndex</text:span><text:span text:style-name="T558">++;</text:span><text:span text:style-name="T559"><text:line-break/></text:span><text:span text:style-name="T560"><text:line-break/></text:span><text:span text:style-name="T561"><text:s text:c="8"/></text:span><text:span text:style-name="T562">return<text:s/></text:span><text:span text:style-name="T563">retValue</text:span><text:span text:style-name="T564">;</text:span><text:span text:style-name="T565"><text:line-break/></text:span><text:span text:style-name="T566"><text:s text:c="4"/></text:span><text:span text:style-name="T567">}</text:span><text:span text:style-name="T568"><text:line-break/></text:span><text:span text:style-name="T569"><text:line-break/></text:span><text:span text:style-name="T570"><text:s text:c="4"/></text:span><text:span text:style-name="T571">@Override</text:span><text:span text:style-name="T572"><text:line-break/></text:span><text:span text:style-name="T573"><text:s text:c="4"/></text:span><text:span text:style-name="T574">public<text:s/></text:span><text:span text:style-name="T575">void<text:s/></text:span><text:span text:style-name="T576">enqueue</text:span><text:span text:style-name="T577">(</text:span><text:span text:style-name="T578">T<text:s/></text:span><text:span text:style-name="T579">elem</text:span><text:span text:style-name="T580">)<text:s/></text:span><text:span text:style-name="T581">throws<text:s/></text:span><text:span text:style-name="T582">FullQueueException {</text:span><text:span text:style-name="T583"><text:line-break/></text:span><text:span text:style-name="T584"><text:s text:c="8"/></text:span><text:span text:style-name="T585">if</text:span><text:span text:style-name="T586">(</text:span><text:span text:style-name="T587">isFull</text:span><text:span text:style-name="T588">())</text:span><text:span text:style-name="T589"><text:line-break/></text:span><text:span text:style-name="T590"><text:s text:c="12"/></text:span><text:span text:style-name="T591">throw new<text:s/></text:span><text:span text:style-name="T592">FullQueueException</text:span><text:span text:style-name="T593">()</text:span><text:span text:style-name="T594">;</text:span><text:span text:style-name="T595"><text:line-break/></text:span><text:span text:style-name="T596"><text:s text:c="8"/></text:span><text:span text:style-name="T597">queue</text:span><text:span text:style-name="T598">[</text:span><text:span text:style-name="T599">--</text:span><text:span text:style-name="T600">endIndex</text:span><text:span text:style-name="T601">]<text:s/></text:span><text:span text:style-name="T602">= elem;</text:span><text:span text:style-name="T603"><text:line-break/></text:span><text:span text:style-name="T604"><text:s text:c="4"/></text:span><text:span text:style-name="T605">}</text:span><text:span text:style-name="T606"><text:line-break/></text:span><text:span text:style-name="T607"><text:line-break/></text:span><text:soft-page-break/><text:span text:style-name="T608"><text:s text:c="4"/></text:span><text:span text:style-name="T609">@Override</text:span><text:span text:style-name="T610"><text:line-break/></text:span><text:span text:style-name="T611"><text:s text:c="4"/></text:span><text:span text:style-name="T612">public<text:s/></text:span><text:span text:style-name="T613">int<text:s/></text:span><text:span text:style-name="T614">size</text:span><text:span text:style-name="T615">() {</text:span><text:span text:style-name="T616"><text:line-break/></text:span><text:span text:style-name="T617"><text:s text:c="8"/></text:span><text:span text:style-name="T618">return<text:s/></text:span><text:span text:style-name="T619">(</text:span><text:span text:style-name="T620">endIndex<text:s/></text:span><text:span text:style-name="T621">+<text:s/></text:span><text:span text:style-name="T622">queue</text:span><text:span text:style-name="T623">.</text:span><text:span text:style-name="T624">length</text:span><text:span text:style-name="T625">)<text:s/></text:span><text:span text:style-name="T626">%<text:s/></text:span><text:span text:style-name="T627">queue</text:span><text:span text:style-name="T628">.</text:span><text:span text:style-name="T629">length</text:span><text:span text:style-name="T630">;</text:span><text:span text:style-name="T631"><text:line-break/></text:span><text:span text:style-name="T632"><text:s text:c="4"/></text:span><text:span text:style-name="T633">}</text:span><text:span text:style-name="T634"><text:line-break/></text:span><text:span text:style-name="T635"><text:line-break/></text:span><text:span text:style-name="T636"><text:s text:c="4"/></text:span><text:span text:style-name="T637">@Override</text:span><text:span text:style-name="T638"><text:line-break/></text:span><text:span text:style-name="T639"><text:s text:c="4"/></text:span><text:span text:style-name="T640">public<text:s/></text:span><text:span text:style-name="T641">T<text:s/></text:span><text:span text:style-name="T642">first</text:span><text:span text:style-name="T643">()<text:s/></text:span><text:span text:style-name="T644">throws<text:s/></text:span><text:span text:style-name="T645">EmptyQueueException {</text:span><text:span text:style-name="T646"><text:line-break/></text:span><text:span text:style-name="T647"><text:s text:c="8"/></text:span><text:span text:style-name="T648">if</text:span><text:span text:style-name="T649">(</text:span><text:span text:style-name="T650">isEmpty</text:span><text:span text:style-name="T651">())</text:span><text:span text:style-name="T652"><text:line-break/></text:span><text:span text:style-name="T653"><text:s text:c="12"/></text:span><text:span text:style-name="T654">throw new<text:s/></text:span><text:span text:style-name="T655">EmptyQueueException</text:span><text:span text:style-name="T656">()</text:span><text:span text:style-name="T657">;</text:span><text:span text:style-name="T658"><text:line-break/></text:span><text:span text:style-name="T659"><text:s text:c="8"/></text:span><text:span text:style-name="T660">return<text:s/></text:span><text:span text:style-name="T661">queue</text:span><text:span text:style-name="T662">[</text:span><text:span text:style-name="T663">queue</text:span><text:span text:style-name="T664">.</text:span><text:span text:style-name="T665">length</text:span><text:span text:style-name="T666">-</text:span><text:span text:style-name="T667">1</text:span><text:span text:style-name="T668">]</text:span><text:span text:style-name="T669">;</text:span><text:span text:style-name="T670"><text:line-break/></text:span><text:span text:style-name="T671"><text:s text:c="4"/></text:span><text:span text:style-name="T672">}</text:span><text:span text:style-name="T673"><text:line-break/></text:span><text:span text:style-name="T674"><text:line-break/></text:span><text:span text:style-name="T675"><text:s text:c="4"/></text:span><text:span text:style-name="T676">@Override</text:span><text:span text:style-name="T677"><text:line-break/></text:span><text:span text:style-name="T678"><text:s text:c="4"/></text:span><text:span text:style-name="T679">public String<text:s/></text:span><text:span text:style-name="T680">toString</text:span><text:span text:style-name="T681">() {</text:span><text:span text:style-name="T682"><text:line-break/></text:span><text:span text:style-name="T683"><text:s text:c="8"/></text:span><text:span text:style-name="T684">return<text:s/></text:span><text:span text:style-name="T685">Arrays</text:span><text:span text:style-name="T686">.</text:span><text:span text:style-name="T687">toString</text:span><text:span text:style-name="T688">(Arrays</text:span><text:span text:style-name="T689">.</text:span><text:span text:style-name="T690">copyOfRange</text:span><text:span text:style-name="T691">(</text:span><text:span text:style-name="T692">queue</text:span><text:span text:style-name="T693">,</text:span><text:span text:style-name="T694">endIndex</text:span><text:span text:style-name="T695">,</text:span><text:span text:style-name="T696">queue</text:span><text:span text:style-name="T697">.</text:span><text:span text:style-name="T698">length</text:span><text:span text:style-name="T699">))</text:span><text:span text:style-name="T700">;</text:span><text:span text:style-name="T701"><text:line-break/></text:span><text:span text:style-name="T702"><text:s text:c="4"/></text:span><text:span text:style-name="T703">}</text:span><text:span text:style-name="T704"><text:line-break/></text:span><text:span text:style-name="T705">}</text:span></text:p>
      <text:p text:style-name="P706"/>
      <text:p text:style-name="P707">TEST ZADANIE 1:</text:p>
      <text:p text:style-name="P708"><text:span text:style-name="T709">public<text:s/></text:span><text:span text:style-name="T710">class<text:s/></text:span><text:span text:style-name="T711">LimitedQueueTest {</text:span><text:span text:style-name="T712"><text:line-break/></text:span><text:span text:style-name="T713"><text:s text:c="4"/>public<text:s/></text:span><text:span text:style-name="T714">static void<text:s/></text:span><text:span text:style-name="T715">main</text:span><text:span text:style-name="T716">(String[]<text:s/></text:span><text:span text:style-name="T717">args</text:span><text:span text:style-name="T718">)<text:s/></text:span><text:span text:style-name="T719">throws<text:s/></text:span><text:span text:style-name="T720">FullQueueException</text:span><text:span text:style-name="T721">,<text:s/></text:span><text:span text:style-name="T722">EmptyQueueException {</text:span><text:span text:style-name="T723"><text:line-break/></text:span><text:span text:style-name="T724"><text:s text:c="8"/></text:span><text:span text:style-name="T725">LimitedQueue&lt;Integer&gt;<text:s/></text:span><text:span text:style-name="T726">lq<text:s/></text:span><text:span text:style-name="T727">=<text:s/></text:span><text:span text:style-name="T728">new<text:s/></text:span><text:span text:style-name="T729">LimitedQueue</text:span><text:span text:style-name="T730">&lt;&gt;()</text:span><text:span text:style-name="T731">;</text:span><text:span text:style-name="T732"><text:line-break/></text:span><text:span text:style-name="T733"><text:s text:c="8"/></text:span><text:span text:style-name="T734">System</text:span><text:span text:style-name="T735">.</text:span><text:span text:style-name="T736">out</text:span><text:span text:style-name="T737">.</text:span><text:span text:style-name="T738">println</text:span><text:span text:style-name="T739">(</text:span><text:span text:style-name="T740">lq</text:span><text:span text:style-name="T741">)</text:span><text:span text:style-name="T742">;</text:span><text:span text:style-name="T743"><text:line-break/></text:span><text:span text:style-name="T744"><text:s text:c="8"/></text:span><text:span text:style-name="T745">for<text:s/></text:span><text:span text:style-name="T746">(</text:span><text:span text:style-name="T747">int<text:s/></text:span><text:span text:style-name="T748">i<text:s/></text:span><text:span text:style-name="T749">=<text:s/></text:span><text:span text:style-name="T750">0</text:span><text:span text:style-name="T751">;<text:s/></text:span><text:span text:style-name="T752">i<text:s/></text:span><text:span text:style-name="T753">&lt;<text:s/></text:span><text:span text:style-name="T754">17</text:span><text:span text:style-name="T755">;<text:s/></text:span><text:span text:style-name="T756">i</text:span><text:span text:style-name="T757">++</text:span><text:span text:style-name="T758">) {</text:span><text:span text:style-name="T759"><text:line-break/></text:span><text:span text:style-name="T760"><text:s text:c="12"/></text:span><text:span text:style-name="T761">lq</text:span><text:span text:style-name="T762">.</text:span><text:span text:style-name="T763">enqueue</text:span><text:span text:style-name="T764">(</text:span><text:span text:style-name="T765">i</text:span><text:span text:style-name="T766">)</text:span><text:span text:style-name="T767">;</text:span><text:span text:style-name="T768"><text:line-break/></text:span><text:span text:style-name="T769"><text:s text:c="12"/></text:span><text:span text:style-name="T770">System</text:span><text:span text:style-name="T771">.</text:span><text:span text:style-name="T772">out</text:span><text:span text:style-name="T773">.</text:span><text:span text:style-name="T774">println</text:span><text:span text:style-name="T775">(</text:span><text:span text:style-name="T776">lq</text:span><text:span text:style-name="T777">)</text:span><text:span text:style-name="T778">;</text:span><text:span text:style-name="T779"><text:line-break/></text:span><text:span text:style-name="T780"><text:s text:c="8"/></text:span><text:span text:style-name="T781">}</text:span><text:span text:style-name="T782"><text:line-break/></text:span><text:span text:style-name="T783"><text:line-break/></text:span><text:span text:style-name="T784"><text:s text:c="8"/></text:span><text:span text:style-name="T785">for<text:s/></text:span><text:span text:style-name="T786">(</text:span><text:span text:style-name="T787">int<text:s/></text:span><text:span text:style-name="T788">i<text:s/></text:span><text:span text:style-name="T789">=<text:s/></text:span><text:span text:style-name="T790">0</text:span><text:span text:style-name="T791">;<text:s/></text:span><text:span text:style-name="T792">i<text:s/></text:span><text:span text:style-name="T793">&lt;<text:s/></text:span><text:span text:style-name="T794">5</text:span><text:span text:style-name="T795">;<text:s/></text:span><text:span text:style-name="T796">i</text:span><text:span text:style-name="T797">++</text:span><text:span text:style-name="T798">) {</text:span><text:span text:style-name="T799"><text:line-break/></text:span><text:span text:style-name="T800"><text:s text:c="12"/></text:span><text:span text:style-name="T801">lq</text:span><text:span text:style-name="T802">.</text:span><text:span text:style-name="T803">dequeue</text:span><text:span text:style-name="T804">()</text:span><text:span text:style-name="T805">;</text:span><text:span text:style-name="T806"><text:line-break/></text:span><text:span text:style-name="T807"><text:s text:c="12"/></text:span><text:span text:style-name="T808">System</text:span><text:span text:style-name="T809">.</text:span><text:span text:style-name="T810">out</text:span><text:span text:style-name="T811">.</text:span><text:span text:style-name="T812">println</text:span><text:span text:style-name="T813">(</text:span><text:span text:style-name="T814">lq</text:span><text:span text:style-name="T815">.</text:span><text:span text:style-name="T816">first</text:span><text:span text:style-name="T817">())</text:span><text:span text:style-name="T818">;</text:span><text:span text:style-name="T819"><text:line-break/></text:span><text:span text:style-name="T820"><text:s text:c="12"/></text:span><text:span text:style-name="T821">System</text:span><text:span text:style-name="T822">.</text:span><text:span text:style-name="T823">out</text:span><text:span text:style-name="T824">.</text:span><text:span text:style-name="T825">println</text:span><text:span text:style-name="T826">(</text:span><text:span text:style-name="T827">lq</text:span><text:span text:style-name="T828">)</text:span><text:span text:style-name="T829">;</text:span><text:span text:style-name="T830"><text:line-break/></text:span><text:span text:style-name="T831"><text:s text:c="8"/></text:span><text:span text:style-name="T832">}</text:span><text:span text:style-name="T833"><text:line-break/></text:span><text:span text:style-name="T834"><text:line-break/></text:span><text:span text:style-name="T835"><text:line-break/></text:span><text:span text:style-name="T836"><text:s text:c="4"/>}</text:span><text:span text:style-name="T837"><text:line-break/></text:span><text:span text:style-name="T838">}</text:span></text:p>
      <text:p text:style-name="P839"/>
      <text:p text:style-name="P840">KONSOLA ZADANIE 1:</text:p>
      <text:p text:style-name="P841">[]</text:p>
      <text:p text:style-name="P842">[0]</text:p>
      <text:p text:style-name="P843">[1, 0]</text:p>
      <text:p text:style-name="P844">[2, 1, 0]</text:p>
      <text:p text:style-name="P845">[3, 2, 1, 0]</text:p>
      <text:p text:style-name="P846">[4, 3, 2, 1, 0]</text:p>
      <text:p text:style-name="P847">[5, 4, 3, 2, 1, 0]</text:p>
      <text:p text:style-name="P848">[6, 5, 4, 3, 2, 1, 0]</text:p>
      <text:p text:style-name="P849">[7, 6, 5, 4, 3, 2, 1, 0]</text:p>
      <text:p text:style-name="P850">[8, 7, 6, 5, 4,<text:s/>3, 2, 1, 0]</text:p>
      <text:p text:style-name="P851">[9, 8, 7, 6, 5, 4, 3, 2, 1, 0]</text:p>
      <text:soft-page-break/>
      <text:p text:style-name="P852">[10, 9, 8, 7, 6, 5, 4, 3, 2, 1, 0]</text:p>
      <text:p text:style-name="P853">[11, 10, 9, 8, 7, 6, 5, 4, 3, 2, 1, 0]</text:p>
      <text:p text:style-name="P854">[12, 11, 10, 9, 8, 7, 6, 5, 4, 3, 2, 1, 0]</text:p>
      <text:p text:style-name="P855">[13, 12, 11, 10, 9, 8, 7, 6, 5, 4, 3, 2, 1, 0]</text:p>
      <text:p text:style-name="P856">[14, 13, 12, 11, 10, 9, 8, 7, 6, 5, 4, 3, 2, 1,<text:s/>0]</text:p>
      <text:p text:style-name="P857">[15, 14, 13, 12, 11, 10, 9, 8, 7, 6, 5, 4, 3, 2, 1, 0]</text:p>
      <text:p text:style-name="P858">[16, 15, 14, 13, 12, 11, 10, 9, 8, 7, 6, 5, 4, 3, 2, 1, 0]</text:p>
      <text:p text:style-name="P859">1</text:p>
      <text:p text:style-name="P860">[16, 15, 14, 13, 12, 11, 10, 9, 8, 7, 6, 5, 4, 3, 2, 1]</text:p>
      <text:p text:style-name="P861">2</text:p>
      <text:p text:style-name="P862">[16, 15, 14, 13, 12, 11, 10, 9, 8, 7, 6, 5, 4, 3, 2]</text:p>
      <text:p text:style-name="P863">3</text:p>
      <text:p text:style-name="P864">[16, 15, 14, 13, 12, 11,<text:s/>10, 9, 8, 7, 6, 5, 4, 3]</text:p>
      <text:p text:style-name="P865">4</text:p>
      <text:p text:style-name="P866">[16, 15, 14, 13, 12, 11, 10, 9, 8, 7, 6, 5, 4]</text:p>
      <text:p text:style-name="P867">5</text:p>
      <text:p text:style-name="P868">[16, 15, 14, 13, 12, 11, 10, 9, 8, 7, 6, 5]</text:p>
      <text:p text:style-name="P869"/>
      <text:p text:style-name="P870">ZADANIE 2:</text:p>
      <text:p text:style-name="P871"><text:span text:style-name="T872">package Zadanie2</text:span><text:span text:style-name="T873">;</text:span><text:span text:style-name="T874"><text:line-break/></text:span><text:span text:style-name="T875"><text:line-break/></text:span><text:span text:style-name="T876">import Interfaces.</text:span><text:span text:style-name="T877">ArrayStack</text:span><text:span text:style-name="T878">;</text:span><text:span text:style-name="T879"><text:line-break/></text:span><text:span text:style-name="T880"><text:line-break/></text:span><text:span text:style-name="T881">import java.util.Arrays</text:span><text:span text:style-name="T882">;</text:span><text:span text:style-name="T883"><text:line-break/></text:span><text:span text:style-name="T884">import java.util.EmptyStackException</text:span><text:span text:style-name="T885">;</text:span><text:span text:style-name="T886"><text:line-break/></text:span><text:span text:style-name="T887">import<text:s/></text:span><text:span text:style-name="T888">java.util.StringJoiner</text:span><text:span text:style-name="T889">;</text:span><text:span text:style-name="T890"><text:line-break/></text:span><text:span text:style-name="T891"><text:line-break/></text:span><text:span text:style-name="T892">public<text:s/></text:span><text:span text:style-name="T893">class<text:s/></text:span><text:span text:style-name="T894">DynamicStack&lt;</text:span><text:span text:style-name="T895">T</text:span><text:span text:style-name="T896">&gt;<text:s/></text:span><text:span text:style-name="T897">implements<text:s/></text:span><text:span text:style-name="T898">ArrayStack</text:span><text:span text:style-name="T899">&lt;</text:span><text:span text:style-name="T900">T</text:span><text:span text:style-name="T901">&gt; {</text:span><text:span text:style-name="T902"><text:line-break/></text:span><text:span text:style-name="T903"><text:line-break/></text:span><text:span text:style-name="T904"><text:s text:c="4"/>private<text:s/></text:span><text:span text:style-name="T905">static final int<text:s/></text:span><text:span text:style-name="T906">DEFAULT_CAPACITY<text:s/></text:span><text:span text:style-name="T907">=<text:s/></text:span><text:span text:style-name="T908">4</text:span><text:span text:style-name="T909">;</text:span><text:span text:style-name="T910"><text:line-break/></text:span><text:span text:style-name="T911"><text:s text:c="4"/></text:span><text:span text:style-name="T912">private<text:s/></text:span><text:span text:style-name="T913">T</text:span><text:span text:style-name="T914">[]<text:s/></text:span><text:span text:style-name="T915">stack</text:span><text:span text:style-name="T916">;</text:span><text:span text:style-name="T917"><text:line-break/></text:span><text:span text:style-name="T918"><text:s text:c="4"/></text:span><text:span text:style-name="T919">private<text:s/></text:span><text:span text:style-name="T920">int<text:s/></text:span><text:span text:style-name="T921">topIndex</text:span><text:span text:style-name="T922">;</text:span><text:span text:style-name="T923"><text:line-break/></text:span><text:span text:style-name="T924"><text:line-break/></text:span><text:span text:style-name="T925"><text:s text:c="4"/></text:span><text:span text:style-name="T926">public<text:s/></text:span><text:span text:style-name="T927">DynamicStack</text:span><text:span text:style-name="T928">() {</text:span><text:span text:style-name="T929"><text:line-break/></text:span><text:span text:style-name="T930"><text:s text:c="8"/></text:span><text:span text:style-name="T931">this</text:span><text:span text:style-name="T932">(</text:span><text:span text:style-name="T933">DEFAULT_CAPACITY</text:span><text:span text:style-name="T934">)</text:span><text:span text:style-name="T935">;</text:span><text:span text:style-name="T936"><text:line-break/></text:span><text:span text:style-name="T937"><text:s text:c="4"/></text:span><text:span text:style-name="T938">}</text:span><text:span text:style-name="T939"><text:line-break/></text:span><text:span text:style-name="T940"><text:line-break/></text:span><text:span text:style-name="T941"><text:s text:c="4"/>pu</text:span><text:span text:style-name="T942">blic<text:s/></text:span><text:span text:style-name="T943">DynamicStack</text:span><text:span text:style-name="T944">(</text:span><text:span text:style-name="T945">int<text:s/></text:span><text:span text:style-name="T946">initialSize</text:span><text:span text:style-name="T947">){</text:span><text:span text:style-name="T948"><text:line-break/></text:span><text:span text:style-name="T949"><text:s text:c="8"/></text:span><text:span text:style-name="T950">stack</text:span><text:span text:style-name="T951">=</text:span><text:span text:style-name="T952">(</text:span><text:span text:style-name="T953">T</text:span><text:span text:style-name="T954">[])(</text:span><text:span text:style-name="T955">new<text:s/></text:span><text:span text:style-name="T956">Object</text:span><text:span text:style-name="T957">[</text:span><text:span text:style-name="T958">initialSize</text:span><text:span text:style-name="T959">])</text:span><text:span text:style-name="T960">;</text:span><text:span text:style-name="T961"><text:line-break/></text:span><text:span text:style-name="T962"><text:s text:c="8"/></text:span><text:span text:style-name="T963">topIndex</text:span><text:span text:style-name="T964">=</text:span><text:span text:style-name="T965">0</text:span><text:span text:style-name="T966">;</text:span><text:span text:style-name="T967"><text:line-break/></text:span><text:span text:style-name="T968"><text:s text:c="4"/></text:span><text:span text:style-name="T969">}</text:span><text:span text:style-name="T970"><text:line-break/></text:span><text:span text:style-name="T971"><text:line-break/></text:span><text:span text:style-name="T972"><text:s text:c="4"/></text:span><text:span text:style-name="T973">@Override</text:span><text:span text:style-name="T974"><text:line-break/></text:span><text:span text:style-name="T975"><text:s text:c="4"/></text:span><text:span text:style-name="T976">public<text:s/></text:span><text:span text:style-name="T977">boolean<text:s/></text:span><text:span text:style-name="T978">isEmpty</text:span><text:span text:style-name="T979">() {</text:span><text:span text:style-name="T980"><text:line-break/></text:span><text:span text:style-name="T981"><text:s text:c="8"/></text:span><text:span text:style-name="T982">return<text:s/></text:span><text:span text:style-name="T983">topIndex</text:span><text:span text:style-name="T984">==</text:span><text:span text:style-name="T985">0</text:span><text:span text:style-name="T986">;</text:span><text:span text:style-name="T987"><text:line-break/></text:span><text:span text:style-name="T988"><text:s text:c="4"/></text:span><text:span text:style-name="T989">}</text:span><text:span text:style-name="T990"><text:line-break/></text:span><text:span text:style-name="T991"><text:line-break/></text:span><text:span text:style-name="T992"><text:s text:c="4"/></text:span><text:span text:style-name="T993">@Override</text:span><text:span text:style-name="T994"><text:line-break/></text:span><text:soft-page-break/><text:span text:style-name="T995"><text:s text:c="4"/></text:span><text:span text:style-name="T996">public<text:s/></text:span><text:span text:style-name="T997">boolean<text:s/></text:span><text:span text:style-name="T998">isFull</text:span><text:span text:style-name="T999">() {</text:span><text:span text:style-name="T1000"><text:line-break/></text:span><text:span text:style-name="T1001"><text:s text:c="8"/></text:span><text:span text:style-name="T1002">return<text:s/></text:span><text:span text:style-name="T1003">topIndex</text:span><text:span text:style-name="T1004">==</text:span><text:span text:style-name="T1005">stack</text:span><text:span text:style-name="T1006">.</text:span><text:span text:style-name="T1007">length</text:span><text:span text:style-name="T1008">;</text:span><text:span text:style-name="T1009"><text:line-break/></text:span><text:span text:style-name="T1010"><text:s text:c="4"/></text:span><text:span text:style-name="T1011">}</text:span><text:span text:style-name="T1012"><text:line-break/></text:span><text:span text:style-name="T1013"><text:line-break/></text:span><text:span text:style-name="T1014"><text:s text:c="4"/></text:span><text:span text:style-name="T1015">@Override</text:span><text:span text:style-name="T1016"><text:line-break/></text:span><text:span text:style-name="T1017"><text:s text:c="4"/></text:span><text:span text:style-name="T1018">public<text:s/></text:span><text:span text:style-name="T1019">T<text:s/></text:span><text:span text:style-name="T1020">pop</text:span><text:span text:style-name="T1021">() {</text:span><text:span text:style-name="T1022"><text:line-break/></text:span><text:span text:style-name="T1023"><text:s text:c="8"/></text:span><text:span text:style-name="T1024">if</text:span><text:span text:style-name="T1025">(</text:span><text:span text:style-name="T1026">isEmpty</text:span><text:span text:style-name="T1027">())</text:span><text:span text:style-name="T1028"><text:line-break/></text:span><text:span text:style-name="T1029"><text:s text:c="12"/></text:span><text:span text:style-name="T1030">throw new<text:s/></text:span><text:span text:style-name="T1031">EmptyStackException</text:span><text:span text:style-name="T1032">()</text:span><text:span text:style-name="T1033">;</text:span><text:span text:style-name="T1034"><text:line-break/></text:span><text:span text:style-name="T1035"><text:s text:c="8"/></text:span><text:span text:style-name="T1036">T ret<text:s/></text:span><text:span text:style-name="T1037">=<text:s/></text:span><text:span text:style-name="T1038">stack</text:span><text:span text:style-name="T1039">[</text:span><text:span text:style-name="T1040">topIndex</text:span><text:span text:style-name="T1041">-</text:span><text:span text:style-name="T1042">1</text:span><text:span text:style-name="T1043">]</text:span><text:span text:style-name="T1044">;</text:span><text:span text:style-name="T1045"><text:line-break/></text:span><text:span text:style-name="T1046"><text:s text:c="8"/></text:span><text:span text:style-name="T1047">stack</text:span><text:span text:style-name="T1048">[</text:span><text:span text:style-name="T1049">--</text:span><text:span text:style-name="T1050">topIndex</text:span><text:span text:style-name="T1051">]<text:s/></text:span><text:span text:style-name="T1052">=<text:s/></text:span><text:span text:style-name="T1053">null</text:span><text:span text:style-name="T1054">;</text:span><text:span text:style-name="T1055"><text:line-break/></text:span><text:span text:style-name="T1056"><text:s text:c="8"/></text:span><text:span text:style-name="T1057">if</text:span><text:span text:style-name="T1058">(</text:span><text:span text:style-name="T1059">topIndex</text:span><text:span text:style-name="T1060">&lt;=</text:span><text:span text:style-name="T1061">(</text:span><text:span text:style-name="T1062">stack</text:span><text:span text:style-name="T1063">.</text:span><text:span text:style-name="T1064">length</text:span><text:span text:style-name="T1065">/</text:span><text:span text:style-name="T1066">4</text:span><text:span text:style-name="T1067">))</text:span><text:span text:style-name="T1068"><text:line-break/></text:span><text:span text:style-name="T1069"><text:s text:c="8"/>{</text:span><text:span text:style-name="T1070"><text:line-break/></text:span><text:span text:style-name="T1071"><text:s text:c="12"/></text:span><text:span text:style-name="T1072">s</text:span><text:span text:style-name="T1073">tack<text:s/></text:span><text:span text:style-name="T1074">=<text:s/></text:span><text:span text:style-name="T1075">Arrays</text:span><text:span text:style-name="T1076">.</text:span><text:span text:style-name="T1077">copyOf</text:span><text:span text:style-name="T1078">(</text:span><text:span text:style-name="T1079">stack</text:span><text:span text:style-name="T1080">,<text:s/></text:span><text:span text:style-name="T1081">stack</text:span><text:span text:style-name="T1082">.</text:span><text:span text:style-name="T1083">length</text:span><text:span text:style-name="T1084">/</text:span><text:span text:style-name="T1085">2</text:span><text:span text:style-name="T1086">)</text:span><text:span text:style-name="T1087">;</text:span><text:span text:style-name="T1088"><text:line-break/></text:span><text:span text:style-name="T1089"><text:s text:c="8"/></text:span><text:span text:style-name="T1090">}</text:span><text:span text:style-name="T1091"><text:line-break/></text:span><text:span text:style-name="T1092"><text:s text:c="8"/></text:span><text:span text:style-name="T1093">return<text:s/></text:span><text:span text:style-name="T1094">ret</text:span><text:span text:style-name="T1095">;</text:span><text:span text:style-name="T1096"><text:line-break/></text:span><text:span text:style-name="T1097"><text:s text:c="4"/></text:span><text:span text:style-name="T1098">}</text:span><text:span text:style-name="T1099"><text:line-break/></text:span><text:span text:style-name="T1100"><text:line-break/></text:span><text:span text:style-name="T1101"><text:s text:c="4"/></text:span><text:span text:style-name="T1102">@Override</text:span><text:span text:style-name="T1103"><text:line-break/></text:span><text:span text:style-name="T1104"><text:s text:c="4"/></text:span><text:span text:style-name="T1105">public<text:s/></text:span><text:span text:style-name="T1106">void<text:s/></text:span><text:span text:style-name="T1107">push</text:span><text:span text:style-name="T1108">(</text:span><text:span text:style-name="T1109">T<text:s/></text:span><text:span text:style-name="T1110">elem</text:span><text:span text:style-name="T1111">){</text:span><text:span text:style-name="T1112"><text:line-break/></text:span><text:span text:style-name="T1113"><text:s text:c="8"/></text:span><text:span text:style-name="T1114">stack</text:span><text:span text:style-name="T1115">[</text:span><text:span text:style-name="T1116">topIndex</text:span><text:span text:style-name="T1117">++</text:span><text:span text:style-name="T1118">]<text:s/></text:span><text:span text:style-name="T1119">= elem;</text:span><text:span text:style-name="T1120"><text:line-break/></text:span><text:span text:style-name="T1121"><text:s text:c="8"/></text:span><text:span text:style-name="T1122">if</text:span><text:span text:style-name="T1123">(</text:span><text:span text:style-name="T1124">topIndex</text:span><text:span text:style-name="T1125">&gt;=</text:span><text:span text:style-name="T1126">((</text:span><text:span text:style-name="T1127">stack</text:span><text:span text:style-name="T1128">.</text:span><text:span text:style-name="T1129">length</text:span><text:span text:style-name="T1130">*</text:span><text:span text:style-name="T1131">3</text:span><text:span text:style-name="T1132">)</text:span><text:span text:style-name="T1133">/</text:span><text:span text:style-name="T1134">4</text:span><text:span text:style-name="T1135">))</text:span><text:span text:style-name="T1136"><text:line-break/></text:span><text:span text:style-name="T1137"><text:s text:c="8"/>{</text:span><text:span text:style-name="T1138"><text:line-break/></text:span><text:span text:style-name="T1139"><text:s text:c="12"/></text:span><text:span text:style-name="T1140">stack<text:s/></text:span><text:span text:style-name="T1141">=<text:s/></text:span><text:span text:style-name="T1142">Arrays</text:span><text:span text:style-name="T1143">.</text:span><text:span text:style-name="T1144">copyOf</text:span><text:span text:style-name="T1145">(</text:span><text:span text:style-name="T1146">stack</text:span><text:span text:style-name="T1147">,<text:s/></text:span><text:span text:style-name="T1148">stack</text:span><text:span text:style-name="T1149">.</text:span><text:span text:style-name="T1150">length</text:span><text:span text:style-name="T1151">*</text:span><text:span text:style-name="T1152">2</text:span><text:span text:style-name="T1153">)</text:span><text:span text:style-name="T1154">;</text:span><text:span text:style-name="T1155"><text:line-break/></text:span><text:span text:style-name="T1156"><text:s text:c="8"/></text:span><text:span text:style-name="T1157">}</text:span><text:span text:style-name="T1158"><text:line-break/></text:span><text:span text:style-name="T1159"><text:s text:c="4"/>}</text:span><text:span text:style-name="T1160"><text:line-break/></text:span><text:span text:style-name="T1161"><text:line-break/></text:span><text:span text:style-name="T1162"><text:s text:c="4"/></text:span><text:span text:style-name="T1163">@Override</text:span><text:span text:style-name="T1164"><text:line-break/></text:span><text:span text:style-name="T1165"><text:s text:c="4"/></text:span><text:span text:style-name="T1166">public<text:s/></text:span><text:span text:style-name="T1167">int<text:s/></text:span><text:span text:style-name="T1168">size</text:span><text:span text:style-name="T1169">() {</text:span><text:span text:style-name="T1170"><text:line-break/></text:span><text:span text:style-name="T1171"><text:s text:c="8"/></text:span><text:span text:style-name="T1172">return<text:s/></text:span><text:span text:style-name="T1173">topIndex</text:span><text:span text:style-name="T1174">;</text:span><text:span text:style-name="T1175"><text:line-break/></text:span><text:span text:style-name="T1176"><text:s text:c="4"/></text:span><text:span text:style-name="T1177">}</text:span><text:span text:style-name="T1178"><text:line-break/></text:span><text:span text:style-name="T1179"><text:line-break/></text:span><text:span text:style-name="T1180"><text:s text:c="4"/></text:span><text:span text:style-name="T1181">@Override</text:span><text:span text:style-name="T1182"><text:line-break/></text:span><text:span text:style-name="T1183"><text:s text:c="4"/></text:span><text:span text:style-name="T1184">public<text:s/></text:span><text:span text:style-name="T1185">T<text:s/></text:span><text:span text:style-name="T1186">top</text:span><text:span text:style-name="T1187">() {</text:span><text:span text:style-name="T1188"><text:line-break/></text:span><text:span text:style-name="T1189"><text:s text:c="8"/></text:span><text:span text:style-name="T1190">return<text:s/></text:span><text:span text:style-name="T1191">stack</text:span><text:span text:style-name="T1192">[</text:span><text:span text:style-name="T1193">topIndex</text:span><text:span text:style-name="T1194">-</text:span><text:span text:style-name="T1195">1</text:span><text:span text:style-name="T1196">]</text:span><text:span text:style-name="T1197">;</text:span><text:span text:style-name="T1198"><text:line-break/></text:span><text:span text:style-name="T1199"><text:s text:c="4"/></text:span><text:span text:style-name="T1200">}</text:span><text:span text:style-name="T1201"><text:line-break/></text:span><text:span text:style-name="T1202"><text:line-break/></text:span><text:span text:style-name="T1203"><text:s text:c="4"/></text:span><text:span text:style-name="T1204">@Override</text:span><text:span text:style-name="T1205"><text:line-break/></text:span><text:span text:style-name="T1206"><text:s text:c="4"/></text:span><text:span text:style-name="T1207">public String<text:s/></text:span><text:span text:style-name="T1208">toString</text:span><text:span text:style-name="T1209">() {</text:span><text:span text:style-name="T1210"><text:line-break/></text:span><text:span text:style-name="T1211"><text:s text:c="8"/></text:span><text:span text:style-name="T1212">return<text:s/></text:span><text:span text:style-name="T1213">"Stack= "</text:span><text:span text:style-name="T1214">+</text:span><text:span text:style-name="T1215">Arrays</text:span><text:span text:style-name="T1216">.</text:span><text:span text:style-name="T1217">toString</text:span><text:span text:style-name="T1218">(Arrays</text:span><text:span text:style-name="T1219">.</text:span><text:span text:style-name="T1220">copyOfRange</text:span><text:span text:style-name="T1221">(</text:span><text:span text:style-name="T1222">stack</text:span><text:span text:style-name="T1223">,</text:span><text:span text:style-name="T1224">0</text:span><text:span text:style-name="T1225">,</text:span><text:span text:style-name="T1226">topIndex</text:span><text:span text:style-name="T1227">))</text:span><text:span text:style-name="T1228">.</text:span><text:span text:style-name="T1229">toString</text:span><text:span text:style-name="T1230">()</text:span><text:span text:style-name="T1231">;</text:span><text:span text:style-name="T1232"><text:line-break/></text:span><text:span text:style-name="T1233"><text:s text:c="4"/></text:span><text:span text:style-name="T1234">}</text:span><text:span text:style-name="T1235"><text:line-break/></text:span><text:span text:style-name="T1236">}</text:span></text:p>
      <text:p text:style-name="P1237"/>
      <text:p text:style-name="P1238">TEST ZADANIE <text:s/>2:</text:p>
      <text:p text:style-name="P1239"><text:span text:style-name="T1240">public<text:s/></text:span><text:span text:style-name="T1241">class<text:s/></text:span><text:span text:style-name="T1242">DynamicStackTest {</text:span><text:span text:style-name="T1243"><text:line-break/></text:span><text:span text:style-name="T1244"><text:s text:c="4"/>public<text:s/></text:span><text:span text:style-name="T1245">static void<text:s/></text:span><text:span text:style-name="T1246">main</text:span><text:span text:style-name="T1247">(String[]<text:s/></text:span><text:span text:style-name="T1248">args</text:span><text:span text:style-name="T1249">) {</text:span><text:span text:style-name="T1250"><text:line-break/></text:span><text:span text:style-name="T1251"><text:s text:c="8"/>DynamicStack&lt;Integer&gt;<text:s/></text:span><text:span text:style-name="T1252">ds<text:s/></text:span><text:span text:style-name="T1253">=<text:s/></text:span><text:span text:style-name="T1254">new<text:s/></text:span><text:span text:style-name="T1255">DynamicStack</text:span><text:span text:style-name="T1256">&lt;&gt;()</text:span><text:span text:style-name="T1257">;</text:span><text:span text:style-name="T1258"><text:line-break/></text:span><text:span text:style-name="T1259"><text:line-break/></text:span><text:span text:style-name="T1260"><text:s text:c="8"/></text:span><text:span text:style-name="T1261">for<text:s/></text:span><text:span text:style-name="T1262">(</text:span><text:span text:style-name="T1263">int<text:s/></text:span><text:span text:style-name="T1264">i<text:s/></text:span><text:span text:style-name="T1265">=<text:s/></text:span><text:span text:style-name="T1266">0</text:span><text:span text:style-name="T1267">;<text:s/></text:span><text:span text:style-name="T1268">i<text:s/></text:span><text:span text:style-name="T1269">&lt;<text:s/></text:span><text:span text:style-name="T1270">30</text:span><text:span text:style-name="T1271">;<text:s/></text:span><text:span text:style-name="T1272">i</text:span><text:span text:style-name="T1273">++</text:span><text:span text:style-name="T1274">) {</text:span><text:span text:style-name="T1275"><text:line-break/></text:span><text:span text:style-name="T1276"><text:s text:c="12"/></text:span><text:span text:style-name="T1277">ds</text:span><text:span text:style-name="T1278">.</text:span><text:span text:style-name="T1279">push</text:span><text:span text:style-name="T1280">(</text:span><text:span text:style-name="T1281">i</text:span><text:span text:style-name="T1282">)</text:span><text:span text:style-name="T1283">;</text:span><text:span text:style-name="T1284"><text:line-break/></text:span><text:span text:style-name="T1285"><text:s text:c="12"/></text:span><text:span text:style-name="T1286">System</text:span><text:span text:style-name="T1287">.</text:span><text:span text:style-name="T1288">out</text:span><text:span text:style-name="T1289">.</text:span><text:span text:style-name="T1290">println</text:span><text:span text:style-name="T1291">(</text:span><text:span text:style-name="T1292">ds</text:span><text:span text:style-name="T1293">)</text:span><text:span text:style-name="T1294">;</text:span><text:span text:style-name="T1295"><text:line-break/></text:span><text:span text:style-name="T1296"><text:s text:c="8"/></text:span><text:span text:style-name="T1297">}</text:span><text:span text:style-name="T1298"><text:line-break/></text:span><text:span text:style-name="T1299"><text:s text:c="8"/></text:span><text:span text:style-name="T1300">for<text:s/></text:span><text:span text:style-name="T1301">(</text:span><text:span text:style-name="T1302">int<text:s/></text:span><text:span text:style-name="T1303">i<text:s/></text:span><text:span text:style-name="T1304">=<text:s/></text:span><text:span text:style-name="T1305">0</text:span><text:span text:style-name="T1306">;<text:s/></text:span><text:span text:style-name="T1307">i<text:s/></text:span><text:span text:style-name="T1308">&lt;<text:s/></text:span><text:span text:style-name="T1309">5</text:span><text:span text:style-name="T1310">;<text:s/></text:span><text:span text:style-name="T1311">i</text:span><text:span text:style-name="T1312">++</text:span><text:span text:style-name="T1313">) {</text:span><text:span text:style-name="T1314"><text:line-break/></text:span><text:span text:style-name="T1315"><text:s text:c="12"/></text:span><text:span text:style-name="T1316">ds</text:span><text:span text:style-name="T1317">.</text:span><text:span text:style-name="T1318">pop</text:span><text:span text:style-name="T1319">()</text:span><text:span text:style-name="T1320">;</text:span><text:span text:style-name="T1321"><text:line-break/></text:span><text:span text:style-name="T1322"><text:s text:c="12"/></text:span><text:span text:style-name="T1323">System</text:span><text:span text:style-name="T1324">.</text:span><text:span text:style-name="T1325">out</text:span><text:span text:style-name="T1326">.</text:span><text:span text:style-name="T1327">println</text:span><text:span text:style-name="T1328">(</text:span><text:span text:style-name="T1329">ds</text:span><text:span text:style-name="T1330">)</text:span><text:span text:style-name="T1331">;</text:span><text:span text:style-name="T1332"><text:line-break/></text:span><text:span text:style-name="T1333"><text:s text:c="8"/></text:span><text:span text:style-name="T1334">}</text:span><text:span text:style-name="T1335"><text:line-break/></text:span><text:span text:style-name="T1336"><text:line-break/></text:span><text:span text:style-name="T1337"><text:s text:c="4"/>}</text:span><text:span text:style-name="T1338"><text:line-break/></text:span><text:span text:style-name="T1339">}</text:span></text:p>
      <text:p text:style-name="P1340"/>
      <text:p text:style-name="Normalny">KONSOLA ZADANIE 2:</text:p>
      <text:p text:style-name="Normalny"/>
      <text:soft-page-break/>
      <text:p text:style-name="Normalny">Stack= [0]</text:p>
      <text:p text:style-name="Normalny">Stack= [0, 1]</text:p>
      <text:p text:style-name="Normalny">Stack= [0, 1, 2]</text:p>
      <text:p text:style-name="P1341">Stack= [0, 1, 2, 3]</text:p>
      <text:p text:style-name="P1342">Stack= [0, 1, 2, 3, 4]</text:p>
      <text:p text:style-name="P1343">Stack= [0, 1, 2, 3, 4, 5]</text:p>
      <text:p text:style-name="P1344">Stack= [0, 1, 2, 3, 4, 5, 6]</text:p>
      <text:p text:style-name="P1345">Stack= [0, 1, 2, 3, 4, 5, 6, 7]</text:p>
      <text:p text:style-name="P1346">Stack= [0, 1, 2, 3, 4, 5, 6, 7, 8]</text:p>
      <text:p text:style-name="P1347">Stack= [0, 1, 2, 3, 4, 5, 6, 7, 8, 9]</text:p>
      <text:p text:style-name="P1348">Stack= [0, 1, 2, 3, 4, 5, 6, 7, 8, 9, 10]</text:p>
      <text:p text:style-name="P1349">Stack= [0,<text:s/>1, 2, 3, 4, 5, 6, 7, 8, 9, 10, 11]</text:p>
      <text:p text:style-name="P1350">Stack= [0, 1, 2, 3, 4, 5, 6, 7, 8, 9, 10, 11, 12]</text:p>
      <text:p text:style-name="P1351">Stack= [0, 1, 2, 3, 4, 5, 6, 7, 8, 9, 10, 11, 12, 13]</text:p>
      <text:p text:style-name="P1352">Stack= [0, 1, 2, 3, 4, 5, 6, 7, 8, 9, 10, 11, 12, 13, 14]</text:p>
      <text:p text:style-name="P1353">Stack= [0, 1, 2, 3, 4, 5, 6, 7, 8, 9, 10, 11, 12, 13, 14,<text:s/>15]</text:p>
      <text:p text:style-name="P1354">Stack= [0, 1, 2, 3, 4, 5, 6, 7, 8, 9, 10, 11, 12, 13, 14, 15, 16]</text:p>
      <text:p text:style-name="P1355">Stack= [0, 1, 2, 3, 4, 5, 6, 7, 8, 9, 10, 11, 12, 13, 14, 15, 16, 17]</text:p>
      <text:p text:style-name="P1356">Stack= [0, 1, 2, 3, 4, 5, 6, 7, 8, 9, 10, 11, 12, 13, 14, 15, 16, 17, 18]</text:p>
      <text:p text:style-name="P1357">Stack= [0, 1, 2, 3, 4, 5, 6, 7, 8, 9, 10,<text:s/>11, 12, 13, 14, 15, 16, 17, 18, 19]</text:p>
      <text:p text:style-name="P1358">Stack= [0, 1, 2, 3, 4, 5, 6, 7, 8, 9, 10, 11, 12, 13, 14, 15, 16, 17, 18, 19, 20]</text:p>
      <text:p text:style-name="P1359">Stack= [0, 1, 2, 3, 4, 5, 6, 7, 8, 9, 10, 11, 12, 13, 14, 15, 16, 17, 18, 19, 20, 21]</text:p>
      <text:p text:style-name="P1360">Stack= [0, 1, 2, 3, 4, 5, 6, 7, 8, 9, 10, 11, 12, 13, 14, 15, 16, 17, 18, 19, 20, 21, 22]</text:p>
      <text:p text:style-name="P1361">Stack= [0, 1, 2, 3, 4, 5, 6, 7, 8, 9, 10, 11, 12, 13, 14, 15, 16, 17, 18, 19, 20, 21, 22, 23]</text:p>
      <text:p text:style-name="P1362">Stack= [0, 1, 2, 3, 4, 5, 6, 7, 8, 9, 10, 11, 12, 13, 14, 15, 16, 17, 18, 19, 20, 21, 22, 23, 24]</text:p>
      <text:p text:style-name="P1363">Stack= [0, 1, 2, 3, 4, 5,<text:s/>6, 7, 8, 9, 10, 11, 12, 13, 14, 15, 16, 17, 18, 19, 20, 21, 22, 23, 24, 25]</text:p>
      <text:p text:style-name="P1364">Stack= [0, 1, 2, 3, 4, 5, 6, 7, 8, 9, 10, 11, 12, 13, 14, 15, 16, 17, 18, 19, 20, 21, 22, 23, 24, 25, 26]</text:p>
      <text:p text:style-name="P1365">Stack= [0, 1, 2, 3, 4, 5, 6, 7, 8, 9, 10, 11, 12, 13, 14, 15, 16, 17, 18,<text:s/>19, 20, 21, 22, 23, 24, 25, 26, 27]</text:p>
      <text:p text:style-name="P1366">Stack= [0, 1, 2, 3, 4, 5, 6, 7, 8, 9, 10, 11, 12, 13, 14, 15, 16, 17, 18, 19, 20, 21, 22, 23, 24, 25, 26, 27, 28]</text:p>
      <text:p text:style-name="P1367">Stack= [0, 1, 2, 3, 4, 5, 6, 7, 8, 9, 10, 11, 12, 13, 14, 15, 16, 17, 18, 19, 20, 21, 22, 23, 24, 25, 26,<text:s/>27, 28, 29]</text:p>
      <text:p text:style-name="P1368">Stack= [0, 1, 2, 3, 4, 5, 6, 7, 8, 9, 10, 11, 12, 13, 14, 15, 16, 17, 18, 19, 20, 21, 22, 23, 24, 25, 26, 27, 28]</text:p>
      <text:p text:style-name="P1369">Stack= [0, 1, 2, 3, 4, 5, 6, 7, 8, 9, 10, 11, 12, 13, 14, 15, 16, 17, 18, 19, 20, 21, 22, 23, 24, 25, 26, 27]</text:p>
      <text:p text:style-name="P1370">Stack= [0, 1, 2, 3,<text:s/>4, 5, 6, 7, 8, 9, 10, 11, 12, 13, 14, 15, 16, 17, 18, 19, 20, 21, 22, 23, 24, 25, 26]</text:p>
      <text:soft-page-break/>
      <text:p text:style-name="P1371">Stack= [0, 1, 2, 3, 4, 5, 6, 7, 8, 9, 10, 11, 12, 13, 14, 15, 16, 17, 18, 19, 20, 21, 22, 23, 24, 25]</text:p>
      <text:p text:style-name="P1372">Stack= [0, 1, 2, 3, 4, 5, 6, 7, 8, 9, 10, 11, 12, 13, 14, 15, 16, 17, 18, 19, 20, 21, 22, 23, 24]</text:p>
      <text:p text:style-name="P1373"/>
      <text:p text:style-name="P1374">ZADANIE 3:</text:p>
      <text:p text:style-name="P1375"><text:span text:style-name="T1376">public<text:s/></text:span><text:span text:style-name="T1377">class<text:s/></text:span><text:span text:style-name="T1378">StackWithQueues&lt;</text:span><text:span text:style-name="T1379">T</text:span><text:span text:style-name="T1380">&gt; {</text:span><text:span text:style-name="T1381"><text:line-break/></text:span><text:span text:style-name="T1382"><text:s text:c="4"/>private LimitedQueue&lt;</text:span><text:span text:style-name="T1383">T</text:span><text:span text:style-name="T1384">&gt;<text:s/></text:span><text:span text:style-name="T1385">q1<text:s/></text:span><text:span text:style-name="T1386">=<text:s/></text:span><text:span text:style-name="T1387">new<text:s/></text:span><text:span text:style-name="T1388">LimitedQueue</text:span><text:span text:style-name="T1389">&lt;&gt;()</text:span><text:span text:style-name="T1390">;</text:span><text:span text:style-name="T1391"><text:line-break/></text:span><text:span text:style-name="T1392"><text:s text:c="4"/></text:span><text:span text:style-name="T1393">private LimitedQueue&lt;</text:span><text:span text:style-name="T1394">T</text:span><text:span text:style-name="T1395">&gt;<text:s/></text:span><text:span text:style-name="T1396">q2<text:s/></text:span><text:span text:style-name="T1397">=<text:s/></text:span><text:span text:style-name="T1398">new<text:s/></text:span><text:span text:style-name="T1399">LimitedQueue</text:span><text:span text:style-name="T1400">&lt;&gt;()</text:span><text:span text:style-name="T1401">;</text:span><text:span text:style-name="T1402"><text:line-break/></text:span><text:span text:style-name="T1403"><text:line-break/></text:span><text:span text:style-name="T1404"><text:s text:c="4"/></text:span><text:span text:style-name="T1405">private<text:s/></text:span><text:span text:style-name="T1406">int<text:s/></text:span><text:span text:style-name="T1407">curr_size</text:span><text:span text:style-name="T1408">;</text:span><text:span text:style-name="T1409"><text:line-break/></text:span><text:span text:style-name="T1410"><text:line-break/></text:span><text:span text:style-name="T1411"><text:s text:c="4"/></text:span><text:span text:style-name="T1412">public<text:s/></text:span><text:span text:style-name="T1413">StackWithQueues</text:span><text:span text:style-name="T1414">() {</text:span><text:span text:style-name="T1415"><text:line-break/></text:span><text:span text:style-name="T1416"><text:s text:c="8"/></text:span><text:span text:style-name="T1417">cu</text:span><text:span text:style-name="T1418">rr_size<text:s/></text:span><text:span text:style-name="T1419">=<text:s/></text:span><text:span text:style-name="T1420">0</text:span><text:span text:style-name="T1421">;</text:span><text:span text:style-name="T1422"><text:line-break/></text:span><text:span text:style-name="T1423"><text:s text:c="4"/></text:span><text:span text:style-name="T1424">}</text:span><text:span text:style-name="T1425"><text:line-break/></text:span><text:span text:style-name="T1426"><text:line-break/></text:span><text:span text:style-name="T1427"><text:s text:c="4"/>public<text:s/></text:span><text:span text:style-name="T1428">void<text:s/></text:span><text:span text:style-name="T1429">push</text:span><text:span text:style-name="T1430">(</text:span><text:span text:style-name="T1431">T<text:s/></text:span><text:span text:style-name="T1432">x</text:span><text:span text:style-name="T1433">)<text:s/></text:span><text:span text:style-name="T1434">throws<text:s/></text:span><text:span text:style-name="T1435">FullQueueException</text:span><text:span text:style-name="T1436">,<text:s/></text:span><text:span text:style-name="T1437">EmptyQueueException {</text:span><text:span text:style-name="T1438"><text:line-break/></text:span><text:span text:style-name="T1439"><text:line-break/></text:span><text:span text:style-name="T1440"><text:s text:c="8"/></text:span><text:span text:style-name="T1441">curr_size</text:span><text:span text:style-name="T1442">++;</text:span><text:span text:style-name="T1443"><text:line-break/></text:span><text:span text:style-name="T1444"><text:s text:c="8"/></text:span><text:span text:style-name="T1445">if</text:span><text:span text:style-name="T1446">(</text:span><text:span text:style-name="T1447">q1</text:span><text:span text:style-name="T1448">.</text:span><text:span text:style-name="T1449">isEmpty</text:span><text:span text:style-name="T1450">()){</text:span><text:span text:style-name="T1451"><text:line-break/></text:span><text:span text:style-name="T1452"><text:s text:c="12"/></text:span><text:span text:style-name="T1453">q1</text:span><text:span text:style-name="T1454">.</text:span><text:span text:style-name="T1455">enqueue</text:span><text:span text:style-name="T1456">(</text:span><text:span text:style-name="T1457">x</text:span><text:span text:style-name="T1458">)</text:span><text:span text:style-name="T1459">;</text:span><text:span text:style-name="T1460"><text:line-break/></text:span><text:span text:style-name="T1461"><text:s text:c="8"/></text:span><text:span text:style-name="T1462">}</text:span><text:span text:style-name="T1463">else</text:span><text:span text:style-name="T1464">{</text:span><text:span text:style-name="T1465"><text:line-break/></text:span><text:span text:style-name="T1466"><text:s text:c="12"/></text:span><text:span text:style-name="T1467">for<text:s/></text:span><text:span text:style-name="T1468">(</text:span><text:span text:style-name="T1469">int<text:s/></text:span><text:span text:style-name="T1470">i<text:s/></text:span><text:span text:style-name="T1471">=<text:s/></text:span><text:span text:style-name="T1472">0</text:span><text:span text:style-name="T1473">;<text:s/></text:span><text:span text:style-name="T1474">i<text:s/></text:span><text:span text:style-name="T1475">&lt;<text:s/></text:span><text:span text:style-name="T1476">curr_size</text:span><text:span text:style-name="T1477">-</text:span><text:span text:style-name="T1478">1</text:span><text:span text:style-name="T1479">;<text:s/></text:span><text:span text:style-name="T1480">i</text:span><text:span text:style-name="T1481">++</text:span><text:span text:style-name="T1482">) {</text:span><text:span text:style-name="T1483"><text:line-break/></text:span><text:span text:style-name="T1484"><text:s text:c="16"/></text:span><text:span text:style-name="T1485">q2</text:span><text:span text:style-name="T1486">.</text:span><text:span text:style-name="T1487">enqueue</text:span><text:span text:style-name="T1488">(</text:span><text:span text:style-name="T1489">q1</text:span><text:span text:style-name="T1490">.</text:span><text:span text:style-name="T1491">dequeue</text:span><text:span text:style-name="T1492">())</text:span><text:span text:style-name="T1493">;</text:span><text:span text:style-name="T1494"><text:line-break/></text:span><text:span text:style-name="T1495"><text:s text:c="12"/></text:span><text:span text:style-name="T1496">}</text:span><text:span text:style-name="T1497"><text:line-break/></text:span><text:span text:style-name="T1498"><text:s text:c="12"/></text:span><text:span text:style-name="T1499">q1</text:span><text:span text:style-name="T1500">.</text:span><text:span text:style-name="T1501">enqueue</text:span><text:span text:style-name="T1502">(</text:span><text:span text:style-name="T1503">x</text:span><text:span text:style-name="T1504">)</text:span><text:span text:style-name="T1505">;</text:span><text:span text:style-name="T1506"><text:line-break/></text:span><text:span text:style-name="T1507"><text:line-break/></text:span><text:span text:style-name="T1508"><text:s text:c="12"/></text:span><text:span text:style-name="T1509">for<text:s/></text:span><text:span text:style-name="T1510">(</text:span><text:span text:style-name="T1511">int<text:s/></text:span><text:span text:style-name="T1512">i<text:s/></text:span><text:span text:style-name="T1513">=<text:s/></text:span><text:span text:style-name="T1514">0</text:span><text:span text:style-name="T1515">;<text:s/></text:span><text:span text:style-name="T1516">i<text:s/></text:span><text:span text:style-name="T1517">&lt;<text:s/></text:span><text:span text:style-name="T1518">curr_size</text:span><text:span text:style-name="T1519">-</text:span><text:span text:style-name="T1520">1</text:span><text:span text:style-name="T1521">;<text:s/></text:span><text:span text:style-name="T1522">i</text:span><text:span text:style-name="T1523">++</text:span><text:span text:style-name="T1524">) {</text:span><text:span text:style-name="T1525"><text:line-break/></text:span><text:span text:style-name="T1526"><text:s text:c="16"/></text:span><text:span text:style-name="T1527">q1</text:span><text:span text:style-name="T1528">.</text:span><text:span text:style-name="T1529">enqueue</text:span><text:span text:style-name="T1530">(</text:span><text:span text:style-name="T1531">q2</text:span><text:span text:style-name="T1532">.</text:span><text:span text:style-name="T1533">dequeue</text:span><text:span text:style-name="T1534">())</text:span><text:span text:style-name="T1535">;</text:span><text:span text:style-name="T1536"><text:line-break/></text:span><text:span text:style-name="T1537"><text:s text:c="12"/></text:span><text:span text:style-name="T1538">}</text:span><text:span text:style-name="T1539"><text:line-break/></text:span><text:span text:style-name="T1540"><text:s text:c="8"/>}</text:span><text:span text:style-name="T1541"><text:line-break/></text:span><text:span text:style-name="T1542"><text:line-break/></text:span><text:span text:style-name="T1543"><text:s text:c="4"/></text:span><text:span text:style-name="T1544">}</text:span><text:span text:style-name="T1545"><text:line-break/></text:span><text:span text:style-name="T1546"><text:line-break/></text:span><text:span text:style-name="T1547"><text:s text:c="4"/>public<text:s/></text:span><text:span text:style-name="T1548">void<text:s/></text:span><text:span text:style-name="T1549">pop</text:span><text:span text:style-name="T1550">()<text:s/></text:span><text:span text:style-name="T1551">throws<text:s/></text:span><text:span text:style-name="T1552">EmptyQueueException {</text:span><text:span text:style-name="T1553"><text:line-break/></text:span><text:span text:style-name="T1554"><text:s text:c="8"/></text:span><text:span text:style-name="T1555">if<text:s/></text:span><text:span text:style-name="T1556">(</text:span><text:span text:style-name="T1557">q1</text:span><text:span text:style-name="T1558">.</text:span><text:span text:style-name="T1559">isEmpty</text:span><text:span text:style-name="T1560">())</text:span><text:span text:style-name="T1561"><text:line-break/></text:span><text:span text:style-name="T1562"><text:s text:c="12"/></text:span><text:span text:style-name="T1563">return</text:span><text:span text:style-name="T1564">;</text:span><text:span text:style-name="T1565"><text:line-break/></text:span><text:span text:style-name="T1566"><text:s text:c="8"/></text:span><text:span text:style-name="T1567">q1</text:span><text:span text:style-name="T1568">.</text:span><text:span text:style-name="T1569">dequeue</text:span><text:span text:style-name="T1570">()</text:span><text:span text:style-name="T1571">;</text:span><text:span text:style-name="T1572"><text:line-break/></text:span><text:span text:style-name="T1573"><text:s text:c="8"/></text:span><text:span text:style-name="T1574">curr_size</text:span><text:span text:style-name="T1575">--;</text:span><text:span text:style-name="T1576"><text:line-break/></text:span><text:span text:style-name="T1577"><text:s text:c="4"/></text:span><text:span text:style-name="T1578">}</text:span><text:span text:style-name="T1579"><text:line-break/></text:span><text:span text:style-name="T1580"><text:line-break/></text:span><text:span text:style-name="T1581"><text:s text:c="4"/>public<text:s/></text:span><text:span text:style-name="T1582">T<text:s/></text:span><text:span text:style-name="T1583">top</text:span><text:span text:style-name="T1584">()<text:s/></text:span><text:span text:style-name="T1585">throws<text:s/></text:span><text:span text:style-name="T1586">EmptyQueueException {</text:span><text:span text:style-name="T1587"><text:line-break/></text:span><text:span text:style-name="T1588"><text:s text:c="8"/></text:span><text:span text:style-name="T1589">if<text:s/></text:span><text:span text:style-name="T1590">(</text:span><text:span text:style-name="T1591">q1</text:span><text:span text:style-name="T1592">.</text:span><text:span text:style-name="T1593">isEmpty</text:span><text:span text:style-name="T1594">()){</text:span><text:span text:style-name="T1595"><text:line-break/></text:span><text:span text:style-name="T1596"><text:s text:c="12"/></text:span><text:span text:style-name="T1597">throw new<text:s/></text:span><text:span text:style-name="T1598">EmptyQueueException</text:span><text:span text:style-name="T1599">()</text:span><text:span text:style-name="T1600">;</text:span><text:span text:style-name="T1601">}</text:span><text:span text:style-name="T1602"><text:line-break/></text:span><text:span text:style-name="T1603"><text:s text:c="8"/></text:span><text:span text:style-name="T1604">return<text:s/></text:span><text:span text:style-name="T1605">q1</text:span><text:span text:style-name="T1606">.</text:span><text:span text:style-name="T1607">first</text:span><text:span text:style-name="T1608">()</text:span><text:span text:style-name="T1609">;</text:span><text:span text:style-name="T1610"><text:line-break/></text:span><text:span text:style-name="T1611"><text:s text:c="4"/></text:span><text:span text:style-name="T1612">}</text:span><text:span text:style-name="T1613"><text:line-break/></text:span><text:span text:style-name="T1614"><text:line-break/></text:span><text:span text:style-name="T1615"><text:s text:c="4"/>public<text:s/></text:span><text:span text:style-name="T1616">int<text:s/></text:span><text:span text:style-name="T1617">size</text:span><text:span text:style-name="T1618">() {</text:span><text:span text:style-name="T1619"><text:line-break/></text:span><text:span text:style-name="T1620"><text:s text:c="8"/></text:span><text:span text:style-name="T1621">return<text:s/></text:span><text:span text:style-name="T1622">curr_size</text:span><text:span text:style-name="T1623">;</text:span><text:span text:style-name="T1624"><text:line-break/></text:span><text:span text:style-name="T1625"><text:s text:c="4"/></text:span><text:span text:style-name="T1626">}</text:span><text:span text:style-name="T1627"><text:line-break/></text:span><text:span text:style-name="T1628"><text:line-break/></text:span><text:span text:style-name="T1629"><text:s text:c="4"/></text:span><text:span text:style-name="T1630">@Override</text:span><text:span text:style-name="T1631"><text:line-break/></text:span><text:span text:style-name="T1632"><text:s text:c="4"/></text:span><text:span text:style-name="T1633">public String<text:s/></text:span><text:span text:style-name="T1634">toString</text:span><text:span text:style-name="T1635">() {</text:span><text:span text:style-name="T1636"><text:line-break/></text:span><text:span text:style-name="T1637"><text:s text:c="8"/></text:span><text:span text:style-name="T1638">return<text:s/></text:span><text:span text:style-name="T1639">"q1="<text:s/></text:span><text:span text:style-name="T1640">+<text:s/></text:span><text:span text:style-name="T1641">q1</text:span><text:span text:style-name="T1642">+</text:span><text:span text:style-name="T1643">"\nq2="<text:s/></text:span><text:span text:style-name="T1644">+<text:s/></text:span><text:span text:style-name="T1645">q2</text:span><text:span text:style-name="T1646">+</text:span><text:span text:style-name="T1647">"\nsize="</text:span><text:span text:style-name="T1648">+</text:span><text:span text:style-name="T1649">size</text:span><text:span text:style-name="T1650">()</text:span><text:span text:style-name="T1651">;</text:span><text:span text:style-name="T1652"><text:line-break/></text:span><text:span text:style-name="T1653"><text:s text:c="4"/></text:span><text:span text:style-name="T1654">}</text:span><text:span text:style-name="T1655"><text:line-break/></text:span><text:span text:style-name="T1656">}</text:span></text:p>
      <text:p text:style-name="P1657"/>
      <text:p text:style-name="P1658"/>
      <text:p text:style-name="P1659"/>
      <text:p text:style-name="P1660"/>
      <text:p text:style-name="P1661"/>
      <text:soft-page-break/>
      <text:p text:style-name="P1662">TEST ZADANIE 3:</text:p>
      <text:p text:style-name="P1663"><text:span text:style-name="T1664">public<text:s/></text:span><text:span text:style-name="T1665">class<text:s/></text:span><text:span text:style-name="T1666">StackWithQueuesTest {</text:span><text:span text:style-name="T1667"><text:line-break/></text:span><text:span text:style-name="T1668"><text:s text:c="4"/>public<text:s/></text:span><text:span text:style-name="T1669">static void<text:s/></text:span><text:span text:style-name="T1670">main</text:span><text:span text:style-name="T1671">(String[]<text:s/></text:span><text:span text:style-name="T1672">args</text:span><text:span text:style-name="T1673">) {</text:span><text:span text:style-name="T1674"><text:line-break/></text:span><text:span text:style-name="T1675"><text:s text:c="8"/>StackWithQueues&lt;Integer&gt;<text:s/></text:span><text:span text:style-name="T1676">s<text:s/></text:span><text:span text:style-name="T1677">=<text:s/></text:span><text:span text:style-name="T1678">new<text:s/></text:span><text:span text:style-name="T1679">StackWithQueues</text:span><text:span text:style-name="T1680">&lt;&gt;()</text:span><text:span text:style-name="T1681">;</text:span><text:span text:style-name="T1682"><text:line-break/></text:span><text:span text:style-name="T1683"><text:line-break/></text:span><text:span text:style-name="T1684"><text:s text:c="8"/></text:span><text:span text:style-name="T1685">try</text:span><text:span text:style-name="T1686">{</text:span><text:span text:style-name="T1687"><text:line-break/></text:span><text:span text:style-name="T1688"><text:s text:c="12"/></text:span><text:span text:style-name="T1689">s</text:span><text:span text:style-name="T1690">.</text:span><text:span text:style-name="T1691">push</text:span><text:span text:style-name="T1692">(</text:span><text:span text:style-name="T1693">1</text:span><text:span text:style-name="T1694">)</text:span><text:span text:style-name="T1695">;</text:span><text:span text:style-name="T1696"><text:line-break/></text:span><text:span text:style-name="T1697"><text:s text:c="12"/></text:span><text:span text:style-name="T1698">System</text:span><text:span text:style-name="T1699">.</text:span><text:span text:style-name="T1700">out</text:span><text:span text:style-name="T1701">.</text:span><text:span text:style-name="T1702">println</text:span><text:span text:style-name="T1703">(</text:span><text:span text:style-name="T1704">s</text:span><text:span text:style-name="T1705">)</text:span><text:span text:style-name="T1706">;</text:span><text:span text:style-name="T1707"><text:line-break/></text:span><text:span text:style-name="T1708"><text:s text:c="12"/></text:span><text:span text:style-name="T1709">s</text:span><text:span text:style-name="T1710">.</text:span><text:span text:style-name="T1711">push</text:span><text:span text:style-name="T1712">(</text:span><text:span text:style-name="T1713">2</text:span><text:span text:style-name="T1714">)</text:span><text:span text:style-name="T1715">;</text:span><text:span text:style-name="T1716"><text:line-break/></text:span><text:span text:style-name="T1717"><text:s text:c="12"/></text:span><text:span text:style-name="T1718">System</text:span><text:span text:style-name="T1719">.</text:span><text:span text:style-name="T1720">out</text:span><text:span text:style-name="T1721">.</text:span><text:span text:style-name="T1722">println</text:span><text:span text:style-name="T1723">(</text:span><text:span text:style-name="T1724">s</text:span><text:span text:style-name="T1725">)</text:span><text:span text:style-name="T1726">;</text:span><text:span text:style-name="T1727"><text:line-break/></text:span><text:span text:style-name="T1728"><text:s text:c="12"/></text:span><text:span text:style-name="T1729">s</text:span><text:span text:style-name="T1730">.</text:span><text:span text:style-name="T1731">push</text:span><text:span text:style-name="T1732">(</text:span><text:span text:style-name="T1733">3</text:span><text:span text:style-name="T1734">)</text:span><text:span text:style-name="T1735">;</text:span><text:span text:style-name="T1736"><text:line-break/></text:span><text:span text:style-name="T1737"><text:s text:c="12"/></text:span><text:span text:style-name="T1738">System</text:span><text:span text:style-name="T1739">.</text:span><text:span text:style-name="T1740">out</text:span><text:span text:style-name="T1741">.</text:span><text:span text:style-name="T1742">println</text:span><text:span text:style-name="T1743">(</text:span><text:span text:style-name="T1744">s</text:span><text:span text:style-name="T1745">)</text:span><text:span text:style-name="T1746">;</text:span><text:span text:style-name="T1747"><text:line-break/></text:span><text:span text:style-name="T1748"><text:s text:c="12"/></text:span><text:span text:style-name="T1749">System</text:span><text:span text:style-name="T1750">.</text:span><text:span text:style-name="T1751">out</text:span><text:span text:style-name="T1752">.</text:span><text:span text:style-name="T1753">println</text:span><text:span text:style-name="T1754">(</text:span><text:span text:style-name="T1755">"Rozmiar stosu: "<text:s/></text:span><text:span text:style-name="T1756">+<text:s/></text:span><text:span text:style-name="T1757">s</text:span><text:span text:style-name="T1758">.</text:span><text:span text:style-name="T1759">size</text:span><text:span text:style-name="T1760">())</text:span><text:span text:style-name="T1761">;</text:span><text:span text:style-name="T1762"><text:line-break/></text:span><text:span text:style-name="T1763"><text:s text:c="12"/></text:span><text:span text:style-name="T1764">System</text:span><text:span text:style-name="T1765">.</text:span><text:span text:style-name="T1766">out</text:span><text:span text:style-name="T1767">.</text:span><text:span text:style-name="T1768">println</text:span><text:span text:style-name="T1769">(</text:span><text:span text:style-name="T1770">s</text:span><text:span text:style-name="T1771">.</text:span><text:span text:style-name="T1772">top</text:span><text:span text:style-name="T1773">())</text:span><text:span text:style-name="T1774">;</text:span><text:span text:style-name="T1775"><text:line-break/></text:span><text:span text:style-name="T1776"><text:s text:c="12"/></text:span><text:span text:style-name="T1777">s</text:span><text:span text:style-name="T1778">.</text:span><text:span text:style-name="T1779">pop</text:span><text:span text:style-name="T1780">()</text:span><text:span text:style-name="T1781">;</text:span><text:span text:style-name="T1782"><text:line-break/></text:span><text:span text:style-name="T1783"><text:s text:c="12"/></text:span><text:span text:style-name="T1784">System</text:span><text:span text:style-name="T1785">.</text:span><text:span text:style-name="T1786">out</text:span><text:span text:style-name="T1787">.</text:span><text:span text:style-name="T1788">println</text:span><text:span text:style-name="T1789">(</text:span><text:span text:style-name="T1790">s</text:span><text:span text:style-name="T1791">.</text:span><text:span text:style-name="T1792">top</text:span><text:span text:style-name="T1793">())</text:span><text:span text:style-name="T1794">;</text:span><text:span text:style-name="T1795"><text:line-break/></text:span><text:span text:style-name="T1796"><text:s text:c="12"/></text:span><text:span text:style-name="T1797">s</text:span><text:span text:style-name="T1798">.</text:span><text:span text:style-name="T1799">pop</text:span><text:span text:style-name="T1800">()</text:span><text:span text:style-name="T1801">;</text:span><text:span text:style-name="T1802"><text:line-break/></text:span><text:span text:style-name="T1803"><text:s text:c="12"/></text:span><text:span text:style-name="T1804">System</text:span><text:span text:style-name="T1805">.</text:span><text:span text:style-name="T1806">out</text:span><text:span text:style-name="T1807">.</text:span><text:span text:style-name="T1808">println</text:span><text:span text:style-name="T1809">(</text:span><text:span text:style-name="T1810">s</text:span><text:span text:style-name="T1811">.</text:span><text:span text:style-name="T1812">top</text:span><text:span text:style-name="T1813">())</text:span><text:span text:style-name="T1814">;</text:span><text:span text:style-name="T1815"><text:line-break/></text:span><text:span text:style-name="T1816"><text:s text:c="12"/></text:span><text:span text:style-name="T1817">System</text:span><text:span text:style-name="T1818">.</text:span><text:span text:style-name="T1819">out</text:span><text:span text:style-name="T1820">.</text:span><text:span text:style-name="T1821">printl</text:span><text:span text:style-name="T1822">n</text:span><text:span text:style-name="T1823">(</text:span><text:span text:style-name="T1824">"current size: "<text:s/></text:span><text:span text:style-name="T1825">+<text:s/></text:span><text:span text:style-name="T1826">s</text:span><text:span text:style-name="T1827">.</text:span><text:span text:style-name="T1828">size</text:span><text:span text:style-name="T1829">())</text:span><text:span text:style-name="T1830">;</text:span><text:span text:style-name="T1831"><text:line-break/></text:span><text:span text:style-name="T1832"><text:s text:c="8"/></text:span><text:span text:style-name="T1833">}</text:span><text:span text:style-name="T1834">catch<text:s/></text:span><text:span text:style-name="T1835">(Exception<text:s/></text:span><text:span text:style-name="T1836">ex</text:span><text:span text:style-name="T1837">){</text:span><text:span text:style-name="T1838"><text:line-break/></text:span><text:span text:style-name="T1839"><text:s text:c="12"/></text:span><text:span text:style-name="T1840">ex.</text:span><text:span text:style-name="T1841">printStackTrace</text:span><text:span text:style-name="T1842">()</text:span><text:span text:style-name="T1843">;</text:span><text:span text:style-name="T1844"><text:line-break/></text:span><text:span text:style-name="T1845"><text:s text:c="8"/></text:span><text:span text:style-name="T1846">}</text:span><text:span text:style-name="T1847"><text:line-break/></text:span><text:span text:style-name="T1848"><text:line-break/></text:span><text:span text:style-name="T1849"><text:s text:c="4"/>}</text:span><text:span text:style-name="T1850"><text:line-break/></text:span><text:span text:style-name="T1851">}</text:span></text:p>
      <text:p text:style-name="P1852"/>
      <text:p text:style-name="Normalny">KONSOLA ZADANIE 3:</text:p>
      <text:p text:style-name="Normalny">q1=[1]</text:p>
      <text:p text:style-name="Normalny">q2=[]</text:p>
      <text:p text:style-name="Normalny">size=1</text:p>
      <text:p text:style-name="P1853">q1=[1, 2]</text:p>
      <text:p text:style-name="P1854">q2=[]</text:p>
      <text:p text:style-name="P1855">size=2</text:p>
      <text:p text:style-name="P1856">q1=[1, 2, 3]</text:p>
      <text:p text:style-name="P1857">q2=[]</text:p>
      <text:p text:style-name="P1858">size=3</text:p>
      <text:p text:style-name="Normalny">Rozmiar stosu: 3</text:p>
      <text:p text:style-name="P1859">3</text:p>
      <text:p text:style-name="P1860">2</text:p>
      <text:p text:style-name="P1861">1</text:p>
      <text:p text:style-name="P1862">current size: 1</text:p>
      <text:p text:style-name="P1863"/>
      <text:p text:style-name="P1864"/>
      <text:p text:style-name="P1865"/>
      <text:p text:style-name="P1866"/>
      <text:p text:style-name="P1867"/>
      <text:soft-page-break/>
      <text:p text:style-name="P1868">ZADANIE 4:</text:p>
      <text:p text:style-name="P1869"><text:span text:style-name="T1870">package Zadanie4</text:span><text:span text:style-name="T1871">;</text:span><text:span text:style-name="T1872"><text:line-break/></text:span><text:span text:style-name="T1873"><text:line-break/></text:span><text:span text:style-name="T1874">import Zadanie2.DynamicStack</text:span><text:span text:style-name="T1875">;</text:span><text:span text:style-name="T1876"><text:line-break/></text:span><text:span text:style-name="T1877"><text:line-break/></text:span><text:span text:style-name="T1878">import java.io.File</text:span><text:span text:style-name="T1879">;</text:span><text:span text:style-name="T1880"><text:line-break/></text:span><text:span text:style-name="T1881">import java.io.FileNotFoundException</text:span><text:span text:style-name="T1882">;</text:span><text:span text:style-name="T1883"><text:line-break/></text:span><text:span text:style-name="T1884">import java.util.Scanner</text:span><text:span text:style-name="T1885">;</text:span><text:span text:style-name="T1886"><text:line-break/></text:span><text:span text:style-name="T1887"><text:line-break/></text:span><text:span text:style-name="T1888">public<text:s/></text:span><text:span text:style-name="T1889">class<text:s/></text:span><text:span text:style-name="T1890">Zadanie4 {</text:span><text:span text:style-name="T1891"><text:line-break/><text:s text:c="4"/></text:span><text:span text:style-name="T1892">static<text:s/></text:span><text:span text:style-name="T1893">DynamicStack&lt;String&gt;<text:s/></text:span><text:span text:style-name="T1894">stack<text:s/></text:span><text:span text:style-name="T1895">=<text:s/></text:span><text:span text:style-name="T1896">new<text:s/></text:span><text:span text:style-name="T1897">DynamicStack</text:span><text:span text:style-name="T1898">&lt;&gt;()</text:span><text:span text:style-name="T1899">;</text:span><text:span text:style-name="T1900"><text:line-break/></text:span><text:span text:style-name="T1901"><text:line-break/><text:s text:c="4"/></text:span><text:span text:style-name="T1902">public<text:s/></text:span><text:span text:style-name="T1903">static void<text:s/></text:span><text:span text:style-name="T1904">main</text:span><text:span text:style-name="T1905">(String[]<text:s/></text:span><text:span text:style-name="T1906">args</text:span><text:span text:style-name="T1907">) {</text:span><text:span text:style-name="T1908"><text:line-break/><text:s text:c="8"/>StringBuilder<text:s/></text:span><text:span text:style-name="T1909">result<text:s/></text:span><text:span text:style-name="T1910">=<text:s/></text:span><text:span text:style-name="T1911">new<text:s/></text:span><text:span text:style-name="T1912">StringBuilder</text:span><text:span text:style-name="T1913">()</text:span><text:span text:style-name="T1914">;</text:span><text:span text:style-name="T1915"><text:line-break/><text:s text:c="8"/></text:span><text:span text:style-name="T1916">String<text:s/></text:span><text:span text:style-name="T1917">statement<text:s/></text:span><text:span text:style-name="T1918">=<text:s/></text:span><text:span text:style-name="T1919">readFromFile</text:span><text:span text:style-name="T1920">()</text:span><text:span text:style-name="T1921">;</text:span><text:span text:style-name="T1922"><text:line-break/><text:s text:c="8"/></text:span><text:span text:style-name="T1923">boolean<text:s/></text:span><text:span text:style-name="T1924">sign<text:s/></text:span><text:span text:style-name="T1925">=<text:s/></text:span><text:span text:style-name="T1926">true</text:span><text:span text:style-name="T1927">;</text:span><text:span text:style-name="T1928"><text:line-break/><text:s text:c="8"/></text:span><text:span text:style-name="T1929">statement<text:s/></text:span><text:span text:style-name="T1930">=<text:s/></text:span><text:span text:style-name="T1931">statement</text:span><text:span text:style-name="T1932">.</text:span><text:span text:style-name="T1933">replaceAll</text:span><text:span text:style-name="T1934">(</text:span><text:span text:style-name="T1935">" "</text:span><text:span text:style-name="T1936">,</text:span><text:span text:style-name="T1937">""</text:span><text:span text:style-name="T1938">)</text:span><text:span text:style-name="T1939">;</text:span><text:span text:style-name="T1940"><text:line-break/></text:span><text:span text:style-name="T1941"><text:line-break/><text:s text:c="8"/></text:span><text:span text:style-name="T1942">for<text:s/></text:span><text:span text:style-name="T1943">(</text:span><text:span text:style-name="T1944">int<text:s/></text:span><text:span text:style-name="T1945">i</text:span><text:span text:style-name="T1946">=</text:span><text:span text:style-name="T1947">0</text:span><text:span text:style-name="T1948">;<text:s/></text:span><text:span text:style-name="T1949">i</text:span><text:span text:style-name="T1950">&lt;</text:span><text:span text:style-name="T1951">statement</text:span><text:span text:style-name="T1952">.</text:span><text:span text:style-name="T1953">length</text:span><text:span text:style-name="T1954">()</text:span><text:span text:style-name="T1955">;<text:s/></text:span><text:span text:style-name="T1956">i</text:span><text:span text:style-name="T1957">++</text:span><text:span text:style-name="T1958">) {</text:span><text:span text:style-name="T1959"><text:line-break/><text:s text:c="12"/></text:span><text:span text:style-name="T1960">if<text:s/></text:span><text:span text:style-name="T1961">(</text:span><text:span text:style-name="T1962">statement</text:span><text:span text:style-name="T1963">.</text:span><text:span text:style-name="T1964">charAt</text:span><text:span text:style-name="T1965">(</text:span><text:span text:style-name="T1966">i</text:span><text:span text:style-name="T1967">)<text:s/></text:span><text:span text:style-name="T1968">==<text:s/></text:span><text:span text:style-name="T1969">'('</text:span><text:span text:style-name="T1970">) {</text:span><text:span text:style-name="T1971"><text:line-break/><text:s text:c="16"/></text:span><text:span text:style-name="T1972">stack</text:span><text:span text:style-name="T1973">.</text:span><text:span text:style-name="T1974">push</text:span><text:span text:style-name="T1975">(</text:span><text:span text:style-name="T1976">"("</text:span><text:span text:style-name="T1977">)</text:span><text:span text:style-name="T1978">;</text:span><text:span text:style-name="T1979"><text:line-break/><text:s text:c="16"/></text:span><text:span text:style-name="T1980">sign<text:s/></text:span><text:span text:style-name="T1981">=<text:s/></text:span><text:span text:style-name="T1982">true</text:span><text:span text:style-name="T1983">;</text:span><text:span text:style-name="T1984"><text:line-break/><text:s text:c="16"/></text:span><text:span text:style-name="T1985">result</text:span><text:span text:style-name="T1986">.</text:span><text:span text:style-name="T1987">append</text:span><text:span text:style-name="T1988">(</text:span><text:span text:style-name="T1989">" "</text:span><text:span text:style-name="T1990">)</text:span><text:span text:style-name="T1991">;</text:span><text:span text:style-name="T1992"><text:line-break/><text:s text:c="12"/></text:span><text:span text:style-name="T1993">}<text:s/></text:span><text:span text:style-name="T1994">else if<text:s/></text:span><text:span text:style-name="T1995">(</text:span><text:span text:style-name="T1996">statement</text:span><text:span text:style-name="T1997">.</text:span><text:span text:style-name="T1998">charAt</text:span><text:span text:style-name="T1999">(</text:span><text:span text:style-name="T2000">i</text:span><text:span text:style-name="T2001">)<text:s/></text:span><text:span text:style-name="T2002">==<text:s/></text:span><text:span text:style-name="T2003">')'</text:span><text:span text:style-name="T2004">) {</text:span><text:span text:style-name="T2005"><text:line-break/><text:s text:c="16"/></text:span><text:span text:style-name="T2006">result</text:span><text:span text:style-name="T2007">.</text:span><text:span text:style-name="T2008">append</text:span><text:span text:style-name="T2009">(</text:span><text:span text:style-name="T2010">" "</text:span><text:span text:style-name="T2011">)</text:span><text:span text:style-name="T2012">.</text:span><text:span text:style-name="T2013">append</text:span><text:span text:style-name="T2014">(</text:span><text:span text:style-name="T2015">getFromStackUntilBracket</text:span><text:span text:style-name="T2016">())</text:span><text:span text:style-name="T2017">;</text:span><text:span text:style-name="T2018"><text:line-break/><text:s text:c="16"/></text:span><text:span text:style-name="T2019">sign<text:s/></text:span><text:span text:style-name="T2020">=<text:s/></text:span><text:span text:style-name="T2021">false</text:span><text:span text:style-name="T2022">;</text:span><text:span text:style-name="T2023"><text:line-break/><text:s text:c="12"/></text:span><text:span text:style-name="T2024">}<text:s/></text:span><text:span text:style-name="T2025">else if<text:s/></text:span><text:span text:style-name="T2026">((</text:span><text:span text:style-name="T2027">statement</text:span><text:span text:style-name="T2028">.</text:span><text:span text:style-name="T2029">charAt</text:span><text:span text:style-name="T2030">(</text:span><text:span text:style-name="T2031">i</text:span><text:span text:style-name="T2032">)<text:s/></text:span><text:span text:style-name="T2033">==<text:s/></text:span><text:span text:style-name="T2034">'+'<text:s/></text:span><text:span text:style-name="T2035">||</text:span><text:span text:style-name="T2036"><text:line-break/><text:s text:c="20"/></text:span><text:span text:style-name="T2037">statement</text:span><text:span text:style-name="T2038">.</text:span><text:span text:style-name="T2039">charAt</text:span><text:span text:style-name="T2040">(</text:span><text:span text:style-name="T2041">i</text:span><text:span text:style-name="T2042">)<text:s/></text:span><text:span text:style-name="T2043">==<text:s/></text:span><text:span text:style-name="T2044">'-'<text:s/></text:span><text:span text:style-name="T2045">||</text:span><text:span text:style-name="T2046"><text:line-break/><text:s text:c="20"/></text:span><text:span text:style-name="T2047">statement</text:span><text:span text:style-name="T2048">.</text:span><text:span text:style-name="T2049">charAt</text:span><text:span text:style-name="T2050">(</text:span><text:span text:style-name="T2051">i</text:span><text:span text:style-name="T2052">)<text:s/></text:span><text:span text:style-name="T2053">==<text:s/></text:span><text:span text:style-name="T2054">'*'<text:s/></text:span><text:span text:style-name="T2055">||</text:span><text:span text:style-name="T2056"><text:line-break/><text:s text:c="20"/></text:span><text:span text:style-name="T2057">statement</text:span><text:span text:style-name="T2058">.</text:span><text:span text:style-name="T2059">charAt</text:span><text:span text:style-name="T2060">(</text:span><text:span text:style-name="T2061">i</text:span><text:span text:style-name="T2062">)<text:s/></text:span><text:span text:style-name="T2063">==<text:s/></text:span><text:span text:style-name="T2064">'/'</text:span><text:span text:style-name="T2065">)<text:s/></text:span><text:span text:style-name="T2066">&amp;&amp; !</text:span><text:span text:style-name="T2067">sign</text:span><text:span text:style-name="T2068">) {</text:span><text:span text:style-name="T2069"><text:line-break/><text:s text:c="16"/></text:span><text:span text:style-name="T2070">result</text:span><text:span text:style-name="T2071">.</text:span><text:span text:style-name="T2072">append</text:span><text:span text:style-name="T2073">(</text:span><text:span text:style-name="T2074">" "</text:span><text:span text:style-name="T2075">)</text:span><text:span text:style-name="T2076">.</text:span><text:span text:style-name="T2077">append</text:span><text:span text:style-name="T2078">(</text:span><text:span text:style-name="T2079">getFromStack</text:span><text:span text:style-name="T2080">(</text:span><text:span text:style-name="T2081">statement</text:span><text:span text:style-name="T2082">.</text:span><text:span text:style-name="T2083">substring</text:span><text:span text:style-name="T2084">(</text:span><text:span text:style-name="T2085">i</text:span><text:span text:style-name="T2086">,<text:s/></text:span><text:span text:style-name="T2087">i<text:s/></text:span><text:span text:style-name="T2088">+<text:s/></text:span><text:span text:style-name="T2089">1</text:span><text:span text:style-name="T2090">)))</text:span><text:span text:style-name="T2091">;</text:span><text:span text:style-name="T2092"><text:line-break/><text:s text:c="16"/></text:span><text:span text:style-name="T2093">sign<text:s/></text:span><text:span text:style-name="T2094">=<text:s/></text:span><text:span text:style-name="T2095">true</text:span><text:span text:style-name="T2096">;</text:span><text:span text:style-name="T2097"><text:line-break/><text:s text:c="12"/></text:span><text:span text:style-name="T2098">}<text:s/></text:span><text:span text:style-name="T2099">else<text:s/></text:span><text:span text:style-name="T2100">{</text:span><text:span text:style-name="T2101"><text:line-break/><text:s text:c="16"/></text:span><text:span text:style-name="T2102">if<text:s/></text:span><text:span text:style-name="T2103">(</text:span><text:span text:style-name="T2104">sign<text:s/></text:span><text:span text:style-name="T2105">&amp;&amp;<text:s/></text:span><text:span text:style-name="T2106">statement</text:span><text:span text:style-name="T2107">.</text:span><text:span text:style-name="T2108">charAt</text:span><text:span text:style-name="T2109">(</text:span><text:span text:style-name="T2110">i</text:span><text:span text:style-name="T2111">)<text:s/></text:span><text:span text:style-name="T2112">==<text:s/></text:span><text:span text:style-name="T2113">'-'</text:span><text:span text:style-name="T2114">) {</text:span><text:span text:style-name="T2115"><text:line-break/><text:s text:c="20"/></text:span><text:span text:style-name="T2116">result</text:span><text:span text:style-name="T2117">.</text:span><text:span text:style-name="T2118">append</text:span><text:span text:style-name="T2119">(</text:span><text:span text:style-name="T2120">" "</text:span><text:span text:style-name="T2121">)</text:span><text:span text:style-name="T2122">;</text:span><text:span text:style-name="T2123"><text:line-break/><text:s text:c="16"/></text:span><text:span text:style-name="T2124">}</text:span><text:span text:style-name="T2125"><text:line-break/><text:s text:c="16"/></text:span><text:span text:style-name="T2126">result</text:span><text:span text:style-name="T2127">.</text:span><text:span text:style-name="T2128">append</text:span><text:span text:style-name="T2129">(</text:span><text:span text:style-name="T2130">statement</text:span><text:span text:style-name="T2131">.</text:span><text:span text:style-name="T2132">charAt</text:span><text:span text:style-name="T2133">(</text:span><text:span text:style-name="T2134">i</text:span><text:span text:style-name="T2135">))</text:span><text:span text:style-name="T2136">;</text:span><text:span text:style-name="T2137"><text:line-break/><text:s text:c="16"/></text:span><text:span text:style-name="T2138">sign<text:s/></text:span><text:span text:style-name="T2139">=<text:s/></text:span><text:span text:style-name="T2140">false</text:span><text:span text:style-name="T2141">;</text:span><text:span text:style-name="T2142"><text:line-break/><text:s text:c="12"/></text:span><text:span text:style-name="T2143">}</text:span><text:span text:style-name="T2144"><text:line-break/><text:s text:c="8"/>}</text:span><text:span text:style-name="T2145"><text:line-break/><text:s text:c="8"/></text:span><text:span text:style-name="T2146">result</text:span><text:span text:style-name="T2147">.</text:span><text:span text:style-name="T2148">append</text:span><text:span text:style-name="T2149">(</text:span><text:span text:style-name="T2150">getAllFromStack</text:span><text:span text:style-name="T2151">())</text:span><text:span text:style-name="T2152">;</text:span><text:span text:style-name="T2153"><text:line-break/><text:s text:c="8"/></text:span><text:span text:style-name="T2154">result<text:s/></text:span><text:span text:style-name="T2155">=<text:s/></text:span><text:span text:style-name="T2156">new<text:s/></text:span><text:span text:style-name="T2157">StringBuilder</text:span><text:span text:style-name="T2158">(</text:span><text:span text:style-name="T2159">result</text:span><text:span text:style-name="T2160">.</text:span><text:span text:style-name="T2161">toString</text:span><text:span text:style-name="T2162">()</text:span><text:span text:style-name="T2163">.</text:span><text:span text:style-name="T2164">replaceAll</text:span><text:span text:style-name="T2165">(</text:span><text:span text:style-name="T2166">" <text:s/>"</text:span><text:span text:style-name="T2167">,<text:s/></text:span><text:span text:style-name="T2168">" "</text:span><text:span text:style-name="T2169">))</text:span><text:span text:style-name="T2170">;</text:span><text:span text:style-name="T2171"><text:line-break/><text:s text:c="8"/></text:span><text:span text:style-name="T2172">System</text:span><text:span text:style-name="T2173">.</text:span><text:span text:style-name="T2174">out</text:span><text:span text:style-name="T2175">.</text:span><text:span text:style-name="T2176">println</text:span><text:span text:style-name="T2177">(</text:span><text:span text:style-name="T2178">"ONP: "<text:s/></text:span><text:span text:style-name="T2179">+<text:s/></text:span><text:span text:style-name="T2180">result</text:span><text:span text:style-name="T2181">)</text:span><text:span text:style-name="T2182">;</text:span><text:span text:style-name="T2183"><text:line-break/><text:s text:c="8"/></text:span><text:span text:style-name="T2184">System</text:span><text:span text:style-name="T2185">.</text:span><text:span text:style-name="T2186">out</text:span><text:span text:style-name="T2187">.</text:span><text:span text:style-name="T2188">println</text:span><text:span text:style-name="T2189">(</text:span><text:span text:style-name="T2190">"Wartość: "</text:span><text:span text:style-name="T2191">+<text:s/></text:span><text:span text:style-name="T2192">calculate</text:span><text:span text:style-name="T2193">(</text:span><text:span text:style-name="T2194">result</text:span><text:span text:style-name="T2195">.</text:span><text:span text:style-name="T2196">toString</text:span><text:span text:style-name="T2197">()))</text:span><text:span text:style-name="T2198">;</text:span><text:span text:style-name="T2199"><text:line-break/><text:s text:c="4"/></text:span><text:span text:style-name="T2200">}</text:span><text:span text:style-name="T2201"><text:line-break/></text:span><text:span text:style-name="T2202"><text:line-break/><text:s text:c="4"/>private<text:s/></text:span><text:span text:style-name="T2203">static<text:s/></text:span><text:span text:style-name="T2204">String<text:s/></text:span><text:span text:style-name="T2205">getFromStackUntilBracket</text:span><text:span text:style-name="T2206">() {</text:span><text:span text:style-name="T2207"><text:line-break/><text:s text:c="8"/>String<text:s/></text:span><text:span text:style-name="T2208">result<text:s/></text:span><text:span text:style-name="T2209">=<text:s/></text:span><text:span text:style-name="T2210">""</text:span><text:span text:style-name="T2211">;</text:span><text:span text:style-name="T2212"><text:line-break/><text:s text:c="8"/></text:span><text:span text:style-name="T2213">String<text:s/></text:span><text:span text:style-name="T2214">c<text:s/></text:span><text:span text:style-name="T2215">=<text:s/></text:span><text:span text:style-name="T2216">null</text:span><text:span text:style-name="T2217">;</text:span><text:span text:style-name="T2218"><text:line-break/><text:s text:c="8"/></text:span><text:span text:style-name="T2219">if<text:s/></text:span><text:span text:style-name="T2220">(</text:span><text:span text:style-name="T2221">!</text:span><text:span text:style-name="T2222">stack</text:span><text:span text:style-name="T2223">.</text:span><text:span text:style-name="T2224">isEmpty</text:span><text:span text:style-name="T2225">()) {</text:span><text:span text:style-name="T2226"><text:line-break/><text:s text:c="12"/></text:span><text:span text:style-name="T2227">c<text:s/></text:span><text:span text:style-name="T2228">=<text:s/></text:span><text:span text:style-name="T2229">(String)<text:s/></text:span><text:span text:style-name="T2230">stack</text:span><text:span text:style-name="T2231">.</text:span><text:span text:style-name="T2232">pop</text:span><text:span text:style-name="T2233">()</text:span><text:span text:style-name="T2234">;</text:span><text:span text:style-name="T2235"><text:line-break/><text:s text:c="12"/></text:span><text:span text:style-name="T2236">while<text:s/></text:span><text:span text:style-name="T2237">(</text:span><text:span text:style-name="T2238">!</text:span><text:span text:style-name="T2239">c</text:span><text:span text:style-name="T2240">.</text:span><text:span text:style-name="T2241">equals</text:span><text:span text:style-name="T2242">(</text:span><text:span text:style-name="T2243">"("</text:span><text:span text:style-name="T2244">)){</text:span><text:span text:style-name="T2245"><text:line-break/><text:s text:c="16"/></text:span><text:span text:style-name="T2246">result<text:s/></text:span><text:span text:style-name="T2247">=<text:s/></text:span><text:span text:style-name="T2248">result<text:s/></text:span><text:span text:style-name="T2249">+<text:s/></text:span><text:span text:style-name="T2250">" "<text:s/></text:span><text:span text:style-name="T2251">+<text:s/></text:span><text:span text:style-name="T2252">c</text:span><text:span text:style-name="T2253">;</text:span><text:span text:style-name="T2254"><text:line-break/><text:s text:c="16"/></text:span><text:span text:style-name="T2255">if<text:s/></text:span><text:span text:style-name="T2256">(</text:span><text:span text:style-name="T2257">stack</text:span><text:span text:style-name="T2258">.</text:span><text:span text:style-name="T2259">isEmpty</text:span><text:span text:style-name="T2260">())<text:s/></text:span><text:span text:style-name="T2261">break</text:span><text:span text:style-name="T2262">;</text:span><text:span text:style-name="T2263"><text:line-break/><text:s text:c="16"/></text:span><text:span text:style-name="T2264">c<text:s/></text:span><text:span text:style-name="T2265">=<text:s/></text:span><text:span text:style-name="T2266">(String)<text:s/></text:span><text:span text:style-name="T2267">stack</text:span><text:span text:style-name="T2268">.</text:span><text:span text:style-name="T2269">pop</text:span><text:span text:style-name="T2270">()</text:span><text:span text:style-name="T2271">;</text:span><text:span text:style-name="T2272"><text:line-break/><text:s text:c="12"/></text:span><text:span text:style-name="T2273">}</text:span><text:span text:style-name="T2274"><text:line-break/><text:s text:c="8"/>}</text:span><text:span text:style-name="T2275"><text:line-break/><text:s text:c="8"/></text:span><text:span text:style-name="T2276">if<text:s/></text:span><text:span text:style-name="T2277">(</text:span><text:span text:style-name="T2278">result</text:span><text:span text:style-name="T2279">.</text:span><text:span text:style-name="T2280">length</text:span><text:span text:style-name="T2281">()<text:s/></text:span><text:span text:style-name="T2282">&gt;<text:s/></text:span><text:span text:style-name="T2283">0</text:span><text:span text:style-name="T2284">) {</text:span><text:span text:style-name="T2285"><text:line-break/><text:s text:c="12"/></text:span><text:span text:style-name="T2286">result<text:s/></text:span><text:span text:style-name="T2287">=<text:s/></text:span><text:span text:style-name="T2288">" "<text:s/></text:span><text:span text:style-name="T2289">+<text:s/></text:span><text:span text:style-name="T2290">result</text:span><text:span text:style-name="T2291">;</text:span><text:span text:style-name="T2292"><text:line-break/><text:s text:c="8"/></text:span><text:span text:style-name="T2293">}</text:span><text:span text:style-name="T2294"><text:line-break/><text:s text:c="8"/></text:span><text:span text:style-name="T2295">return<text:s/></text:span><text:span text:style-name="T2296">result</text:span><text:span text:style-name="T2297">;</text:span><text:span text:style-name="T2298"><text:line-break/><text:s text:c="4"/></text:span><text:span text:style-name="T2299">}</text:span><text:span text:style-name="T2300"><text:line-break/></text:span><text:span text:style-name="T2301"><text:line-break/><text:s text:c="4"/>private<text:s/></text:span><text:span text:style-name="T2302">static<text:s/></text:span><text:span text:style-name="T2303">String<text:s/></text:span><text:span text:style-name="T2304">getFromStack</text:span><text:span text:style-name="T2305">(String<text:s/></text:span><text:span text:style-name="T2306">operator</text:span><text:span text:style-name="T2307">) {</text:span><text:span text:style-name="T2308"><text:line-break/></text:span><text:soft-page-break/><text:span text:style-name="T2309"><text:s text:c="8"/>StringBuilder<text:s/></text:span><text:span text:style-name="T2310">result<text:s/></text:span><text:span text:style-name="T2311">=<text:s/></text:span><text:span text:style-name="T2312">new<text:s/></text:span><text:span text:style-name="T2313">StringBuilder</text:span><text:span text:style-name="T2314">()</text:span><text:span text:style-name="T2315">;</text:span><text:span text:style-name="T2316"><text:line-break/><text:s text:c="8"/></text:span><text:span text:style-name="T2317">String<text:s/></text:span><text:span text:style-name="T2318">c<text:s/></text:span><text:span text:style-name="T2319">=<text:s/></text:span><text:span text:style-name="T2320">null</text:span><text:span text:style-name="T2321">;</text:span><text:span text:style-name="T2322"><text:line-break/><text:s text:c="8"/></text:span><text:span text:style-name="T2323">if<text:s/></text:span><text:span text:style-name="T2324">(</text:span><text:span text:style-name="T2325">!</text:span><text:span text:style-name="T2326">stack</text:span><text:span text:style-name="T2327">.</text:span><text:span text:style-name="T2328">isEmpty</text:span><text:span text:style-name="T2329">()) {</text:span><text:span text:style-name="T2330"><text:line-break/><text:s text:c="12"/></text:span><text:span text:style-name="T2331">c<text:s/></text:span><text:span text:style-name="T2332">=<text:s/></text:span><text:span text:style-name="T2333">stack</text:span><text:span text:style-name="T2334">.</text:span><text:span text:style-name="T2335">pop</text:span><text:span text:style-name="T2336">()</text:span><text:span text:style-name="T2337">;</text:span><text:span text:style-name="T2338"><text:line-break/><text:s text:c="12"/></text:span><text:span text:style-name="T2339">while<text:s/></text:span><text:span text:style-name="T2340">(((</text:span><text:span text:style-name="T2341">operator.</text:span><text:span text:style-name="T2342">equals</text:span><text:span text:style-name="T2343">(</text:span><text:span text:style-name="T2344">"+"</text:span><text:span text:style-name="T2345">)<text:s/></text:span><text:span text:style-name="T2346">|| operator.</text:span><text:span text:style-name="T2347">equals</text:span><text:span text:style-name="T2348">(</text:span><text:span text:style-name="T2349">"-"</text:span><text:span text:style-name="T2350">))<text:s/></text:span><text:span text:style-name="T2351">&amp;&amp; !</text:span><text:span text:style-name="T2352">c</text:span><text:span text:style-name="T2353">.</text:span><text:span text:style-name="T2354">equals</text:span><text:span text:style-name="T2355">(</text:span><text:span text:style-name="T2356">"("</text:span><text:span text:style-name="T2357">))<text:s/></text:span><text:span text:style-name="T2358">||</text:span><text:span text:style-name="T2359"><text:line-break/><text:s text:c="20"/></text:span><text:span text:style-name="T2360">((</text:span><text:span text:style-name="T2361">operator.</text:span><text:span text:style-name="T2362">equals</text:span><text:span text:style-name="T2363">(</text:span><text:span text:style-name="T2364">"/"</text:span><text:span text:style-name="T2365">)<text:s/></text:span><text:span text:style-name="T2366">|| operator.</text:span><text:span text:style-name="T2367">equals</text:span><text:span text:style-name="T2368">(</text:span><text:span text:style-name="T2369">"*"</text:span><text:span text:style-name="T2370">))<text:s/></text:span><text:span text:style-name="T2371">&amp;&amp;<text:s/></text:span><text:span text:style-name="T2372">(</text:span><text:span text:style-name="T2373">c</text:span><text:span text:style-name="T2374">.</text:span><text:span text:style-name="T2375">equals</text:span><text:span text:style-name="T2376">(</text:span><text:span text:style-name="T2377">"/"</text:span><text:span text:style-name="T2378">)<text:s/></text:span><text:span text:style-name="T2379">||<text:s/></text:span><text:span text:style-name="T2380">c</text:span><text:span text:style-name="T2381">.</text:span><text:span text:style-name="T2382">equals</text:span><text:span text:style-name="T2383">(</text:span><text:span text:style-name="T2384">"*"</text:span><text:span text:style-name="T2385">)))){</text:span><text:span text:style-name="T2386"><text:line-break/><text:s text:c="16"/></text:span><text:span text:style-name="T2387">result</text:span><text:span text:style-name="T2388">.</text:span><text:span text:style-name="T2389">append</text:span><text:span text:style-name="T2390">(</text:span><text:span text:style-name="T2391">" "</text:span><text:span text:style-name="T2392">)</text:span><text:span text:style-name="T2393">.</text:span><text:span text:style-name="T2394">append</text:span><text:span text:style-name="T2395">(</text:span><text:span text:style-name="T2396">c</text:span><text:span text:style-name="T2397">)</text:span><text:span text:style-name="T2398">;</text:span><text:span text:style-name="T2399"><text:line-break/><text:s text:c="16"/></text:span><text:span text:style-name="T2400">if<text:s/></text:span><text:span text:style-name="T2401">(</text:span><text:span text:style-name="T2402">stack</text:span><text:span text:style-name="T2403">.</text:span><text:span text:style-name="T2404">isEmpty</text:span><text:span text:style-name="T2405">())<text:s/></text:span><text:span text:style-name="T2406">break</text:span><text:span text:style-name="T2407">;</text:span><text:span text:style-name="T2408"><text:line-break/><text:s text:c="16"/></text:span><text:span text:style-name="T2409">c<text:s/></text:span><text:span text:style-name="T2410">=<text:s/></text:span><text:span text:style-name="T2411">(String)<text:s/></text:span><text:span text:style-name="T2412">stack</text:span><text:span text:style-name="T2413">.</text:span><text:span text:style-name="T2414">pop</text:span><text:span text:style-name="T2415">()</text:span><text:span text:style-name="T2416">;</text:span><text:span text:style-name="T2417"><text:line-break/><text:s text:c="12"/></text:span><text:span text:style-name="T2418">}</text:span><text:span text:style-name="T2419"><text:line-break/><text:s text:c="12"/></text:span><text:span text:style-name="T2420">stack</text:span><text:span text:style-name="T2421">.</text:span><text:span text:style-name="T2422">push</text:span><text:span text:style-name="T2423">(</text:span><text:span text:style-name="T2424">c</text:span><text:span text:style-name="T2425">)</text:span><text:span text:style-name="T2426">;</text:span><text:span text:style-name="T2427"><text:line-break/><text:s text:c="8"/></text:span><text:span text:style-name="T2428">}</text:span><text:span text:style-name="T2429"><text:line-break/><text:s text:c="8"/></text:span><text:span text:style-name="T2430">stack</text:span><text:span text:style-name="T2431">.</text:span><text:span text:style-name="T2432">push</text:span><text:span text:style-name="T2433">(</text:span><text:span text:style-name="T2434">operator</text:span><text:span text:style-name="T2435">)</text:span><text:span text:style-name="T2436">;</text:span><text:span text:style-name="T2437"><text:line-break/></text:span><text:span text:style-name="T2438"><text:line-break/><text:s text:c="8"/></text:span><text:span text:style-name="T2439">return<text:s/></text:span><text:span text:style-name="T2440">result</text:span><text:span text:style-name="T2441">.</text:span><text:span text:style-name="T2442">toString</text:span><text:span text:style-name="T2443">()</text:span><text:span text:style-name="T2444">;</text:span><text:span text:style-name="T2445"><text:line-break/><text:s text:c="4"/></text:span><text:span text:style-name="T2446">}</text:span><text:span text:style-name="T2447"><text:line-break/></text:span><text:span text:style-name="T2448"><text:line-break/><text:s text:c="4"/>private<text:s/></text:span><text:span text:style-name="T2449">static<text:s/></text:span><text:span text:style-name="T2450">String<text:s/></text:span><text:span text:style-name="T2451">getAllFromStack</text:span><text:span text:style-name="T2452">() {</text:span><text:span text:style-name="T2453"><text:line-break/><text:s text:c="8"/>StringBuilder<text:s/></text:span><text:span text:style-name="T2454">result<text:s/></text:span><text:span text:style-name="T2455">=<text:s/></text:span><text:span text:style-name="T2456">new<text:s/></text:span><text:span text:style-name="T2457">StringBuilder</text:span><text:span text:style-name="T2458">()</text:span><text:span text:style-name="T2459">;</text:span><text:span text:style-name="T2460"><text:line-break/><text:s text:c="8"/></text:span><text:span text:style-name="T2461">String<text:s/></text:span><text:span text:style-name="T2462">c<text:s/></text:span><text:span text:style-name="T2463">=<text:s/></text:span><text:span text:style-name="T2464">null</text:span><text:span text:style-name="T2465">;</text:span><text:span text:style-name="T2466"><text:line-break/><text:s text:c="8"/></text:span><text:span text:style-name="T2467">while<text:s/></text:span><text:span text:style-name="T2468">(</text:span><text:span text:style-name="T2469">!</text:span><text:span text:style-name="T2470">stack</text:span><text:span text:style-name="T2471">.</text:span><text:span text:style-name="T2472">isEmpty</text:span><text:span text:style-name="T2473">()){</text:span><text:span text:style-name="T2474"><text:line-break/><text:s text:c="12"/></text:span><text:span text:style-name="T2475">c<text:s/></text:span><text:span text:style-name="T2476">=<text:s/></text:span><text:span text:style-name="T2477">(String)<text:s/></text:span><text:span text:style-name="T2478">stack</text:span><text:span text:style-name="T2479">.</text:span><text:span text:style-name="T2480">pop</text:span><text:span text:style-name="T2481">()</text:span><text:span text:style-name="T2482">;</text:span><text:span text:style-name="T2483"><text:line-break/><text:s text:c="12"/></text:span><text:span text:style-name="T2484">result</text:span><text:span text:style-name="T2485">.</text:span><text:span text:style-name="T2486">append</text:span><text:span text:style-name="T2487">(</text:span><text:span text:style-name="T2488">" "</text:span><text:span text:style-name="T2489">)</text:span><text:span text:style-name="T2490">.</text:span><text:span text:style-name="T2491">append</text:span><text:span text:style-name="T2492">(</text:span><text:span text:style-name="T2493">c</text:span><text:span text:style-name="T2494">)</text:span><text:span text:style-name="T2495">;</text:span><text:span text:style-name="T2496"><text:line-break/><text:s text:c="8"/></text:span><text:span text:style-name="T2497">}</text:span><text:span text:style-name="T2498"><text:line-break/><text:s text:c="8"/></text:span><text:span text:style-name="T2499">return<text:s/></text:span><text:span text:style-name="T2500">result</text:span><text:span text:style-name="T2501">.</text:span><text:span text:style-name="T2502">toString</text:span><text:span text:style-name="T2503">()</text:span><text:span text:style-name="T2504">;</text:span><text:span text:style-name="T2505"><text:line-break/><text:s text:c="4"/></text:span><text:span text:style-name="T2506">}</text:span><text:span text:style-name="T2507"><text:line-break/></text:span><text:span text:style-name="T2508"><text:line-break/><text:s text:c="4"/>private<text:s/></text:span><text:span text:style-name="T2509">static double<text:s/></text:span><text:span text:style-name="T2510">calculate</text:span><text:span text:style-name="T2511">(String<text:s/></text:span><text:span text:style-name="T2512">result</text:span><text:span text:style-name="T2513">) {</text:span><text:span text:style-name="T2514"><text:line-break/><text:s text:c="8"/></text:span><text:span text:style-name="T2515">result = result.</text:span><text:span text:style-name="T2516">trim</text:span><text:span text:style-name="T2517">()</text:span><text:span text:style-name="T2518">;</text:span><text:span text:style-name="T2519"><text:line-break/><text:s text:c="8"/></text:span><text:span text:style-name="T2520">DynamicStack&lt;Double&gt;<text:s/></text:span><text:span text:style-name="T2521">values<text:s/></text:span><text:span text:style-name="T2522">=<text:s/></text:span><text:span text:style-name="T2523">new<text:s/></text:span><text:span text:style-name="T2524">DynamicStack</text:span><text:span text:style-name="T2525">&lt;&gt;()</text:span><text:span text:style-name="T2526">;</text:span><text:span text:style-name="T2527"><text:line-break/><text:s text:c="8"/></text:span><text:span text:style-name="T2528">String[]<text:s/></text:span><text:span text:style-name="T2529">tokens<text:s/></text:span><text:span text:style-name="T2530">= result.</text:span><text:span text:style-name="T2531">split</text:span><text:span text:style-name="T2532">(</text:span><text:span text:style-name="T2533">" +"</text:span><text:span text:style-name="T2534">)</text:span><text:span text:style-name="T2535">;</text:span><text:span text:style-name="T2536"><text:line-break/><text:s text:c="8"/></text:span><text:span text:style-name="T2537">double<text:s/></text:span><text:span text:style-name="T2538">answer<text:s/></text:span><text:span text:style-name="T2539">=<text:s/></text:span><text:span text:style-name="T2540">0.0</text:span><text:span text:style-name="T2541">;</text:span><text:span text:style-name="T2542"><text:line-break/></text:span><text:span text:style-name="T2543"><text:line-break/><text:s text:c="8"/></text:span><text:span text:style-name="T2544">for<text:s/></text:span><text:span text:style-name="T2545">(String<text:s/></text:span><text:span text:style-name="T2546">token</text:span><text:span text:style-name="T2547">:<text:s/></text:span><text:span text:style-name="T2548">tokens</text:span><text:span text:style-name="T2549">)</text:span><text:span text:style-name="T2550"><text:line-break/><text:s text:c="8"/>{</text:span><text:span text:style-name="T2551"><text:line-break/><text:s text:c="12"/></text:span><text:span text:style-name="T2552">if</text:span><text:span text:style-name="T2553">(</text:span><text:span text:style-name="T2554">!</text:span><text:span text:style-name="T2555">token</text:span><text:span text:style-name="T2556">.</text:span><text:span text:style-name="T2557">equals</text:span><text:span text:style-name="T2558">(</text:span><text:span text:style-name="T2559">"+"</text:span><text:span text:style-name="T2560">)<text:s/></text:span><text:span text:style-name="T2561">&amp;&amp; !</text:span><text:span text:style-name="T2562">token</text:span><text:span text:style-name="T2563">.</text:span><text:span text:style-name="T2564">equals</text:span><text:span text:style-name="T2565">(</text:span><text:span text:style-name="T2566">"-"</text:span><text:span text:style-name="T2567">)<text:s/></text:span><text:span text:style-name="T2568">&amp;&amp; !</text:span><text:span text:style-name="T2569">token</text:span><text:span text:style-name="T2570">.</text:span><text:span text:style-name="T2571">equals</text:span><text:span text:style-name="T2572">(</text:span><text:span text:style-name="T2573">"*"</text:span><text:span text:style-name="T2574">)<text:s/></text:span><text:span text:style-name="T2575">&amp;&amp; !</text:span><text:span text:style-name="T2576">token</text:span><text:span text:style-name="T2577">.</text:span><text:span text:style-name="T2578">equals</text:span><text:span text:style-name="T2579">(</text:span><text:span text:style-name="T2580">"/"</text:span><text:span text:style-name="T2581">))</text:span><text:span text:style-name="T2582"><text:line-break/><text:s text:c="12"/>{</text:span><text:span text:style-name="T2583"><text:line-break/><text:s text:c="16"/></text:span><text:span text:style-name="T2584">double<text:s/></text:span><text:span text:style-name="T2585">value<text:s/></text:span><text:span text:style-name="T2586">=<text:s/></text:span><text:span text:style-name="T2587">Double</text:span><text:span text:style-name="T2588">.</text:span><text:span text:style-name="T2589">parseDouble</text:span><text:span text:style-name="T2590">(</text:span><text:span text:style-name="T2591">token</text:span><text:span text:style-name="T2592">)</text:span><text:span text:style-name="T2593">;</text:span><text:span text:style-name="T2594"><text:line-break/><text:s text:c="16"/></text:span><text:span text:style-name="T2595">values</text:span><text:span text:style-name="T2596">.</text:span><text:span text:style-name="T2597">push</text:span><text:span text:style-name="T2598">(</text:span><text:span text:style-name="T2599">value</text:span><text:span text:style-name="T2600">)</text:span><text:span text:style-name="T2601">;</text:span><text:span text:style-name="T2602"><text:line-break/><text:s text:c="12"/></text:span><text:span text:style-name="T2603">}</text:span><text:span text:style-name="T2604"><text:line-break/><text:s text:c="12"/></text:span><text:span text:style-name="T2605">else</text:span><text:span text:style-name="T2606"><text:line-break/><text:s text:c="12"/></text:span><text:span text:style-name="T2607">{</text:span><text:span text:style-name="T2608"><text:line-break/><text:s text:c="16"/></text:span><text:span text:style-name="T2609">double<text:s/></text:span><text:span text:style-name="T2610">a<text:s/></text:span><text:span text:style-name="T2611">=<text:s/></text:span><text:span text:style-name="T2612">values</text:span><text:span text:style-name="T2613">.</text:span><text:span text:style-name="T2614">pop</text:span><text:span text:style-name="T2615">()</text:span><text:span text:style-name="T2616">;</text:span><text:span text:style-name="T2617"><text:line-break/><text:s text:c="16"/></text:span><text:span text:style-name="T2618">double<text:s/></text:span><text:span text:style-name="T2619">b<text:s/></text:span><text:span text:style-name="T2620">=<text:s/></text:span><text:span text:style-name="T2621">values</text:span><text:span text:style-name="T2622">.</text:span><text:span text:style-name="T2623">pop</text:span><text:span text:style-name="T2624">()</text:span><text:span text:style-name="T2625">;</text:span><text:span text:style-name="T2626"><text:line-break/><text:s text:c="16"/></text:span><text:span text:style-name="T2627">switch<text:s/></text:span><text:span text:style-name="T2628">(</text:span><text:span text:style-name="T2629">token</text:span><text:span text:style-name="T2630">) {</text:span><text:span text:style-name="T2631"><text:line-break/><text:s text:c="20"/></text:span><text:span text:style-name="T2632">case<text:s/></text:span><text:span text:style-name="T2633">"+"<text:s/></text:span><text:span text:style-name="T2634">-&gt;<text:s/></text:span><text:span text:style-name="T2635">answer<text:s/></text:span><text:span text:style-name="T2636">=<text:s/></text:span><text:span text:style-name="T2637">a<text:s/></text:span><text:span text:style-name="T2638">+<text:s/></text:span><text:span text:style-name="T2639">b</text:span><text:span text:style-name="T2640">;</text:span><text:span text:style-name="T2641"><text:line-break/><text:s text:c="20"/></text:span><text:span text:style-name="T2642">case<text:s/></text:span><text:span text:style-name="T2643">"-"<text:s/></text:span><text:span text:style-name="T2644">-&gt;<text:s/></text:span><text:span text:style-name="T2645">answer<text:s/></text:span><text:span text:style-name="T2646">=<text:s/></text:span><text:span text:style-name="T2647">b<text:s/></text:span><text:span text:style-name="T2648">-<text:s/></text:span><text:span text:style-name="T2649">a</text:span><text:span text:style-name="T2650">;</text:span><text:span text:style-name="T2651"><text:line-break/><text:s text:c="20"/></text:span><text:span text:style-name="T2652">case<text:s/></text:span><text:span text:style-name="T2653">"*"<text:s/></text:span><text:span text:style-name="T2654">-&gt;<text:s/></text:span><text:span text:style-name="T2655">answer<text:s/></text:span><text:span text:style-name="T2656">=<text:s/></text:span><text:span text:style-name="T2657">a<text:s/></text:span><text:span text:style-name="T2658">*<text:s/></text:span><text:span text:style-name="T2659">b</text:span><text:span text:style-name="T2660">;</text:span><text:span text:style-name="T2661"><text:line-break/><text:s text:c="20"/></text:span><text:span text:style-name="T2662">case<text:s/></text:span><text:span text:style-name="T2663">"/"<text:s/></text:span><text:span text:style-name="T2664">-&gt;<text:s/></text:span><text:span text:style-name="T2665">answer<text:s/></text:span><text:span text:style-name="T2666">=<text:s/></text:span><text:span text:style-name="T2667">b<text:s/></text:span><text:span text:style-name="T2668">/<text:s/></text:span><text:span text:style-name="T2669">a</text:span><text:span text:style-name="T2670">;</text:span><text:span text:style-name="T2671"><text:line-break/><text:s text:c="16"/></text:span><text:span text:style-name="T2672">}</text:span><text:span text:style-name="T2673"><text:line-break/><text:s text:c="16"/></text:span><text:span text:style-name="T2674">values</text:span><text:span text:style-name="T2675">.</text:span><text:span text:style-name="T2676">push</text:span><text:span text:style-name="T2677">(</text:span><text:span text:style-name="T2678">answer</text:span><text:span text:style-name="T2679">)</text:span><text:span text:style-name="T2680">;</text:span><text:span text:style-name="T2681"><text:line-break/><text:s text:c="12"/></text:span><text:span text:style-name="T2682">}</text:span><text:span text:style-name="T2683"><text:line-break/><text:s text:c="8"/>}</text:span><text:span text:style-name="T2684"><text:line-break/><text:s text:c="8"/></text:span><text:span text:style-name="T2685">return<text:s/></text:span><text:span text:style-name="T2686">answer</text:span><text:span text:style-name="T2687">;</text:span><text:span text:style-name="T2688"><text:line-break/></text:span><text:span text:style-name="T2689"><text:line-break/><text:s text:c="4"/></text:span><text:span text:style-name="T2690">}</text:span><text:span text:style-name="T2691"><text:line-break/></text:span><text:span text:style-name="T2692"><text:line-break/><text:s text:c="4"/>private<text:s/></text:span><text:span text:style-name="T2693">static<text:s/></text:span><text:span text:style-name="T2694">String<text:s/></text:span><text:span text:style-name="T2695">readFromFile</text:span><text:span text:style-name="T2696">() {</text:span><text:span text:style-name="T2697"><text:line-break/><text:s text:c="8"/></text:span><text:span text:style-name="T2698">try<text:s/></text:span><text:span text:style-name="T2699">{</text:span><text:span text:style-name="T2700"><text:line-break/><text:s text:c="12"/>File<text:s/></text:span><text:span text:style-name="T2701">myObj<text:s/></text:span><text:span text:style-name="T2702">=<text:s/></text:span><text:span text:style-name="T2703">new<text:s/></text:span><text:span text:style-name="T2704">File</text:span><text:span text:style-name="T2705">(</text:span><text:span text:style-name="T2706">"plik.txt"</text:span><text:span text:style-name="T2707">)</text:span><text:span text:style-name="T2708">;</text:span><text:span text:style-name="T2709"><text:line-break/><text:s text:c="12"/></text:span><text:span text:style-name="T2710">Scanner<text:s/></text:span><text:span text:style-name="T2711">myReader<text:s/></text:span><text:span text:style-name="T2712">=<text:s/></text:span><text:span text:style-name="T2713">new<text:s/></text:span><text:span text:style-name="T2714">Scanner</text:span><text:span text:style-name="T2715">(</text:span><text:span text:style-name="T2716">myObj</text:span><text:span text:style-name="T2717">)</text:span><text:span text:style-name="T2718">;</text:span><text:span text:style-name="T2719"><text:line-break/><text:s text:c="12"/></text:span><text:span text:style-name="T2720">while<text:s/></text:span><text:span text:style-name="T2721">(</text:span><text:span text:style-name="T2722">myReader</text:span><text:span text:style-name="T2723">.</text:span><text:span text:style-name="T2724">hasNextLine</text:span><text:span text:style-name="T2725">()) {</text:span><text:span text:style-name="T2726"><text:line-break/><text:s text:c="16"/>String<text:s/></text:span><text:span text:style-name="T2727">data<text:s/></text:span><text:span text:style-name="T2728">=<text:s/></text:span><text:span text:style-name="T2729">myReader</text:span><text:span text:style-name="T2730">.</text:span><text:span text:style-name="T2731">nextLine</text:span><text:span text:style-name="T2732">()</text:span><text:span text:style-name="T2733">;</text:span><text:span text:style-name="T2734"><text:line-break/><text:s text:c="16"/></text:span><text:span text:style-name="T2735">return<text:s/></text:span><text:span text:style-name="T2736">data</text:span><text:span text:style-name="T2737">;</text:span><text:span text:style-name="T2738"><text:line-break/></text:span><text:soft-page-break/><text:span text:style-name="T2739"><text:s text:c="12"/></text:span><text:span text:style-name="T2740">}</text:span><text:span text:style-name="T2741"><text:line-break/><text:s text:c="12"/></text:span><text:span text:style-name="T2742">myReader</text:span><text:span text:style-name="T2743">.</text:span><text:span text:style-name="T2744">close</text:span><text:span text:style-name="T2745">()</text:span><text:span text:style-name="T2746">;</text:span><text:span text:style-name="T2747"><text:line-break/><text:s text:c="8"/></text:span><text:span text:style-name="T2748">}<text:s/></text:span><text:span text:style-name="T2749">catch<text:s/></text:span><text:span text:style-name="T2750">(FileNotFoundException<text:s/></text:span><text:span text:style-name="T2751">e</text:span><text:span text:style-name="T2752">) {</text:span><text:span text:style-name="T2753"><text:line-break/><text:s text:c="12"/>System</text:span><text:span text:style-name="T2754">.</text:span><text:span text:style-name="T2755">out</text:span><text:span text:style-name="T2756">.</text:span><text:span text:style-name="T2757">println</text:span><text:span text:style-name="T2758">(</text:span><text:span text:style-name="T2759">"An error occurred."</text:span><text:span text:style-name="T2760">)</text:span><text:span text:style-name="T2761">;</text:span><text:span text:style-name="T2762"><text:line-break/><text:s text:c="12"/>e.</text:span><text:span text:style-name="T2763">printStackTrace</text:span><text:span text:style-name="T2764">()</text:span><text:span text:style-name="T2765">;</text:span><text:span text:style-name="T2766"><text:line-break/><text:s text:c="8"/></text:span><text:span text:style-name="T2767">}</text:span><text:span text:style-name="T2768"><text:line-break/><text:s text:c="8"/></text:span><text:span text:style-name="T2769">return<text:s/></text:span><text:span text:style-name="T2770">""</text:span><text:span text:style-name="T2771">;</text:span><text:span text:style-name="T2772"><text:line-break/><text:s text:c="4"/></text:span><text:span text:style-name="T2773">}</text:span><text:span text:style-name="T2774"><text:line-break/></text:span><text:span text:style-name="T2775"><text:line-break/>}</text:span></text:p>
      <text:p text:style-name="P2776"/>
      <text:p text:style-name="P2777">PLIK:</text:p>
      <text:p text:style-name="P2778">6 / (4 * 2)</text:p>
      <text:p text:style-name="P2779"/>
      <text:p text:style-name="P2780">KONSOLA:</text:p>
      <text:p text:style-name="P2781"/>
      <text:p text:style-name="P2782">ONP:<text:s/>6 4 2 <text:s/>* /</text:p>
      <text:p text:style-name="Normalny"><text:span text:style-name="T2783">Wartość:</text:span><text:span text:style-name="T2784"><text:s/></text:span><text:span text:style-name="T2785">0.7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HTML-wstępniesformatowany" style:display-name="HTML - wstępnie sformatowany" style:family="paragraph" style:parent-style-name="Normalny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0986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kub Radzik</meta:initial-creator>
    <dc:creator>Jakub Radzik</dc:creator>
    <meta:creation-date>2021-03-17T08:04:00Z</meta:creation-date>
    <dc:date>2021-03-17T08:41:00Z</dc:date>
    <meta:template xlink:href="Normal" xlink:type="simple"/>
    <meta:editing-cycles>3</meta:editing-cycles>
    <meta:editing-duration>PT360S</meta:editing-duration>
    <meta:document-statistic meta:page-count="11" meta:paragraph-count="30" meta:word-count="2162" meta:character-count="15110" meta:row-count="108" meta:non-whitespace-character-count="12978"/>
  </office:meta>
</office:document-meta>
</file>